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3bef0d8"/>
    </style:style>
    <style:style style:name="P61" style:family="paragraph" style:parent-style-name="Text_20_body">
      <style:paragraph-properties fo:text-align="justify" style:justify-single-word="false"/>
      <style:text-properties fo:language="ru" fo:country="RU" officeooo:paragraph-rsid="014674be"/>
    </style:style>
    <style:style style:name="P62" style:family="paragraph" style:parent-style-name="Text_20_body">
      <style:paragraph-properties fo:text-align="end" style:justify-single-word="false"/>
      <style:text-properties officeooo:paragraph-rsid="038f772a"/>
    </style:style>
    <style:style style:name="P63" style:family="paragraph" style:parent-style-name="Text_20_body">
      <style:paragraph-properties fo:text-align="justify" style:justify-single-word="false"/>
      <style:text-properties officeooo:paragraph-rsid="00175913"/>
    </style:style>
    <style:style style:name="P64" style:family="paragraph" style:parent-style-name="Text_20_body">
      <style:paragraph-properties fo:text-align="justify" style:justify-single-word="false"/>
      <style:text-properties officeooo:paragraph-rsid="00189af1"/>
    </style:style>
    <style:style style:name="P65" style:family="paragraph" style:parent-style-name="Text_20_body">
      <style:paragraph-properties fo:text-align="justify" style:justify-single-word="false"/>
      <style:text-properties fo:language="ru" fo:country="RU" officeooo:paragraph-rsid="0389f786"/>
    </style:style>
    <style:style style:name="P6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7" style:family="paragraph" style:parent-style-name="Text_20_body">
      <style:paragraph-properties fo:text-align="justify" style:justify-single-word="false"/>
      <style:text-properties fo:language="ru" fo:country="RU" officeooo:paragraph-rsid="00189af1"/>
    </style:style>
    <style:style style:name="P68" style:family="paragraph" style:parent-style-name="Text_20_body">
      <style:paragraph-properties fo:text-align="justify" style:justify-single-word="false"/>
      <style:text-properties fo:language="ru" fo:country="RU" officeooo:rsid="00189af1" officeooo:paragraph-rsid="00189af1"/>
    </style:style>
    <style:style style:name="P69" style:family="paragraph" style:parent-style-name="Text_20_body">
      <style:paragraph-properties fo:text-align="justify" style:justify-single-word="false"/>
      <style:text-properties fo:language="ru" fo:country="RU" officeooo:rsid="0019ec28" officeooo:paragraph-rsid="0019ec28"/>
    </style:style>
    <style:style style:name="P70" style:family="paragraph" style:parent-style-name="Text_20_body">
      <style:paragraph-properties fo:text-align="justify" style:justify-single-word="false"/>
      <style:text-properties fo:language="ru" fo:country="RU" officeooo:rsid="001a56c3" officeooo:paragraph-rsid="001a56c3"/>
    </style:style>
    <style:style style:name="P71" style:family="paragraph" style:parent-style-name="Text_20_body">
      <style:paragraph-properties fo:text-align="justify" style:justify-single-word="false"/>
      <style:text-properties officeooo:paragraph-rsid="0019451a"/>
    </style:style>
    <style:style style:name="P72" style:family="paragraph" style:parent-style-name="Text_20_body">
      <style:paragraph-properties fo:text-align="justify" style:justify-single-word="false"/>
      <style:text-properties fo:language="ru" fo:country="RU" officeooo:paragraph-rsid="01497b7f"/>
    </style:style>
    <style:style style:name="P73" style:family="paragraph" style:parent-style-name="Text_20_body">
      <style:paragraph-properties fo:text-align="justify" style:justify-single-word="false"/>
      <style:text-properties fo:language="ru" fo:country="RU" officeooo:paragraph-rsid="0019451a"/>
    </style:style>
    <style:style style:name="P74" style:family="paragraph" style:parent-style-name="Text_20_body">
      <style:paragraph-properties fo:text-align="justify" style:justify-single-word="false"/>
      <style:text-properties fo:language="ru" fo:country="RU" officeooo:paragraph-rsid="014c0632"/>
    </style:style>
    <style:style style:name="P75" style:family="paragraph" style:parent-style-name="Text_20_body">
      <style:paragraph-properties fo:text-align="justify" style:justify-single-word="false"/>
      <style:text-properties fo:language="ru" fo:country="RU" officeooo:paragraph-rsid="001bd968"/>
    </style:style>
    <style:style style:name="P76" style:family="paragraph" style:parent-style-name="Text_20_body">
      <style:paragraph-properties fo:text-align="justify" style:justify-single-word="false"/>
      <style:text-properties officeooo:paragraph-rsid="001d3aa6"/>
    </style:style>
    <style:style style:name="P77" style:family="paragraph" style:parent-style-name="Text_20_body">
      <style:paragraph-properties fo:text-align="justify" style:justify-single-word="false"/>
      <style:text-properties fo:language="ru" fo:country="RU" officeooo:paragraph-rsid="001d3aa6"/>
    </style:style>
    <style:style style:name="P78"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80" style:family="paragraph" style:parent-style-name="Text_20_body">
      <style:paragraph-properties fo:text-align="justify" style:justify-single-word="false"/>
      <style:text-properties officeooo:paragraph-rsid="038eb069"/>
    </style:style>
    <style:style style:name="P8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2" style:family="paragraph" style:parent-style-name="Text_20_body">
      <style:paragraph-properties fo:text-align="justify" style:justify-single-word="false"/>
      <style:text-properties fo:language="ru" fo:country="RU" officeooo:paragraph-rsid="038ed742"/>
    </style:style>
    <style:style style:name="P83" style:family="paragraph" style:parent-style-name="Text_20_body">
      <style:paragraph-properties fo:text-align="justify" style:justify-single-word="false"/>
      <style:text-properties fo:language="ru" fo:country="RU" officeooo:rsid="002172fd" officeooo:paragraph-rsid="002172fd"/>
    </style:style>
    <style:style style:name="P84"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6" style:family="paragraph" style:parent-style-name="Footnote">
      <style:text-properties fo:language="ru" fo:country="RU" officeooo:rsid="014fe71d" officeooo:paragraph-rsid="014fe71d"/>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center" style:justify-single-word="false"/>
      <style:text-properties fo:language="ru" fo:country="RU" fo:font-style="italic" style:font-style-asian="italic" style:font-style-complex="italic"/>
    </style:style>
    <style:style style:name="P89" style:family="paragraph" style:parent-style-name="Text_20_body">
      <style:paragraph-properties fo:text-align="end" style:justify-single-word="false"/>
      <style:text-properties fo:language="ru" fo:country="RU" fo:font-style="italic" style:font-style-asian="italic" style:font-style-complex="italic"/>
    </style:style>
    <style:style style:name="P90"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1" style:family="paragraph" style:parent-style-name="Text_20_body">
      <style:paragraph-properties fo:text-align="justify" style:justify-single-word="false"/>
      <style:text-properties officeooo:paragraph-rsid="00257d51"/>
    </style:style>
    <style:style style:name="P9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3"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6" style:family="paragraph" style:parent-style-name="Text_20_body">
      <style:paragraph-properties fo:text-align="justify" style:justify-single-word="false"/>
      <style:text-properties fo:language="ru" fo:country="RU" officeooo:paragraph-rsid="002daf1c"/>
    </style:style>
    <style:style style:name="P97" style:family="paragraph" style:parent-style-name="Text_20_body">
      <style:paragraph-properties fo:text-align="end" style:justify-single-word="false"/>
      <style:text-properties fo:language="ru" fo:country="RU" fo:font-style="normal" style:font-style-asian="normal" style:font-style-complex="normal"/>
    </style:style>
    <style:style style:name="P9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101"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2" style:family="paragraph" style:parent-style-name="Text_20_body">
      <style:paragraph-properties fo:text-align="justify" style:justify-single-word="false"/>
      <style:text-properties fo:language="ru" fo:country="RU" officeooo:paragraph-rsid="03ad2a2d"/>
    </style:style>
    <style:style style:name="P103" style:family="paragraph" style:parent-style-name="Text_20_body">
      <style:paragraph-properties fo:text-align="justify" style:justify-single-word="false"/>
      <style:text-properties fo:language="ru" fo:country="RU" officeooo:rsid="03ad2a2d" officeooo:paragraph-rsid="03ad2a2d"/>
    </style:style>
    <style:style style:name="P104" style:family="paragraph" style:parent-style-name="Text_20_body">
      <style:paragraph-properties fo:text-align="justify" style:justify-single-word="false"/>
      <style:text-properties fo:language="ru" fo:country="RU" officeooo:paragraph-rsid="00368471"/>
    </style:style>
    <style:style style:name="P10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7" style:family="paragraph" style:parent-style-name="Text_20_body">
      <style:paragraph-properties fo:text-align="justify" style:justify-single-word="false"/>
      <style:text-properties fo:language="ru" fo:country="RU" fo:font-style="italic" officeooo:rsid="03b1c542" officeooo:paragraph-rsid="03b1c542" style:font-style-asian="italic" style:font-style-complex="italic"/>
    </style:style>
    <style:style style:name="P108" style:family="paragraph" style:parent-style-name="Text_20_body">
      <style:paragraph-properties fo:text-align="justify" style:justify-single-word="false"/>
      <style:text-properties fo:language="ru" fo:country="RU" fo:font-style="normal" style:font-style-asian="normal" style:font-style-complex="normal"/>
    </style:style>
    <style:style style:name="P109" style:family="paragraph" style:parent-style-name="Footnote">
      <style:text-properties fo:language="ru" fo:country="RU" officeooo:rsid="0164510f" officeooo:paragraph-rsid="0164510f"/>
    </style:style>
    <style:style style:name="P110"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11" style:family="paragraph" style:parent-style-name="Text_20_body">
      <style:paragraph-properties fo:text-align="justify" style:justify-single-word="false"/>
      <style:text-properties fo:language="ru" fo:country="RU" officeooo:paragraph-rsid="003ad058"/>
    </style:style>
    <style:style style:name="P112" style:family="paragraph" style:parent-style-name="Text_20_body">
      <style:paragraph-properties fo:text-align="justify" style:justify-single-word="false"/>
      <style:text-properties fo:language="ru" fo:country="RU" officeooo:paragraph-rsid="01665d6e"/>
    </style:style>
    <style:style style:name="P113" style:family="paragraph" style:parent-style-name="Text_20_body">
      <style:paragraph-properties fo:text-align="justify" style:justify-single-word="false"/>
      <style:text-properties fo:language="ru" fo:country="RU" officeooo:paragraph-rsid="003d3fd1"/>
    </style:style>
    <style:style style:name="P114" style:family="paragraph" style:parent-style-name="Text_20_body">
      <style:paragraph-properties fo:text-align="justify" style:justify-single-word="false"/>
      <style:text-properties fo:language="ru" fo:country="RU" officeooo:paragraph-rsid="003d44f6"/>
    </style:style>
    <style:style style:name="P115" style:family="paragraph" style:parent-style-name="Text_20_body">
      <style:paragraph-properties fo:text-align="justify" style:justify-single-word="false"/>
      <style:text-properties fo:language="ru" fo:country="RU" officeooo:paragraph-rsid="0169f80c"/>
    </style:style>
    <style:style style:name="P116" style:family="paragraph" style:parent-style-name="Text_20_body">
      <style:paragraph-properties fo:text-align="justify" style:justify-single-word="false"/>
      <style:text-properties fo:language="ru" fo:country="RU" officeooo:paragraph-rsid="0343689e"/>
    </style:style>
    <style:style style:name="P117" style:family="paragraph" style:parent-style-name="Text_20_body">
      <style:paragraph-properties fo:text-align="justify" style:justify-single-word="false"/>
      <style:text-properties fo:language="ru" fo:country="RU" officeooo:paragraph-rsid="003e4773"/>
    </style:style>
    <style:style style:name="P118" style:family="paragraph" style:parent-style-name="Text_20_body">
      <style:paragraph-properties fo:text-align="justify" style:justify-single-word="false"/>
      <style:text-properties fo:language="ru" fo:country="RU" officeooo:paragraph-rsid="0043bd67"/>
    </style:style>
    <style:style style:name="P119" style:family="paragraph" style:parent-style-name="Text_20_body">
      <style:paragraph-properties fo:text-align="justify" style:justify-single-word="false"/>
      <style:text-properties fo:language="ru" fo:country="RU" officeooo:paragraph-rsid="0043f448"/>
    </style:style>
    <style:style style:name="P12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21" style:family="paragraph" style:parent-style-name="Text_20_body">
      <style:paragraph-properties fo:text-align="justify" style:justify-single-word="false"/>
      <style:text-properties fo:language="ru" fo:country="RU" officeooo:paragraph-rsid="003fa225"/>
    </style:style>
    <style:style style:name="P122" style:family="paragraph" style:parent-style-name="Text_20_body">
      <style:paragraph-properties fo:text-align="justify" style:justify-single-word="false"/>
      <style:text-properties fo:language="ru" fo:country="RU" officeooo:paragraph-rsid="016c4889"/>
    </style:style>
    <style:style style:name="P12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4" style:family="paragraph" style:parent-style-name="Text_20_body">
      <style:paragraph-properties fo:text-align="justify" style:justify-single-word="false"/>
      <style:text-properties fo:language="ru" fo:country="RU" fo:font-style="italic" officeooo:rsid="03c47c93" officeooo:paragraph-rsid="03c47c93" style:font-style-asian="italic" style:font-style-complex="italic"/>
    </style:style>
    <style:style style:name="P125" style:family="paragraph" style:parent-style-name="Text_20_body">
      <style:paragraph-properties fo:text-align="justify" style:justify-single-word="false"/>
      <style:text-properties fo:language="ru" fo:country="RU" fo:font-style="italic" officeooo:paragraph-rsid="03c47c93" style:font-style-asian="italic" style:font-style-complex="italic"/>
    </style:style>
    <style:style style:name="P126" style:family="paragraph" style:parent-style-name="Text_20_body">
      <style:paragraph-properties fo:text-align="center" style:justify-single-word="false"/>
      <style:text-properties fo:language="ru" fo:country="RU" fo:font-weight="bold" style:font-weight-asian="bold" style:font-weight-complex="bold"/>
    </style:style>
    <style:style style:name="P127" style:family="paragraph" style:parent-style-name="Text_20_body">
      <style:paragraph-properties fo:text-align="justify" style:justify-single-word="false"/>
      <style:text-properties fo:language="ru" fo:country="RU" officeooo:paragraph-rsid="03c56baa"/>
    </style:style>
    <style:style style:name="P128"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29"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30"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31"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32"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33" style:family="paragraph" style:parent-style-name="Text_20_body">
      <style:paragraph-properties fo:text-align="justify" style:justify-single-word="false"/>
      <style:text-properties fo:language="ru" fo:country="RU" officeooo:paragraph-rsid="005c8284"/>
    </style:style>
    <style:style style:name="P134" style:family="paragraph" style:parent-style-name="Text_20_body">
      <style:paragraph-properties fo:text-align="justify" style:justify-single-word="false"/>
      <style:text-properties fo:language="ru" fo:country="RU" officeooo:paragraph-rsid="005fce4e"/>
    </style:style>
    <style:style style:name="P135" style:family="paragraph" style:parent-style-name="Text_20_body">
      <style:paragraph-properties fo:text-align="justify" style:justify-single-word="false"/>
      <style:text-properties fo:language="ru" fo:country="RU" officeooo:paragraph-rsid="005df5be"/>
    </style:style>
    <style:style style:name="P136" style:family="paragraph" style:parent-style-name="Text_20_body">
      <style:paragraph-properties fo:text-align="justify" style:justify-single-word="false"/>
      <style:text-properties fo:language="ru" fo:country="RU" officeooo:paragraph-rsid="00604dd9"/>
    </style:style>
    <style:style style:name="P137" style:family="paragraph" style:parent-style-name="Text_20_body">
      <style:paragraph-properties fo:text-align="justify" style:justify-single-word="false"/>
      <style:text-properties fo:language="ru" fo:country="RU" officeooo:rsid="00604dd9" officeooo:paragraph-rsid="00604dd9"/>
    </style:style>
    <style:style style:name="P138" style:family="paragraph" style:parent-style-name="Text_20_body">
      <style:paragraph-properties fo:text-align="justify" style:justify-single-word="false"/>
      <style:text-properties fo:language="ru" fo:country="RU" officeooo:rsid="00620f4f" officeooo:paragraph-rsid="00620f4f"/>
    </style:style>
    <style:style style:name="P139" style:family="paragraph" style:parent-style-name="Text_20_body">
      <style:paragraph-properties fo:text-align="justify" style:justify-single-word="false"/>
      <style:text-properties fo:language="ru" fo:country="RU" officeooo:paragraph-rsid="02c8818e"/>
    </style:style>
    <style:style style:name="P140"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41"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42"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43" style:family="paragraph" style:parent-style-name="Text_20_body">
      <style:paragraph-properties fo:text-align="justify" style:justify-single-word="false"/>
      <style:text-properties fo:language="ru" fo:country="RU" officeooo:paragraph-rsid="02bd7010" fo:background-color="transparent"/>
    </style:style>
    <style:style style:name="P144" style:family="paragraph" style:parent-style-name="Text_20_body">
      <style:paragraph-properties fo:text-align="justify" style:justify-single-word="false"/>
      <style:text-properties fo:language="ru" fo:country="RU" fo:background-color="transparent"/>
    </style:style>
    <style:style style:name="P145" style:family="paragraph" style:parent-style-name="Text_20_body">
      <style:paragraph-properties fo:text-align="justify" style:justify-single-word="false"/>
      <style:text-properties fo:language="ru" fo:country="RU" fo:background-color="#ffff38"/>
    </style:style>
    <style:style style:name="P146" style:family="paragraph" style:parent-style-name="Text_20_body">
      <style:paragraph-properties fo:text-align="justify" style:justify-single-word="false"/>
      <style:text-properties fo:language="ru" fo:country="RU" officeooo:paragraph-rsid="02c8818e" fo:background-color="transparent"/>
    </style:style>
    <style:style style:name="P147" style:family="paragraph" style:parent-style-name="Text_20_body">
      <style:paragraph-properties fo:text-align="justify" style:justify-single-word="false"/>
      <style:text-properties fo:language="ru" fo:country="RU" officeooo:paragraph-rsid="02c95515" fo:background-color="transparent"/>
    </style:style>
    <style:style style:name="P148" style:family="paragraph" style:parent-style-name="Text_20_body">
      <style:paragraph-properties fo:text-align="justify" style:justify-single-word="false"/>
      <style:text-properties fo:language="ru" fo:country="RU" officeooo:paragraph-rsid="02ca76cb" fo:background-color="transparent"/>
    </style:style>
    <style:style style:name="P149" style:family="paragraph" style:parent-style-name="Text_20_body">
      <style:paragraph-properties fo:text-align="justify" style:justify-single-word="false"/>
      <style:text-properties fo:language="ru" fo:country="RU" officeooo:paragraph-rsid="0185423d" fo:background-color="transparent"/>
    </style:style>
    <style:style style:name="P150" style:family="paragraph" style:parent-style-name="Text_20_body">
      <style:paragraph-properties fo:text-align="justify" style:justify-single-word="false"/>
      <style:text-properties fo:language="ru" fo:country="RU" officeooo:paragraph-rsid="00660bac" fo:background-color="transparent"/>
    </style:style>
    <style:style style:name="P151" style:family="paragraph" style:parent-style-name="Footnote">
      <style:text-properties fo:language="ru" fo:country="RU" officeooo:rsid="01871d14" officeooo:paragraph-rsid="01871d14"/>
    </style:style>
    <style:style style:name="P152" style:family="paragraph" style:parent-style-name="Text_20_body">
      <style:paragraph-properties fo:text-align="justify" style:justify-single-word="false"/>
      <style:text-properties fo:language="ru" fo:country="RU" officeooo:paragraph-rsid="03318a22"/>
    </style:style>
    <style:style style:name="P153" style:family="paragraph" style:parent-style-name="Text_20_body">
      <style:paragraph-properties fo:text-align="justify" style:justify-single-word="false"/>
      <style:text-properties fo:language="ru" fo:country="RU" officeooo:paragraph-rsid="01895e9a"/>
    </style:style>
    <style:style style:name="P154" style:family="paragraph" style:parent-style-name="Text_20_body">
      <style:paragraph-properties fo:text-align="justify" style:justify-single-word="false"/>
      <style:text-properties fo:language="ru" fo:country="RU" officeooo:paragraph-rsid="0219f04c"/>
    </style:style>
    <style:style style:name="P155" style:family="paragraph" style:parent-style-name="Text_20_body">
      <style:paragraph-properties fo:text-align="justify" style:justify-single-word="false"/>
      <style:text-properties fo:language="ru" fo:country="RU" officeooo:paragraph-rsid="00672e1d"/>
    </style:style>
    <style:style style:name="P156" style:family="paragraph" style:parent-style-name="Heading_20_2">
      <style:paragraph-properties fo:text-align="center" style:justify-single-word="false"/>
    </style:style>
    <style:style style:name="P157" style:family="paragraph" style:parent-style-name="Text_20_body">
      <style:paragraph-properties fo:text-align="center" style:justify-single-word="false"/>
    </style:style>
    <style:style style:name="P158"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59"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60"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61"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6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63" style:family="paragraph" style:parent-style-name="Text_20_body">
      <style:paragraph-properties fo:text-align="justify" style:justify-single-word="false"/>
      <style:text-properties fo:language="ru" fo:country="RU" officeooo:paragraph-rsid="018a2818"/>
    </style:style>
    <style:style style:name="P164" style:family="paragraph" style:parent-style-name="Text_20_body">
      <style:paragraph-properties fo:text-align="center" style:justify-single-word="false"/>
      <style:text-properties fo:language="ru" fo:country="RU" officeooo:rsid="018a2818" officeooo:paragraph-rsid="018a2818"/>
    </style:style>
    <style:style style:name="P165" style:family="paragraph" style:parent-style-name="Text_20_body">
      <style:paragraph-properties fo:text-align="justify" style:justify-single-word="false"/>
      <style:text-properties fo:language="ru" fo:country="RU" officeooo:paragraph-rsid="019712b5"/>
    </style:style>
    <style:style style:name="P166" style:family="paragraph" style:parent-style-name="Text_20_body">
      <style:paragraph-properties fo:text-align="justify" style:justify-single-word="false"/>
      <style:text-properties fo:language="ru" fo:country="RU" officeooo:paragraph-rsid="0196a32c"/>
    </style:style>
    <style:style style:name="P167" style:family="paragraph" style:parent-style-name="Text_20_body">
      <style:paragraph-properties fo:text-align="justify" style:justify-single-word="false"/>
      <style:text-properties fo:language="en" fo:country="US" officeooo:rsid="01934728" officeooo:paragraph-rsid="0196a32c"/>
    </style:style>
    <style:style style:name="P168" style:family="paragraph" style:parent-style-name="Text_20_body">
      <style:paragraph-properties fo:text-align="justify" style:justify-single-word="false"/>
      <style:text-properties fo:language="ru" fo:country="RU" officeooo:paragraph-rsid="01bb21d4"/>
    </style:style>
    <style:style style:name="P169" style:family="paragraph" style:parent-style-name="Text_20_body">
      <style:paragraph-properties fo:text-align="justify" style:justify-single-word="false"/>
      <style:text-properties officeooo:rsid="0219f04c" officeooo:paragraph-rsid="0219f04c"/>
    </style:style>
    <style:style style:name="P170" style:family="paragraph" style:parent-style-name="Text_20_body">
      <style:paragraph-properties fo:text-align="justify" style:justify-single-word="false"/>
      <style:text-properties fo:language="ru" fo:country="RU" officeooo:rsid="0219f04c" officeooo:paragraph-rsid="0219f04c"/>
    </style:style>
    <style:style style:name="P171" style:family="paragraph" style:parent-style-name="Text_20_body">
      <style:paragraph-properties fo:text-align="justify" style:justify-single-word="false"/>
      <style:text-properties fo:language="ru" fo:country="RU" officeooo:paragraph-rsid="01cd5030"/>
    </style:style>
    <style:style style:name="P172" style:family="paragraph" style:parent-style-name="Text_20_body">
      <style:paragraph-properties fo:text-align="justify" style:justify-single-word="false"/>
      <style:text-properties fo:language="en" fo:country="US" officeooo:rsid="01934728" officeooo:paragraph-rsid="01934728"/>
    </style:style>
    <style:style style:name="P173" style:family="paragraph" style:parent-style-name="Text_20_body">
      <style:paragraph-properties fo:text-align="justify" style:justify-single-word="false"/>
      <style:text-properties fo:language="ru" fo:country="RU" officeooo:rsid="019712b5" officeooo:paragraph-rsid="019712b5"/>
    </style:style>
    <style:style style:name="P174" style:family="paragraph" style:parent-style-name="Text_20_body">
      <style:paragraph-properties fo:text-align="justify" style:justify-single-word="false"/>
      <style:text-properties fo:language="en" fo:country="US" officeooo:rsid="019b8b25" officeooo:paragraph-rsid="019b8b25"/>
    </style:style>
    <style:style style:name="P175" style:family="paragraph" style:parent-style-name="Text_20_body">
      <style:paragraph-properties fo:text-align="justify" style:justify-single-word="false"/>
      <style:text-properties fo:language="en" fo:country="US" officeooo:rsid="01b5c453" officeooo:paragraph-rsid="01b5c453"/>
    </style:style>
    <style:style style:name="P176" style:family="paragraph" style:parent-style-name="Text_20_body">
      <style:paragraph-properties fo:text-align="justify" style:justify-single-word="false"/>
      <style:text-properties fo:language="ru" fo:country="RU" officeooo:rsid="01974323" officeooo:paragraph-rsid="01974323"/>
    </style:style>
    <style:style style:name="P177" style:family="paragraph" style:parent-style-name="Text_20_body">
      <style:paragraph-properties fo:text-align="justify" style:justify-single-word="false"/>
      <style:text-properties fo:language="ru" fo:country="RU" officeooo:rsid="01974323" officeooo:paragraph-rsid="01996254"/>
    </style:style>
    <style:style style:name="P178" style:family="paragraph" style:parent-style-name="Text_20_body">
      <style:paragraph-properties fo:text-align="justify" style:justify-single-word="false"/>
      <style:text-properties fo:language="ru" fo:country="RU" officeooo:rsid="01974323" officeooo:paragraph-rsid="019b8b25"/>
    </style:style>
    <style:style style:name="P179" style:family="paragraph" style:parent-style-name="Text_20_body">
      <style:paragraph-properties fo:text-align="justify" style:justify-single-word="false"/>
      <style:text-properties fo:language="ru" fo:country="RU" officeooo:rsid="01996254" officeooo:paragraph-rsid="01996254"/>
    </style:style>
    <style:style style:name="P180" style:family="paragraph" style:parent-style-name="Text_20_body">
      <style:paragraph-properties fo:text-align="justify" style:justify-single-word="false"/>
      <style:text-properties fo:language="ru" fo:country="RU" officeooo:rsid="019a01ec" officeooo:paragraph-rsid="019a01ec"/>
    </style:style>
    <style:style style:name="P181" style:family="paragraph" style:parent-style-name="Text_20_body">
      <style:paragraph-properties fo:text-align="justify" style:justify-single-word="false"/>
      <style:text-properties fo:language="ru" fo:country="RU" officeooo:rsid="0225e5a3" officeooo:paragraph-rsid="0225e5a3"/>
    </style:style>
    <style:style style:name="P182" style:family="paragraph" style:parent-style-name="Text_20_body">
      <style:paragraph-properties fo:text-align="justify" style:justify-single-word="false"/>
      <style:text-properties fo:language="ru" fo:country="RU" officeooo:paragraph-rsid="019a01ec"/>
    </style:style>
    <style:style style:name="P183" style:family="paragraph" style:parent-style-name="Text_20_body">
      <style:paragraph-properties fo:text-align="justify" style:justify-single-word="false"/>
      <style:text-properties fo:language="ru" fo:country="RU" officeooo:rsid="019b5cf0" officeooo:paragraph-rsid="019b5cf0"/>
    </style:style>
    <style:style style:name="P184" style:family="paragraph" style:parent-style-name="Text_20_body">
      <style:paragraph-properties fo:text-align="justify" style:justify-single-word="false"/>
      <style:text-properties fo:language="ru" fo:country="RU" officeooo:paragraph-rsid="019b5cf0"/>
    </style:style>
    <style:style style:name="P185" style:family="paragraph" style:parent-style-name="Text_20_body">
      <style:paragraph-properties fo:text-align="justify" style:justify-single-word="false"/>
      <style:text-properties fo:language="ru" fo:country="RU" officeooo:rsid="01a16269" officeooo:paragraph-rsid="01a16269"/>
    </style:style>
    <style:style style:name="P186" style:family="paragraph" style:parent-style-name="Text_20_body">
      <style:paragraph-properties fo:text-align="justify" style:justify-single-word="false"/>
      <style:text-properties fo:language="ru" fo:country="RU" officeooo:paragraph-rsid="01a16269"/>
    </style:style>
    <style:style style:name="P187" style:family="paragraph" style:parent-style-name="Text_20_body">
      <style:paragraph-properties fo:text-align="justify" style:justify-single-word="false"/>
      <style:text-properties fo:language="ru" fo:country="RU" officeooo:rsid="01a16269" officeooo:paragraph-rsid="01a6a6ce"/>
    </style:style>
    <style:style style:name="P188" style:family="paragraph" style:parent-style-name="Text_20_body">
      <style:paragraph-properties fo:text-align="justify" style:justify-single-word="false"/>
      <style:text-properties fo:language="ru" fo:country="RU" officeooo:rsid="01a16269" officeooo:paragraph-rsid="01a81b88"/>
    </style:style>
    <style:style style:name="P189" style:family="paragraph" style:parent-style-name="Text_20_body">
      <style:paragraph-properties fo:text-align="justify" style:justify-single-word="false"/>
      <style:text-properties fo:language="ru" fo:country="RU" officeooo:rsid="01a16269" officeooo:paragraph-rsid="020ff2e5"/>
    </style:style>
    <style:style style:name="P190" style:family="paragraph" style:parent-style-name="Text_20_body">
      <style:paragraph-properties fo:text-align="justify" style:justify-single-word="false"/>
      <style:text-properties fo:language="ru" fo:country="RU" officeooo:rsid="01f7b1ba" officeooo:paragraph-rsid="02a7c2b4"/>
    </style:style>
    <style:style style:name="P191" style:family="paragraph" style:parent-style-name="Text_20_body">
      <style:paragraph-properties fo:text-align="justify" style:justify-single-word="false"/>
      <style:text-properties fo:language="ru" fo:country="RU" officeooo:rsid="01a9b316" officeooo:paragraph-rsid="01b80b40"/>
    </style:style>
    <style:style style:name="P192" style:family="paragraph" style:parent-style-name="Text_20_body">
      <style:paragraph-properties fo:text-align="justify" style:justify-single-word="false"/>
      <style:text-properties fo:language="ru" fo:country="RU" officeooo:rsid="01a9b316" officeooo:paragraph-rsid="01ef50cc"/>
    </style:style>
    <style:style style:name="P193" style:family="paragraph" style:parent-style-name="Text_20_body">
      <style:paragraph-properties fo:text-align="justify" style:justify-single-word="false"/>
      <style:text-properties officeooo:paragraph-rsid="02b4ae46"/>
    </style:style>
    <style:style style:name="P194" style:family="paragraph" style:parent-style-name="Text_20_body">
      <style:paragraph-properties fo:text-align="justify" style:justify-single-word="false"/>
      <style:text-properties fo:language="ru" fo:country="RU" officeooo:rsid="01b03765" officeooo:paragraph-rsid="01b03765"/>
    </style:style>
    <style:style style:name="P195" style:family="paragraph" style:parent-style-name="Text_20_body">
      <style:paragraph-properties fo:text-align="justify" style:justify-single-word="false"/>
      <style:text-properties fo:language="ru" fo:country="RU" officeooo:rsid="01b80b40" officeooo:paragraph-rsid="01b88544"/>
    </style:style>
    <style:style style:name="P196" style:family="paragraph" style:parent-style-name="Text_20_body">
      <style:paragraph-properties fo:text-align="justify" style:justify-single-word="false"/>
      <style:text-properties fo:language="ru" fo:country="RU" officeooo:rsid="01b03765" officeooo:paragraph-rsid="01b88544"/>
    </style:style>
    <style:style style:name="P197" style:family="paragraph" style:parent-style-name="Text_20_body">
      <style:paragraph-properties fo:text-align="justify" style:justify-single-word="false"/>
      <style:text-properties fo:language="en" fo:country="US" officeooo:rsid="01be1531" officeooo:paragraph-rsid="01be1531"/>
    </style:style>
    <style:style style:name="P198" style:family="paragraph" style:parent-style-name="Text_20_body">
      <style:paragraph-properties fo:text-align="justify" style:justify-single-word="false"/>
      <style:text-properties fo:language="ru" fo:country="RU" officeooo:rsid="01be1531" officeooo:paragraph-rsid="01be1531"/>
    </style:style>
    <style:style style:name="P199" style:family="paragraph" style:parent-style-name="Text_20_body">
      <style:paragraph-properties fo:text-align="justify" style:justify-single-word="false"/>
      <style:text-properties fo:language="ru" fo:country="RU" officeooo:rsid="01c35d61" officeooo:paragraph-rsid="01c35d61"/>
    </style:style>
    <style:style style:name="P200" style:family="paragraph" style:parent-style-name="Text_20_body">
      <style:paragraph-properties fo:text-align="justify" style:justify-single-word="false"/>
      <style:text-properties fo:language="ru" fo:country="RU" officeooo:rsid="01c52210" officeooo:paragraph-rsid="01c52210"/>
    </style:style>
    <style:style style:name="P201" style:family="paragraph" style:parent-style-name="Text_20_body">
      <style:paragraph-properties fo:text-align="justify" style:justify-single-word="false"/>
      <style:text-properties fo:language="ru" fo:country="RU" officeooo:rsid="01c86c81" officeooo:paragraph-rsid="01c86c81"/>
    </style:style>
    <style:style style:name="P202" style:family="paragraph" style:parent-style-name="Text_20_body">
      <style:paragraph-properties fo:text-align="justify" style:justify-single-word="false"/>
      <style:text-properties fo:language="ru" fo:country="RU" officeooo:rsid="01c86c81" officeooo:paragraph-rsid="01cf850b"/>
    </style:style>
    <style:style style:name="P203" style:family="paragraph" style:parent-style-name="Text_20_body">
      <style:paragraph-properties fo:text-align="justify" style:justify-single-word="false"/>
      <style:text-properties fo:language="ru" fo:country="RU" officeooo:rsid="01fcd6e1" officeooo:paragraph-rsid="01caf558"/>
    </style:style>
    <style:style style:name="P204" style:family="paragraph" style:parent-style-name="Text_20_body">
      <style:paragraph-properties fo:text-align="justify" style:justify-single-word="false"/>
      <style:text-properties fo:language="ru" fo:country="RU" officeooo:rsid="01caf558" officeooo:paragraph-rsid="01caf558"/>
    </style:style>
    <style:style style:name="P205" style:family="paragraph" style:parent-style-name="Text_20_body">
      <style:paragraph-properties fo:text-align="justify" style:justify-single-word="false"/>
      <style:text-properties fo:language="ru" fo:country="RU" officeooo:paragraph-rsid="020705e3"/>
    </style:style>
    <style:style style:name="P206" style:family="paragraph" style:parent-style-name="Text_20_body">
      <style:paragraph-properties fo:text-align="justify" style:justify-single-word="false"/>
      <style:text-properties fo:language="ru" fo:country="RU" officeooo:paragraph-rsid="021b8f2b"/>
    </style:style>
    <style:style style:name="P207" style:family="paragraph" style:parent-style-name="Text_20_body">
      <style:paragraph-properties fo:text-align="justify" style:justify-single-word="false"/>
      <style:text-properties fo:language="ru" fo:country="RU" officeooo:rsid="01d00caf" officeooo:paragraph-rsid="01d00caf"/>
    </style:style>
    <style:style style:name="P208" style:family="paragraph" style:parent-style-name="Text_20_body">
      <style:paragraph-properties fo:text-align="justify" style:justify-single-word="false"/>
      <style:text-properties fo:language="ru" fo:country="RU" officeooo:rsid="01d13f5b" officeooo:paragraph-rsid="01d13f5b"/>
    </style:style>
    <style:style style:name="P209" style:family="paragraph" style:parent-style-name="Text_20_body">
      <style:paragraph-properties fo:text-align="justify" style:justify-single-word="false"/>
      <style:text-properties fo:language="ru" fo:country="RU" officeooo:rsid="01d345d9" officeooo:paragraph-rsid="01ec4ae5"/>
    </style:style>
    <style:style style:name="P210" style:family="paragraph" style:parent-style-name="Text_20_body">
      <style:paragraph-properties fo:text-align="justify" style:justify-single-word="false"/>
      <style:text-properties fo:language="ru" fo:country="RU" officeooo:rsid="01d345d9" officeooo:paragraph-rsid="01d345d9"/>
    </style:style>
    <style:style style:name="P211" style:family="paragraph" style:parent-style-name="Text_20_body">
      <style:paragraph-properties fo:text-align="justify" style:justify-single-word="false"/>
      <style:text-properties fo:language="ru" fo:country="RU" officeooo:paragraph-rsid="02bc52bd" fo:background-color="transparent"/>
    </style:style>
    <style:style style:name="P212" style:family="paragraph" style:parent-style-name="Text_20_body">
      <style:paragraph-properties fo:text-align="justify" style:justify-single-word="false"/>
      <style:text-properties fo:language="ru" fo:country="RU" officeooo:paragraph-rsid="033e0b61" fo:background-color="transparent"/>
    </style:style>
    <style:style style:name="P213"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14"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15" style:family="paragraph" style:parent-style-name="Text_20_body">
      <style:paragraph-properties fo:text-align="justify" style:justify-single-word="false"/>
      <style:text-properties fo:language="ru" fo:country="RU" officeooo:paragraph-rsid="02b5eea8" fo:background-color="#ffff00"/>
    </style:style>
    <style:style style:name="P216"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17" style:family="paragraph" style:parent-style-name="Text_20_body">
      <style:paragraph-properties fo:text-align="justify" style:justify-single-word="false"/>
      <style:text-properties fo:language="ru" fo:country="RU" officeooo:rsid="01e42ae7" officeooo:paragraph-rsid="01e42ae7"/>
    </style:style>
    <style:style style:name="P218" style:family="paragraph" style:parent-style-name="Text_20_body">
      <style:paragraph-properties fo:text-align="justify" style:justify-single-word="false"/>
      <style:text-properties fo:language="ru" fo:country="RU" officeooo:rsid="01e5523f" officeooo:paragraph-rsid="01e5523f"/>
    </style:style>
    <style:style style:name="P219" style:family="paragraph" style:parent-style-name="Text_20_body">
      <style:paragraph-properties fo:text-align="justify" style:justify-single-word="false"/>
      <style:text-properties fo:language="ru" fo:country="RU" officeooo:paragraph-rsid="01d97945"/>
    </style:style>
    <style:style style:name="P220" style:family="paragraph" style:parent-style-name="Text_20_body">
      <style:paragraph-properties fo:text-align="justify" style:justify-single-word="false"/>
      <style:text-properties officeooo:paragraph-rsid="01eaae1c"/>
    </style:style>
    <style:style style:name="P221" style:family="paragraph" style:parent-style-name="Text_20_body">
      <style:paragraph-properties fo:text-align="justify" style:justify-single-word="false"/>
      <style:text-properties officeooo:rsid="01ef50cc" officeooo:paragraph-rsid="01ef50cc"/>
    </style:style>
    <style:style style:name="P222" style:family="paragraph" style:parent-style-name="Text_20_body">
      <style:paragraph-properties fo:text-align="justify" style:justify-single-word="false"/>
      <style:text-properties officeooo:rsid="01f02364" officeooo:paragraph-rsid="01f02364"/>
    </style:style>
    <style:style style:name="P223" style:family="paragraph" style:parent-style-name="Text_20_body">
      <style:paragraph-properties fo:text-align="justify" style:justify-single-word="false"/>
      <style:text-properties officeooo:rsid="01f20548" officeooo:paragraph-rsid="02d051a2"/>
    </style:style>
    <style:style style:name="P224" style:family="paragraph" style:parent-style-name="Text_20_body">
      <style:paragraph-properties fo:text-align="justify" style:justify-single-word="false"/>
      <style:text-properties fo:language="ru" fo:country="RU" officeooo:rsid="02d051a2" officeooo:paragraph-rsid="02d051a2"/>
    </style:style>
    <style:style style:name="P225" style:family="paragraph" style:parent-style-name="Text_20_body">
      <style:paragraph-properties fo:text-align="justify" style:justify-single-word="false"/>
      <style:text-properties officeooo:rsid="01f20548" officeooo:paragraph-rsid="01f20548"/>
    </style:style>
    <style:style style:name="P226" style:family="paragraph" style:parent-style-name="Text_20_body">
      <style:paragraph-properties fo:text-align="justify" style:justify-single-word="false"/>
      <style:text-properties officeooo:rsid="01f4790e" officeooo:paragraph-rsid="01fe4e34"/>
    </style:style>
    <style:style style:name="P227" style:family="paragraph" style:parent-style-name="Text_20_body">
      <style:paragraph-properties fo:text-align="justify" style:justify-single-word="false"/>
      <style:text-properties officeooo:rsid="0201bde9" officeooo:paragraph-rsid="02a7c2b4"/>
    </style:style>
    <style:style style:name="P228" style:family="paragraph" style:parent-style-name="Text_20_body">
      <style:paragraph-properties fo:text-align="justify" style:justify-single-word="false"/>
      <style:text-properties officeooo:rsid="020e61d0" officeooo:paragraph-rsid="020e61d0"/>
    </style:style>
    <style:style style:name="P229" style:family="paragraph" style:parent-style-name="Text_20_body">
      <style:paragraph-properties fo:text-align="justify" style:justify-single-word="false"/>
      <style:text-properties fo:language="ru" fo:country="RU" officeooo:rsid="021bf5db" officeooo:paragraph-rsid="021bf5db"/>
    </style:style>
    <style:style style:name="P230" style:family="paragraph" style:parent-style-name="Text_20_body">
      <style:paragraph-properties fo:text-align="justify" style:justify-single-word="false"/>
      <style:text-properties officeooo:rsid="020e61d0" officeooo:paragraph-rsid="0211ec1f"/>
    </style:style>
    <style:style style:name="P231" style:family="paragraph" style:parent-style-name="Text_20_body">
      <style:paragraph-properties fo:text-align="justify" style:justify-single-word="false"/>
      <style:text-properties fo:language="ru" fo:country="RU" officeooo:rsid="020e61d0" officeooo:paragraph-rsid="020e61d0"/>
    </style:style>
    <style:style style:name="P232" style:family="paragraph" style:parent-style-name="Text_20_body">
      <style:paragraph-properties fo:text-align="justify" style:justify-single-word="false"/>
      <style:text-properties officeooo:rsid="020e61d0" officeooo:paragraph-rsid="020ff2e5"/>
    </style:style>
    <style:style style:name="P233" style:family="paragraph" style:parent-style-name="Text_20_body">
      <style:paragraph-properties fo:text-align="justify" style:justify-single-word="false"/>
      <style:text-properties officeooo:paragraph-rsid="020ff2e5"/>
    </style:style>
    <style:style style:name="P234" style:family="paragraph" style:parent-style-name="Text_20_body">
      <style:paragraph-properties fo:text-align="justify" style:justify-single-word="false"/>
      <style:text-properties officeooo:rsid="0215b99a" officeooo:paragraph-rsid="0215b99a"/>
    </style:style>
    <style:style style:name="P235" style:family="paragraph" style:parent-style-name="Text_20_body">
      <style:paragraph-properties fo:text-align="justify" style:justify-single-word="false"/>
      <style:text-properties officeooo:rsid="0215b99a" officeooo:paragraph-rsid="021e9d8a"/>
    </style:style>
    <style:style style:name="P236" style:family="paragraph" style:parent-style-name="Text_20_body">
      <style:paragraph-properties fo:text-align="justify" style:justify-single-word="false"/>
      <style:text-properties fo:language="ru" fo:country="RU" officeooo:rsid="0215b99a" officeooo:paragraph-rsid="0215b99a"/>
    </style:style>
    <style:style style:name="P237" style:family="paragraph" style:parent-style-name="Text_20_body">
      <style:paragraph-properties fo:text-align="justify" style:justify-single-word="false"/>
      <style:text-properties officeooo:rsid="020e61d0" officeooo:paragraph-rsid="021bf5db"/>
    </style:style>
    <style:style style:name="P238" style:family="paragraph" style:parent-style-name="Text_20_body">
      <style:paragraph-properties fo:text-align="justify" style:justify-single-word="false"/>
      <style:text-properties officeooo:rsid="021e9d8a" officeooo:paragraph-rsid="0221356c"/>
    </style:style>
    <style:style style:name="P239" style:family="paragraph" style:parent-style-name="Text_20_body">
      <style:paragraph-properties fo:text-align="justify" style:justify-single-word="false"/>
      <style:text-properties officeooo:rsid="021e9d8a" officeooo:paragraph-rsid="021e9d8a"/>
    </style:style>
    <style:style style:name="P240" style:family="paragraph" style:parent-style-name="Text_20_body">
      <style:paragraph-properties fo:text-align="justify" style:justify-single-word="false"/>
      <style:text-properties officeooo:rsid="021e9d8a" officeooo:paragraph-rsid="021f11d2"/>
    </style:style>
    <style:style style:name="P241" style:family="paragraph" style:parent-style-name="Text_20_body">
      <style:paragraph-properties fo:text-align="justify" style:justify-single-word="false"/>
      <style:text-properties officeooo:rsid="0259d7a1" officeooo:paragraph-rsid="021e9d8a"/>
    </style:style>
    <style:style style:name="P242" style:family="paragraph" style:parent-style-name="Text_20_body">
      <style:paragraph-properties fo:text-align="justify" style:justify-single-word="false"/>
      <style:text-properties officeooo:rsid="0259d7a1" officeooo:paragraph-rsid="0259d7a1"/>
    </style:style>
    <style:style style:name="P243" style:family="paragraph" style:parent-style-name="Text_20_body">
      <style:paragraph-properties fo:text-align="justify" style:justify-single-word="false"/>
      <style:text-properties officeooo:rsid="0222e4aa" officeooo:paragraph-rsid="0222e4aa"/>
    </style:style>
    <style:style style:name="P244" style:family="paragraph" style:parent-style-name="Text_20_body">
      <style:paragraph-properties fo:text-align="justify" style:justify-single-word="false"/>
      <style:text-properties officeooo:rsid="0273dd5d" officeooo:paragraph-rsid="0273dd5d"/>
    </style:style>
    <style:style style:name="P245" style:family="paragraph" style:parent-style-name="Text_20_body">
      <style:paragraph-properties fo:text-align="justify" style:justify-single-word="false"/>
      <style:text-properties fo:language="ru" fo:country="RU" officeooo:rsid="0273dd5d" officeooo:paragraph-rsid="0273dd5d"/>
    </style:style>
    <style:style style:name="P246" style:family="paragraph" style:parent-style-name="Text_20_body">
      <style:paragraph-properties fo:text-align="justify" style:justify-single-word="false"/>
      <style:text-properties officeooo:rsid="0225e5a3" officeooo:paragraph-rsid="0225e5a3"/>
    </style:style>
    <style:style style:name="P247" style:family="paragraph" style:parent-style-name="Text_20_body">
      <style:paragraph-properties fo:text-align="justify" style:justify-single-word="false"/>
      <style:text-properties fo:language="ru" fo:country="RU" officeooo:rsid="022a6431" officeooo:paragraph-rsid="022a6431"/>
    </style:style>
    <style:style style:name="P248" style:family="paragraph" style:parent-style-name="Text_20_body">
      <style:paragraph-properties fo:text-align="justify" style:justify-single-word="false"/>
      <style:text-properties fo:language="ru" fo:country="RU" officeooo:rsid="022c5621" officeooo:paragraph-rsid="022c5621"/>
    </style:style>
    <style:style style:name="P249" style:family="paragraph" style:parent-style-name="Text_20_body">
      <style:paragraph-properties fo:text-align="justify" style:justify-single-word="false"/>
      <style:text-properties fo:language="ru" fo:country="RU" officeooo:rsid="022de5ad" officeooo:paragraph-rsid="022de5ad"/>
    </style:style>
    <style:style style:name="P250" style:family="paragraph" style:parent-style-name="Text_20_body">
      <style:paragraph-properties fo:text-align="justify" style:justify-single-word="false"/>
      <style:text-properties fo:language="ru" fo:country="RU" officeooo:rsid="022c5621" officeooo:paragraph-rsid="0280ef7a"/>
    </style:style>
    <style:style style:name="P251" style:family="paragraph" style:parent-style-name="Text_20_body">
      <style:paragraph-properties fo:text-align="justify" style:justify-single-word="false"/>
      <style:text-properties officeooo:rsid="022f687f" officeooo:paragraph-rsid="022f687f"/>
    </style:style>
    <style:style style:name="P252" style:family="paragraph" style:parent-style-name="Text_20_body">
      <style:paragraph-properties fo:text-align="justify" style:justify-single-word="false"/>
      <style:text-properties officeooo:rsid="02332fb1" officeooo:paragraph-rsid="02332fb1"/>
    </style:style>
    <style:style style:name="P253" style:family="paragraph" style:parent-style-name="Text_20_body">
      <style:paragraph-properties fo:text-align="justify" style:justify-single-word="false"/>
      <style:text-properties fo:language="ru" fo:country="RU" officeooo:rsid="0238b98b" officeooo:paragraph-rsid="0238b98b"/>
    </style:style>
    <style:style style:name="P254" style:family="paragraph" style:parent-style-name="Text_20_body">
      <style:paragraph-properties fo:text-align="justify" style:justify-single-word="false"/>
      <style:text-properties fo:language="ru" fo:country="RU" officeooo:rsid="0238b98b" officeooo:paragraph-rsid="023e167f"/>
    </style:style>
    <style:style style:name="P255" style:family="paragraph" style:parent-style-name="Text_20_body">
      <style:paragraph-properties fo:text-align="justify" style:justify-single-word="false"/>
      <style:text-properties fo:language="ru" fo:country="RU" officeooo:rsid="023c9b65" officeooo:paragraph-rsid="023c9b65"/>
    </style:style>
    <style:style style:name="P256" style:family="paragraph" style:parent-style-name="Text_20_body">
      <style:paragraph-properties fo:text-align="justify" style:justify-single-word="false"/>
      <style:text-properties fo:language="ru" fo:country="RU" officeooo:rsid="0241ad41" officeooo:paragraph-rsid="0241ad41"/>
    </style:style>
    <style:style style:name="P257" style:family="paragraph" style:parent-style-name="Text_20_body">
      <style:paragraph-properties fo:text-align="justify" style:justify-single-word="false"/>
      <style:text-properties officeooo:rsid="0241ad41" officeooo:paragraph-rsid="0241ad41"/>
    </style:style>
    <style:style style:name="P258" style:family="paragraph" style:parent-style-name="Text_20_body">
      <style:paragraph-properties fo:text-align="justify" style:justify-single-word="false"/>
      <style:text-properties fo:language="ru" fo:country="RU" officeooo:rsid="02349b46" officeooo:paragraph-rsid="02332fb1"/>
    </style:style>
    <style:style style:name="P259" style:family="paragraph" style:parent-style-name="Text_20_body">
      <style:paragraph-properties fo:text-align="justify" style:justify-single-word="false"/>
      <style:text-properties fo:language="ru" fo:country="RU" officeooo:rsid="02349b46" officeooo:paragraph-rsid="02349b46"/>
    </style:style>
    <style:style style:name="P260" style:family="paragraph" style:parent-style-name="Text_20_body">
      <style:paragraph-properties fo:text-align="justify" style:justify-single-word="false"/>
      <style:text-properties officeooo:rsid="02349b46" officeooo:paragraph-rsid="02349b46"/>
    </style:style>
    <style:style style:name="P261" style:family="paragraph" style:parent-style-name="Text_20_body">
      <style:paragraph-properties fo:text-align="justify" style:justify-single-word="false"/>
      <style:text-properties officeooo:rsid="024334d7" officeooo:paragraph-rsid="0243b4c5"/>
    </style:style>
    <style:style style:name="P262" style:family="paragraph" style:parent-style-name="Text_20_body">
      <style:paragraph-properties fo:text-align="justify" style:justify-single-word="false"/>
      <style:text-properties fo:language="ru" fo:country="RU" officeooo:rsid="024334d7" officeooo:paragraph-rsid="024334d7"/>
    </style:style>
    <style:style style:name="P263" style:family="paragraph" style:parent-style-name="Text_20_body">
      <style:paragraph-properties fo:text-align="justify" style:justify-single-word="false"/>
      <style:text-properties officeooo:rsid="024334d7" officeooo:paragraph-rsid="024334d7"/>
    </style:style>
    <style:style style:name="P264" style:family="paragraph" style:parent-style-name="Text_20_body">
      <style:paragraph-properties fo:text-align="justify" style:justify-single-word="false"/>
      <style:text-properties officeooo:rsid="0243b4c5" officeooo:paragraph-rsid="0243b4c5"/>
    </style:style>
    <style:style style:name="P265" style:family="paragraph" style:parent-style-name="Text_20_body">
      <style:paragraph-properties fo:text-align="justify" style:justify-single-word="false"/>
      <style:text-properties fo:language="ru" fo:country="RU" officeooo:rsid="02d051a2" officeooo:paragraph-rsid="0243b4c5"/>
    </style:style>
    <style:style style:name="P266" style:family="paragraph" style:parent-style-name="Text_20_body">
      <style:paragraph-properties fo:text-align="justify" style:justify-single-word="false"/>
      <style:text-properties officeooo:rsid="0245464d" officeooo:paragraph-rsid="0243b4c5"/>
    </style:style>
    <style:style style:name="P267" style:family="paragraph" style:parent-style-name="Text_20_body">
      <style:paragraph-properties fo:text-align="justify" style:justify-single-word="false"/>
      <style:text-properties fo:language="ru" fo:country="RU" officeooo:rsid="0245464d" officeooo:paragraph-rsid="0245464d"/>
    </style:style>
    <style:style style:name="P268" style:family="paragraph" style:parent-style-name="Text_20_body">
      <style:paragraph-properties fo:text-align="justify" style:justify-single-word="false"/>
      <style:text-properties officeooo:rsid="0245464d" officeooo:paragraph-rsid="0245464d"/>
    </style:style>
    <style:style style:name="P269" style:family="paragraph" style:parent-style-name="Text_20_body">
      <style:paragraph-properties fo:text-align="justify" style:justify-single-word="false"/>
      <style:text-properties fo:language="ru" fo:country="RU" officeooo:rsid="024927e1" officeooo:paragraph-rsid="024927e1"/>
    </style:style>
    <style:style style:name="P270" style:family="paragraph" style:parent-style-name="Text_20_body">
      <style:paragraph-properties fo:text-align="justify" style:justify-single-word="false"/>
      <style:text-properties officeooo:rsid="024927e1" officeooo:paragraph-rsid="024927e1"/>
    </style:style>
    <style:style style:name="P271" style:family="paragraph" style:parent-style-name="Text_20_body">
      <style:paragraph-properties fo:text-align="justify" style:justify-single-word="false"/>
      <style:text-properties officeooo:rsid="024927e1" officeooo:paragraph-rsid="024f45c1"/>
    </style:style>
    <style:style style:name="P272" style:family="paragraph" style:parent-style-name="Text_20_body">
      <style:paragraph-properties fo:text-align="justify" style:justify-single-word="false"/>
      <style:text-properties officeooo:rsid="024927e1" officeooo:paragraph-rsid="024baded"/>
    </style:style>
    <style:style style:name="P273" style:family="paragraph" style:parent-style-name="Text_20_body">
      <style:paragraph-properties fo:text-align="justify" style:justify-single-word="false"/>
      <style:text-properties fo:language="ru" fo:country="RU" officeooo:rsid="020ff2e5" officeooo:paragraph-rsid="022f687f"/>
    </style:style>
    <style:style style:name="P274" style:family="paragraph" style:parent-style-name="Text_20_body">
      <style:paragraph-properties fo:text-align="justify" style:justify-single-word="false"/>
      <style:text-properties officeooo:rsid="024baded" officeooo:paragraph-rsid="024baded"/>
    </style:style>
    <style:style style:name="P275" style:family="paragraph" style:parent-style-name="Text_20_body">
      <style:paragraph-properties fo:text-align="justify" style:justify-single-word="false"/>
      <style:text-properties fo:language="ru" fo:country="RU" officeooo:rsid="024baded" officeooo:paragraph-rsid="022f687f"/>
    </style:style>
    <style:style style:name="P276" style:family="paragraph" style:parent-style-name="Text_20_body">
      <style:paragraph-properties fo:text-align="justify" style:justify-single-word="false"/>
      <style:text-properties officeooo:rsid="024e7715" officeooo:paragraph-rsid="0255d4b3"/>
    </style:style>
    <style:style style:name="P277" style:family="paragraph" style:parent-style-name="Text_20_body">
      <style:paragraph-properties fo:text-align="justify" style:justify-single-word="false"/>
      <style:text-properties fo:language="ru" fo:country="RU" officeooo:rsid="0255d4b3" officeooo:paragraph-rsid="0255d4b3"/>
    </style:style>
    <style:style style:name="P278" style:family="paragraph" style:parent-style-name="Text_20_body">
      <style:paragraph-properties fo:text-align="justify" style:justify-single-word="false"/>
      <style:text-properties fo:language="ru" fo:country="RU" officeooo:rsid="0255d4b3" officeooo:paragraph-rsid="0266b727"/>
    </style:style>
    <style:style style:name="P279" style:family="paragraph" style:parent-style-name="Text_20_body">
      <style:paragraph-properties fo:text-align="justify" style:justify-single-word="false"/>
      <style:text-properties officeooo:rsid="024e7715" officeooo:paragraph-rsid="024f45c1"/>
    </style:style>
    <style:style style:name="P280" style:family="paragraph" style:parent-style-name="Text_20_body">
      <style:paragraph-properties fo:text-align="justify" style:justify-single-word="false"/>
      <style:text-properties fo:language="ru" fo:country="RU" officeooo:rsid="027b79d2" officeooo:paragraph-rsid="024f45c1"/>
    </style:style>
    <style:style style:name="P281" style:family="paragraph" style:parent-style-name="Text_20_body">
      <style:paragraph-properties fo:text-align="justify" style:justify-single-word="false"/>
      <style:text-properties officeooo:rsid="022f687f" officeooo:paragraph-rsid="027b79d2"/>
    </style:style>
    <style:style style:name="P282" style:family="paragraph" style:parent-style-name="Text_20_body">
      <style:paragraph-properties fo:text-align="justify" style:justify-single-word="false"/>
      <style:text-properties officeooo:rsid="02512d1e" officeooo:paragraph-rsid="02512d1e"/>
    </style:style>
    <style:style style:name="P283" style:family="paragraph" style:parent-style-name="Text_20_body">
      <style:paragraph-properties fo:text-align="justify" style:justify-single-word="false"/>
      <style:text-properties officeooo:rsid="022f687f" officeooo:paragraph-rsid="0254f11a"/>
    </style:style>
    <style:style style:name="P284" style:family="paragraph" style:parent-style-name="Text_20_body">
      <style:paragraph-properties fo:text-align="justify" style:justify-single-word="false"/>
      <style:text-properties officeooo:rsid="022f687f" officeooo:paragraph-rsid="0259d7a1"/>
    </style:style>
    <style:style style:name="P285" style:family="paragraph" style:parent-style-name="Text_20_body">
      <style:paragraph-properties fo:text-align="justify" style:justify-single-word="false"/>
      <style:text-properties officeooo:rsid="022f687f" officeooo:paragraph-rsid="0255d4b3"/>
    </style:style>
    <style:style style:name="P286" style:family="paragraph" style:parent-style-name="Text_20_body">
      <style:paragraph-properties fo:text-align="justify" style:justify-single-word="false"/>
      <style:text-properties fo:language="ru" fo:country="RU" officeooo:rsid="025335e4" officeooo:paragraph-rsid="022f687f"/>
    </style:style>
    <style:style style:name="P287" style:family="paragraph" style:parent-style-name="Text_20_body">
      <style:paragraph-properties fo:text-align="justify" style:justify-single-word="false"/>
      <style:text-properties officeooo:rsid="025ffc1f" officeooo:paragraph-rsid="025ffc1f"/>
    </style:style>
    <style:style style:name="P288" style:family="paragraph" style:parent-style-name="Text_20_body">
      <style:paragraph-properties fo:text-align="justify" style:justify-single-word="false"/>
      <style:text-properties fo:language="ru" fo:country="RU" officeooo:rsid="00802041" officeooo:paragraph-rsid="025ffc1f"/>
    </style:style>
    <style:style style:name="P289" style:family="paragraph" style:parent-style-name="Text_20_body">
      <style:paragraph-properties fo:text-align="justify" style:justify-single-word="false"/>
      <style:text-properties fo:language="ru" fo:country="RU" officeooo:paragraph-rsid="025ffc1f"/>
    </style:style>
    <style:style style:name="P290" style:family="paragraph" style:parent-style-name="Text_20_body">
      <style:paragraph-properties fo:text-align="justify" style:justify-single-word="false"/>
      <style:text-properties fo:language="ru" fo:country="RU" officeooo:paragraph-rsid="026f3e58"/>
    </style:style>
    <style:style style:name="P291" style:family="paragraph" style:parent-style-name="Text_20_body">
      <style:paragraph-properties fo:text-align="justify" style:justify-single-word="false"/>
      <style:text-properties fo:language="ru" fo:country="RU" officeooo:rsid="026f3e58" officeooo:paragraph-rsid="026f3e58"/>
    </style:style>
    <style:style style:name="P292" style:family="paragraph" style:parent-style-name="Text_20_body">
      <style:paragraph-properties fo:text-align="justify" style:justify-single-word="false"/>
      <style:text-properties fo:language="ru" fo:country="RU" officeooo:rsid="026f3e58" officeooo:paragraph-rsid="02881ef3"/>
    </style:style>
    <style:style style:name="P293" style:family="paragraph" style:parent-style-name="Text_20_body">
      <style:paragraph-properties fo:text-align="justify" style:justify-single-word="false"/>
      <style:text-properties fo:language="ru" fo:country="RU" officeooo:rsid="026f3e58" officeooo:paragraph-rsid="02713c70"/>
    </style:style>
    <style:style style:name="P294" style:family="paragraph" style:parent-style-name="Text_20_body">
      <style:paragraph-properties fo:text-align="justify" style:justify-single-word="false"/>
      <style:text-properties fo:language="ru" fo:country="RU" officeooo:rsid="02713c70" officeooo:paragraph-rsid="02713c70"/>
    </style:style>
    <style:style style:name="P295" style:family="paragraph" style:parent-style-name="Text_20_body">
      <style:paragraph-properties fo:text-align="justify" style:justify-single-word="false"/>
      <style:text-properties fo:language="ru" fo:country="RU" officeooo:rsid="026be3b6" officeooo:paragraph-rsid="026be3b6"/>
    </style:style>
    <style:style style:name="P296" style:family="paragraph" style:parent-style-name="Text_20_body">
      <style:paragraph-properties fo:text-align="justify" style:justify-single-word="false"/>
      <style:text-properties fo:language="ru" fo:country="RU" officeooo:paragraph-rsid="02713c70"/>
    </style:style>
    <style:style style:name="P297" style:family="paragraph" style:parent-style-name="Text_20_body">
      <style:paragraph-properties fo:text-align="justify" style:justify-single-word="false"/>
      <style:text-properties fo:language="ru" fo:country="RU" officeooo:paragraph-rsid="026b0601"/>
    </style:style>
    <style:style style:name="P298" style:family="paragraph" style:parent-style-name="Text_20_body">
      <style:paragraph-properties fo:text-align="justify" style:justify-single-word="false"/>
      <style:text-properties fo:language="ru" fo:country="RU" officeooo:rsid="026b0601" officeooo:paragraph-rsid="026b0601"/>
    </style:style>
    <style:style style:name="P299" style:family="paragraph" style:parent-style-name="Text_20_body">
      <style:paragraph-properties fo:text-align="justify" style:justify-single-word="false"/>
      <style:text-properties fo:language="ru" fo:country="RU" officeooo:paragraph-rsid="0268a832"/>
    </style:style>
    <style:style style:name="P300" style:family="paragraph" style:parent-style-name="Text_20_body">
      <style:paragraph-properties fo:text-align="justify" style:justify-single-word="false"/>
      <style:text-properties fo:language="ru" fo:country="RU" officeooo:paragraph-rsid="026be3b6"/>
    </style:style>
    <style:style style:name="P301"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302"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303"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304"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305"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06"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07"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08"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09"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10"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11"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12"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13" style:family="paragraph" style:parent-style-name="Text_20_body">
      <style:paragraph-properties fo:text-align="justify" style:justify-single-word="false"/>
      <style:text-properties fo:language="ru" fo:country="RU" officeooo:paragraph-rsid="028318e7"/>
    </style:style>
    <style:style style:name="P314" style:family="paragraph" style:parent-style-name="Text_20_body">
      <style:text-properties fo:language="ru" fo:country="RU" officeooo:paragraph-rsid="028318e7"/>
    </style:style>
    <style:style style:name="P315" style:family="paragraph" style:parent-style-name="Text_20_body">
      <style:paragraph-properties fo:text-align="justify" style:justify-single-word="false"/>
      <style:text-properties fo:language="ru" fo:country="RU" officeooo:paragraph-rsid="029c35f6"/>
    </style:style>
    <style:style style:name="P316" style:family="paragraph" style:parent-style-name="Text_20_body">
      <style:paragraph-properties fo:text-align="justify" style:justify-single-word="false"/>
      <style:text-properties fo:language="ru" fo:country="RU" officeooo:rsid="008f19e1" officeooo:paragraph-rsid="02881ef3"/>
    </style:style>
    <style:style style:name="P317" style:family="paragraph" style:parent-style-name="Text_20_body">
      <style:paragraph-properties fo:text-align="justify" style:justify-single-word="false"/>
      <style:text-properties fo:language="ru" fo:country="RU" officeooo:rsid="0287fdbe" officeooo:paragraph-rsid="02881ef3"/>
    </style:style>
    <style:style style:name="P318" style:family="paragraph" style:parent-style-name="Text_20_body">
      <style:text-properties fo:language="ru" fo:country="RU" officeooo:rsid="0287fdbe" officeooo:paragraph-rsid="0287fdbe"/>
    </style:style>
    <style:style style:name="P319" style:family="paragraph" style:parent-style-name="Text_20_body">
      <style:paragraph-properties fo:text-align="justify" style:justify-single-word="false"/>
      <style:text-properties fo:language="ru" fo:country="RU" officeooo:rsid="028b072b" officeooo:paragraph-rsid="028d41fa"/>
    </style:style>
    <style:style style:name="P320" style:family="paragraph" style:parent-style-name="Text_20_body">
      <style:paragraph-properties fo:text-align="justify" style:justify-single-word="false"/>
      <style:text-properties fo:language="ru" fo:country="RU" officeooo:rsid="0291444e" officeooo:paragraph-rsid="0291444e"/>
    </style:style>
    <style:style style:name="P321" style:family="paragraph" style:parent-style-name="Text_20_body">
      <style:paragraph-properties fo:text-align="justify" style:justify-single-word="false"/>
      <style:text-properties fo:language="ru" fo:country="RU" officeooo:rsid="0292daf4" officeooo:paragraph-rsid="02948144"/>
    </style:style>
    <style:style style:name="P322" style:family="paragraph" style:parent-style-name="Text_20_body">
      <style:paragraph-properties fo:text-align="justify" style:justify-single-word="false"/>
      <style:text-properties fo:language="ru" fo:country="RU" officeooo:rsid="0292daf4" officeooo:paragraph-rsid="02a1efa2"/>
    </style:style>
    <style:style style:name="P323" style:family="paragraph" style:parent-style-name="Text_20_body">
      <style:paragraph-properties fo:text-align="justify" style:justify-single-word="false"/>
      <style:text-properties fo:language="ru" fo:country="RU" officeooo:rsid="029e710f" officeooo:paragraph-rsid="02a1efa2"/>
    </style:style>
    <style:style style:name="P324" style:family="paragraph" style:parent-style-name="Text_20_body">
      <style:paragraph-properties fo:text-align="justify" style:justify-single-word="false"/>
      <style:text-properties fo:language="ru" fo:country="RU" officeooo:rsid="02a1efa2" officeooo:paragraph-rsid="02a1efa2"/>
    </style:style>
    <style:style style:name="P325" style:family="paragraph" style:parent-style-name="Text_20_body">
      <style:paragraph-properties fo:text-align="justify" style:justify-single-word="false"/>
      <style:text-properties fo:language="ru" fo:country="RU" officeooo:rsid="02a70aa3" officeooo:paragraph-rsid="02a94065"/>
    </style:style>
    <style:style style:name="P326" style:family="paragraph" style:parent-style-name="Text_20_body">
      <style:paragraph-properties fo:text-align="justify" style:justify-single-word="false"/>
      <style:text-properties fo:language="ru" fo:country="RU" officeooo:rsid="02a70aa3" officeooo:paragraph-rsid="02a70aa3"/>
    </style:style>
    <style:style style:name="P327" style:family="paragraph" style:parent-style-name="Text_20_body">
      <style:paragraph-properties fo:text-align="justify" style:justify-single-word="false"/>
      <style:text-properties fo:language="ru" fo:country="RU" officeooo:rsid="02a7c2b4" officeooo:paragraph-rsid="02a7c2b4"/>
    </style:style>
    <style:style style:name="P328" style:family="paragraph" style:parent-style-name="Text_20_body">
      <style:paragraph-properties fo:text-align="justify" style:justify-single-word="false"/>
      <style:text-properties fo:language="ru" fo:country="RU" officeooo:paragraph-rsid="02ab6d3c"/>
    </style:style>
    <style:style style:name="P329" style:family="paragraph" style:parent-style-name="Text_20_body">
      <style:paragraph-properties fo:text-align="justify" style:justify-single-word="false"/>
      <style:text-properties fo:language="ru" fo:country="RU" officeooo:rsid="02ab6d3c" officeooo:paragraph-rsid="02ae57dd"/>
    </style:style>
    <style:style style:name="P330" style:family="paragraph" style:parent-style-name="Text_20_body">
      <style:paragraph-properties fo:text-align="justify" style:justify-single-word="false"/>
      <style:text-properties fo:language="ru" fo:country="RU" officeooo:paragraph-rsid="02ae57dd"/>
    </style:style>
    <style:style style:name="P331" style:family="paragraph" style:parent-style-name="Text_20_body">
      <style:paragraph-properties fo:text-align="justify" style:justify-single-word="false"/>
      <style:text-properties fo:language="ru" fo:country="RU" officeooo:paragraph-rsid="02b00aac"/>
    </style:style>
    <style:style style:name="P332" style:family="paragraph" style:parent-style-name="Text_20_body">
      <style:text-properties fo:language="ru" fo:country="RU" officeooo:rsid="0287fdbe" officeooo:paragraph-rsid="02ab6d3c"/>
    </style:style>
    <style:style style:name="P333" style:family="paragraph" style:parent-style-name="Text_20_body">
      <style:text-properties fo:language="ru" fo:country="RU" officeooo:rsid="02b00aac" officeooo:paragraph-rsid="02b00aac"/>
    </style:style>
    <style:style style:name="P334" style:family="paragraph" style:parent-style-name="Text_20_body">
      <style:paragraph-properties fo:text-align="justify" style:justify-single-word="false"/>
      <style:text-properties fo:language="ru" fo:country="RU" officeooo:rsid="0096650a" officeooo:paragraph-rsid="02b00aac"/>
    </style:style>
    <style:style style:name="P335" style:family="paragraph" style:parent-style-name="Text_20_body">
      <style:paragraph-properties fo:text-align="justify" style:justify-single-word="false"/>
      <style:text-properties fo:language="ru" fo:country="RU" officeooo:rsid="02b00aac" officeooo:paragraph-rsid="02b00aac"/>
    </style:style>
    <style:style style:name="P336" style:family="paragraph" style:parent-style-name="Text_20_body">
      <style:paragraph-properties fo:text-align="center" style:justify-single-word="false"/>
      <style:text-properties fo:language="ru" fo:country="RU" officeooo:paragraph-rsid="02b00aac"/>
    </style:style>
    <style:style style:name="P337"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38" style:family="paragraph" style:parent-style-name="Text_20_body">
      <style:paragraph-properties fo:text-align="justify" style:justify-single-word="false"/>
      <style:text-properties officeooo:paragraph-rsid="02b00aac"/>
    </style:style>
    <style:style style:name="P339"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40" style:family="paragraph" style:parent-style-name="Text_20_body">
      <style:paragraph-properties fo:text-align="justify" style:justify-single-word="false"/>
      <style:text-properties fo:language="ru" fo:country="RU" officeooo:paragraph-rsid="02b02c21"/>
    </style:style>
    <style:style style:name="P341" style:family="paragraph" style:parent-style-name="Text_20_body">
      <style:paragraph-properties fo:text-align="justify" style:justify-single-word="false"/>
      <style:text-properties fo:language="ru" fo:country="RU" officeooo:paragraph-rsid="02b1cad3"/>
    </style:style>
    <style:style style:name="P342" style:family="paragraph" style:parent-style-name="Text_20_body">
      <style:paragraph-properties fo:text-align="justify" style:justify-single-word="false"/>
      <style:text-properties fo:language="ru" fo:country="RU" officeooo:paragraph-rsid="02b282a9"/>
    </style:style>
    <style:style style:name="P343"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44" style:family="paragraph" style:parent-style-name="Text_20_body">
      <style:paragraph-properties fo:text-align="justify" style:justify-single-word="false"/>
      <style:text-properties officeooo:paragraph-rsid="03390ad4"/>
    </style:style>
    <style:style style:name="P345" style:family="paragraph" style:parent-style-name="Text_20_body">
      <style:paragraph-properties fo:text-align="justify" style:justify-single-word="false"/>
      <style:text-properties officeooo:paragraph-rsid="00a42499"/>
    </style:style>
    <style:style style:name="P346" style:family="paragraph" style:parent-style-name="Text_20_body">
      <style:paragraph-properties fo:text-align="justify" style:justify-single-word="false"/>
      <style:text-properties fo:language="ru" fo:country="RU" officeooo:paragraph-rsid="00ade673"/>
    </style:style>
    <style:style style:name="P347" style:family="paragraph" style:parent-style-name="Text_20_body">
      <style:paragraph-properties fo:text-align="justify" style:justify-single-word="false"/>
      <style:text-properties fo:language="ru" fo:country="RU" officeooo:paragraph-rsid="02d35170"/>
    </style:style>
    <style:style style:name="P348" style:family="paragraph" style:parent-style-name="Heading_20_2">
      <style:paragraph-properties fo:text-align="center" style:justify-single-word="false"/>
      <style:text-properties fo:language="ru" fo:country="RU" officeooo:paragraph-rsid="02d5aacc"/>
    </style:style>
    <style:style style:name="P349" style:family="paragraph" style:parent-style-name="Text_20_body">
      <style:paragraph-properties fo:text-align="center" style:justify-single-word="false"/>
      <style:text-properties fo:language="ru" fo:country="RU" officeooo:paragraph-rsid="02d5aacc"/>
    </style:style>
    <style:style style:name="P350"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51"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52"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53" style:family="paragraph" style:parent-style-name="Text_20_body">
      <style:paragraph-properties fo:text-align="justify" style:justify-single-word="false"/>
      <style:text-properties fo:language="ru" fo:country="RU" officeooo:paragraph-rsid="02d5aacc"/>
    </style:style>
    <style:style style:name="P354" style:family="paragraph" style:parent-style-name="Text_20_body">
      <style:paragraph-properties fo:text-align="justify" style:justify-single-word="false"/>
      <style:text-properties officeooo:paragraph-rsid="02d5aacc"/>
    </style:style>
    <style:style style:name="P355"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56"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57" style:family="paragraph" style:parent-style-name="Text_20_body">
      <style:paragraph-properties fo:text-align="justify" style:justify-single-word="false"/>
      <style:text-properties officeooo:paragraph-rsid="02d9a952"/>
    </style:style>
    <style:style style:name="P358" style:family="paragraph" style:parent-style-name="Text_20_body">
      <style:paragraph-properties fo:text-align="justify" style:justify-single-word="false"/>
      <style:text-properties officeooo:rsid="02d9a952" officeooo:paragraph-rsid="02d9a952"/>
    </style:style>
    <style:style style:name="P359"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60"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61"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62" style:family="paragraph" style:parent-style-name="Text_20_body">
      <style:paragraph-properties fo:text-align="justify" style:justify-single-word="false"/>
      <style:text-properties fo:language="ru" fo:country="RU" officeooo:paragraph-rsid="008fd466"/>
    </style:style>
    <style:style style:name="P363" style:family="paragraph" style:parent-style-name="Text_20_body">
      <style:paragraph-properties fo:text-align="justify" style:justify-single-word="false"/>
      <style:text-properties fo:language="ru" fo:country="RU" officeooo:paragraph-rsid="02dfa2bc"/>
    </style:style>
    <style:style style:name="P364" style:family="paragraph" style:parent-style-name="Text_20_body">
      <style:paragraph-properties fo:text-align="justify" style:justify-single-word="false"/>
      <style:text-properties fo:language="ru" fo:country="RU" officeooo:rsid="02e1317e" officeooo:paragraph-rsid="02e27a9b"/>
    </style:style>
    <style:style style:name="P365" style:family="paragraph" style:parent-style-name="Text_20_body">
      <style:paragraph-properties fo:text-align="justify" style:justify-single-word="false"/>
      <style:text-properties fo:language="ru" fo:country="RU" officeooo:rsid="02e27a9b" officeooo:paragraph-rsid="02e27a9b"/>
    </style:style>
    <style:style style:name="P366" style:family="paragraph" style:parent-style-name="Text_20_body">
      <style:paragraph-properties fo:text-align="justify" style:justify-single-word="false"/>
      <style:text-properties fo:language="ru" fo:country="RU" officeooo:paragraph-rsid="02e27a9b"/>
    </style:style>
    <style:style style:name="P367" style:family="paragraph" style:parent-style-name="Text_20_body">
      <style:paragraph-properties fo:text-align="justify" style:justify-single-word="false"/>
      <style:text-properties officeooo:paragraph-rsid="02e27a9b"/>
    </style:style>
    <style:style style:name="P368" style:family="paragraph" style:parent-style-name="Text_20_body">
      <style:paragraph-properties fo:text-align="justify" style:justify-single-word="false"/>
      <style:text-properties officeooo:rsid="020e61d0" fo:background-color="#ffff00"/>
    </style:style>
    <style:style style:name="P369"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70" style:family="paragraph" style:parent-style-name="Text_20_body">
      <style:paragraph-properties fo:text-align="justify" style:justify-single-word="false" fo:text-indent="0.1965in" style:auto-text-indent="false"/>
      <style:text-properties fo:language="ru" fo:country="RU"/>
    </style:style>
    <style:style style:name="P371"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72" style:family="paragraph" style:parent-style-name="Text_20_body">
      <style:paragraph-properties fo:text-align="justify" style:justify-single-word="false"/>
      <style:text-properties officeooo:paragraph-rsid="02e676ea"/>
    </style:style>
    <style:style style:name="P373" style:family="paragraph" style:parent-style-name="Standard">
      <style:paragraph-properties fo:text-align="justify" style:justify-single-word="false"/>
      <style:text-properties fo:language="ru" fo:country="RU" fo:font-style="italic" style:font-style-asian="italic" style:font-style-complex="italic"/>
    </style:style>
    <style:style style:name="P374" style:family="paragraph" style:parent-style-name="Standard">
      <style:paragraph-properties fo:text-align="justify" style:justify-single-word="false" fo:text-indent="0.1965in" style:auto-text-indent="false"/>
      <style:text-properties fo:language="ru" fo:country="RU"/>
    </style:style>
    <style:style style:name="P375" style:family="paragraph" style:parent-style-name="Text_20_body">
      <style:paragraph-properties fo:text-align="justify" style:justify-single-word="false"/>
      <style:text-properties fo:language="ru" fo:country="RU" officeooo:paragraph-rsid="00c42bee"/>
    </style:style>
    <style:style style:name="P376" style:family="paragraph" style:parent-style-name="Text_20_body">
      <style:paragraph-properties fo:text-align="justify" style:justify-single-word="false"/>
      <style:text-properties fo:language="ru" fo:country="RU" officeooo:rsid="02e6dc44" officeooo:paragraph-rsid="02e6dc44"/>
    </style:style>
    <style:style style:name="P377" style:family="paragraph" style:parent-style-name="Text_20_body">
      <style:paragraph-properties fo:text-align="justify" style:justify-single-word="false"/>
      <style:text-properties fo:language="ru" fo:country="RU" officeooo:paragraph-rsid="02e6dc44"/>
    </style:style>
    <style:style style:name="P378" style:family="paragraph" style:parent-style-name="Footnote">
      <style:text-properties fo:language="ru" fo:country="RU" officeooo:rsid="0125e8b5" officeooo:paragraph-rsid="0125e8b5"/>
    </style:style>
    <style:style style:name="P379" style:family="paragraph" style:parent-style-name="Text_20_body">
      <style:paragraph-properties fo:text-align="justify" style:justify-single-word="false"/>
      <style:text-properties fo:language="ru" fo:country="RU" officeooo:paragraph-rsid="00c55d43"/>
    </style:style>
    <style:style style:name="P380" style:family="paragraph" style:parent-style-name="Text_20_body">
      <style:paragraph-properties fo:text-align="justify" style:justify-single-word="false"/>
      <style:text-properties fo:language="ru" fo:country="RU" officeooo:paragraph-rsid="02ebeba3"/>
    </style:style>
    <style:style style:name="P381" style:family="paragraph" style:parent-style-name="Text_20_body">
      <style:paragraph-properties fo:text-align="justify" style:justify-single-word="false"/>
      <style:text-properties fo:language="ru" fo:country="RU" officeooo:rsid="02f20ba1" officeooo:paragraph-rsid="02f20ba1"/>
    </style:style>
    <style:style style:name="P382" style:family="paragraph" style:parent-style-name="Text_20_body">
      <style:paragraph-properties fo:text-align="justify" style:justify-single-word="false"/>
      <style:text-properties fo:language="ru" fo:country="RU" officeooo:paragraph-rsid="00c7853d"/>
    </style:style>
    <style:style style:name="P383" style:family="paragraph" style:parent-style-name="Text_20_body">
      <style:paragraph-properties fo:text-align="justify" style:justify-single-word="false"/>
      <style:text-properties fo:language="ru" fo:country="RU" officeooo:paragraph-rsid="00c9804a"/>
    </style:style>
    <style:style style:name="P384" style:family="paragraph" style:parent-style-name="Text_20_body">
      <style:paragraph-properties fo:text-align="justify" style:justify-single-word="false">
        <style:tab-stops/>
      </style:paragraph-properties>
      <style:text-properties fo:language="ru" fo:country="RU"/>
    </style:style>
    <style:style style:name="P385" style:family="paragraph" style:parent-style-name="Text_20_body">
      <style:paragraph-properties fo:text-align="justify" style:justify-single-word="false"/>
      <style:text-properties fo:language="ru" fo:country="RU" officeooo:paragraph-rsid="00c9df80"/>
    </style:style>
    <style:style style:name="P386" style:family="paragraph" style:parent-style-name="Text_20_body">
      <style:paragraph-properties fo:text-align="justify" style:justify-single-word="false"/>
      <style:text-properties fo:language="ru" fo:country="RU" officeooo:rsid="02fc01e8"/>
    </style:style>
    <style:style style:name="P387" style:family="paragraph" style:parent-style-name="Text_20_body">
      <style:paragraph-properties fo:text-align="justify" style:justify-single-word="false"/>
      <style:text-properties fo:language="ru" fo:country="RU" officeooo:rsid="02fc01e8" officeooo:paragraph-rsid="02fc01e8"/>
    </style:style>
    <style:style style:name="P388" style:family="paragraph" style:parent-style-name="Text_20_body">
      <style:paragraph-properties fo:text-align="justify" style:justify-single-word="false"/>
      <style:text-properties fo:language="ru" fo:country="RU" officeooo:rsid="02fe2371" officeooo:paragraph-rsid="03035b6f"/>
    </style:style>
    <style:style style:name="P389" style:family="paragraph" style:parent-style-name="Text_20_body">
      <style:paragraph-properties fo:text-align="justify" style:justify-single-word="false"/>
      <style:text-properties fo:language="ru" fo:country="RU" officeooo:paragraph-rsid="030289dc"/>
    </style:style>
    <style:style style:name="P390" style:family="paragraph" style:parent-style-name="Text_20_body">
      <style:paragraph-properties fo:text-align="justify" style:justify-single-word="false"/>
      <style:text-properties fo:language="ru" fo:country="RU" officeooo:paragraph-rsid="03080c9e"/>
    </style:style>
    <style:style style:name="P391" style:family="paragraph" style:parent-style-name="Text_20_body">
      <style:paragraph-properties fo:text-align="justify" style:justify-single-word="false"/>
      <style:text-properties fo:language="ru" fo:country="RU" officeooo:paragraph-rsid="00cf434c"/>
    </style:style>
    <style:style style:name="P392" style:family="paragraph" style:parent-style-name="Text_20_body">
      <style:paragraph-properties fo:text-align="justify" style:justify-single-word="false"/>
      <style:text-properties fo:language="ru" fo:country="RU" officeooo:rsid="00cf434c" officeooo:paragraph-rsid="00cf434c"/>
    </style:style>
    <style:style style:name="P393" style:family="paragraph" style:parent-style-name="Text_20_body">
      <style:paragraph-properties fo:text-align="justify" style:justify-single-word="false"/>
      <style:text-properties fo:language="ru" fo:country="RU" officeooo:paragraph-rsid="00d0e1ad"/>
    </style:style>
    <style:style style:name="P394" style:family="paragraph" style:parent-style-name="Text_20_body">
      <style:paragraph-properties fo:text-align="justify" style:justify-single-word="false"/>
      <style:text-properties fo:language="ru" fo:country="RU" officeooo:paragraph-rsid="00d2c268"/>
    </style:style>
    <style:style style:name="P395" style:family="paragraph" style:parent-style-name="Text_20_body">
      <style:paragraph-properties fo:text-align="justify" style:justify-single-word="false"/>
      <style:text-properties fo:language="ru" fo:country="RU" officeooo:paragraph-rsid="00d3f096"/>
    </style:style>
    <style:style style:name="P396" style:family="paragraph" style:parent-style-name="Text_20_body">
      <style:paragraph-properties fo:text-align="justify" style:justify-single-word="false"/>
      <style:text-properties fo:language="ru" fo:country="RU" officeooo:paragraph-rsid="00d3e2cb"/>
    </style:style>
    <style:style style:name="P397" style:family="paragraph" style:parent-style-name="Text_20_body">
      <style:paragraph-properties fo:text-align="justify" style:justify-single-word="false"/>
      <style:text-properties fo:language="ru" fo:country="RU" officeooo:paragraph-rsid="00d4e6e2"/>
    </style:style>
    <style:style style:name="P398" style:family="paragraph" style:parent-style-name="Text_20_body">
      <style:paragraph-properties fo:text-align="justify" style:justify-single-word="false"/>
      <style:text-properties fo:language="ru" fo:country="RU" officeooo:paragraph-rsid="00d5b7f7"/>
    </style:style>
    <style:style style:name="P399" style:family="paragraph" style:parent-style-name="Text_20_body">
      <style:paragraph-properties fo:text-align="justify" style:justify-single-word="false"/>
      <style:text-properties fo:language="ru" fo:country="RU" officeooo:paragraph-rsid="030ca716"/>
    </style:style>
    <style:style style:name="P400" style:family="paragraph" style:parent-style-name="Text_20_body">
      <style:paragraph-properties fo:text-align="justify" style:justify-single-word="false"/>
      <style:text-properties fo:language="ru" fo:country="RU" officeooo:paragraph-rsid="00d5de4b"/>
    </style:style>
    <style:style style:name="P401" style:family="paragraph" style:parent-style-name="Text_20_body">
      <style:paragraph-properties fo:text-align="justify" style:justify-single-word="false"/>
      <style:text-properties fo:language="ru" fo:country="RU" officeooo:paragraph-rsid="00d66c4c"/>
    </style:style>
    <style:style style:name="P402" style:family="paragraph" style:parent-style-name="Text_20_body">
      <style:paragraph-properties fo:text-align="justify" style:justify-single-word="false"/>
      <style:text-properties fo:language="ru" fo:country="RU" officeooo:paragraph-rsid="030f40bd"/>
    </style:style>
    <style:style style:name="P403" style:family="paragraph" style:parent-style-name="Text_20_body">
      <style:paragraph-properties fo:text-align="justify" style:justify-single-word="false"/>
      <style:text-properties fo:language="ru" fo:country="RU" officeooo:paragraph-rsid="00d67e1b"/>
    </style:style>
    <style:style style:name="P404" style:family="paragraph" style:parent-style-name="Text_20_body">
      <style:paragraph-properties fo:text-align="justify" style:justify-single-word="false"/>
      <style:text-properties fo:language="ru" fo:country="RU" officeooo:paragraph-rsid="00d92365"/>
    </style:style>
    <style:style style:name="P405" style:family="paragraph" style:parent-style-name="Text_20_body">
      <style:paragraph-properties fo:text-align="justify" style:justify-single-word="false"/>
      <style:text-properties fo:language="ru" fo:country="RU" officeooo:paragraph-rsid="00dab151"/>
    </style:style>
    <style:style style:name="P406" style:family="paragraph" style:parent-style-name="Text_20_body">
      <style:paragraph-properties fo:text-align="justify" style:justify-single-word="false"/>
      <style:text-properties fo:language="ru" fo:country="RU" officeooo:paragraph-rsid="00dcffd1"/>
    </style:style>
    <style:style style:name="P407" style:family="paragraph" style:parent-style-name="Text_20_body">
      <style:paragraph-properties fo:text-align="justify" style:justify-single-word="false"/>
      <style:text-properties fo:language="ru" fo:country="RU" officeooo:paragraph-rsid="00dd0704"/>
    </style:style>
    <style:style style:name="P408" style:family="paragraph" style:parent-style-name="Text_20_body">
      <style:paragraph-properties fo:text-align="justify" style:justify-single-word="false"/>
      <style:text-properties fo:language="ru" fo:country="RU" officeooo:rsid="0316d8c8" officeooo:paragraph-rsid="0316d8c8"/>
    </style:style>
    <style:style style:name="P409" style:family="paragraph" style:parent-style-name="Text_20_body">
      <style:paragraph-properties fo:text-align="justify" style:justify-single-word="false"/>
      <style:text-properties fo:language="ru" fo:country="RU" officeooo:paragraph-rsid="00deb913"/>
    </style:style>
    <style:style style:name="P410" style:family="paragraph" style:parent-style-name="Text_20_body">
      <style:paragraph-properties fo:text-align="justify" style:justify-single-word="false"/>
      <style:text-properties fo:language="uk" fo:country="UA"/>
    </style:style>
    <style:style style:name="P411" style:family="paragraph" style:parent-style-name="Text_20_body">
      <style:paragraph-properties fo:text-align="justify" style:justify-single-word="false"/>
      <style:text-properties fo:language="ru" fo:country="RU" officeooo:paragraph-rsid="00df28e8"/>
    </style:style>
    <style:style style:name="P412" style:family="paragraph" style:parent-style-name="Text_20_body">
      <style:paragraph-properties fo:text-align="justify" style:justify-single-word="false"/>
      <style:text-properties officeooo:paragraph-rsid="00e1c528"/>
    </style:style>
    <style:style style:name="P413" style:family="paragraph" style:parent-style-name="Text_20_body">
      <style:paragraph-properties fo:text-align="justify" style:justify-single-word="false"/>
      <style:text-properties officeooo:paragraph-rsid="00dfe376"/>
    </style:style>
    <style:style style:name="P414" style:family="paragraph" style:parent-style-name="Text_20_body">
      <style:paragraph-properties fo:text-align="justify" style:justify-single-word="false">
        <style:tab-stops>
          <style:tab-stop style:position="4.1083in"/>
        </style:tab-stops>
      </style:paragraph-properties>
    </style:style>
    <style:style style:name="P415" style:family="paragraph" style:parent-style-name="Text_20_body">
      <style:paragraph-properties fo:text-align="justify" style:justify-single-word="false"/>
      <style:text-properties fo:language="ru" fo:country="RU" officeooo:paragraph-rsid="00dfe376"/>
    </style:style>
    <style:style style:name="P416" style:family="paragraph" style:parent-style-name="Text_20_body">
      <style:paragraph-properties fo:text-align="justify" style:justify-single-word="false"/>
      <style:text-properties officeooo:paragraph-rsid="00e032c2"/>
    </style:style>
    <style:style style:name="P417" style:family="paragraph" style:parent-style-name="Text_20_body">
      <style:paragraph-properties fo:text-align="justify" style:justify-single-word="false"/>
      <style:text-properties officeooo:paragraph-rsid="00e2c59b"/>
    </style:style>
    <style:style style:name="P418" style:family="paragraph" style:parent-style-name="Heading_20_2">
      <style:paragraph-properties fo:text-align="center" style:justify-single-word="false"/>
      <style:text-properties fo:language="ru" fo:country="RU" officeooo:paragraph-rsid="031bbfed"/>
    </style:style>
    <style:style style:name="P419"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20" style:family="paragraph" style:parent-style-name="Text_20_body">
      <style:paragraph-properties fo:text-align="justify" style:justify-single-word="false"/>
      <style:text-properties fo:language="ru" fo:country="RU" officeooo:paragraph-rsid="031bbfed"/>
    </style:style>
    <style:style style:name="P421" style:family="paragraph" style:parent-style-name="Text_20_body">
      <style:paragraph-properties fo:text-align="justify" style:justify-single-word="false"/>
      <style:text-properties fo:language="ru" fo:country="RU" officeooo:paragraph-rsid="00e42614"/>
    </style:style>
    <style:style style:name="P422" style:family="paragraph" style:parent-style-name="Text_20_body">
      <style:paragraph-properties fo:text-align="justify" style:justify-single-word="false"/>
      <style:text-properties fo:language="ru" fo:country="RU" officeooo:paragraph-rsid="00e6945b"/>
    </style:style>
    <style:style style:name="P423" style:family="paragraph" style:parent-style-name="Text_20_body">
      <style:paragraph-properties fo:text-align="justify" style:justify-single-word="false"/>
      <style:text-properties fo:language="ru" fo:country="RU" officeooo:paragraph-rsid="00e8e4e5"/>
    </style:style>
    <style:style style:name="P424"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25"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26"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27" style:family="paragraph" style:parent-style-name="Text_20_body">
      <style:paragraph-properties fo:text-align="justify" style:justify-single-word="false"/>
      <style:text-properties fo:language="ru" fo:country="RU" officeooo:rsid="00e8e4e5" officeooo:paragraph-rsid="00e8e4e5"/>
    </style:style>
    <style:style style:name="P428" style:family="paragraph" style:parent-style-name="Text_20_body">
      <style:paragraph-properties fo:text-align="justify" style:justify-single-word="false"/>
      <style:text-properties fo:language="ru" fo:country="RU" officeooo:rsid="00e9a721" officeooo:paragraph-rsid="00e9a721"/>
    </style:style>
    <style:style style:name="P429"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30"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31" style:family="paragraph" style:parent-style-name="Text_20_body">
      <style:paragraph-properties fo:text-align="justify" style:justify-single-word="false"/>
      <style:text-properties fo:language="ru" fo:country="RU" officeooo:rsid="00ecc719" officeooo:paragraph-rsid="00ecc719"/>
    </style:style>
    <style:style style:name="P432" style:family="paragraph" style:parent-style-name="Text_20_body">
      <style:paragraph-properties fo:text-align="justify" style:justify-single-word="false"/>
      <style:text-properties fo:language="ru" fo:country="RU" officeooo:rsid="00edd762" officeooo:paragraph-rsid="00edd762"/>
    </style:style>
    <style:style style:name="P433" style:family="paragraph" style:parent-style-name="Text_20_body">
      <style:paragraph-properties fo:text-align="justify" style:justify-single-word="false"/>
      <style:text-properties fo:language="ru" fo:country="RU" officeooo:rsid="00f7e6ff" officeooo:paragraph-rsid="00f7e6ff"/>
    </style:style>
    <style:style style:name="P434" style:family="paragraph" style:parent-style-name="Text_20_body">
      <style:paragraph-properties fo:text-align="justify" style:justify-single-word="false"/>
      <style:text-properties fo:language="ru" fo:country="RU" officeooo:rsid="00edd762" officeooo:paragraph-rsid="00f0898b"/>
    </style:style>
    <style:style style:name="P435" style:family="paragraph" style:parent-style-name="Text_20_body">
      <style:paragraph-properties fo:text-align="justify" style:justify-single-word="false"/>
      <style:text-properties fo:language="ru" fo:country="RU" officeooo:rsid="00eec376" officeooo:paragraph-rsid="00f4fb4d"/>
    </style:style>
    <style:style style:name="P436" style:family="paragraph" style:parent-style-name="Text_20_body">
      <style:paragraph-properties fo:text-align="justify" style:justify-single-word="false"/>
      <style:text-properties fo:language="ru" fo:country="RU" officeooo:rsid="00f0898b" officeooo:paragraph-rsid="00f0898b"/>
    </style:style>
    <style:style style:name="P437" style:family="paragraph" style:parent-style-name="Text_20_body">
      <style:paragraph-properties fo:text-align="justify" style:justify-single-word="false"/>
      <style:text-properties fo:language="ru" fo:country="RU" officeooo:rsid="00f0898b" officeooo:paragraph-rsid="00f82e8c"/>
    </style:style>
    <style:style style:name="P438" style:family="paragraph" style:parent-style-name="Text_20_body">
      <style:paragraph-properties fo:text-align="justify" style:justify-single-word="false"/>
      <style:text-properties fo:language="ru" fo:country="RU" officeooo:rsid="00f12515" officeooo:paragraph-rsid="00f12515"/>
    </style:style>
    <style:style style:name="P439" style:family="paragraph" style:parent-style-name="Text_20_body">
      <style:paragraph-properties fo:text-align="justify" style:justify-single-word="false"/>
      <style:text-properties fo:language="ru" fo:country="RU" officeooo:rsid="00f33f88" officeooo:paragraph-rsid="00f33f88"/>
    </style:style>
    <style:style style:name="P440" style:family="paragraph" style:parent-style-name="Text_20_body">
      <style:paragraph-properties fo:text-align="justify" style:justify-single-word="false"/>
      <style:text-properties fo:language="ru" fo:country="RU" officeooo:rsid="00f4fb4d" officeooo:paragraph-rsid="00f4fb4d"/>
    </style:style>
    <style:style style:name="P441" style:family="paragraph" style:parent-style-name="Text_20_body">
      <style:paragraph-properties fo:text-align="justify" style:justify-single-word="false"/>
      <style:text-properties fo:language="ru" fo:country="RU" officeooo:rsid="00f5062f" officeooo:paragraph-rsid="00f5062f"/>
    </style:style>
    <style:style style:name="P442" style:family="paragraph" style:parent-style-name="Text_20_body">
      <style:paragraph-properties fo:text-align="justify" style:justify-single-word="false"/>
      <style:text-properties fo:language="ru" fo:country="RU" officeooo:rsid="00fa90f5" officeooo:paragraph-rsid="00fa90f5"/>
    </style:style>
    <style:style style:name="P443" style:family="paragraph" style:parent-style-name="Text_20_body">
      <style:paragraph-properties fo:text-align="justify" style:justify-single-word="false"/>
      <style:text-properties fo:language="ru" fo:country="RU" officeooo:rsid="00fbc5f1" officeooo:paragraph-rsid="00fbc5f1"/>
    </style:style>
    <style:style style:name="P444" style:family="paragraph" style:parent-style-name="Text_20_body">
      <style:paragraph-properties fo:text-align="justify" style:justify-single-word="false"/>
      <style:text-properties fo:language="ru" fo:country="RU" officeooo:rsid="00fc8b22" officeooo:paragraph-rsid="00fc8b22"/>
    </style:style>
    <style:style style:name="P445" style:family="paragraph" style:parent-style-name="Text_20_body">
      <style:paragraph-properties fo:text-align="justify" style:justify-single-word="false"/>
      <style:text-properties fo:language="ru" fo:country="RU" officeooo:rsid="010142e3" officeooo:paragraph-rsid="010142e3"/>
    </style:style>
    <style:style style:name="P446" style:family="paragraph" style:parent-style-name="Text_20_body">
      <style:paragraph-properties fo:text-align="justify" style:justify-single-word="false"/>
      <style:text-properties fo:language="ru" fo:country="RU" officeooo:rsid="0101af7b" officeooo:paragraph-rsid="0101af7b"/>
    </style:style>
    <style:style style:name="P447" style:family="paragraph" style:parent-style-name="Text_20_body">
      <style:paragraph-properties fo:text-align="justify" style:justify-single-word="false"/>
      <style:text-properties fo:language="ru" fo:country="RU" officeooo:rsid="0101af7b" officeooo:paragraph-rsid="01053f6d"/>
    </style:style>
    <style:style style:name="P448" style:family="paragraph" style:parent-style-name="Text_20_body">
      <style:paragraph-properties fo:text-align="justify" style:justify-single-word="false"/>
      <style:text-properties fo:language="ru" fo:country="RU" officeooo:rsid="01037842" officeooo:paragraph-rsid="0106c4e9"/>
    </style:style>
    <style:style style:name="P449" style:family="paragraph" style:parent-style-name="Text_20_body">
      <style:paragraph-properties fo:text-align="justify" style:justify-single-word="false"/>
      <style:text-properties fo:language="ru" fo:country="RU" officeooo:rsid="01037842" officeooo:paragraph-rsid="0108ae8b"/>
    </style:style>
    <style:style style:name="P450" style:family="paragraph" style:parent-style-name="Text_20_body">
      <style:paragraph-properties fo:text-align="justify" style:justify-single-word="false"/>
      <style:text-properties fo:language="ru" fo:country="RU" officeooo:rsid="0108ae8b" officeooo:paragraph-rsid="0108ae8b"/>
    </style:style>
    <style:style style:name="P451" style:family="paragraph" style:parent-style-name="Text_20_body">
      <style:paragraph-properties fo:text-align="justify" style:justify-single-word="false"/>
      <style:text-properties fo:language="ru" fo:country="RU" officeooo:rsid="010a7c81" officeooo:paragraph-rsid="010a7c81"/>
    </style:style>
    <style:style style:name="P452" style:family="paragraph" style:parent-style-name="Text_20_body">
      <style:paragraph-properties fo:text-align="justify" style:justify-single-word="false"/>
      <style:text-properties fo:language="ru" fo:country="RU" officeooo:paragraph-rsid="010a7c81"/>
    </style:style>
    <style:style style:name="P453" style:family="paragraph" style:parent-style-name="Text_20_body">
      <style:paragraph-properties fo:text-align="justify" style:justify-single-word="false"/>
      <style:text-properties fo:language="ru" fo:country="RU" officeooo:paragraph-rsid="010b2c97"/>
    </style:style>
    <style:style style:name="P454" style:family="paragraph" style:parent-style-name="Text_20_body">
      <style:paragraph-properties fo:text-align="justify" style:justify-single-word="false"/>
      <style:text-properties fo:language="ru" fo:country="RU" officeooo:rsid="010b2c97" officeooo:paragraph-rsid="010b2c97"/>
    </style:style>
    <style:style style:name="P455" style:family="paragraph" style:parent-style-name="Text_20_body">
      <style:paragraph-properties fo:text-align="justify" style:justify-single-word="false"/>
      <style:text-properties fo:language="ru" fo:country="RU" officeooo:paragraph-rsid="0330a244"/>
    </style:style>
    <style:style style:name="P456" style:family="paragraph" style:parent-style-name="Footnote">
      <style:text-properties fo:language="ru" fo:country="RU" officeooo:rsid="03318a22"/>
    </style:style>
    <style:style style:name="P457" style:family="paragraph" style:parent-style-name="Footnote">
      <style:paragraph-properties fo:text-align="justify" style:justify-single-word="false"/>
      <style:text-properties fo:language="ru" fo:country="RU" officeooo:rsid="03318a22"/>
    </style:style>
    <style:style style:name="P458" style:family="paragraph" style:parent-style-name="Footnote">
      <style:paragraph-properties fo:text-align="center" style:justify-single-word="false"/>
      <style:text-properties fo:language="ru" fo:country="RU" officeooo:rsid="03334325" officeooo:paragraph-rsid="03334325"/>
    </style:style>
    <style:style style:name="P459" style:family="paragraph" style:parent-style-name="Footnote">
      <style:paragraph-properties fo:text-align="justify" style:justify-single-word="false"/>
      <style:text-properties fo:language="ru" fo:country="RU" officeooo:rsid="03334325" officeooo:paragraph-rsid="03334325"/>
    </style:style>
    <style:style style:name="P460" style:family="paragraph" style:parent-style-name="Footnote">
      <style:paragraph-properties fo:text-align="justify" style:justify-single-word="false"/>
      <style:text-properties fo:language="ru" fo:country="RU" officeooo:rsid="03334325" officeooo:paragraph-rsid="03349f87"/>
    </style:style>
    <style:style style:name="P461" style:family="paragraph" style:parent-style-name="Text_20_body">
      <style:paragraph-properties fo:text-align="center" style:justify-single-word="false"/>
      <style:text-properties fo:language="ru" fo:country="RU" fo:background-color="#ffff00"/>
    </style:style>
    <style:style style:name="P462" style:family="paragraph" style:parent-style-name="Text_20_body">
      <style:text-properties fo:font-style="italic" style:font-style-asian="italic" style:font-style-complex="italic"/>
    </style:style>
    <style:style style:name="P463" style:family="paragraph" style:parent-style-name="Text_20_body">
      <style:text-properties fo:language="ru" fo:country="RU" fo:background-color="#ffff00"/>
    </style:style>
    <style:style style:name="P464" style:family="paragraph" style:parent-style-name="Text_20_body">
      <style:paragraph-properties fo:text-align="justify" style:justify-single-word="false"/>
      <style:text-properties fo:language="ru" fo:country="RU" officeooo:paragraph-rsid="0112548e"/>
    </style:style>
    <style:style style:name="P465" style:family="paragraph" style:parent-style-name="Text_20_body">
      <style:text-properties fo:language="ru" fo:country="RU" officeooo:paragraph-rsid="0112548e"/>
    </style:style>
    <style:style style:name="P466" style:family="paragraph" style:parent-style-name="Text_20_body">
      <style:paragraph-properties fo:text-align="justify" style:justify-single-word="false"/>
      <style:text-properties fo:language="ru" fo:country="RU" officeooo:paragraph-rsid="01137adc"/>
    </style:style>
    <style:style style:name="P467" style:family="paragraph" style:parent-style-name="Text_20_body">
      <style:paragraph-properties fo:text-align="justify" style:justify-single-word="false"/>
      <style:text-properties fo:language="ru" fo:country="RU" officeooo:paragraph-rsid="032595ae"/>
    </style:style>
    <style:style style:name="P468" style:family="paragraph" style:parent-style-name="Text_20_body">
      <style:paragraph-properties fo:text-align="justify" style:justify-single-word="false"/>
      <style:text-properties fo:background-color="#ffff00"/>
    </style:style>
    <style:style style:name="P469" style:family="paragraph" style:parent-style-name="Text_20_body">
      <style:text-properties officeooo:paragraph-rsid="0342dbf8"/>
    </style:style>
    <style:style style:name="P470" style:family="paragraph" style:parent-style-name="Text_20_body">
      <style:text-properties style:font-name="Liberation Serif" officeooo:paragraph-rsid="0342dbf8"/>
    </style:style>
    <style:style style:name="P471" style:family="paragraph" style:parent-style-name="Text_20_body">
      <style:text-properties officeooo:rsid="00579543" officeooo:paragraph-rsid="0342dbf8"/>
    </style:style>
    <style:style style:name="P472" style:family="paragraph" style:parent-style-name="Text_20_body">
      <style:paragraph-properties fo:text-align="justify" style:justify-single-word="false"/>
      <style:text-properties officeooo:rsid="017ac578" officeooo:paragraph-rsid="0342dbf8"/>
    </style:style>
    <style:style style:name="P473" style:family="paragraph" style:parent-style-name="Text_20_body">
      <style:paragraph-properties fo:text-align="justify" style:justify-single-word="false"/>
      <style:text-properties fo:color="#0000ff" loext:opacity="100%"/>
    </style:style>
    <style:style style:name="P474" style:family="paragraph" style:parent-style-name="Heading_20_1">
      <style:paragraph-properties fo:text-align="justify" style:justify-single-word="false"/>
    </style:style>
    <style:style style:name="P475" style:family="paragraph" style:parent-style-name="Standard">
      <style:paragraph-properties fo:text-align="justify" style:justify-single-word="false"/>
    </style:style>
    <style:style style:name="P476" style:family="paragraph" style:parent-style-name="Standard">
      <style:paragraph-properties fo:text-align="justify" style:justify-single-word="false"/>
      <style:text-properties officeooo:rsid="0015f766" officeooo:paragraph-rsid="0015f766"/>
    </style:style>
    <style:style style:name="P477" style:family="paragraph" style:parent-style-name="Standard">
      <style:paragraph-properties fo:text-align="justify" style:justify-single-word="false"/>
      <style:text-properties fo:language="en" fo:country="US" officeooo:rsid="02902bd3" officeooo:paragraph-rsid="02902bd3"/>
    </style:style>
    <style:style style:name="P478"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fo:language="uk" fo:country="UA" officeooo:rsid="03bef0d8"/>
    </style:style>
    <style:style style:name="T60" style:family="text">
      <style:text-properties officeooo:rsid="035f096c"/>
    </style:style>
    <style:style style:name="T61" style:family="text">
      <style:text-properties officeooo:rsid="0125e8b5"/>
    </style:style>
    <style:style style:name="T62" style:family="text">
      <style:text-properties fo:language="ru" fo:country="RU" fo:font-style="italic" fo:font-weight="bold" style:font-style-asian="italic" style:font-weight-asian="bold" style:font-style-complex="italic" style:font-weight-complex="bold"/>
    </style:style>
    <style:style style:name="T63" style:family="text">
      <style:text-properties officeooo:rsid="01275060"/>
    </style:style>
    <style:style style:name="T64" style:family="text">
      <style:text-properties officeooo:rsid="036000ba"/>
    </style:style>
    <style:style style:name="T65" style:family="text">
      <style:text-properties officeooo:rsid="01284bf3"/>
    </style:style>
    <style:style style:name="T66" style:family="text">
      <style:text-properties officeooo:rsid="0361d097"/>
    </style:style>
    <style:style style:name="T67" style:family="text">
      <style:text-properties officeooo:rsid="013ea3b9"/>
    </style:style>
    <style:style style:name="T68" style:family="text">
      <style:text-properties officeooo:rsid="01293ac6"/>
    </style:style>
    <style:style style:name="T69" style:family="text">
      <style:text-properties officeooo:rsid="03634c15"/>
    </style:style>
    <style:style style:name="T70" style:family="text">
      <style:text-properties officeooo:rsid="0364cad9"/>
    </style:style>
    <style:style style:name="T71" style:family="text">
      <style:text-properties officeooo:rsid="012ad6ce"/>
    </style:style>
    <style:style style:name="T72" style:family="text">
      <style:text-properties officeooo:rsid="012b8266"/>
    </style:style>
    <style:style style:name="T73" style:family="text">
      <style:text-properties officeooo:rsid="00e54b69"/>
    </style:style>
    <style:style style:name="T74" style:family="text">
      <style:text-properties officeooo:rsid="036642b7"/>
    </style:style>
    <style:style style:name="T75" style:family="text">
      <style:text-properties officeooo:rsid="0367a7e9"/>
    </style:style>
    <style:style style:name="T76" style:family="text">
      <style:text-properties officeooo:rsid="036b0558"/>
    </style:style>
    <style:style style:name="T77" style:family="text">
      <style:text-properties fo:language="en" fo:country="US" officeooo:rsid="012f7eab"/>
    </style:style>
    <style:style style:name="T78" style:family="text">
      <style:text-properties officeooo:rsid="012f7eab"/>
    </style:style>
    <style:style style:name="T79" style:family="text">
      <style:text-properties officeooo:rsid="036c6e06"/>
    </style:style>
    <style:style style:name="T80" style:family="text">
      <style:text-properties officeooo:rsid="01358f9a"/>
    </style:style>
    <style:style style:name="T81" style:family="text">
      <style:text-properties fo:language="ru" fo:country="RU" officeooo:rsid="01358f9a"/>
    </style:style>
    <style:style style:name="T82" style:family="text">
      <style:text-properties fo:language="ru" fo:country="RU" officeooo:rsid="01375ae7"/>
    </style:style>
    <style:style style:name="T83" style:family="text">
      <style:text-properties fo:language="ru" fo:country="RU" officeooo:rsid="036ec0fb"/>
    </style:style>
    <style:style style:name="T84" style:family="text">
      <style:text-properties fo:language="ru" fo:country="RU" officeooo:rsid="0371d76a"/>
    </style:style>
    <style:style style:name="T85" style:family="text">
      <style:text-properties officeooo:rsid="0371d76a"/>
    </style:style>
    <style:style style:name="T86" style:family="text">
      <style:text-properties officeooo:rsid="0137763b"/>
    </style:style>
    <style:style style:name="T87" style:family="text">
      <style:text-properties officeooo:rsid="036ec0fb"/>
    </style:style>
    <style:style style:name="T88" style:family="text">
      <style:text-properties fo:language="en" fo:country="US" officeooo:rsid="0371d76a"/>
    </style:style>
    <style:style style:name="T89" style:family="text">
      <style:text-properties fo:language="en" fo:country="US" officeooo:rsid="0373b16f"/>
    </style:style>
    <style:style style:name="T90" style:family="text">
      <style:text-properties officeooo:rsid="0373b16f"/>
    </style:style>
    <style:style style:name="T91" style:family="text">
      <style:text-properties officeooo:rsid="037da120"/>
    </style:style>
    <style:style style:name="T92" style:family="text">
      <style:text-properties fo:language="ru" fo:country="RU" officeooo:rsid="0373d97d"/>
    </style:style>
    <style:style style:name="T93" style:family="text">
      <style:text-properties officeooo:rsid="0373d97d"/>
    </style:style>
    <style:style style:name="T94" style:family="text">
      <style:text-properties officeooo:rsid="013a2fc4"/>
    </style:style>
    <style:style style:name="T95" style:family="text">
      <style:text-properties officeooo:rsid="036ff5a1"/>
    </style:style>
    <style:style style:name="T96" style:family="text">
      <style:text-properties officeooo:rsid="013ac21f"/>
    </style:style>
    <style:style style:name="T97" style:family="text">
      <style:text-properties officeooo:rsid="03740b3e"/>
    </style:style>
    <style:style style:name="T98" style:family="text">
      <style:text-properties officeooo:rsid="013c7221"/>
    </style:style>
    <style:style style:name="T99" style:family="text">
      <style:text-properties officeooo:rsid="0375605b"/>
    </style:style>
    <style:style style:name="T100" style:family="text">
      <style:text-properties officeooo:rsid="013cb4a5"/>
    </style:style>
    <style:style style:name="T101" style:family="text">
      <style:text-properties fo:language="ru" fo:country="RU" officeooo:rsid="0375605b"/>
    </style:style>
    <style:style style:name="T102" style:family="text">
      <style:text-properties fo:language="ru" fo:country="RU" officeooo:rsid="013d46cf"/>
    </style:style>
    <style:style style:name="T103" style:family="text">
      <style:text-properties fo:language="ru" fo:country="RU" fo:font-style="italic" fo:background-color="#ffffff" loext:char-shading-value="0" style:font-style-asian="italic" style:font-style-complex="italic"/>
    </style:style>
    <style:style style:name="T104" style:family="text">
      <style:text-properties fo:language="ru" fo:country="RU" fo:font-style="italic" officeooo:rsid="013ea3b9" style:font-style-asian="italic" style:font-style-complex="italic"/>
    </style:style>
    <style:style style:name="T105" style:family="text">
      <style:text-properties fo:language="ru" fo:country="RU" fo:font-style="italic" officeooo:rsid="0375605b" style:font-style-asian="italic" style:font-style-complex="italic"/>
    </style:style>
    <style:style style:name="T106" style:family="text">
      <style:text-properties officeooo:rsid="03774106"/>
    </style:style>
    <style:style style:name="T107" style:family="text">
      <style:text-properties officeooo:rsid="037914bd"/>
    </style:style>
    <style:style style:name="T108" style:family="text">
      <style:text-properties officeooo:rsid="013ee979"/>
    </style:style>
    <style:style style:name="T109" style:family="text">
      <style:text-properties officeooo:rsid="013f8d6e"/>
    </style:style>
    <style:style style:name="T110" style:family="text">
      <style:text-properties officeooo:rsid="037af1fd"/>
    </style:style>
    <style:style style:name="T111" style:family="text">
      <style:text-properties officeooo:rsid="013fa266"/>
    </style:style>
    <style:style style:name="T112" style:family="text">
      <style:text-properties fo:language="en" fo:country="US" officeooo:rsid="013fa266"/>
    </style:style>
    <style:style style:name="T113" style:family="text">
      <style:text-properties officeooo:rsid="037be2ba"/>
    </style:style>
    <style:style style:name="T114" style:family="text">
      <style:text-properties fo:language="en" fo:country="US" officeooo:rsid="037da120"/>
    </style:style>
    <style:style style:name="T115" style:family="text">
      <style:text-properties officeooo:rsid="014263d4"/>
    </style:style>
    <style:style style:name="T116" style:family="text">
      <style:text-properties officeooo:rsid="037f9e1a"/>
    </style:style>
    <style:style style:name="T117" style:family="text">
      <style:text-properties officeooo:rsid="014674be"/>
    </style:style>
    <style:style style:name="T118" style:family="text">
      <style:text-properties officeooo:rsid="01433e7a"/>
    </style:style>
    <style:style style:name="T119" style:family="text">
      <style:text-properties officeooo:rsid="01447f41"/>
    </style:style>
    <style:style style:name="T120" style:family="text">
      <style:text-properties officeooo:rsid="01457772"/>
    </style:style>
    <style:style style:name="T121" style:family="text">
      <style:text-properties officeooo:rsid="038299ff"/>
    </style:style>
    <style:style style:name="T122" style:family="text">
      <style:text-properties officeooo:rsid="0145a802"/>
    </style:style>
    <style:style style:name="T123" style:family="text">
      <style:text-properties fo:language="uk" fo:country="UA" officeooo:rsid="0383b163"/>
    </style:style>
    <style:style style:name="T124" style:family="text">
      <style:text-properties officeooo:rsid="0383b163"/>
    </style:style>
    <style:style style:name="T125" style:family="text">
      <style:text-properties officeooo:rsid="0145ae70"/>
    </style:style>
    <style:style style:name="T126" style:family="text">
      <style:text-properties officeooo:rsid="0385338a"/>
    </style:style>
    <style:style style:name="T127" style:family="text">
      <style:text-properties fo:language="ru" fo:country="RU" officeooo:rsid="0385338a"/>
    </style:style>
    <style:style style:name="T128" style:family="text">
      <style:text-properties officeooo:rsid="01465c08"/>
    </style:style>
    <style:style style:name="T129" style:family="text">
      <style:text-properties officeooo:rsid="0386e5a1"/>
    </style:style>
    <style:style style:name="T130" style:family="text">
      <style:text-properties officeooo:rsid="03bef0d8"/>
    </style:style>
    <style:style style:name="T131" style:family="text">
      <style:text-properties officeooo:rsid="00106065"/>
    </style:style>
    <style:style style:name="T132" style:family="text">
      <style:text-properties fo:language="ru" fo:country="RU" officeooo:rsid="03882166"/>
    </style:style>
    <style:style style:name="T133" style:family="text">
      <style:text-properties fo:language="ru" fo:country="RU" officeooo:rsid="014674be"/>
    </style:style>
    <style:style style:name="T134" style:family="text">
      <style:text-properties fo:language="ru" fo:country="RU" officeooo:rsid="00106065"/>
    </style:style>
    <style:style style:name="T135" style:family="text">
      <style:text-properties fo:language="ru" fo:country="RU" officeooo:rsid="00128647" fo:background-color="transparent" loext:char-shading-value="0"/>
    </style:style>
    <style:style style:name="T136" style:family="text">
      <style:text-properties fo:language="ru" fo:country="RU" officeooo:rsid="014674be" fo:background-color="transparent" loext:char-shading-value="0"/>
    </style:style>
    <style:style style:name="T137" style:family="text">
      <style:text-properties officeooo:rsid="00128647"/>
    </style:style>
    <style:style style:name="T138" style:family="text">
      <style:text-properties officeooo:rsid="03882166"/>
    </style:style>
    <style:style style:name="T139" style:family="text">
      <style:text-properties officeooo:rsid="00142792"/>
    </style:style>
    <style:style style:name="T140" style:family="text">
      <style:text-properties officeooo:rsid="001d3aa6"/>
    </style:style>
    <style:style style:name="T141" style:family="text">
      <style:text-properties fo:language="ru" fo:country="RU" officeooo:rsid="00175913"/>
    </style:style>
    <style:style style:name="T142" style:family="text">
      <style:text-properties fo:language="ru" fo:country="RU" officeooo:rsid="01485a13"/>
    </style:style>
    <style:style style:name="T143" style:family="text">
      <style:text-properties fo:language="ru" fo:country="RU" officeooo:rsid="00189af1"/>
    </style:style>
    <style:style style:name="T144" style:family="text">
      <style:text-properties officeooo:rsid="0389f786"/>
    </style:style>
    <style:style style:name="T145" style:family="text">
      <style:text-properties officeooo:rsid="00189af1"/>
    </style:style>
    <style:style style:name="T146" style:family="text">
      <style:text-properties officeooo:rsid="01497b7f"/>
    </style:style>
    <style:style style:name="T147" style:family="text">
      <style:text-properties officeooo:rsid="014db8a3"/>
    </style:style>
    <style:style style:name="T148" style:family="text">
      <style:text-properties officeooo:rsid="038a7e62"/>
    </style:style>
    <style:style style:name="T149" style:family="text">
      <style:text-properties officeooo:rsid="0019451a"/>
    </style:style>
    <style:style style:name="T150" style:family="text">
      <style:text-properties officeooo:rsid="014f426b"/>
    </style:style>
    <style:style style:name="T151" style:family="text">
      <style:text-properties officeooo:rsid="001a56c3"/>
    </style:style>
    <style:style style:name="T152" style:family="text">
      <style:text-properties fo:language="ru" fo:country="RU" officeooo:rsid="038a7e62"/>
    </style:style>
    <style:style style:name="T153" style:family="text">
      <style:text-properties fo:language="ru" fo:country="RU" officeooo:rsid="03bef0d8"/>
    </style:style>
    <style:style style:name="T154" style:family="text">
      <style:text-properties fo:language="en" fo:country="US" officeooo:rsid="03bef0d8"/>
    </style:style>
    <style:style style:name="T155" style:family="text">
      <style:text-properties officeooo:rsid="038ba0f6"/>
    </style:style>
    <style:style style:name="T156" style:family="text">
      <style:text-properties officeooo:rsid="038ed742"/>
    </style:style>
    <style:style style:name="T157" style:family="text">
      <style:text-properties officeooo:rsid="014c0632"/>
    </style:style>
    <style:style style:name="T158" style:family="text">
      <style:text-properties officeooo:rsid="014a09b6"/>
    </style:style>
    <style:style style:name="T159" style:family="text">
      <style:text-properties officeooo:rsid="0019ec28"/>
    </style:style>
    <style:style style:name="T160" style:family="text">
      <style:text-properties officeooo:rsid="001bd968"/>
    </style:style>
    <style:style style:name="T161" style:family="text">
      <style:text-properties fo:language="ru" fo:country="RU" fo:font-style="italic" officeooo:rsid="001d3aa6" style:font-style-asian="italic" style:font-style-complex="italic"/>
    </style:style>
    <style:style style:name="T162" style:family="text">
      <style:text-properties fo:language="ru" fo:country="RU" fo:font-style="italic" officeooo:rsid="014db8a3" style:font-style-asian="italic" style:font-style-complex="italic"/>
    </style:style>
    <style:style style:name="T163" style:family="text">
      <style:text-properties fo:language="ru" fo:country="RU" fo:font-style="italic" officeooo:rsid="03bd27fe" style:font-style-asian="italic" style:font-style-complex="italic"/>
    </style:style>
    <style:style style:name="T164" style:family="text">
      <style:text-properties fo:language="ru" fo:country="RU" fo:font-style="italic" officeooo:rsid="038eb069" style:font-style-asian="italic" style:font-style-complex="italic"/>
    </style:style>
    <style:style style:name="T165" style:family="text">
      <style:text-properties fo:language="en" fo:country="US" fo:font-style="italic" officeooo:rsid="038eb069" style:font-style-asian="italic" style:font-style-complex="italic"/>
    </style:style>
    <style:style style:name="T166" style:family="text">
      <style:text-properties officeooo:rsid="03bd27fe"/>
    </style:style>
    <style:style style:name="T167" style:family="text">
      <style:text-properties officeooo:rsid="038eb069"/>
    </style:style>
    <style:style style:name="T168" style:family="text">
      <style:text-properties officeooo:rsid="001efcaf"/>
    </style:style>
    <style:style style:name="T169" style:family="text">
      <style:text-properties fo:language="ru" fo:country="RU" fo:font-weight="bold" style:font-weight-asian="bold" style:font-weight-complex="bold"/>
    </style:style>
    <style:style style:name="T170" style:family="text">
      <style:text-properties fo:language="ru" fo:country="RU" officeooo:rsid="001efcaf"/>
    </style:style>
    <style:style style:name="T171" style:family="text">
      <style:text-properties fo:language="ru" fo:country="RU" officeooo:rsid="014db8a3"/>
    </style:style>
    <style:style style:name="T172" style:family="text">
      <style:text-properties fo:language="ru" fo:country="RU" officeooo:rsid="038ed742"/>
    </style:style>
    <style:style style:name="T173" style:family="text">
      <style:text-properties fo:language="ru" fo:country="RU" fo:background-color="#ffff00" loext:char-shading-value="0"/>
    </style:style>
    <style:style style:name="T174" style:family="text">
      <style:text-properties officeooo:rsid="0023abc8"/>
    </style:style>
    <style:style style:name="T175" style:family="text">
      <style:text-properties officeooo:rsid="014fe71d"/>
    </style:style>
    <style:style style:name="T176" style:family="text">
      <style:text-properties officeooo:rsid="038f772a"/>
    </style:style>
    <style:style style:name="T177" style:family="text">
      <style:text-properties officeooo:rsid="033a13c3"/>
    </style:style>
    <style:style style:name="T178" style:family="text">
      <style:text-properties officeooo:rsid="033a3c6b"/>
    </style:style>
    <style:style style:name="T179" style:family="text">
      <style:text-properties officeooo:rsid="00245709"/>
    </style:style>
    <style:style style:name="T180" style:family="text">
      <style:text-properties officeooo:rsid="01512429"/>
    </style:style>
    <style:style style:name="T181" style:family="text">
      <style:text-properties officeooo:rsid="039146f5"/>
    </style:style>
    <style:style style:name="T182" style:family="text">
      <style:text-properties officeooo:rsid="03c18b03"/>
    </style:style>
    <style:style style:name="T183" style:family="text">
      <style:text-properties fo:language="ru" fo:country="RU" fo:font-style="italic" officeooo:rsid="03c18b03" style:font-style-asian="italic" style:font-style-complex="italic"/>
    </style:style>
    <style:style style:name="T184" style:family="text">
      <style:text-properties fo:language="ru" fo:country="RU" fo:font-style="italic" officeooo:rsid="00245709" style:font-style-asian="italic" style:font-style-complex="italic"/>
    </style:style>
    <style:style style:name="T185" style:family="text">
      <style:text-properties fo:language="ru" fo:country="RU" fo:font-style="italic" officeooo:rsid="01512429" style:font-style-asian="italic" style:font-style-complex="italic"/>
    </style:style>
    <style:style style:name="T186" style:family="text">
      <style:text-properties officeooo:rsid="03a55697"/>
    </style:style>
    <style:style style:name="T187" style:family="text">
      <style:text-properties officeooo:rsid="03935ac4"/>
    </style:style>
    <style:style style:name="T188" style:family="text">
      <style:text-properties officeooo:rsid="00257d51"/>
    </style:style>
    <style:style style:name="T189" style:family="text">
      <style:text-properties fo:language="ru" fo:country="RU" fo:font-style="italic" officeooo:rsid="00257d51" style:font-style-asian="italic" style:font-style-complex="italic"/>
    </style:style>
    <style:style style:name="T190" style:family="text">
      <style:text-properties fo:language="ru" fo:country="RU" fo:font-style="italic" officeooo:rsid="03935ac4" style:font-style-asian="italic" style:font-style-complex="italic"/>
    </style:style>
    <style:style style:name="T191" style:family="text">
      <style:text-properties officeooo:rsid="002771ba"/>
    </style:style>
    <style:style style:name="T192" style:family="text">
      <style:text-properties fo:language="en" fo:country="US" officeooo:rsid="01523e4b"/>
    </style:style>
    <style:style style:name="T193" style:family="text">
      <style:text-properties officeooo:rsid="01523e4b"/>
    </style:style>
    <style:style style:name="T194" style:family="text">
      <style:text-properties fo:language="en" fo:country="US" officeooo:rsid="03bd27fe"/>
    </style:style>
    <style:style style:name="T195" style:family="text">
      <style:text-properties fo:language="ru" fo:country="RU" fo:font-style="italic" officeooo:rsid="002771ba" style:font-style-asian="italic" style:font-style-complex="italic"/>
    </style:style>
    <style:style style:name="T196" style:family="text">
      <style:text-properties fo:language="uk" fo:country="UA" officeooo:rsid="002771ba"/>
    </style:style>
    <style:style style:name="T197" style:family="text">
      <style:text-properties fo:language="en" fo:country="US" officeooo:rsid="002771ba"/>
    </style:style>
    <style:style style:name="T198" style:family="text">
      <style:text-properties officeooo:rsid="01535d7d"/>
    </style:style>
    <style:style style:name="T199" style:family="text">
      <style:text-properties fo:language="ru" fo:country="RU" fo:font-style="italic" officeooo:rsid="01535d7d" style:font-style-asian="italic" style:font-style-complex="italic"/>
    </style:style>
    <style:style style:name="T200" style:family="text">
      <style:text-properties fo:language="ru" fo:country="RU" fo:font-style="italic" officeooo:rsid="00293b82" style:font-style-asian="italic" style:font-style-complex="italic"/>
    </style:style>
    <style:style style:name="T201" style:family="text">
      <style:text-properties fo:language="en" fo:country="US" fo:font-style="italic" officeooo:rsid="03bd27fe" style:font-style-asian="italic" style:font-style-complex="italic"/>
    </style:style>
    <style:style style:name="T202" style:family="text">
      <style:text-properties officeooo:rsid="00293b82"/>
    </style:style>
    <style:style style:name="T203" style:family="text">
      <style:text-properties officeooo:rsid="0393edb5"/>
    </style:style>
    <style:style style:name="T204" style:family="text">
      <style:text-properties officeooo:rsid="0395dc87"/>
    </style:style>
    <style:style style:name="T205" style:family="text">
      <style:text-properties officeooo:rsid="03c09466"/>
    </style:style>
    <style:style style:name="T206" style:family="text">
      <style:text-properties fo:language="en" fo:country="US" officeooo:rsid="00293b82"/>
    </style:style>
    <style:style style:name="T207" style:family="text">
      <style:text-properties officeooo:rsid="00294ac5"/>
    </style:style>
    <style:style style:name="T208" style:family="text">
      <style:text-properties officeooo:rsid="039757cf"/>
    </style:style>
    <style:style style:name="T209" style:family="text">
      <style:text-properties officeooo:rsid="0397f55d"/>
    </style:style>
    <style:style style:name="T210" style:family="text">
      <style:text-properties officeooo:rsid="01551c7f"/>
    </style:style>
    <style:style style:name="T211" style:family="text">
      <style:text-properties officeooo:rsid="0029eef5"/>
    </style:style>
    <style:style style:name="T212" style:family="text">
      <style:text-properties officeooo:rsid="0156f9e1"/>
    </style:style>
    <style:style style:name="T213" style:family="text">
      <style:text-properties fo:language="en" fo:country="US" officeooo:rsid="01587ac8"/>
    </style:style>
    <style:style style:name="T214" style:family="text">
      <style:text-properties officeooo:rsid="002d1645"/>
    </style:style>
    <style:style style:name="T215" style:family="text">
      <style:text-properties officeooo:rsid="01587ac8"/>
    </style:style>
    <style:style style:name="T216" style:family="text">
      <style:text-properties officeooo:rsid="039aedd4"/>
    </style:style>
    <style:style style:name="T217" style:family="text">
      <style:text-properties officeooo:rsid="0159177f"/>
    </style:style>
    <style:style style:name="T218" style:family="text">
      <style:text-properties officeooo:rsid="01599755"/>
    </style:style>
    <style:style style:name="T219" style:family="text">
      <style:text-properties officeooo:rsid="015af736"/>
    </style:style>
    <style:style style:name="T220" style:family="text">
      <style:text-properties officeooo:rsid="0031bda6"/>
    </style:style>
    <style:style style:name="T221" style:family="text">
      <style:text-properties fo:language="uk" fo:country="UA" officeooo:rsid="039caf78"/>
    </style:style>
    <style:style style:name="T222" style:family="text">
      <style:text-properties officeooo:rsid="039cb1d3"/>
    </style:style>
    <style:style style:name="T223" style:family="text">
      <style:text-properties officeooo:rsid="03a75627"/>
    </style:style>
    <style:style style:name="T224" style:family="text">
      <style:text-properties officeooo:rsid="03a85cb0"/>
    </style:style>
    <style:style style:name="T225" style:family="text">
      <style:text-properties officeooo:rsid="015bdf05"/>
    </style:style>
    <style:style style:name="T226" style:family="text">
      <style:text-properties officeooo:rsid="039de290"/>
    </style:style>
    <style:style style:name="T227" style:family="text">
      <style:text-properties officeooo:rsid="002daf1c"/>
    </style:style>
    <style:style style:name="T228" style:family="text">
      <style:text-properties officeooo:rsid="015d323f"/>
    </style:style>
    <style:style style:name="T229" style:family="text">
      <style:text-properties officeooo:rsid="039f2c4f"/>
    </style:style>
    <style:style style:name="T230" style:family="text">
      <style:text-properties fo:language="en" fo:country="US" officeooo:rsid="03b2bf1a"/>
    </style:style>
    <style:style style:name="T231" style:family="text">
      <style:text-properties fo:font-style="normal" style:font-style-asian="normal" style:font-style-complex="normal"/>
    </style:style>
    <style:style style:name="T232" style:family="text">
      <style:text-properties officeooo:rsid="015ebb48"/>
    </style:style>
    <style:style style:name="T233" style:family="text">
      <style:text-properties officeooo:rsid="002de7fd"/>
    </style:style>
    <style:style style:name="T234" style:family="text">
      <style:text-properties fo:language="uk" fo:country="UA" officeooo:rsid="03a1d95e"/>
    </style:style>
    <style:style style:name="T235" style:family="text">
      <style:text-properties officeooo:rsid="03a1d95e"/>
    </style:style>
    <style:style style:name="T236" style:family="text">
      <style:text-properties officeooo:rsid="002fc175"/>
    </style:style>
    <style:style style:name="T237" style:family="text">
      <style:text-properties officeooo:rsid="03a1dd1b"/>
    </style:style>
    <style:style style:name="T238" style:family="text">
      <style:text-properties officeooo:rsid="03a393b0"/>
    </style:style>
    <style:style style:name="T239" style:family="text">
      <style:text-properties officeooo:rsid="015f21ca"/>
    </style:style>
    <style:style style:name="T240" style:family="text">
      <style:text-properties officeooo:rsid="03a99bb4"/>
    </style:style>
    <style:style style:name="T241" style:family="text">
      <style:text-properties officeooo:rsid="03ab5ada"/>
    </style:style>
    <style:style style:name="T242" style:family="text">
      <style:text-properties officeooo:rsid="0032d050"/>
    </style:style>
    <style:style style:name="T243" style:family="text">
      <style:text-properties officeooo:rsid="03ad2a2d"/>
    </style:style>
    <style:style style:name="T244" style:family="text">
      <style:text-properties officeooo:rsid="003497b2"/>
    </style:style>
    <style:style style:name="T245" style:family="text">
      <style:text-properties officeooo:rsid="016170ec"/>
    </style:style>
    <style:style style:name="T246" style:family="text">
      <style:text-properties officeooo:rsid="0161e639"/>
    </style:style>
    <style:style style:name="T247" style:family="text">
      <style:text-properties officeooo:rsid="03ad5f1a"/>
    </style:style>
    <style:style style:name="T248" style:family="text">
      <style:text-properties officeooo:rsid="00368471"/>
    </style:style>
    <style:style style:name="T249" style:family="text">
      <style:text-properties officeooo:rsid="03afff55"/>
    </style:style>
    <style:style style:name="T250" style:family="text">
      <style:text-properties officeooo:rsid="03afdc2d"/>
    </style:style>
    <style:style style:name="T251" style:family="text">
      <style:text-properties officeooo:rsid="03b1c542"/>
    </style:style>
    <style:style style:name="T252" style:family="text">
      <style:text-properties officeooo:rsid="03b0b1da"/>
    </style:style>
    <style:style style:name="T253" style:family="text">
      <style:text-properties fo:font-style="normal" style:text-underline-style="solid" style:text-underline-width="auto" style:text-underline-color="font-color" style:font-style-asian="normal" style:font-style-complex="normal"/>
    </style:style>
    <style:style style:name="T254" style:family="text">
      <style:text-properties officeooo:rsid="00371139"/>
    </style:style>
    <style:style style:name="T255" style:family="text">
      <style:text-properties officeooo:rsid="03403031"/>
    </style:style>
    <style:style style:name="T256" style:family="text">
      <style:text-properties officeooo:rsid="01632cd9"/>
    </style:style>
    <style:style style:name="T257" style:family="text">
      <style:text-properties officeooo:rsid="00388643"/>
    </style:style>
    <style:style style:name="T258" style:family="text">
      <style:text-properties officeooo:rsid="016332f3"/>
    </style:style>
    <style:style style:name="T259" style:family="text">
      <style:text-properties fo:language="en" fo:country="US" officeooo:rsid="00388643"/>
    </style:style>
    <style:style style:name="T260" style:family="text">
      <style:text-properties officeooo:rsid="0038ff35"/>
    </style:style>
    <style:style style:name="T261" style:family="text">
      <style:text-properties officeooo:rsid="0164510f"/>
    </style:style>
    <style:style style:name="T262" style:family="text">
      <style:text-properties officeooo:rsid="03b21c72"/>
    </style:style>
    <style:style style:name="T263" style:family="text">
      <style:text-properties fo:language="en" fo:country="US" officeooo:rsid="02d2bd55"/>
    </style:style>
    <style:style style:name="T264" style:family="text">
      <style:text-properties officeooo:rsid="00e85a2a"/>
    </style:style>
    <style:style style:name="T265" style:family="text">
      <style:text-properties officeooo:rsid="0020d2cb"/>
    </style:style>
    <style:style style:name="T266" style:family="text">
      <style:text-properties fo:language="ru" fo:country="RU" fo:font-style="italic" officeooo:rsid="016487c0" style:font-style-asian="italic" style:font-style-complex="italic"/>
    </style:style>
    <style:style style:name="T267" style:family="text">
      <style:text-properties officeooo:rsid="016487c0"/>
    </style:style>
    <style:style style:name="T268" style:family="text">
      <style:text-properties officeooo:rsid="016590f6"/>
    </style:style>
    <style:style style:name="T269" style:family="text">
      <style:text-properties officeooo:rsid="0039c9a7"/>
    </style:style>
    <style:style style:name="T270" style:family="text">
      <style:text-properties officeooo:rsid="01665d6e"/>
    </style:style>
    <style:style style:name="T271" style:family="text">
      <style:text-properties officeooo:rsid="003ad058"/>
    </style:style>
    <style:style style:name="T272" style:family="text">
      <style:text-properties officeooo:rsid="03b2bf1a"/>
    </style:style>
    <style:style style:name="T273" style:family="text">
      <style:text-properties fo:language="ru" fo:country="RU" officeooo:rsid="003ad058"/>
    </style:style>
    <style:style style:name="T274" style:family="text">
      <style:text-properties fo:language="ru" fo:country="RU" fo:background-color="transparent" loext:char-shading-value="0"/>
    </style:style>
    <style:style style:name="T275" style:family="text">
      <style:text-properties officeooo:rsid="03b34ad0"/>
    </style:style>
    <style:style style:name="T276" style:family="text">
      <style:text-properties officeooo:rsid="0166f18e"/>
    </style:style>
    <style:style style:name="T277" style:family="text">
      <style:text-properties fo:language="ru" fo:country="RU" officeooo:rsid="016b77cc"/>
    </style:style>
    <style:style style:name="T278" style:family="text">
      <style:text-properties fo:language="ru" fo:country="RU" officeooo:rsid="0166f18e"/>
    </style:style>
    <style:style style:name="T279" style:family="text">
      <style:text-properties officeooo:rsid="03b50049"/>
    </style:style>
    <style:style style:name="T280" style:family="text">
      <style:text-properties officeooo:rsid="003b2e0b"/>
    </style:style>
    <style:style style:name="T281" style:family="text">
      <style:text-properties officeooo:rsid="01686b23"/>
    </style:style>
    <style:style style:name="T282" style:family="text">
      <style:text-properties officeooo:rsid="03b53cc2"/>
    </style:style>
    <style:style style:name="T283" style:family="text">
      <style:text-properties officeooo:rsid="003d3fd1"/>
    </style:style>
    <style:style style:name="T284" style:family="text">
      <style:text-properties officeooo:rsid="003d44f6"/>
    </style:style>
    <style:style style:name="T285" style:family="text">
      <style:text-properties officeooo:rsid="0169f80c"/>
    </style:style>
    <style:style style:name="T286" style:family="text">
      <style:text-properties officeooo:rsid="0023f496"/>
    </style:style>
    <style:style style:name="T287" style:family="text">
      <style:text-properties officeooo:rsid="03b628a9"/>
    </style:style>
    <style:style style:name="T288" style:family="text">
      <style:text-properties officeooo:rsid="003e4773"/>
    </style:style>
    <style:style style:name="T289" style:family="text">
      <style:text-properties officeooo:rsid="001a0558"/>
    </style:style>
    <style:style style:name="T290" style:family="text">
      <style:text-properties officeooo:rsid="001b0292"/>
    </style:style>
    <style:style style:name="T291" style:family="text">
      <style:text-properties fo:language="uk" fo:country="UA" officeooo:rsid="0343689e"/>
    </style:style>
    <style:style style:name="T292" style:family="text">
      <style:text-properties fo:language="uk" fo:country="UA" officeooo:rsid="001b0292"/>
    </style:style>
    <style:style style:name="T293" style:family="text">
      <style:text-properties officeooo:rsid="0345132a"/>
    </style:style>
    <style:style style:name="T294" style:family="text">
      <style:text-properties officeooo:rsid="0023936e"/>
    </style:style>
    <style:style style:name="T295" style:family="text">
      <style:text-properties officeooo:rsid="00435abf"/>
    </style:style>
    <style:style style:name="T296" style:family="text">
      <style:text-properties officeooo:rsid="0043bd67"/>
    </style:style>
    <style:style style:name="T297" style:family="text">
      <style:text-properties officeooo:rsid="0043f448"/>
    </style:style>
    <style:style style:name="T298" style:family="text">
      <style:text-properties officeooo:rsid="016b9116"/>
    </style:style>
    <style:style style:name="T299" style:family="text">
      <style:text-properties officeooo:rsid="03b67fde"/>
    </style:style>
    <style:style style:name="T300" style:family="text">
      <style:text-properties officeooo:rsid="003fa225"/>
    </style:style>
    <style:style style:name="T301" style:family="text">
      <style:text-properties officeooo:rsid="0045d357"/>
    </style:style>
    <style:style style:name="T302" style:family="text">
      <style:text-properties officeooo:rsid="016c17f1"/>
    </style:style>
    <style:style style:name="T303" style:family="text">
      <style:text-properties officeooo:rsid="03b73abb"/>
    </style:style>
    <style:style style:name="T304" style:family="text">
      <style:text-properties officeooo:rsid="016c4889"/>
    </style:style>
    <style:style style:name="T305" style:family="text">
      <style:text-properties officeooo:rsid="00417b5e"/>
    </style:style>
    <style:style style:name="T306" style:family="text">
      <style:text-properties officeooo:rsid="0266b727"/>
    </style:style>
    <style:style style:name="T307" style:family="text">
      <style:text-properties officeooo:rsid="00464ac8"/>
    </style:style>
    <style:style style:name="T308" style:family="text">
      <style:text-properties officeooo:rsid="0219f04c"/>
    </style:style>
    <style:style style:name="T309" style:family="text">
      <style:text-properties officeooo:rsid="03b84e2d"/>
    </style:style>
    <style:style style:name="T310" style:family="text">
      <style:text-properties officeooo:rsid="03baf9e3"/>
    </style:style>
    <style:style style:name="T311" style:family="text">
      <style:text-properties fo:language="ru" fo:country="RU" fo:font-style="italic" officeooo:rsid="016cb477" style:font-style-asian="italic" style:font-style-complex="italic"/>
    </style:style>
    <style:style style:name="T312" style:family="text">
      <style:text-properties officeooo:rsid="03bc47b5"/>
    </style:style>
    <style:style style:name="T313" style:family="text">
      <style:text-properties officeooo:rsid="016cb477"/>
    </style:style>
    <style:style style:name="T314" style:family="text">
      <style:text-properties officeooo:rsid="00483ec4"/>
    </style:style>
    <style:style style:name="T315" style:family="text">
      <style:text-properties fo:language="en" fo:country="US" officeooo:rsid="016cc8cb"/>
    </style:style>
    <style:style style:name="T316" style:family="text">
      <style:text-properties officeooo:rsid="0048f92e"/>
    </style:style>
    <style:style style:name="T317" style:family="text">
      <style:text-properties officeooo:rsid="016cc8cb"/>
    </style:style>
    <style:style style:name="T318" style:family="text">
      <style:text-properties officeooo:rsid="03c18d4e"/>
    </style:style>
    <style:style style:name="T319" style:family="text">
      <style:text-properties officeooo:rsid="03c30c8f"/>
    </style:style>
    <style:style style:name="T320" style:family="text">
      <style:text-properties officeooo:rsid="016e21d1"/>
    </style:style>
    <style:style style:name="T321" style:family="text">
      <style:text-properties fo:language="ru" fo:country="RU" fo:font-style="italic" officeooo:rsid="016e21d1" style:font-style-asian="italic" style:font-style-complex="italic"/>
    </style:style>
    <style:style style:name="T322" style:family="text">
      <style:text-properties fo:language="ru" fo:country="RU" fo:font-style="italic" fo:background-color="transparent" loext:char-shading-value="0" style:font-style-asian="italic" style:font-style-complex="italic"/>
    </style:style>
    <style:style style:name="T323" style:family="text">
      <style:text-properties fo:language="ru" fo:country="RU" fo:font-style="italic" officeooo:rsid="016e21d1" fo:background-color="transparent" loext:char-shading-value="0" style:font-style-asian="italic" style:font-style-complex="italic"/>
    </style:style>
    <style:style style:name="T324" style:family="text">
      <style:text-properties fo:language="ru" fo:country="RU" fo:font-style="italic" officeooo:rsid="004b3f7e" style:font-style-asian="italic" style:font-style-complex="italic"/>
    </style:style>
    <style:style style:name="T325" style:family="text">
      <style:text-properties officeooo:rsid="016ef29d"/>
    </style:style>
    <style:style style:name="T326" style:family="text">
      <style:text-properties officeooo:rsid="03c47c93"/>
    </style:style>
    <style:style style:name="T327" style:family="text">
      <style:text-properties officeooo:rsid="004c8ae0"/>
    </style:style>
    <style:style style:name="T328" style:family="text">
      <style:text-properties officeooo:rsid="016f93f5"/>
    </style:style>
    <style:style style:name="T329" style:family="text">
      <style:text-properties officeooo:rsid="01806a3a"/>
    </style:style>
    <style:style style:name="T330" style:family="text">
      <style:text-properties fo:language="en" fo:country="US" officeooo:rsid="01806a3a"/>
    </style:style>
    <style:style style:name="T331" style:family="text">
      <style:text-properties officeooo:rsid="004e3c20"/>
    </style:style>
    <style:style style:name="T332" style:family="text">
      <style:text-properties officeooo:rsid="03c56baa"/>
    </style:style>
    <style:style style:name="T333" style:family="text">
      <style:text-properties fo:language="en" fo:country="US" officeooo:rsid="03c56baa"/>
    </style:style>
    <style:style style:name="T334" style:family="text">
      <style:text-properties officeooo:rsid="004fa8b5"/>
    </style:style>
    <style:style style:name="T335" style:family="text">
      <style:text-properties officeooo:rsid="01714923"/>
    </style:style>
    <style:style style:name="T336" style:family="text">
      <style:text-properties officeooo:rsid="01733b36"/>
    </style:style>
    <style:style style:name="T337" style:family="text">
      <style:text-properties officeooo:rsid="0175beba"/>
    </style:style>
    <style:style style:name="T338" style:family="text">
      <style:text-properties officeooo:rsid="01749e30"/>
    </style:style>
    <style:style style:name="T339" style:family="text">
      <style:text-properties officeooo:rsid="00501984"/>
    </style:style>
    <style:style style:name="T340" style:family="text">
      <style:text-properties officeooo:rsid="03c725e4"/>
    </style:style>
    <style:style style:name="T341" style:family="text">
      <style:text-properties officeooo:rsid="01777b68"/>
    </style:style>
    <style:style style:name="T342" style:family="text">
      <style:text-properties officeooo:rsid="0051c09a"/>
    </style:style>
    <style:style style:name="T343" style:family="text">
      <style:text-properties officeooo:rsid="0051d974"/>
    </style:style>
    <style:style style:name="T344" style:family="text">
      <style:text-properties officeooo:rsid="00539189"/>
    </style:style>
    <style:style style:name="T345" style:family="text">
      <style:text-properties officeooo:rsid="0178e366"/>
    </style:style>
    <style:style style:name="T346" style:family="text">
      <style:text-properties officeooo:rsid="005900c7"/>
    </style:style>
    <style:style style:name="T347" style:family="text">
      <style:text-properties officeooo:rsid="00554003"/>
    </style:style>
    <style:style style:name="T348" style:family="text">
      <style:text-properties officeooo:rsid="00570142"/>
    </style:style>
    <style:style style:name="T349" style:family="text">
      <style:text-properties officeooo:rsid="005c8284"/>
    </style:style>
    <style:style style:name="T350" style:family="text">
      <style:text-properties officeooo:rsid="005df5be"/>
    </style:style>
    <style:style style:name="T351" style:family="text">
      <style:text-properties officeooo:rsid="005fce4e"/>
    </style:style>
    <style:style style:name="T352" style:family="text">
      <style:text-properties officeooo:rsid="01803e46"/>
    </style:style>
    <style:style style:name="T353" style:family="text">
      <style:text-properties officeooo:rsid="01811b00"/>
    </style:style>
    <style:style style:name="T354" style:family="text">
      <style:text-properties fo:language="ru" fo:country="RU" officeooo:rsid="005fce4e"/>
    </style:style>
    <style:style style:name="T355" style:family="text">
      <style:text-properties fo:language="uk" fo:country="UA" officeooo:rsid="01811b00"/>
    </style:style>
    <style:style style:name="T356" style:family="text">
      <style:text-properties officeooo:rsid="00604dd9"/>
    </style:style>
    <style:style style:name="T357" style:family="text">
      <style:text-properties officeooo:rsid="0181caf3"/>
    </style:style>
    <style:style style:name="T358" style:family="text">
      <style:text-properties officeooo:rsid="00620f4f"/>
    </style:style>
    <style:style style:name="T359" style:family="text">
      <style:text-properties officeooo:rsid="0182e88c"/>
    </style:style>
    <style:style style:name="T360" style:family="text">
      <style:text-properties officeooo:rsid="02c8818e"/>
    </style:style>
    <style:style style:name="T361" style:family="text">
      <style:text-properties fo:background-color="transparent" loext:char-shading-value="0"/>
    </style:style>
    <style:style style:name="T362" style:family="text">
      <style:text-properties officeooo:rsid="00620f4f" fo:background-color="transparent" loext:char-shading-value="0"/>
    </style:style>
    <style:style style:name="T363" style:family="text">
      <style:text-properties officeooo:rsid="02c8818e" fo:background-color="transparent" loext:char-shading-value="0"/>
    </style:style>
    <style:style style:name="T364" style:family="text">
      <style:text-properties fo:language="en" fo:country="US" fo:background-color="transparent" loext:char-shading-value="0"/>
    </style:style>
    <style:style style:name="T365" style:family="text">
      <style:text-properties officeooo:rsid="02bc52bd" fo:background-color="transparent" loext:char-shading-value="0"/>
    </style:style>
    <style:style style:name="T366" style:family="text">
      <style:text-properties officeooo:rsid="02bd7010"/>
    </style:style>
    <style:style style:name="T367" style:family="text">
      <style:text-properties officeooo:rsid="01844685"/>
    </style:style>
    <style:style style:name="T368" style:family="text">
      <style:text-properties officeooo:rsid="02be4830"/>
    </style:style>
    <style:style style:name="T369" style:family="text">
      <style:text-properties officeooo:rsid="0063392e"/>
    </style:style>
    <style:style style:name="T370" style:family="text">
      <style:text-properties officeooo:rsid="02bf13f0"/>
    </style:style>
    <style:style style:name="T371" style:family="text">
      <style:text-properties officeooo:rsid="02ca76cb"/>
    </style:style>
    <style:style style:name="T372" style:family="text">
      <style:text-properties officeooo:rsid="00b5d039"/>
    </style:style>
    <style:style style:name="T373" style:family="text">
      <style:text-properties officeooo:rsid="02c2048f"/>
    </style:style>
    <style:style style:name="T374" style:family="text">
      <style:text-properties officeooo:rsid="018530e6"/>
    </style:style>
    <style:style style:name="T375" style:family="text">
      <style:text-properties officeooo:rsid="01c1f6c5"/>
    </style:style>
    <style:style style:name="T376" style:family="text">
      <style:text-properties officeooo:rsid="0065314c"/>
    </style:style>
    <style:style style:name="T377" style:family="text">
      <style:text-properties officeooo:rsid="02c70d1c"/>
    </style:style>
    <style:style style:name="T378" style:family="text">
      <style:text-properties officeooo:rsid="02c95515"/>
    </style:style>
    <style:style style:name="T379" style:family="text">
      <style:text-properties fo:language="uk" fo:country="UA" officeooo:rsid="02c95515"/>
    </style:style>
    <style:style style:name="T380" style:family="text">
      <style:text-properties officeooo:rsid="0342ad14"/>
    </style:style>
    <style:style style:name="T381" style:family="text">
      <style:text-properties officeooo:rsid="0185423d"/>
    </style:style>
    <style:style style:name="T382" style:family="text">
      <style:text-properties officeooo:rsid="00660bac"/>
    </style:style>
    <style:style style:name="T383" style:family="text">
      <style:text-properties officeooo:rsid="03281cb5"/>
    </style:style>
    <style:style style:name="T384" style:family="text">
      <style:text-properties fo:language="ru" fo:country="RU" officeooo:rsid="00660bac"/>
    </style:style>
    <style:style style:name="T385" style:family="text">
      <style:text-properties fo:language="ru" fo:country="RU" officeooo:rsid="0269b1a1"/>
    </style:style>
    <style:style style:name="T386" style:family="text">
      <style:text-properties fo:language="ru" fo:country="RU" officeooo:rsid="0185423d"/>
    </style:style>
    <style:style style:name="T387" style:family="text">
      <style:text-properties fo:language="ru" fo:country="RU" officeooo:rsid="03281cb5"/>
    </style:style>
    <style:style style:name="T388" style:family="text">
      <style:text-properties officeooo:rsid="03318a22"/>
    </style:style>
    <style:style style:name="T389" style:family="text">
      <style:text-properties officeooo:rsid="01871d14"/>
    </style:style>
    <style:style style:name="T390" style:family="text">
      <style:text-properties officeooo:rsid="02cc00e3"/>
    </style:style>
    <style:style style:name="T391" style:family="text">
      <style:text-properties officeooo:rsid="0269b1a1"/>
    </style:style>
    <style:style style:name="T392" style:family="text">
      <style:text-properties officeooo:rsid="0187c4f0"/>
    </style:style>
    <style:style style:name="T393" style:family="text">
      <style:text-properties officeooo:rsid="023fda63"/>
    </style:style>
    <style:style style:name="T394" style:family="text">
      <style:text-properties officeooo:rsid="01895e9a"/>
    </style:style>
    <style:style style:name="T395" style:family="text">
      <style:text-properties officeooo:rsid="0198a28c"/>
    </style:style>
    <style:style style:name="T396" style:family="text">
      <style:text-properties officeooo:rsid="00672e1d"/>
    </style:style>
    <style:style style:name="T397" style:family="text">
      <style:text-properties officeooo:rsid="0189bb4f"/>
    </style:style>
    <style:style style:name="T398" style:family="text">
      <style:text-properties officeooo:rsid="0179792e"/>
    </style:style>
    <style:style style:name="T399" style:family="text">
      <style:text-properties officeooo:rsid="00594b45"/>
    </style:style>
    <style:style style:name="T400" style:family="text">
      <style:text-properties officeooo:rsid="0059ed16"/>
    </style:style>
    <style:style style:name="T401" style:family="text">
      <style:text-properties officeooo:rsid="0179fcc4"/>
    </style:style>
    <style:style style:name="T402" style:family="text">
      <style:text-properties officeooo:rsid="017d611d"/>
    </style:style>
    <style:style style:name="T403" style:family="text">
      <style:text-properties officeooo:rsid="017a471f"/>
    </style:style>
    <style:style style:name="T404" style:family="text">
      <style:text-properties officeooo:rsid="017e4206"/>
    </style:style>
    <style:style style:name="T405" style:family="text">
      <style:text-properties fo:language="en" fo:country="US" officeooo:rsid="017e4206"/>
    </style:style>
    <style:style style:name="T406" style:family="text">
      <style:text-properties officeooo:rsid="017ecbbd"/>
    </style:style>
    <style:style style:name="T407" style:family="text">
      <style:text-properties officeooo:rsid="017bf20f"/>
    </style:style>
    <style:style style:name="T408" style:family="text">
      <style:text-properties officeooo:rsid="018c383e"/>
    </style:style>
    <style:style style:name="T409" style:family="text">
      <style:text-properties officeooo:rsid="0068f66d"/>
    </style:style>
    <style:style style:name="T410" style:family="text">
      <style:text-properties officeooo:rsid="006f2f79"/>
    </style:style>
    <style:style style:name="T411" style:family="text">
      <style:text-properties officeooo:rsid="02a7c2b4"/>
    </style:style>
    <style:style style:name="T412" style:family="text">
      <style:text-properties officeooo:rsid="019712b5"/>
    </style:style>
    <style:style style:name="T413" style:family="text">
      <style:text-properties officeooo:rsid="0190b13f"/>
    </style:style>
    <style:style style:name="T414" style:family="text">
      <style:text-properties officeooo:rsid="021f11d2"/>
    </style:style>
    <style:style style:name="T415" style:family="text">
      <style:text-properties fo:language="ru" fo:country="RU" officeooo:rsid="01954ef1"/>
    </style:style>
    <style:style style:name="T416" style:family="text">
      <style:text-properties fo:language="ru" fo:country="RU" officeooo:rsid="0219f04c"/>
    </style:style>
    <style:style style:name="T417" style:family="text">
      <style:text-properties fo:language="ru" fo:country="RU" officeooo:rsid="0209b684"/>
    </style:style>
    <style:style style:name="T418" style:family="text">
      <style:text-properties fo:language="ru" fo:country="RU" officeooo:rsid="01bb21d4"/>
    </style:style>
    <style:style style:name="T419" style:family="text">
      <style:text-properties officeooo:rsid="020e61d0"/>
    </style:style>
    <style:style style:name="T420" style:family="text">
      <style:text-properties officeooo:rsid="0215b99a"/>
    </style:style>
    <style:style style:name="T421" style:family="text">
      <style:text-properties fo:language="ru" fo:country="RU" officeooo:rsid="029fec50"/>
    </style:style>
    <style:style style:name="T422" style:family="text">
      <style:text-properties officeooo:rsid="021ca885"/>
    </style:style>
    <style:style style:name="T423" style:family="text">
      <style:text-properties officeooo:rsid="01930fbe"/>
    </style:style>
    <style:style style:name="T424" style:family="text">
      <style:text-properties officeooo:rsid="0070a512"/>
    </style:style>
    <style:style style:name="T425" style:family="text">
      <style:text-properties fo:language="en" fo:country="US" officeooo:rsid="0070a512"/>
    </style:style>
    <style:style style:name="T426" style:family="text">
      <style:text-properties fo:language="en" fo:country="US" officeooo:rsid="033d660b"/>
    </style:style>
    <style:style style:name="T427" style:family="text">
      <style:text-properties officeooo:rsid="033d660b"/>
    </style:style>
    <style:style style:name="T428" style:family="text">
      <style:text-properties officeooo:rsid="01cd5030"/>
    </style:style>
    <style:style style:name="T429" style:family="text">
      <style:text-properties officeooo:rsid="0291444e"/>
    </style:style>
    <style:style style:name="T430" style:family="text">
      <style:text-properties officeooo:rsid="0071f74f"/>
    </style:style>
    <style:style style:name="T431" style:family="text">
      <style:text-properties officeooo:rsid="01926465"/>
    </style:style>
    <style:style style:name="T432" style:family="text">
      <style:text-properties officeooo:rsid="0194c250"/>
    </style:style>
    <style:style style:name="T433" style:family="text">
      <style:text-properties fo:language="ru" fo:country="RU" officeooo:rsid="0196a32c"/>
    </style:style>
    <style:style style:name="T434" style:family="text">
      <style:text-properties officeooo:rsid="01974323"/>
    </style:style>
    <style:style style:name="T435" style:family="text">
      <style:text-properties fo:language="ru" fo:country="RU" officeooo:rsid="01b5c453"/>
    </style:style>
    <style:style style:name="T436" style:family="text">
      <style:text-properties fo:language="ru" fo:country="RU" officeooo:rsid="01dd4fc6"/>
    </style:style>
    <style:style style:name="T437" style:family="text">
      <style:text-properties fo:language="ru" fo:country="RU" officeooo:rsid="0291444e"/>
    </style:style>
    <style:style style:name="T438" style:family="text">
      <style:text-properties fo:language="ru" fo:country="RU" officeooo:rsid="01dfb230"/>
    </style:style>
    <style:style style:name="T439" style:family="text">
      <style:text-properties fo:language="ru" fo:country="RU" officeooo:rsid="01ddafc8"/>
    </style:style>
    <style:style style:name="T440" style:family="text">
      <style:text-properties fo:language="ru" fo:country="RU" officeooo:rsid="033d660b"/>
    </style:style>
    <style:style style:name="T441" style:family="text">
      <style:text-properties fo:language="ru" fo:country="RU" officeooo:rsid="020ff2e5"/>
    </style:style>
    <style:style style:name="T442" style:family="text">
      <style:text-properties fo:language="ru" fo:country="RU" officeooo:rsid="01e1626b"/>
    </style:style>
    <style:style style:name="T443" style:family="text">
      <style:text-properties fo:language="ru" fo:country="RU" officeooo:rsid="019b8b25"/>
    </style:style>
    <style:style style:name="T444" style:family="text">
      <style:text-properties officeooo:rsid="019b5cf0"/>
    </style:style>
    <style:style style:name="T445" style:family="text">
      <style:text-properties officeooo:rsid="02881ef3"/>
    </style:style>
    <style:style style:name="T446" style:family="text">
      <style:text-properties officeooo:rsid="01996254"/>
    </style:style>
    <style:style style:name="T447" style:family="text">
      <style:text-properties officeooo:rsid="019b8b25"/>
    </style:style>
    <style:style style:name="T448" style:family="text">
      <style:text-properties officeooo:rsid="019c568d"/>
    </style:style>
    <style:style style:name="T449" style:family="text">
      <style:text-properties officeooo:rsid="01b73872"/>
    </style:style>
    <style:style style:name="T450" style:family="text">
      <style:text-properties officeooo:rsid="01b24bda"/>
    </style:style>
    <style:style style:name="T451" style:family="text">
      <style:text-properties officeooo:rsid="019a01ec"/>
    </style:style>
    <style:style style:name="T452" style:family="text">
      <style:text-properties officeooo:rsid="029fec50"/>
    </style:style>
    <style:style style:name="T453" style:family="text">
      <style:text-properties officeooo:rsid="01e1626b"/>
    </style:style>
    <style:style style:name="T454" style:family="text">
      <style:text-properties officeooo:rsid="01c35d61"/>
    </style:style>
    <style:style style:name="T455" style:family="text">
      <style:text-properties fo:language="uk" fo:country="UA" officeooo:rsid="019ef4d3"/>
    </style:style>
    <style:style style:name="T456" style:family="text">
      <style:text-properties officeooo:rsid="019ef4d3"/>
    </style:style>
    <style:style style:name="T457" style:family="text">
      <style:text-properties officeooo:rsid="006ac469"/>
    </style:style>
    <style:style style:name="T458" style:family="text">
      <style:text-properties officeooo:rsid="01bf7519"/>
    </style:style>
    <style:style style:name="T459" style:family="text">
      <style:text-properties officeooo:rsid="0225e5a3"/>
    </style:style>
    <style:style style:name="T460" style:family="text">
      <style:text-properties officeooo:rsid="01a4f677"/>
    </style:style>
    <style:style style:name="T461" style:family="text">
      <style:text-properties officeooo:rsid="019d3aac"/>
    </style:style>
    <style:style style:name="T462" style:family="text">
      <style:text-properties officeooo:rsid="019ea527"/>
    </style:style>
    <style:style style:name="T463" style:family="text">
      <style:text-properties officeooo:rsid="019f5155"/>
    </style:style>
    <style:style style:name="T464" style:family="text">
      <style:text-properties officeooo:rsid="01bdfba5"/>
    </style:style>
    <style:style style:name="T465" style:family="text">
      <style:text-properties officeooo:rsid="01a16269"/>
    </style:style>
    <style:style style:name="T466" style:family="text">
      <style:text-properties officeooo:rsid="019fa002"/>
    </style:style>
    <style:style style:name="T467" style:family="text">
      <style:text-properties officeooo:rsid="01b348ae"/>
    </style:style>
    <style:style style:name="T468" style:family="text">
      <style:text-properties officeooo:rsid="0239bb71"/>
    </style:style>
    <style:style style:name="T469" style:family="text">
      <style:text-properties officeooo:rsid="01b5c453"/>
    </style:style>
    <style:style style:name="T470" style:family="text">
      <style:text-properties officeooo:rsid="01f5c338"/>
    </style:style>
    <style:style style:name="T471" style:family="text">
      <style:text-properties officeooo:rsid="01a241d0"/>
    </style:style>
    <style:style style:name="T472" style:family="text">
      <style:text-properties officeooo:rsid="02332fb1"/>
    </style:style>
    <style:style style:name="T473" style:family="text">
      <style:text-properties officeooo:rsid="020aae36"/>
    </style:style>
    <style:style style:name="T474" style:family="text">
      <style:text-properties officeooo:rsid="01eeeecd"/>
    </style:style>
    <style:style style:name="T475" style:family="text">
      <style:text-properties officeooo:rsid="02bc52bd"/>
    </style:style>
    <style:style style:name="T476" style:family="text">
      <style:text-properties officeooo:rsid="01a38650"/>
    </style:style>
    <style:style style:name="T477" style:family="text">
      <style:text-properties officeooo:rsid="01a67d6e"/>
    </style:style>
    <style:style style:name="T478" style:family="text">
      <style:text-properties officeooo:rsid="01a6a6ce"/>
    </style:style>
    <style:style style:name="T479" style:family="text">
      <style:text-properties officeooo:rsid="01a81b88"/>
    </style:style>
    <style:style style:name="T480" style:family="text">
      <style:text-properties officeooo:rsid="01fe4e34"/>
    </style:style>
    <style:style style:name="T481" style:family="text">
      <style:text-properties officeooo:rsid="01f7b1ba"/>
    </style:style>
    <style:style style:name="T482" style:family="text">
      <style:text-properties officeooo:rsid="01a7ac88"/>
    </style:style>
    <style:style style:name="T483" style:family="text">
      <style:text-properties officeooo:rsid="01b0569b"/>
    </style:style>
    <style:style style:name="T484" style:family="text">
      <style:text-properties officeooo:rsid="020ff2e5"/>
    </style:style>
    <style:style style:name="T485" style:family="text">
      <style:text-properties officeooo:rsid="01aa0103"/>
    </style:style>
    <style:style style:name="T486" style:family="text">
      <style:text-properties officeooo:rsid="0273dd5d"/>
    </style:style>
    <style:style style:name="T487" style:family="text">
      <style:text-properties officeooo:rsid="01ab17f5"/>
    </style:style>
    <style:style style:name="T488" style:family="text">
      <style:text-properties officeooo:rsid="01af21ce"/>
    </style:style>
    <style:style style:name="T489" style:family="text">
      <style:text-properties officeooo:rsid="006c507c"/>
    </style:style>
    <style:style style:name="T490" style:family="text">
      <style:text-properties fo:language="uk" fo:country="UA" officeooo:rsid="01f8c16c"/>
    </style:style>
    <style:style style:name="T491" style:family="text">
      <style:text-properties officeooo:rsid="01f8c16c"/>
    </style:style>
    <style:style style:name="T492" style:family="text">
      <style:text-properties officeooo:rsid="01fc5f06"/>
    </style:style>
    <style:style style:name="T493" style:family="text">
      <style:text-properties fo:language="uk" fo:country="UA" officeooo:rsid="01f962fc"/>
    </style:style>
    <style:style style:name="T494" style:family="text">
      <style:text-properties officeooo:rsid="01fae972"/>
    </style:style>
    <style:style style:name="T495" style:family="text">
      <style:text-properties fo:language="uk" fo:country="UA" officeooo:rsid="0219f04c"/>
    </style:style>
    <style:style style:name="T496" style:family="text">
      <style:text-properties officeooo:rsid="01f962fc"/>
    </style:style>
    <style:style style:name="T497" style:family="text">
      <style:text-properties officeooo:rsid="01acc310"/>
    </style:style>
    <style:style style:name="T498" style:family="text">
      <style:text-properties officeooo:rsid="01b03765"/>
    </style:style>
    <style:style style:name="T499" style:family="text">
      <style:text-properties officeooo:rsid="01ad4e25"/>
    </style:style>
    <style:style style:name="T500" style:family="text">
      <style:text-properties officeooo:rsid="01ef50cc"/>
    </style:style>
    <style:style style:name="T501" style:family="text">
      <style:text-properties officeooo:rsid="01b80b40"/>
    </style:style>
    <style:style style:name="T502" style:family="text">
      <style:text-properties officeooo:rsid="01bb21d4"/>
    </style:style>
    <style:style style:name="T503" style:family="text">
      <style:text-properties officeooo:rsid="033e0b61"/>
    </style:style>
    <style:style style:name="T504" style:family="text">
      <style:text-properties officeooo:rsid="01e30132"/>
    </style:style>
    <style:style style:name="T505" style:family="text">
      <style:text-properties fo:language="ru" fo:country="RU" officeooo:rsid="01acc310"/>
    </style:style>
    <style:style style:name="T506" style:family="text">
      <style:text-properties fo:language="ru" fo:country="RU" officeooo:rsid="01b80b40"/>
    </style:style>
    <style:style style:name="T507" style:family="text">
      <style:text-properties fo:language="ru" fo:country="RU" officeooo:rsid="01b0569b"/>
    </style:style>
    <style:style style:name="T508" style:family="text">
      <style:text-properties fo:language="ru" fo:country="RU" officeooo:rsid="01ef50cc"/>
    </style:style>
    <style:style style:name="T509" style:family="text">
      <style:text-properties fo:language="ru" fo:country="RU" officeooo:rsid="02a7c2b4"/>
    </style:style>
    <style:style style:name="T510" style:family="text">
      <style:text-properties officeooo:rsid="01b88544"/>
    </style:style>
    <style:style style:name="T511" style:family="text">
      <style:text-properties officeooo:rsid="020705e3"/>
    </style:style>
    <style:style style:name="T512" style:family="text">
      <style:text-properties officeooo:rsid="01ba40c3"/>
    </style:style>
    <style:style style:name="T513" style:family="text">
      <style:text-properties officeooo:rsid="01b95595"/>
    </style:style>
    <style:style style:name="T514" style:family="text">
      <style:text-properties officeooo:rsid="02b5eea8"/>
    </style:style>
    <style:style style:name="T515" style:family="text">
      <style:text-properties officeooo:rsid="01dfb230"/>
    </style:style>
    <style:style style:name="T516" style:family="text">
      <style:text-properties officeooo:rsid="01be1531"/>
    </style:style>
    <style:style style:name="T517" style:family="text">
      <style:text-properties officeooo:rsid="01c3df96"/>
    </style:style>
    <style:style style:name="T518" style:family="text">
      <style:text-properties officeooo:rsid="01fcd6e1"/>
    </style:style>
    <style:style style:name="T519" style:family="text">
      <style:text-properties officeooo:rsid="01c36cfa"/>
    </style:style>
    <style:style style:name="T520" style:family="text">
      <style:text-properties officeooo:rsid="01c4cbaf"/>
    </style:style>
    <style:style style:name="T521" style:family="text">
      <style:text-properties officeooo:rsid="01c63a72"/>
    </style:style>
    <style:style style:name="T522" style:family="text">
      <style:text-properties officeooo:rsid="01c52210"/>
    </style:style>
    <style:style style:name="T523" style:family="text">
      <style:text-properties officeooo:rsid="01c7d4a2"/>
    </style:style>
    <style:style style:name="T524" style:family="text">
      <style:text-properties officeooo:rsid="01c86c81"/>
    </style:style>
    <style:style style:name="T525" style:family="text">
      <style:text-properties officeooo:rsid="0204ae81"/>
    </style:style>
    <style:style style:name="T526" style:family="text">
      <style:text-properties fo:language="uk" fo:country="UA" officeooo:rsid="0291444e"/>
    </style:style>
    <style:style style:name="T527" style:family="text">
      <style:text-properties officeooo:rsid="01cd3aff"/>
    </style:style>
    <style:style style:name="T528" style:family="text">
      <style:text-properties officeooo:rsid="01c9bba0"/>
    </style:style>
    <style:style style:name="T529" style:family="text">
      <style:text-properties officeooo:rsid="01cd5ed6"/>
    </style:style>
    <style:style style:name="T530" style:family="text">
      <style:text-properties officeooo:rsid="01d7e2b6"/>
    </style:style>
    <style:style style:name="T531" style:family="text">
      <style:text-properties officeooo:rsid="006f00f1"/>
    </style:style>
    <style:style style:name="T532" style:family="text">
      <style:text-properties officeooo:rsid="00766ead"/>
    </style:style>
    <style:style style:name="T533" style:family="text">
      <style:text-properties officeooo:rsid="01d00caf"/>
    </style:style>
    <style:style style:name="T534" style:family="text">
      <style:text-properties officeooo:rsid="02cf0da1"/>
    </style:style>
    <style:style style:name="T535" style:family="text">
      <style:text-properties officeooo:rsid="02b00aac"/>
    </style:style>
    <style:style style:name="T536" style:family="text">
      <style:text-properties officeooo:rsid="0206666e"/>
    </style:style>
    <style:style style:name="T537" style:family="text">
      <style:text-properties officeooo:rsid="0207ed9a"/>
    </style:style>
    <style:style style:name="T538" style:family="text">
      <style:text-properties officeooo:rsid="021b8f2b"/>
    </style:style>
    <style:style style:name="T539" style:family="text">
      <style:text-properties officeooo:rsid="01d13f5b"/>
    </style:style>
    <style:style style:name="T540" style:family="text">
      <style:text-properties officeooo:rsid="01d97945"/>
    </style:style>
    <style:style style:name="T541" style:family="text">
      <style:text-properties officeooo:rsid="01dfd434"/>
    </style:style>
    <style:style style:name="T542" style:family="text">
      <style:text-properties officeooo:rsid="01d1d51e"/>
    </style:style>
    <style:style style:name="T543" style:family="text">
      <style:text-properties officeooo:rsid="0255d4b3"/>
    </style:style>
    <style:style style:name="T544" style:family="text">
      <style:text-properties officeooo:rsid="01d685cb"/>
    </style:style>
    <style:style style:name="T545" style:family="text">
      <style:text-properties officeooo:rsid="01d49ae4"/>
    </style:style>
    <style:style style:name="T546" style:family="text">
      <style:text-properties officeooo:rsid="01d6a431"/>
    </style:style>
    <style:style style:name="T547" style:family="text">
      <style:text-properties officeooo:rsid="01dca136"/>
    </style:style>
    <style:style style:name="T548" style:family="text">
      <style:text-properties fo:language="uk" fo:country="UA" officeooo:rsid="01d6a431"/>
    </style:style>
    <style:style style:name="T549" style:family="text">
      <style:text-properties fo:language="uk" fo:country="UA" officeooo:rsid="020e61d0"/>
    </style:style>
    <style:style style:name="T550" style:family="text">
      <style:text-properties officeooo:rsid="01ec4ae5"/>
    </style:style>
    <style:style style:name="T551" style:family="text">
      <style:text-properties officeooo:rsid="021bf5db"/>
    </style:style>
    <style:style style:name="T552" style:family="text">
      <style:text-properties officeooo:rsid="00774b12"/>
    </style:style>
    <style:style style:name="T553" style:family="text">
      <style:text-properties officeooo:rsid="01ce89c8"/>
    </style:style>
    <style:style style:name="T554" style:family="text">
      <style:text-properties officeooo:rsid="027b79d2"/>
    </style:style>
    <style:style style:name="T555" style:family="text">
      <style:text-properties officeooo:rsid="01db4946" fo:background-color="transparent" loext:char-shading-value="0"/>
    </style:style>
    <style:style style:name="T556" style:family="text">
      <style:text-properties officeooo:rsid="027b79d2" fo:background-color="transparent" loext:char-shading-value="0"/>
    </style:style>
    <style:style style:name="T557" style:family="text">
      <style:text-properties officeooo:rsid="021b8f2b" fo:background-color="transparent" loext:char-shading-value="0"/>
    </style:style>
    <style:style style:name="T558" style:family="text">
      <style:text-properties officeooo:rsid="01dca136" fo:background-color="transparent" loext:char-shading-value="0"/>
    </style:style>
    <style:style style:name="T559" style:family="text">
      <style:text-properties officeooo:rsid="01e42ae7" fo:background-color="transparent" loext:char-shading-value="0"/>
    </style:style>
    <style:style style:name="T560" style:family="text">
      <style:text-properties officeooo:rsid="01e48946"/>
    </style:style>
    <style:style style:name="T561" style:family="text">
      <style:text-properties officeooo:rsid="029c35f6"/>
    </style:style>
    <style:style style:name="T562" style:family="text">
      <style:text-properties officeooo:rsid="02512d1e"/>
    </style:style>
    <style:style style:name="T563" style:family="text">
      <style:text-properties officeooo:rsid="01e8560b"/>
    </style:style>
    <style:style style:name="T564" style:family="text">
      <style:text-properties officeooo:rsid="01e5523f"/>
    </style:style>
    <style:style style:name="T565" style:family="text">
      <style:text-properties officeooo:rsid="01eaae1c"/>
    </style:style>
    <style:style style:name="T566" style:family="text">
      <style:text-properties officeooo:rsid="01e607af"/>
    </style:style>
    <style:style style:name="T567" style:family="text">
      <style:text-properties fo:language="ru" fo:country="RU" officeooo:rsid="029c35f6"/>
    </style:style>
    <style:style style:name="T568" style:family="text">
      <style:text-properties fo:language="ru" fo:country="RU" officeooo:rsid="01eaae1c"/>
    </style:style>
    <style:style style:name="T569" style:family="text">
      <style:text-properties fo:language="ru" fo:country="RU" officeooo:rsid="01eeeecd"/>
    </style:style>
    <style:style style:name="T570" style:family="text">
      <style:text-properties fo:language="ru" fo:country="RU" officeooo:rsid="01eb7efa"/>
    </style:style>
    <style:style style:name="T571" style:family="text">
      <style:text-properties fo:language="ru" fo:country="RU" officeooo:rsid="01fcd6e1"/>
    </style:style>
    <style:style style:name="T572" style:family="text">
      <style:text-properties fo:language="ru" fo:country="RU" officeooo:rsid="01ec1d96"/>
    </style:style>
    <style:style style:name="T573" style:family="text">
      <style:text-properties fo:language="ru" fo:country="RU" officeooo:rsid="01ec4ae5"/>
    </style:style>
    <style:style style:name="T574" style:family="text">
      <style:text-properties fo:language="ru" fo:country="RU" officeooo:rsid="01f02364"/>
    </style:style>
    <style:style style:name="T575" style:family="text">
      <style:text-properties fo:language="ru" fo:country="RU" officeooo:rsid="01f4790e"/>
    </style:style>
    <style:style style:name="T576" style:family="text">
      <style:text-properties fo:language="ru" fo:country="RU" officeooo:rsid="01f5c338"/>
    </style:style>
    <style:style style:name="T577" style:family="text">
      <style:text-properties fo:language="ru" fo:country="RU" officeooo:rsid="020aae36"/>
    </style:style>
    <style:style style:name="T578" style:family="text">
      <style:text-properties fo:language="ru" fo:country="RU" officeooo:rsid="01f19a25"/>
    </style:style>
    <style:style style:name="T579" style:family="text">
      <style:text-properties fo:language="ru" fo:country="RU" officeooo:rsid="01f20548"/>
    </style:style>
    <style:style style:name="T580" style:family="text">
      <style:text-properties fo:language="ru" fo:country="RU" officeooo:rsid="021f11d2"/>
    </style:style>
    <style:style style:name="T581" style:family="text">
      <style:text-properties fo:language="ru" fo:country="RU" officeooo:rsid="01f3358c"/>
    </style:style>
    <style:style style:name="T582" style:family="text">
      <style:text-properties fo:language="ru" fo:country="RU" officeooo:rsid="02d051a2"/>
    </style:style>
    <style:style style:name="T583" style:family="text">
      <style:text-properties fo:language="ru" fo:country="RU" officeooo:rsid="033e0b61"/>
    </style:style>
    <style:style style:name="T584" style:family="text">
      <style:text-properties fo:language="ru" fo:country="RU" officeooo:rsid="01fe4e34"/>
    </style:style>
    <style:style style:name="T585" style:family="text">
      <style:text-properties fo:language="ru" fo:country="RU" officeooo:rsid="020705e3"/>
    </style:style>
    <style:style style:name="T586" style:family="text">
      <style:text-properties fo:language="ru" fo:country="RU" officeooo:rsid="021b8f2b"/>
    </style:style>
    <style:style style:name="T587" style:family="text">
      <style:text-properties fo:language="ru" fo:country="RU" officeooo:rsid="020e61d0"/>
    </style:style>
    <style:style style:name="T588" style:family="text">
      <style:text-properties fo:language="ru" fo:country="RU" officeooo:rsid="0239bb71"/>
    </style:style>
    <style:style style:name="T589" style:family="text">
      <style:text-properties fo:language="ru" fo:country="RU" officeooo:rsid="027b79d2" fo:background-color="transparent" loext:char-shading-value="0"/>
    </style:style>
    <style:style style:name="T590" style:family="text">
      <style:text-properties fo:language="ru" fo:country="RU" officeooo:rsid="0211ec1f"/>
    </style:style>
    <style:style style:name="T591" style:family="text">
      <style:text-properties fo:language="ru" fo:country="RU" officeooo:rsid="0215b99a" fo:background-color="transparent" loext:char-shading-value="0"/>
    </style:style>
    <style:style style:name="T592" style:family="text">
      <style:text-properties fo:language="ru" fo:country="RU" officeooo:rsid="0213e0e7"/>
    </style:style>
    <style:style style:name="T593" style:family="text">
      <style:text-properties fo:language="ru" fo:country="RU" officeooo:rsid="021bf5db"/>
    </style:style>
    <style:style style:name="T594" style:family="text">
      <style:text-properties fo:language="ru" fo:country="RU" officeooo:rsid="0277cb64"/>
    </style:style>
    <style:style style:name="T595" style:family="text">
      <style:text-properties fo:language="ru" fo:country="RU" officeooo:rsid="0266b727"/>
    </style:style>
    <style:style style:name="T596" style:family="text">
      <style:text-properties fo:language="ru" fo:country="RU" officeooo:rsid="0215b99a"/>
    </style:style>
    <style:style style:name="T597" style:family="text">
      <style:text-properties fo:language="ru" fo:country="RU" officeooo:rsid="021d65a4"/>
    </style:style>
    <style:style style:name="T598" style:family="text">
      <style:text-properties fo:language="ru" fo:country="RU" officeooo:rsid="024927e1"/>
    </style:style>
    <style:style style:name="T599" style:family="text">
      <style:text-properties fo:language="ru" fo:country="RU" officeooo:rsid="021e9d8a"/>
    </style:style>
    <style:style style:name="T600" style:family="text">
      <style:text-properties fo:language="ru" fo:country="RU" officeooo:rsid="0225e5a3"/>
    </style:style>
    <style:style style:name="T601" style:family="text">
      <style:text-properties officeooo:rsid="021d65a4"/>
    </style:style>
    <style:style style:name="T602" style:family="text">
      <style:text-properties fo:language="ru" fo:country="RU" officeooo:rsid="0217b3a0"/>
    </style:style>
    <style:style style:name="T603" style:family="text">
      <style:text-properties fo:language="ru" fo:country="RU" officeooo:rsid="02181aec"/>
    </style:style>
    <style:style style:name="T604" style:family="text">
      <style:text-properties fo:language="ru" fo:country="RU" officeooo:rsid="0222e4aa"/>
    </style:style>
    <style:style style:name="T605" style:family="text">
      <style:text-properties fo:language="ru" fo:country="RU" officeooo:rsid="0221356c"/>
    </style:style>
    <style:style style:name="T606" style:family="text">
      <style:text-properties fo:language="ru" fo:country="RU" officeooo:rsid="023bea3f"/>
    </style:style>
    <style:style style:name="T607" style:family="text">
      <style:text-properties fo:language="ru" fo:country="RU" officeooo:rsid="0220ac98"/>
    </style:style>
    <style:style style:name="T608" style:family="text">
      <style:text-properties fo:language="ru" fo:country="RU" officeooo:rsid="0259d7a1"/>
    </style:style>
    <style:style style:name="T609" style:family="text">
      <style:text-properties fo:language="ru" fo:country="RU" officeooo:rsid="02243361"/>
    </style:style>
    <style:style style:name="T610" style:family="text">
      <style:text-properties fo:language="ru" fo:country="RU" officeooo:rsid="02286627"/>
    </style:style>
    <style:style style:name="T611" style:family="text">
      <style:text-properties fo:language="ru" fo:country="RU" officeooo:rsid="022c5621"/>
    </style:style>
    <style:style style:name="T612" style:family="text">
      <style:text-properties fo:language="ru" fo:country="RU" officeooo:rsid="0201bde9"/>
    </style:style>
    <style:style style:name="T613" style:family="text">
      <style:text-properties fo:language="ru" fo:country="RU" officeooo:rsid="0224a67f"/>
    </style:style>
    <style:style style:name="T614" style:family="text">
      <style:text-properties fo:language="ru" fo:country="RU" officeooo:rsid="020d19e7"/>
    </style:style>
    <style:style style:name="T615" style:family="text">
      <style:text-properties fo:language="ru" fo:country="RU" officeooo:rsid="022de5ad"/>
    </style:style>
    <style:style style:name="T616" style:family="text">
      <style:text-properties fo:language="ru" fo:country="RU" officeooo:rsid="0280ef7a"/>
    </style:style>
    <style:style style:name="T617" style:family="text">
      <style:text-properties officeooo:rsid="022e906c"/>
    </style:style>
    <style:style style:name="T618" style:family="text">
      <style:text-properties officeooo:rsid="022c5621"/>
    </style:style>
    <style:style style:name="T619" style:family="text">
      <style:text-properties officeooo:rsid="023bea3f"/>
    </style:style>
    <style:style style:name="T620" style:family="text">
      <style:text-properties fo:language="ru" fo:country="RU" officeooo:rsid="022765cc"/>
    </style:style>
    <style:style style:name="T621" style:family="text">
      <style:text-properties officeooo:rsid="022b5ce6"/>
    </style:style>
    <style:style style:name="T622" style:family="text">
      <style:text-properties officeooo:rsid="022de5ad"/>
    </style:style>
    <style:style style:name="T623" style:family="text">
      <style:text-properties fo:language="uk" fo:country="UA" officeooo:rsid="022f687f"/>
    </style:style>
    <style:style style:name="T624" style:family="text">
      <style:text-properties fo:language="uk" fo:country="UA" officeooo:rsid="029fec50"/>
    </style:style>
    <style:style style:name="T625" style:family="text">
      <style:text-properties officeooo:rsid="0280ef7a"/>
    </style:style>
    <style:style style:name="T626" style:family="text">
      <style:text-properties officeooo:rsid="024927e1"/>
    </style:style>
    <style:style style:name="T627" style:family="text">
      <style:text-properties officeooo:rsid="0234ef63"/>
    </style:style>
    <style:style style:name="T628" style:family="text">
      <style:text-properties officeooo:rsid="02f8f0a6"/>
    </style:style>
    <style:style style:name="T629" style:family="text">
      <style:text-properties fo:language="ru" fo:country="RU" officeooo:rsid="02332fb1"/>
    </style:style>
    <style:style style:name="T630" style:family="text">
      <style:text-properties fo:language="ru" fo:country="RU" officeooo:rsid="0230527e"/>
    </style:style>
    <style:style style:name="T631" style:family="text">
      <style:text-properties fo:language="ru" fo:country="RU" officeooo:rsid="02349b46"/>
    </style:style>
    <style:style style:name="T632" style:family="text">
      <style:text-properties officeooo:rsid="023c9b65"/>
    </style:style>
    <style:style style:name="T633" style:family="text">
      <style:text-properties officeooo:rsid="023e167f"/>
    </style:style>
    <style:style style:name="T634" style:family="text">
      <style:text-properties officeooo:rsid="02396764"/>
    </style:style>
    <style:style style:name="T635" style:family="text">
      <style:text-properties officeooo:rsid="025335e4"/>
    </style:style>
    <style:style style:name="T636" style:family="text">
      <style:text-properties officeooo:rsid="023a13af"/>
    </style:style>
    <style:style style:name="T637" style:family="text">
      <style:text-properties officeooo:rsid="027cbcf9"/>
    </style:style>
    <style:style style:name="T638" style:family="text">
      <style:text-properties officeooo:rsid="0241ad41"/>
    </style:style>
    <style:style style:name="T639" style:family="text">
      <style:text-properties officeooo:rsid="025ffc1f"/>
    </style:style>
    <style:style style:name="T640" style:family="text">
      <style:text-properties fo:language="ru" fo:country="RU" officeooo:rsid="024334d7"/>
    </style:style>
    <style:style style:name="T641" style:family="text">
      <style:text-properties fo:language="ru" fo:country="RU" officeooo:rsid="0243b4c5"/>
    </style:style>
    <style:style style:name="T642" style:family="text">
      <style:text-properties fo:language="ru" fo:country="RU" officeooo:rsid="0245464d"/>
    </style:style>
    <style:style style:name="T643" style:family="text">
      <style:text-properties fo:language="uk" fo:country="UA" officeooo:rsid="0245464d"/>
    </style:style>
    <style:style style:name="T644" style:family="text">
      <style:text-properties fo:language="ru" fo:country="RU" officeooo:rsid="024baded"/>
    </style:style>
    <style:style style:name="T645" style:family="text">
      <style:text-properties fo:language="ru" fo:country="RU" officeooo:rsid="02d174ff"/>
    </style:style>
    <style:style style:name="T646" style:family="text">
      <style:text-properties officeooo:rsid="033ee3d4"/>
    </style:style>
    <style:style style:name="T647" style:family="text">
      <style:text-properties fo:language="ru" fo:country="RU" officeooo:rsid="02464cee"/>
    </style:style>
    <style:style style:name="T648" style:family="text">
      <style:text-properties fo:language="ru" fo:country="RU" officeooo:rsid="0245d1d9"/>
    </style:style>
    <style:style style:name="T649" style:family="text">
      <style:text-properties fo:language="ru" fo:country="RU" officeooo:rsid="02481fe2"/>
    </style:style>
    <style:style style:name="T650" style:family="text">
      <style:text-properties fo:language="ru" fo:country="RU" officeooo:rsid="024f45c1"/>
    </style:style>
    <style:style style:name="T651" style:family="text">
      <style:text-properties fo:language="ru" fo:country="RU" officeooo:rsid="027b79d2"/>
    </style:style>
    <style:style style:name="T652" style:family="text">
      <style:text-properties fo:language="ru" fo:country="RU" officeooo:rsid="033ee3d4"/>
    </style:style>
    <style:style style:name="T653" style:family="text">
      <style:text-properties fo:language="ru" fo:country="RU" officeooo:rsid="0255d4b3"/>
    </style:style>
    <style:style style:name="T654" style:family="text">
      <style:text-properties fo:language="ru" fo:country="RU" officeooo:rsid="024f0d2e"/>
    </style:style>
    <style:style style:name="T655" style:family="text">
      <style:text-properties fo:language="ru" fo:country="RU" officeooo:rsid="024edbac"/>
    </style:style>
    <style:style style:name="T656" style:family="text">
      <style:text-properties fo:language="ru" fo:country="RU" officeooo:rsid="02512d1e"/>
    </style:style>
    <style:style style:name="T657" style:family="text">
      <style:text-properties fo:language="ru" fo:country="RU" officeooo:rsid="027cbcf9"/>
    </style:style>
    <style:style style:name="T658" style:family="text">
      <style:text-properties fo:language="ru" fo:country="RU" officeooo:rsid="0252fb71"/>
    </style:style>
    <style:style style:name="T659" style:family="text">
      <style:text-properties fo:language="ru" fo:country="RU" officeooo:rsid="025335e4"/>
    </style:style>
    <style:style style:name="T660" style:family="text">
      <style:text-properties fo:language="ru" fo:country="RU" officeooo:rsid="0259c93d"/>
    </style:style>
    <style:style style:name="T661" style:family="text">
      <style:text-properties fo:language="ru" fo:country="RU" officeooo:rsid="025902fd"/>
    </style:style>
    <style:style style:name="T662" style:family="text">
      <style:text-properties fo:language="ru" fo:country="RU" officeooo:rsid="02594192"/>
    </style:style>
    <style:style style:name="T663" style:family="text">
      <style:text-properties fo:language="ru" fo:country="RU" officeooo:rsid="0255dd9d"/>
    </style:style>
    <style:style style:name="T664" style:family="text">
      <style:text-properties fo:language="ru" fo:country="RU" officeooo:rsid="0254f11a"/>
    </style:style>
    <style:style style:name="T665" style:family="text">
      <style:text-properties fo:language="ru" fo:country="RU" officeooo:rsid="0261cf66"/>
    </style:style>
    <style:style style:name="T666" style:family="text">
      <style:text-properties fo:language="ru" fo:country="RU" officeooo:rsid="025b8fa8"/>
    </style:style>
    <style:style style:name="T667" style:family="text">
      <style:text-properties fo:language="ru" fo:country="RU" officeooo:rsid="025cff1f"/>
    </style:style>
    <style:style style:name="T668" style:family="text">
      <style:text-properties fo:language="ru" fo:country="RU" officeooo:rsid="02b4ae46"/>
    </style:style>
    <style:style style:name="T669" style:family="text">
      <style:text-properties fo:language="ru" fo:country="RU" officeooo:rsid="0263bc64"/>
    </style:style>
    <style:style style:name="T670" style:family="text">
      <style:text-properties fo:language="ru" fo:country="RU" officeooo:rsid="00802041"/>
    </style:style>
    <style:style style:name="T671" style:family="text">
      <style:text-properties fo:language="en" fo:country="US" officeooo:rsid="00802041"/>
    </style:style>
    <style:style style:name="T672" style:family="text">
      <style:text-properties fo:language="ru" fo:country="RU" officeooo:rsid="008d376b"/>
    </style:style>
    <style:style style:name="T673" style:family="text">
      <style:text-properties fo:language="ru" fo:country="RU" officeooo:rsid="008304a2"/>
    </style:style>
    <style:style style:name="T674" style:family="text">
      <style:text-properties fo:language="ru" fo:country="RU" officeooo:rsid="008f19e1"/>
    </style:style>
    <style:style style:name="T675" style:family="text">
      <style:text-properties fo:language="ru" fo:country="RU" officeooo:rsid="028318e7"/>
    </style:style>
    <style:style style:name="T676" style:family="text">
      <style:text-properties officeooo:rsid="008f19e1"/>
    </style:style>
    <style:style style:name="T677" style:family="text">
      <style:text-properties officeooo:rsid="008304a2"/>
    </style:style>
    <style:style style:name="T678" style:family="text">
      <style:text-properties officeooo:rsid="0084dc7a"/>
    </style:style>
    <style:style style:name="T679" style:family="text">
      <style:text-properties officeooo:rsid="0263bc64"/>
    </style:style>
    <style:style style:name="T680" style:family="text">
      <style:text-properties officeooo:rsid="0266bd6e"/>
    </style:style>
    <style:style style:name="T681" style:family="text">
      <style:text-properties officeooo:rsid="02713c70"/>
    </style:style>
    <style:style style:name="T682" style:family="text">
      <style:text-properties officeooo:rsid="00728816"/>
    </style:style>
    <style:style style:name="T683" style:family="text">
      <style:text-properties officeooo:rsid="026f3e58"/>
    </style:style>
    <style:style style:name="T684" style:family="text">
      <style:text-properties fo:language="en" fo:country="US" officeooo:rsid="026f3e58"/>
    </style:style>
    <style:style style:name="T685" style:family="text">
      <style:text-properties officeooo:rsid="026900b8"/>
    </style:style>
    <style:style style:name="T686" style:family="text">
      <style:text-properties officeooo:rsid="02b4ae46"/>
    </style:style>
    <style:style style:name="T687" style:family="text">
      <style:text-properties officeooo:rsid="026b0601"/>
    </style:style>
    <style:style style:name="T688" style:family="text">
      <style:text-properties officeooo:rsid="026be3b6"/>
    </style:style>
    <style:style style:name="T689" style:family="text">
      <style:text-properties officeooo:rsid="0268a832"/>
    </style:style>
    <style:style style:name="T690" style:family="text">
      <style:text-properties officeooo:rsid="0271566e"/>
    </style:style>
    <style:style style:name="T691" style:family="text">
      <style:text-properties officeooo:rsid="02732d59"/>
    </style:style>
    <style:style style:name="T692" style:family="text">
      <style:text-properties officeooo:rsid="028b072b"/>
    </style:style>
    <style:style style:name="T693" style:family="text">
      <style:text-properties officeooo:rsid="0276dd17"/>
    </style:style>
    <style:style style:name="T694" style:family="text">
      <style:text-properties officeooo:rsid="02a70aa3"/>
    </style:style>
    <style:style style:name="T695" style:family="text">
      <style:text-properties fo:language="en" fo:country="US" officeooo:rsid="0276dd17"/>
    </style:style>
    <style:style style:name="T696" style:family="text">
      <style:text-properties fo:language="en" fo:country="US" officeooo:rsid="0278626a"/>
    </style:style>
    <style:style style:name="T697" style:family="text">
      <style:text-properties officeooo:rsid="0278626a"/>
    </style:style>
    <style:style style:name="T698" style:family="text">
      <style:text-properties officeooo:rsid="0277cb64"/>
    </style:style>
    <style:style style:name="T699" style:family="text">
      <style:text-properties fo:language="uk" fo:country="UA" officeooo:rsid="027b79d2"/>
    </style:style>
    <style:style style:name="T700" style:family="text">
      <style:text-properties fo:language="uk" fo:country="UA" officeooo:rsid="027c5baa"/>
    </style:style>
    <style:style style:name="T701" style:family="text">
      <style:text-properties officeooo:rsid="027c5baa"/>
    </style:style>
    <style:style style:name="T702" style:family="text">
      <style:text-properties officeooo:rsid="02789e5e"/>
    </style:style>
    <style:style style:name="T703" style:family="text">
      <style:text-properties officeooo:rsid="02804de0"/>
    </style:style>
    <style:style style:name="T704" style:family="text">
      <style:text-properties officeooo:rsid="0279ac59"/>
    </style:style>
    <style:style style:name="T705" style:family="text">
      <style:text-properties officeooo:rsid="027dcd88"/>
    </style:style>
    <style:style style:name="T706" style:family="text">
      <style:text-properties officeooo:rsid="027e60c7"/>
    </style:style>
    <style:style style:name="T707" style:family="text">
      <style:text-properties officeooo:rsid="0282f395"/>
    </style:style>
    <style:style style:name="T708" style:family="text">
      <style:text-properties officeooo:rsid="028102e1"/>
    </style:style>
    <style:style style:name="T709" style:family="text">
      <style:text-properties officeooo:rsid="028318e7"/>
    </style:style>
    <style:style style:name="T710" style:family="text">
      <style:text-properties officeooo:rsid="02a04880"/>
    </style:style>
    <style:style style:name="T711" style:family="text">
      <style:text-properties officeooo:rsid="028a4671"/>
    </style:style>
    <style:style style:name="T712" style:family="text">
      <style:text-properties officeooo:rsid="0261cf66"/>
    </style:style>
    <style:style style:name="T713" style:family="text">
      <style:text-properties officeooo:rsid="0285a54e"/>
    </style:style>
    <style:style style:name="T714" style:family="text">
      <style:text-properties officeooo:rsid="008d376b"/>
    </style:style>
    <style:style style:name="T715" style:family="text">
      <style:text-properties officeooo:rsid="009308a5"/>
    </style:style>
    <style:style style:name="T716" style:family="text">
      <style:text-properties officeooo:rsid="008fd466"/>
    </style:style>
    <style:style style:name="T717" style:family="text">
      <style:text-properties officeooo:rsid="00855c36"/>
    </style:style>
    <style:style style:name="T718" style:family="text">
      <style:text-properties officeooo:rsid="00962f65"/>
    </style:style>
    <style:style style:name="T719" style:family="text">
      <style:text-properties officeooo:rsid="0287fdbe"/>
    </style:style>
    <style:style style:name="T720" style:family="text">
      <style:text-properties officeooo:rsid="028ae7a0"/>
    </style:style>
    <style:style style:name="T721" style:family="text">
      <style:text-properties officeooo:rsid="029915bd"/>
    </style:style>
    <style:style style:name="T722" style:family="text">
      <style:text-properties officeooo:rsid="0299f1b8"/>
    </style:style>
    <style:style style:name="T723" style:family="text">
      <style:text-properties officeooo:rsid="028d41fa"/>
    </style:style>
    <style:style style:name="T724" style:family="text">
      <style:text-properties officeooo:rsid="028ea693"/>
    </style:style>
    <style:style style:name="T725" style:family="text">
      <style:text-properties officeooo:rsid="028bab87"/>
    </style:style>
    <style:style style:name="T726" style:family="text">
      <style:text-properties officeooo:rsid="028c1fe3"/>
    </style:style>
    <style:style style:name="T727" style:family="text">
      <style:text-properties officeooo:rsid="0292daf4"/>
    </style:style>
    <style:style style:name="T728" style:family="text">
      <style:text-properties officeooo:rsid="02971bad"/>
    </style:style>
    <style:style style:name="T729" style:family="text">
      <style:text-properties officeooo:rsid="02948144"/>
    </style:style>
    <style:style style:name="T730" style:family="text">
      <style:text-properties officeooo:rsid="02964e0d"/>
    </style:style>
    <style:style style:name="T731" style:family="text">
      <style:text-properties officeooo:rsid="02a1efa2"/>
    </style:style>
    <style:style style:name="T732" style:family="text">
      <style:text-properties officeooo:rsid="029e710f"/>
    </style:style>
    <style:style style:name="T733" style:family="text">
      <style:text-properties officeooo:rsid="029ca194"/>
    </style:style>
    <style:style style:name="T734" style:family="text">
      <style:text-properties officeooo:rsid="029d40a5"/>
    </style:style>
    <style:style style:name="T735" style:family="text">
      <style:text-properties officeooo:rsid="02a9a37d"/>
    </style:style>
    <style:style style:name="T736" style:family="text">
      <style:text-properties officeooo:rsid="02a94065"/>
    </style:style>
    <style:style style:name="T737" style:family="text">
      <style:text-properties fo:language="uk" fo:country="UA" officeooo:rsid="02a94065"/>
    </style:style>
    <style:style style:name="T738" style:family="text">
      <style:text-properties fo:language="uk" fo:country="UA" officeooo:rsid="02ab6d3c"/>
    </style:style>
    <style:style style:name="T739" style:family="text">
      <style:text-properties officeooo:rsid="02ab6d3c"/>
    </style:style>
    <style:style style:name="T740" style:family="text">
      <style:text-properties officeooo:rsid="02b1cad3"/>
    </style:style>
    <style:style style:name="T741" style:family="text">
      <style:text-properties officeooo:rsid="02aa89df"/>
    </style:style>
    <style:style style:name="T742" style:family="text">
      <style:text-properties officeooo:rsid="00872a31"/>
    </style:style>
    <style:style style:name="T743" style:family="text">
      <style:text-properties officeooo:rsid="02ad560f"/>
    </style:style>
    <style:style style:name="T744" style:family="text">
      <style:text-properties officeooo:rsid="02ae57dd"/>
    </style:style>
    <style:style style:name="T745" style:family="text">
      <style:text-properties officeooo:rsid="02b0cf9b"/>
    </style:style>
    <style:style style:name="T746" style:family="text">
      <style:text-properties officeooo:rsid="0096650a"/>
    </style:style>
    <style:style style:name="T747" style:family="text">
      <style:text-properties officeooo:rsid="0097db3e"/>
    </style:style>
    <style:style style:name="T748" style:family="text">
      <style:text-properties officeooo:rsid="0088f718"/>
    </style:style>
    <style:style style:name="T749" style:family="text">
      <style:text-properties officeooo:rsid="008bf5b8"/>
    </style:style>
    <style:style style:name="T750" style:family="text">
      <style:text-properties officeooo:rsid="00994bf0"/>
    </style:style>
    <style:style style:name="T751" style:family="text">
      <style:text-properties fo:language="ru" fo:country="RU" fo:font-style="italic" officeooo:rsid="02b00aac" style:font-style-asian="italic" style:font-style-complex="italic"/>
    </style:style>
    <style:style style:name="T752" style:family="text">
      <style:text-properties fo:language="ru" fo:country="RU" fo:font-style="italic" officeooo:rsid="008cece7" style:font-style-asian="italic" style:font-style-complex="italic"/>
    </style:style>
    <style:style style:name="T753" style:family="text">
      <style:text-properties fo:language="ru" fo:country="RU" fo:font-style="italic" officeooo:rsid="009a2e3b" style:font-style-asian="italic" style:font-style-complex="italic"/>
    </style:style>
    <style:style style:name="T754" style:family="text">
      <style:text-properties fo:language="ru" fo:country="RU" fo:font-style="italic" officeooo:rsid="00994bf0" style:font-style-asian="italic" style:font-style-complex="italic"/>
    </style:style>
    <style:style style:name="T755" style:family="text">
      <style:text-properties fo:language="ru" fo:country="RU" fo:font-style="italic" officeooo:rsid="02b5eea8" style:font-style-asian="italic" style:font-style-complex="italic"/>
    </style:style>
    <style:style style:name="T756" style:family="text">
      <style:text-properties fo:language="ru" fo:country="RU" fo:font-style="italic" officeooo:rsid="009bf573" style:font-style-asian="italic" style:font-style-complex="italic"/>
    </style:style>
    <style:style style:name="T757" style:family="text">
      <style:text-properties officeooo:rsid="02b02c21"/>
    </style:style>
    <style:style style:name="T758" style:family="text">
      <style:text-properties officeooo:rsid="009c2d2e"/>
    </style:style>
    <style:style style:name="T759" style:family="text">
      <style:text-properties officeooo:rsid="02b282a9"/>
    </style:style>
    <style:style style:name="T760" style:family="text">
      <style:text-properties fo:language="ru" fo:country="RU" officeooo:rsid="02b1cad3"/>
    </style:style>
    <style:style style:name="T761" style:family="text">
      <style:text-properties fo:language="ru" fo:country="RU" officeooo:rsid="02b282a9"/>
    </style:style>
    <style:style style:name="T762" style:family="text">
      <style:text-properties fo:language="ru" fo:country="RU" officeooo:rsid="009c2d2e"/>
    </style:style>
    <style:style style:name="T763" style:family="text">
      <style:text-properties officeooo:rsid="02bc178a"/>
    </style:style>
    <style:style style:name="T764" style:family="text">
      <style:text-properties officeooo:rsid="009c5849"/>
    </style:style>
    <style:style style:name="T765" style:family="text">
      <style:text-properties officeooo:rsid="009db017"/>
    </style:style>
    <style:style style:name="T766" style:family="text">
      <style:text-properties officeooo:rsid="009fa6ef"/>
    </style:style>
    <style:style style:name="T767" style:family="text">
      <style:text-properties officeooo:rsid="02b36519"/>
    </style:style>
    <style:style style:name="T768" style:family="text">
      <style:text-properties officeooo:rsid="00a0fed5"/>
    </style:style>
    <style:style style:name="T769" style:family="text">
      <style:text-properties officeooo:rsid="00a190af"/>
    </style:style>
    <style:style style:name="T770" style:family="text">
      <style:text-properties fo:language="en" fo:country="US" officeooo:rsid="02cc62ea"/>
    </style:style>
    <style:style style:name="T771" style:family="text">
      <style:text-properties fo:language="en" fo:country="US" officeooo:rsid="00a26c20"/>
    </style:style>
    <style:style style:name="T772" style:family="text">
      <style:text-properties fo:language="ru" fo:country="RU" officeooo:rsid="02d2bd55"/>
    </style:style>
    <style:style style:name="T773" style:family="text">
      <style:text-properties fo:language="ru" fo:country="RU" officeooo:rsid="00a26c20"/>
    </style:style>
    <style:style style:name="T774" style:family="text">
      <style:text-properties fo:language="ru" fo:country="RU" officeooo:rsid="03390ad4"/>
    </style:style>
    <style:style style:name="T775" style:family="text">
      <style:text-properties fo:language="ru" fo:country="RU" officeooo:rsid="00a42499"/>
    </style:style>
    <style:style style:name="T776" style:family="text">
      <style:text-properties fo:language="ru" fo:country="RU" officeooo:rsid="03390ad4" fo:background-color="transparent" loext:char-shading-value="0"/>
    </style:style>
    <style:style style:name="T777" style:family="text">
      <style:text-properties fo:language="ru" fo:country="RU" officeooo:rsid="00a42499" fo:background-color="transparent" loext:char-shading-value="0"/>
    </style:style>
    <style:style style:name="T778" style:family="text">
      <style:text-properties fo:language="ru" fo:country="RU" officeooo:rsid="02d2bd55" fo:background-color="transparent" loext:char-shading-value="0"/>
    </style:style>
    <style:style style:name="T779" style:family="text">
      <style:text-properties fo:language="ru" fo:country="RU" officeooo:rsid="00a5b407" fo:background-color="transparent" loext:char-shading-value="0"/>
    </style:style>
    <style:style style:name="T780" style:family="text">
      <style:text-properties fo:language="ru" fo:country="RU" fo:font-style="normal" fo:background-color="transparent" loext:char-shading-value="0" style:font-style-asian="normal" style:font-style-complex="normal"/>
    </style:style>
    <style:style style:name="T781" style:family="text">
      <style:text-properties fo:language="ru" fo:country="RU" fo:font-style="normal" officeooo:rsid="03390ad4" fo:background-color="transparent" loext:char-shading-value="0" style:font-style-asian="normal" style:font-style-complex="normal"/>
    </style:style>
    <style:style style:name="T782" style:family="text">
      <style:text-properties officeooo:rsid="00a80bb1"/>
    </style:style>
    <style:style style:name="T783" style:family="text">
      <style:text-properties officeooo:rsid="02d2eb79"/>
    </style:style>
    <style:style style:name="T784" style:family="text">
      <style:text-properties fo:language="ru" fo:country="RU" fo:font-style="italic" officeooo:rsid="00a9f029" style:font-style-asian="italic" style:font-style-complex="italic"/>
    </style:style>
    <style:style style:name="T785" style:family="text">
      <style:text-properties fo:language="ru" fo:country="RU" fo:font-style="italic" fo:background-color="#ffff00" loext:char-shading-value="0" style:font-style-asian="italic" style:font-style-complex="italic"/>
    </style:style>
    <style:style style:name="T786" style:family="text">
      <style:text-properties officeooo:rsid="00a9f029"/>
    </style:style>
    <style:style style:name="T787" style:family="text">
      <style:text-properties fo:language="ru" fo:country="RU" officeooo:rsid="00a9f029"/>
    </style:style>
    <style:style style:name="T788" style:family="text">
      <style:text-properties officeooo:rsid="00aa4753"/>
    </style:style>
    <style:style style:name="T789" style:family="text">
      <style:text-properties officeooo:rsid="00aa4d4d"/>
    </style:style>
    <style:style style:name="T790" style:family="text">
      <style:text-properties fo:language="ru" fo:country="RU" officeooo:rsid="02d2eb79"/>
    </style:style>
    <style:style style:name="T791" style:family="text">
      <style:text-properties fo:language="ru" fo:country="RU" officeooo:rsid="02d2eb79" fo:background-color="transparent" loext:char-shading-value="0"/>
    </style:style>
    <style:style style:name="T792" style:family="text">
      <style:text-properties officeooo:rsid="02d35170"/>
    </style:style>
    <style:style style:name="T793" style:family="text">
      <style:text-properties fo:language="en" fo:country="US" officeooo:rsid="00ade673"/>
    </style:style>
    <style:style style:name="T794" style:family="text">
      <style:text-properties officeooo:rsid="00ade673"/>
    </style:style>
    <style:style style:name="T795" style:family="text">
      <style:text-properties fo:language="en" fo:country="US" officeooo:rsid="00af457d"/>
    </style:style>
    <style:style style:name="T796" style:family="text">
      <style:text-properties officeooo:rsid="00af457d"/>
    </style:style>
    <style:style style:name="T797" style:family="text">
      <style:text-properties officeooo:rsid="00b056aa"/>
    </style:style>
    <style:style style:name="T798" style:family="text">
      <style:text-properties officeooo:rsid="02d5aacc"/>
    </style:style>
    <style:style style:name="T799" style:family="text">
      <style:text-properties officeooo:rsid="00bbf109"/>
    </style:style>
    <style:style style:name="T800" style:family="text">
      <style:text-properties fo:language="ru" fo:country="RU" fo:font-style="normal" style:font-style-asian="normal" style:font-style-complex="normal"/>
    </style:style>
    <style:style style:name="T801" style:family="text">
      <style:text-properties fo:language="ru" fo:country="RU" fo:font-style="normal" officeooo:rsid="00bbf109" style:font-style-asian="normal" style:font-style-complex="normal"/>
    </style:style>
    <style:style style:name="T802" style:family="text">
      <style:text-properties officeooo:rsid="00be4c7a"/>
    </style:style>
    <style:style style:name="T803" style:family="text">
      <style:text-properties officeooo:rsid="02d7b94c"/>
    </style:style>
    <style:style style:name="T804" style:family="text">
      <style:text-properties officeooo:rsid="00bf98a6"/>
    </style:style>
    <style:style style:name="T805" style:family="text">
      <style:text-properties officeooo:rsid="02d9a952"/>
    </style:style>
    <style:style style:name="T806" style:family="text">
      <style:text-properties fo:language="ru" fo:country="RU" fo:font-style="normal" officeooo:rsid="00bf98a6" style:font-style-asian="normal" style:font-style-complex="normal"/>
    </style:style>
    <style:style style:name="T807" style:family="text">
      <style:text-properties officeooo:rsid="00c045c7"/>
    </style:style>
    <style:style style:name="T808" style:family="text">
      <style:text-properties officeooo:rsid="02d7f38f"/>
    </style:style>
    <style:style style:name="T809" style:family="text">
      <style:text-properties fo:language="uk" fo:country="UA" officeooo:rsid="02d9a952"/>
    </style:style>
    <style:style style:name="T810" style:family="text">
      <style:text-properties fo:language="ru" fo:country="RU" fo:font-style="normal" officeooo:rsid="02d9a952" style:font-style-asian="normal" style:font-style-complex="normal"/>
    </style:style>
    <style:style style:name="T811" style:family="text">
      <style:text-properties fo:language="ru" fo:country="RU" fo:font-style="normal" officeooo:rsid="02db3af5" style:font-style-asian="normal" style:font-style-complex="normal"/>
    </style:style>
    <style:style style:name="T812" style:family="text">
      <style:text-properties fo:language="ru" fo:country="RU" fo:font-style="normal" officeooo:rsid="00c052a1" style:font-style-asian="normal" style:font-style-complex="normal"/>
    </style:style>
    <style:style style:name="T813" style:family="text">
      <style:text-properties officeooo:rsid="00c052a1"/>
    </style:style>
    <style:style style:name="T814" style:family="text">
      <style:text-properties officeooo:rsid="02db3af5"/>
    </style:style>
    <style:style style:name="T815" style:family="text">
      <style:text-properties officeooo:rsid="02dc1565"/>
    </style:style>
    <style:style style:name="T816" style:family="text">
      <style:text-properties officeooo:rsid="00b21120"/>
    </style:style>
    <style:style style:name="T817" style:family="text">
      <style:text-properties officeooo:rsid="0283b520"/>
    </style:style>
    <style:style style:name="T818" style:family="text">
      <style:text-properties officeooo:rsid="02dd9769"/>
    </style:style>
    <style:style style:name="T819" style:family="text">
      <style:text-properties officeooo:rsid="00b28802"/>
    </style:style>
    <style:style style:name="T820" style:family="text">
      <style:text-properties officeooo:rsid="02df8728"/>
    </style:style>
    <style:style style:name="T821" style:family="text">
      <style:text-properties officeooo:rsid="00b3fc80"/>
    </style:style>
    <style:style style:name="T822" style:family="text">
      <style:text-properties officeooo:rsid="02dfa2bc"/>
    </style:style>
    <style:style style:name="T823" style:family="text">
      <style:text-properties officeooo:rsid="02e27a9b"/>
    </style:style>
    <style:style style:name="T824" style:family="text">
      <style:text-properties fo:language="uk" fo:country="UA" officeooo:rsid="02e27a9b"/>
    </style:style>
    <style:style style:name="T825" style:family="text">
      <style:text-properties officeooo:rsid="02e1c0b4"/>
    </style:style>
    <style:style style:name="T826" style:family="text">
      <style:text-properties fo:language="uk" fo:country="UA" officeooo:rsid="02e42229"/>
    </style:style>
    <style:style style:name="T827" style:family="text">
      <style:text-properties officeooo:rsid="02e42229"/>
    </style:style>
    <style:style style:name="T828" style:family="text">
      <style:text-properties fo:language="ru" fo:country="RU" officeooo:rsid="02e27a9b"/>
    </style:style>
    <style:style style:name="T829" style:family="text">
      <style:text-properties fo:language="ru" fo:country="RU" officeooo:rsid="00b5d039" fo:background-color="transparent" loext:char-shading-value="0"/>
    </style:style>
    <style:style style:name="T830" style:family="text">
      <style:text-properties fo:language="ru" fo:country="RU" officeooo:rsid="00b6c7bb" fo:background-color="transparent" loext:char-shading-value="0"/>
    </style:style>
    <style:style style:name="T831" style:family="text">
      <style:text-properties officeooo:rsid="02e3fad6"/>
    </style:style>
    <style:style style:name="T832" style:family="text">
      <style:text-properties officeooo:rsid="02e3fad6" fo:background-color="transparent" loext:char-shading-value="0"/>
    </style:style>
    <style:style style:name="T833" style:family="text">
      <style:text-properties officeooo:rsid="00b6c7bb"/>
    </style:style>
    <style:style style:name="T834" style:family="text">
      <style:text-properties officeooo:rsid="00b825ef"/>
    </style:style>
    <style:style style:name="T835" style:family="text">
      <style:text-properties fo:font-style="italic" style:font-style-asian="italic"/>
    </style:style>
    <style:style style:name="T836" style:family="text">
      <style:text-properties fo:language="ru" fo:country="RU" fo:font-style="italic" style:font-style-asian="italic"/>
    </style:style>
    <style:style style:name="T837" style:family="text">
      <style:text-properties officeooo:rsid="00b9c598"/>
    </style:style>
    <style:style style:name="T838" style:family="text">
      <style:text-properties officeooo:rsid="02e4f272"/>
    </style:style>
    <style:style style:name="T839" style:family="text">
      <style:text-properties officeooo:rsid="00ba60d2"/>
    </style:style>
    <style:style style:name="T840" style:family="text">
      <style:text-properties fo:language="ru" fo:country="RU" officeooo:rsid="02d6df77"/>
    </style:style>
    <style:style style:name="T841" style:family="text">
      <style:text-properties fo:language="ru" fo:country="RU" fo:font-style="italic" officeooo:rsid="00c1e4e3" style:font-style-asian="italic" style:font-style-complex="italic"/>
    </style:style>
    <style:style style:name="T842" style:family="text">
      <style:text-properties fo:language="en" fo:country="US" fo:font-style="italic" style:font-style-asian="italic" style:font-style-complex="italic"/>
    </style:style>
    <style:style style:name="T843" style:family="text">
      <style:text-properties fo:language="en" fo:country="US" fo:font-style="italic" officeooo:rsid="03bef0d8" style:font-style-asian="italic" style:font-style-complex="italic"/>
    </style:style>
    <style:style style:name="T844" style:family="text">
      <style:text-properties fo:language="ru" fo:country="RU" fo:font-style="italic" officeooo:rsid="00c20ba5" style:font-style-asian="italic" style:font-style-complex="italic"/>
    </style:style>
    <style:style style:name="T845" style:family="text">
      <style:text-properties officeooo:rsid="02e676ea"/>
    </style:style>
    <style:style style:name="T846" style:family="text">
      <style:text-properties fo:language="ru" fo:country="RU" fo:font-style="italic" officeooo:rsid="02e676ea" style:font-style-asian="italic" style:font-style-complex="italic"/>
    </style:style>
    <style:style style:name="T847" style:family="text">
      <style:text-properties officeooo:rsid="00c20ba5"/>
    </style:style>
    <style:style style:name="T848" style:family="text">
      <style:text-properties officeooo:rsid="00c321bd"/>
    </style:style>
    <style:style style:name="T849" style:family="text">
      <style:text-properties fo:language="en" fo:country="US" officeooo:rsid="02e676ea"/>
    </style:style>
    <style:style style:name="T850" style:family="text">
      <style:text-properties fo:language="ru" fo:country="RU" fo:font-style="italic" officeooo:rsid="00c321bd" style:font-style-asian="italic" style:font-style-complex="italic"/>
    </style:style>
    <style:style style:name="T851" style:family="text">
      <style:text-properties fo:language="en" fo:country="US" fo:font-style="italic" officeooo:rsid="02e676ea" style:font-style-asian="italic" style:font-style-complex="italic"/>
    </style:style>
    <style:style style:name="T852" style:family="text">
      <style:text-properties officeooo:rsid="02e6dc44"/>
    </style:style>
    <style:style style:name="T853" style:family="text">
      <style:text-properties officeooo:rsid="00c37899"/>
    </style:style>
    <style:style style:name="T854" style:family="text">
      <style:text-properties officeooo:rsid="00c42bee"/>
    </style:style>
    <style:style style:name="T855" style:family="text">
      <style:text-properties officeooo:rsid="00c55d43"/>
    </style:style>
    <style:style style:name="T856" style:family="text">
      <style:text-properties officeooo:rsid="02e7c6ee"/>
    </style:style>
    <style:style style:name="T857" style:family="text">
      <style:text-properties officeooo:rsid="02e911fc"/>
    </style:style>
    <style:style style:name="T858" style:family="text">
      <style:text-properties officeooo:rsid="00c621dc"/>
    </style:style>
    <style:style style:name="T859" style:family="text">
      <style:text-properties officeooo:rsid="00c72a73"/>
    </style:style>
    <style:style style:name="T860" style:family="text">
      <style:text-properties officeooo:rsid="02ea9190"/>
    </style:style>
    <style:style style:name="T861" style:family="text">
      <style:text-properties officeooo:rsid="02ebeba3"/>
    </style:style>
    <style:style style:name="T862" style:family="text">
      <style:text-properties officeooo:rsid="00c7853d"/>
    </style:style>
    <style:style style:name="T863" style:family="text">
      <style:text-properties fo:language="uk" fo:country="UA" officeooo:rsid="02ee2bea"/>
    </style:style>
    <style:style style:name="T864" style:family="text">
      <style:text-properties officeooo:rsid="02eeb606"/>
    </style:style>
    <style:style style:name="T865" style:family="text">
      <style:text-properties officeooo:rsid="02ef850e"/>
    </style:style>
    <style:style style:name="T866" style:family="text">
      <style:text-properties fo:language="ru" fo:country="RU" fo:font-style="italic" officeooo:rsid="02f12cc2" style:font-style-asian="italic" style:font-style-complex="italic"/>
    </style:style>
    <style:style style:name="T867" style:family="text">
      <style:text-properties officeooo:rsid="02f20ba1"/>
    </style:style>
    <style:style style:name="T868" style:family="text">
      <style:text-properties officeooo:rsid="00c8e547"/>
    </style:style>
    <style:style style:name="T869" style:family="text">
      <style:text-properties officeooo:rsid="02f46193"/>
    </style:style>
    <style:style style:name="T870" style:family="text">
      <style:text-properties officeooo:rsid="00c9804a"/>
    </style:style>
    <style:style style:name="T871" style:family="text">
      <style:text-properties officeooo:rsid="02f4e6d5"/>
    </style:style>
    <style:style style:name="T872" style:family="text">
      <style:text-properties officeooo:rsid="00c9df80"/>
    </style:style>
    <style:style style:name="T873" style:family="text">
      <style:text-properties officeooo:rsid="00cac3e2"/>
    </style:style>
    <style:style style:name="T874" style:family="text">
      <style:text-properties officeooo:rsid="02f68d0c"/>
    </style:style>
    <style:style style:name="T875" style:family="text">
      <style:text-properties officeooo:rsid="00cc2bf8"/>
    </style:style>
    <style:style style:name="T876" style:family="text">
      <style:text-properties officeooo:rsid="02f7b90b"/>
    </style:style>
    <style:style style:name="T877" style:family="text">
      <style:text-properties fo:language="ru" fo:country="RU" officeooo:rsid="02f8f0a6"/>
    </style:style>
    <style:style style:name="T878" style:family="text">
      <style:text-properties fo:language="ru" fo:country="RU" officeooo:rsid="00cc2bf8"/>
    </style:style>
    <style:style style:name="T879" style:family="text">
      <style:text-properties fo:language="ru" fo:country="RU" officeooo:rsid="02fc01e8"/>
    </style:style>
    <style:style style:name="T880" style:family="text">
      <style:text-properties fo:language="ru" fo:country="RU" officeooo:rsid="02fc01e8" fo:background-color="transparent" loext:char-shading-value="0"/>
    </style:style>
    <style:style style:name="T881" style:family="text">
      <style:text-properties fo:language="ru" fo:country="RU" officeooo:rsid="03080c9e"/>
    </style:style>
    <style:style style:name="T882" style:family="text">
      <style:text-properties fo:language="ru" fo:country="RU" officeooo:rsid="02fa1757"/>
    </style:style>
    <style:style style:name="T883" style:family="text">
      <style:text-properties officeooo:rsid="02fa1757"/>
    </style:style>
    <style:style style:name="T884" style:family="text">
      <style:text-properties officeooo:rsid="02fbc02c"/>
    </style:style>
    <style:style style:name="T885" style:family="text">
      <style:text-properties officeooo:rsid="02fc01e8"/>
    </style:style>
    <style:style style:name="T886" style:family="text">
      <style:text-properties officeooo:rsid="030656a9"/>
    </style:style>
    <style:style style:name="T887" style:family="text">
      <style:text-properties officeooo:rsid="03015435"/>
    </style:style>
    <style:style style:name="T888" style:family="text">
      <style:text-properties officeooo:rsid="030289dc"/>
    </style:style>
    <style:style style:name="T889" style:family="text">
      <style:text-properties officeooo:rsid="02fd0092"/>
    </style:style>
    <style:style style:name="T890" style:family="text">
      <style:text-properties officeooo:rsid="03035b6f"/>
    </style:style>
    <style:style style:name="T891" style:family="text">
      <style:text-properties officeooo:rsid="03055294"/>
    </style:style>
    <style:style style:name="T892" style:family="text">
      <style:text-properties officeooo:rsid="03080c9e"/>
    </style:style>
    <style:style style:name="T893" style:family="text">
      <style:text-properties fo:language="ru" fo:country="RU" officeooo:rsid="03080c9e" fo:background-color="transparent" loext:char-shading-value="0"/>
    </style:style>
    <style:style style:name="T894" style:family="text">
      <style:text-properties fo:language="ru" fo:country="RU" officeooo:rsid="00cc8ddf"/>
    </style:style>
    <style:style style:name="T895" style:family="text">
      <style:text-properties officeooo:rsid="0308b924"/>
    </style:style>
    <style:style style:name="T896" style:family="text">
      <style:text-properties officeooo:rsid="00cc8ddf"/>
    </style:style>
    <style:style style:name="T897" style:family="text">
      <style:text-properties officeooo:rsid="00ce1bc9"/>
    </style:style>
    <style:style style:name="T898" style:family="text">
      <style:text-properties officeooo:rsid="00cf434c"/>
    </style:style>
    <style:style style:name="T899" style:family="text">
      <style:text-properties officeooo:rsid="00d0e1ad"/>
    </style:style>
    <style:style style:name="T900" style:family="text">
      <style:text-properties officeooo:rsid="0308ff89"/>
    </style:style>
    <style:style style:name="T901" style:family="text">
      <style:text-properties officeooo:rsid="00d4e6e2"/>
    </style:style>
    <style:style style:name="T902" style:family="text">
      <style:text-properties officeooo:rsid="00e0ab62"/>
    </style:style>
    <style:style style:name="T903" style:family="text">
      <style:text-properties officeooo:rsid="00d3e2cb"/>
    </style:style>
    <style:style style:name="T904" style:family="text">
      <style:text-properties officeooo:rsid="00d2c268"/>
    </style:style>
    <style:style style:name="T905" style:family="text">
      <style:text-properties officeooo:rsid="00d66c4c"/>
    </style:style>
    <style:style style:name="T906" style:family="text">
      <style:text-properties officeooo:rsid="030a3560"/>
    </style:style>
    <style:style style:name="T907" style:family="text">
      <style:text-properties officeooo:rsid="00d3f096"/>
    </style:style>
    <style:style style:name="T908" style:family="text">
      <style:text-properties officeooo:rsid="030ab0a9"/>
    </style:style>
    <style:style style:name="T909" style:family="text">
      <style:text-properties officeooo:rsid="00d5b7f7"/>
    </style:style>
    <style:style style:name="T910" style:family="text">
      <style:text-properties officeooo:rsid="00d5de4b"/>
    </style:style>
    <style:style style:name="T911" style:family="text">
      <style:text-properties officeooo:rsid="030ca716"/>
    </style:style>
    <style:style style:name="T912" style:family="text">
      <style:text-properties officeooo:rsid="00deb913"/>
    </style:style>
    <style:style style:name="T913" style:family="text">
      <style:text-properties officeooo:rsid="030dc6c0"/>
    </style:style>
    <style:style style:name="T914" style:family="text">
      <style:text-properties officeooo:rsid="030f40bd"/>
    </style:style>
    <style:style style:name="T915" style:family="text">
      <style:text-properties officeooo:rsid="00d67e1b"/>
    </style:style>
    <style:style style:name="T916" style:family="text">
      <style:text-properties officeooo:rsid="03105710"/>
    </style:style>
    <style:style style:name="T917" style:family="text">
      <style:text-properties officeooo:rsid="00d85ea4"/>
    </style:style>
    <style:style style:name="T918" style:family="text">
      <style:text-properties officeooo:rsid="00d92365"/>
    </style:style>
    <style:style style:name="T919" style:family="text">
      <style:text-properties officeooo:rsid="00dab151"/>
    </style:style>
    <style:style style:name="T920" style:family="text">
      <style:text-properties fo:language="uk" fo:country="UA" officeooo:rsid="031275b9"/>
    </style:style>
    <style:style style:name="T921" style:family="text">
      <style:text-properties officeooo:rsid="031275b9"/>
    </style:style>
    <style:style style:name="T922" style:family="text">
      <style:text-properties officeooo:rsid="03151cd0"/>
    </style:style>
    <style:style style:name="T923" style:family="text">
      <style:text-properties officeooo:rsid="03141f41"/>
    </style:style>
    <style:style style:name="T924" style:family="text">
      <style:text-properties officeooo:rsid="00dc1020"/>
    </style:style>
    <style:style style:name="T925" style:family="text">
      <style:text-properties officeooo:rsid="00dcffd1"/>
    </style:style>
    <style:style style:name="T926" style:family="text">
      <style:text-properties officeooo:rsid="03164e99"/>
    </style:style>
    <style:style style:name="T927" style:family="text">
      <style:text-properties officeooo:rsid="00e0d469"/>
    </style:style>
    <style:style style:name="T928" style:family="text">
      <style:text-properties officeooo:rsid="00dd0704"/>
    </style:style>
    <style:style style:name="T929" style:family="text">
      <style:text-properties fo:language="en" fo:country="US" officeooo:rsid="0316d8c8"/>
    </style:style>
    <style:style style:name="T930" style:family="text">
      <style:text-properties officeooo:rsid="0316d8c8"/>
    </style:style>
    <style:style style:name="T931" style:family="text">
      <style:text-properties officeooo:rsid="0318ab6d"/>
    </style:style>
    <style:style style:name="T932" style:family="text">
      <style:text-properties fo:language="ru" fo:country="RU" officeooo:rsid="00deb913"/>
    </style:style>
    <style:style style:name="T933" style:family="text">
      <style:text-properties officeooo:rsid="00df28e8"/>
    </style:style>
    <style:style style:name="T934" style:family="text">
      <style:text-properties fo:language="ru" fo:country="RU" officeooo:rsid="00e1c528"/>
    </style:style>
    <style:style style:name="T935" style:family="text">
      <style:text-properties officeooo:rsid="0319bd22"/>
    </style:style>
    <style:style style:name="T936" style:family="text">
      <style:text-properties officeooo:rsid="031a689f"/>
    </style:style>
    <style:style style:name="T937" style:family="text">
      <style:text-properties officeooo:rsid="00dfe376"/>
    </style:style>
    <style:style style:name="T938" style:family="text">
      <style:text-properties officeooo:rsid="031b45f8"/>
    </style:style>
    <style:style style:name="T939" style:family="text">
      <style:text-properties fo:language="ru" fo:country="RU" officeooo:rsid="00dfe376"/>
    </style:style>
    <style:style style:name="T940" style:family="text">
      <style:text-properties fo:language="ru" fo:country="RU" officeooo:rsid="031b45f8"/>
    </style:style>
    <style:style style:name="T941" style:family="text">
      <style:text-properties fo:language="ru" fo:country="RU" officeooo:rsid="00dfe376" fo:background-color="transparent" loext:char-shading-value="0"/>
    </style:style>
    <style:style style:name="T942" style:family="text">
      <style:text-properties officeooo:rsid="031bb0f8"/>
    </style:style>
    <style:style style:name="T943" style:family="text">
      <style:text-properties officeooo:rsid="00e032c2"/>
    </style:style>
    <style:style style:name="T944" style:family="text">
      <style:text-properties fo:language="ru" fo:country="RU" officeooo:rsid="031bb0f8"/>
    </style:style>
    <style:style style:name="T945" style:family="text">
      <style:text-properties fo:language="ru" fo:country="RU" officeooo:rsid="00e032c2"/>
    </style:style>
    <style:style style:name="T946" style:family="text">
      <style:text-properties fo:language="ru" fo:country="RU" officeooo:rsid="00e2c59b"/>
    </style:style>
    <style:style style:name="T947" style:family="text">
      <style:text-properties fo:language="en" fo:country="US" officeooo:rsid="00e2c59b"/>
    </style:style>
    <style:style style:name="T948" style:family="text">
      <style:text-properties fo:language="ru" fo:country="RU" officeooo:rsid="00f33f88"/>
    </style:style>
    <style:style style:name="T949" style:family="text">
      <style:text-properties fo:language="ru" fo:country="RU" officeooo:rsid="02e57108"/>
    </style:style>
    <style:style style:name="T950" style:family="text">
      <style:text-properties fo:language="uk" fo:country="UA" officeooo:rsid="02e57108"/>
    </style:style>
    <style:style style:name="T951" style:family="text">
      <style:text-properties officeooo:rsid="02d6df77"/>
    </style:style>
    <style:style style:name="T952" style:family="text">
      <style:text-properties fo:language="uk" fo:country="UA" officeooo:rsid="031bbfed"/>
    </style:style>
    <style:style style:name="T953" style:family="text">
      <style:text-properties officeooo:rsid="031bbfed"/>
    </style:style>
    <style:style style:name="T954" style:family="text">
      <style:text-properties officeooo:rsid="031d172f"/>
    </style:style>
    <style:style style:name="T955" style:family="text">
      <style:text-properties fo:language="uk" fo:country="UA" officeooo:rsid="00e42614"/>
    </style:style>
    <style:style style:name="T956" style:family="text">
      <style:text-properties fo:language="ru" fo:country="RU" officeooo:rsid="00e42614"/>
    </style:style>
    <style:style style:name="T957" style:family="text">
      <style:text-properties officeooo:rsid="00e6945b"/>
    </style:style>
    <style:style style:name="T958" style:family="text">
      <style:text-properties officeooo:rsid="031d37d2"/>
    </style:style>
    <style:style style:name="T959" style:family="text">
      <style:text-properties officeooo:rsid="00e8e4e5"/>
    </style:style>
    <style:style style:name="T960" style:family="text">
      <style:text-properties officeooo:rsid="00f7e6ff"/>
    </style:style>
    <style:style style:name="T961" style:family="text">
      <style:text-properties officeooo:rsid="00e9a721"/>
    </style:style>
    <style:style style:name="T962" style:family="text">
      <style:text-properties officeooo:rsid="00f4fb4d"/>
    </style:style>
    <style:style style:name="T963" style:family="text">
      <style:text-properties officeooo:rsid="00ea85e8"/>
    </style:style>
    <style:style style:name="T964" style:family="text">
      <style:text-properties officeooo:rsid="00ecc719"/>
    </style:style>
    <style:style style:name="T965" style:family="text">
      <style:text-properties officeooo:rsid="031e1930"/>
    </style:style>
    <style:style style:name="T966" style:family="text">
      <style:text-properties officeooo:rsid="00edd762"/>
    </style:style>
    <style:style style:name="T967" style:family="text">
      <style:text-properties officeooo:rsid="00eb2c04"/>
    </style:style>
    <style:style style:name="T968" style:family="text">
      <style:text-properties officeooo:rsid="00eec376"/>
    </style:style>
    <style:style style:name="T969" style:family="text">
      <style:text-properties officeooo:rsid="01053f6d"/>
    </style:style>
    <style:style style:name="T970" style:family="text">
      <style:text-properties officeooo:rsid="00f82e8c"/>
    </style:style>
    <style:style style:name="T971" style:family="text">
      <style:text-properties officeooo:rsid="00f0898b"/>
    </style:style>
    <style:style style:name="T972" style:family="text">
      <style:text-properties officeooo:rsid="031ed35e"/>
    </style:style>
    <style:style style:name="T973" style:family="text">
      <style:text-properties officeooo:rsid="00f18ee9"/>
    </style:style>
    <style:style style:name="T974" style:family="text">
      <style:text-properties officeooo:rsid="00f2a172"/>
    </style:style>
    <style:style style:name="T975" style:family="text">
      <style:text-properties officeooo:rsid="010142e3"/>
    </style:style>
    <style:style style:name="T976" style:family="text">
      <style:text-properties officeooo:rsid="00f49d59"/>
    </style:style>
    <style:style style:name="T977" style:family="text">
      <style:text-properties officeooo:rsid="00f665fd"/>
    </style:style>
    <style:style style:name="T978" style:family="text">
      <style:text-properties officeooo:rsid="00fa90f5"/>
    </style:style>
    <style:style style:name="T979" style:family="text">
      <style:text-properties officeooo:rsid="00fa1764"/>
    </style:style>
    <style:style style:name="T980" style:family="text">
      <style:text-properties officeooo:rsid="00fbc5f1"/>
    </style:style>
    <style:style style:name="T981" style:family="text">
      <style:text-properties officeooo:rsid="00fc8b22"/>
    </style:style>
    <style:style style:name="T982" style:family="text">
      <style:text-properties officeooo:rsid="00fd6cc6"/>
    </style:style>
    <style:style style:name="T983" style:family="text">
      <style:text-properties officeooo:rsid="03bfaebc"/>
    </style:style>
    <style:style style:name="T984" style:family="text">
      <style:text-properties officeooo:rsid="00ff5499"/>
    </style:style>
    <style:style style:name="T985" style:family="text">
      <style:text-properties officeooo:rsid="0101af7b"/>
    </style:style>
    <style:style style:name="T986" style:family="text">
      <style:text-properties officeooo:rsid="0106c4e9"/>
    </style:style>
    <style:style style:name="T987" style:family="text">
      <style:text-properties fo:language="uk" fo:country="UA" officeooo:rsid="01053f6d"/>
    </style:style>
    <style:style style:name="T988" style:family="text">
      <style:text-properties fo:language="uk" fo:country="UA" officeooo:rsid="03bfaebc"/>
    </style:style>
    <style:style style:name="T989" style:family="text">
      <style:text-properties officeooo:rsid="01037842"/>
    </style:style>
    <style:style style:name="T990" style:family="text">
      <style:text-properties officeooo:rsid="0108ae8b"/>
    </style:style>
    <style:style style:name="T991" style:family="text">
      <style:text-properties officeooo:rsid="010a7c81"/>
    </style:style>
    <style:style style:name="T992" style:family="text">
      <style:text-properties officeooo:rsid="0108da9d"/>
    </style:style>
    <style:style style:name="T993" style:family="text">
      <style:text-properties officeooo:rsid="03203c77"/>
    </style:style>
    <style:style style:name="T994" style:family="text">
      <style:text-properties officeooo:rsid="010b2c97"/>
    </style:style>
    <style:style style:name="T995" style:family="text">
      <style:text-properties officeooo:rsid="010c493e"/>
    </style:style>
    <style:style style:name="T996" style:family="text">
      <style:text-properties officeooo:rsid="010d73b7"/>
    </style:style>
    <style:style style:name="T997" style:family="text">
      <style:text-properties fo:language="uk" fo:country="UA" officeooo:rsid="010d73b7"/>
    </style:style>
    <style:style style:name="T998" style:family="text">
      <style:text-properties officeooo:rsid="0330a244"/>
    </style:style>
    <style:style style:name="T999" style:family="text">
      <style:text-properties officeooo:rsid="0333fb85"/>
    </style:style>
    <style:style style:name="T1000" style:family="text">
      <style:text-properties officeooo:rsid="0321d807"/>
    </style:style>
    <style:style style:name="T1001" style:family="text">
      <style:text-properties fo:language="ru" fo:country="RU" officeooo:rsid="0330a244"/>
    </style:style>
    <style:style style:name="T1002" style:family="text">
      <style:text-properties fo:language="ru" fo:country="RU" officeooo:rsid="03318a22"/>
    </style:style>
    <style:style style:name="T1003" style:family="text">
      <style:text-properties fo:language="ru" fo:country="RU" officeooo:rsid="03334325"/>
    </style:style>
    <style:style style:name="T1004" style:family="text">
      <style:text-properties fo:language="uk" fo:country="UA" officeooo:rsid="03318a22"/>
    </style:style>
    <style:style style:name="T1005" style:family="text">
      <style:text-properties fo:language="ru" fo:country="RU" officeooo:rsid="0333fb85"/>
    </style:style>
    <style:style style:name="T1006" style:family="text">
      <style:text-properties officeooo:rsid="03334325"/>
    </style:style>
    <style:style style:name="T1007" style:family="text">
      <style:text-properties officeooo:rsid="0342dbf8"/>
    </style:style>
    <style:style style:name="T1008" style:family="text">
      <style:text-properties fo:language="uk" fo:country="UA" officeooo:rsid="03334325"/>
    </style:style>
    <style:style style:name="T1009" style:family="text">
      <style:text-properties officeooo:rsid="03349f87"/>
    </style:style>
    <style:style style:name="T1010" style:family="text">
      <style:text-properties officeooo:rsid="01120d0e"/>
    </style:style>
    <style:style style:name="T1011" style:family="text">
      <style:text-properties officeooo:rsid="0322c35c"/>
    </style:style>
    <style:style style:name="T1012" style:family="text">
      <style:text-properties officeooo:rsid="0112050c"/>
    </style:style>
    <style:style style:name="T1013" style:family="text">
      <style:text-properties fo:language="ru" fo:country="RU" officeooo:rsid="01120d0e"/>
    </style:style>
    <style:style style:name="T1014" style:family="text">
      <style:text-properties officeooo:rsid="0112548e"/>
    </style:style>
    <style:style style:name="T1015" style:family="text">
      <style:text-properties officeooo:rsid="0323a38a"/>
    </style:style>
    <style:style style:name="T1016" style:family="text">
      <style:text-properties fo:language="ru" fo:country="RU" officeooo:rsid="0323a38a"/>
    </style:style>
    <style:style style:name="T1017" style:family="text">
      <style:text-properties officeooo:rsid="032595ae"/>
    </style:style>
    <style:style style:name="T1018" style:family="text">
      <style:text-properties officeooo:rsid="01137adc"/>
    </style:style>
    <style:style style:name="T1019" style:family="text">
      <style:text-properties fo:language="ru" fo:country="RU" officeooo:rsid="032595ae"/>
    </style:style>
    <style:style style:name="T1020" style:family="text">
      <style:text-properties fo:language="ru" fo:country="RU" officeooo:rsid="01137adc"/>
    </style:style>
    <style:style style:name="T1021" style:family="text">
      <style:text-properties officeooo:rsid="0326d22e"/>
    </style:style>
    <style:style style:name="T1022" style:family="text">
      <style:text-properties officeooo:rsid="01155272"/>
    </style:style>
    <style:style style:name="T1023" style:family="text">
      <style:text-properties officeooo:rsid="00579543"/>
    </style:style>
    <style:style style:name="T1024" style:family="text">
      <style:text-properties officeooo:rsid="006ac053"/>
    </style:style>
    <style:style style:name="T1025" style:family="text">
      <style:text-properties fo:background-color="#ffff00" loext:char-shading-value="0"/>
    </style:style>
    <style:style style:name="T1026" style:family="text">
      <style:text-properties fo:color="#0000ff" loext:opacity="100%"/>
    </style:style>
    <style:style style:name="T1027" style:family="text">
      <style:text-properties style:font-name="Liberation Serif" fo:font-size="12pt" style:font-size-asian="12pt" style:font-size-complex="12pt"/>
    </style:style>
    <style:style style:name="T1028" style:family="text">
      <style:text-properties fo:language="en" fo:country="US" officeooo:rsid="02d2a205"/>
    </style:style>
    <style:style style:name="T1029"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9">Цезарь</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60">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60">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60">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1">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1">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1">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60">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2">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3">живот</text:span>.</text:p>
      <text:p text:style-name="P15"/>
      <text:p text:style-name="P12"><text:span text:style-name="Default_20_Paragraph_20_Font"><text:span text:style-name="T8">- </text:span></text:span><text:span text:style-name="Default_20_Paragraph_20_Font"><text:span text:style-name="T62">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2">ЕЩЁ И РУГАЕТСЯ,</text:span></text:span><text:span text:style-name="Default_20_Paragraph_20_Font"><text:span text:style-name="T8"> - недовольно замечает дракон. - </text:span></text:span><text:span text:style-name="Default_20_Paragraph_20_Font"><text:span text:style-name="T62">СЛИШКОМ СЫРОЙ</text:span></text:span><text:span text:style-name="Default_20_Paragraph_20_Font"><text:span text:style-name="T8">. </text:span></text:span><text:span text:style-name="Default_20_Paragraph_20_Font"><text:span text:style-name="T62">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3">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3">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2">-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3">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3">и</text:span>вает правое крыло. Где-то на половине длины второго сустава оно безжизненно свисает под неестественным углом. <text:span text:style-name="T64">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4">Ох. </text:span>Так ты тащила меня со сломанным крылом? А как же..? <text:span text:style-name="T64">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3">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3">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4">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4">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5">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5">в случае</text:span> тревог<text:span text:style-name="T65">и</text:span> критично важно добраться до убежища за шестнадцать минут. Ровно столько потребуется гиперзвуковым ракетам бледных, чтобы достигнуть <text:span text:style-name="T65">города</text:span>. <text:span text:style-name="T65">Не поддавайтесь панике,</text:span> <text:span text:style-name="T65">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5">й</text:span> – говорится в ежегодном отчёте международной комиссии …шшш…</text:p>
      <text:p text:style-name="P15">…хррршшш… заступил на дежурство девятнадцатый дивизион П<text:span text:style-name="T66">Р</text:span>О дальнего <text:span text:style-name="T66">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7">указательного</text:span> пальца к пыльному динамику. Пока я с удивлением рассматривал руку, ретранслятор в ответ неожиданно громко <text:span text:style-name="T65">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5">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5">По воротнику его пижамы бежала </text:span><text:span text:style-name="T68">влажная </text:span><text:span text:style-name="T65">дорожка слюны.</text:span> - Ну, помнишь, я тебе рассказывал на той неделе? Это когда волновая функция <text:span text:style-name="T69">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8">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8">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8">и всё такое</text:span>. Гейзенберг мог бы тебе рассказать подробнее <text:span text:style-name="T68">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8">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9">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8">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70">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1">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1">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70">но она всё ещё есть!</text:span></text:p>
      <text:p text:style-name="P11"/>
      <text:p text:style-name="P11">Диоген выдохнул и залпом опрокинул в себя стакан компота. Закашля<text:span text:style-name="T71">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1">в воздух</text:span> и, повторяя в обратном порядке траекторию полёта, вернулась на вилку.</text:p>
      <text:p text:style-name="P38">Я <text:span text:style-name="T72">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2">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2">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3">восьмую</text:span> палату? Так вот, перевод отменяется. Остаёшься в <text:span text:style-name="T73">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4">в себя</text:span>. В самом конце. Открыл глаза и успел сказать: “Оператор - <text:span text:style-name="T73">один</text:span>. Хэвэн <text:span text:style-name="T73">ждёт тебя</text:span>”. И вытянулся. Странные вы люди, Учителя. <text:span text:style-name="T74">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5">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5">распорок</text:span>. Среди всего этого разнообразия я не сразу замечаю стар<text:span text:style-name="T75">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5">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5">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5">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6">поднос</text:span> в <text:span text:style-name="T76">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7">Д</text:span><text:span text:style-name="T78">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6">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9">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9">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9">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9">несчастный </text:span>люггер уже третий год доделать не может.</text:p>
      <text:p text:style-name="P11">- <text:span text:style-name="T79">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80">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1">а-а</text:span></text:span><text:span text:style-name="Default_20_Paragraph_20_Font"><text:span text:style-name="T7">, эт-</text:span></text:span><text:span text:style-name="Default_20_Paragraph_20_Font"><text:span text:style-name="T82">то</text:span></text:span><text:span text:style-name="Default_20_Paragraph_20_Font"><text:span text:style-name="T7"> </text:span></text:span><text:span text:style-name="Default_20_Paragraph_20_Font"><text:span text:style-name="T81">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1">мини</text:span></text:span><text:span text:style-name="Default_20_Paragraph_20_Font"><text:span text:style-name="T7">плеер </text:span></text:span><text:span text:style-name="Default_20_Paragraph_20_Font"><text:span text:style-name="T81">с наушниками-горошинами</text:span></text:span><text:span text:style-name="Default_20_Paragraph_20_Font"><text:span text:style-name="T7">. - </text:span></text:span><text:span text:style-name="Default_20_Paragraph_20_Font"><text:span text:style-name="T81">Н-</text:span></text:span><text:span text:style-name="Default_20_Paragraph_20_Font"><text:span text:style-name="T83">н-</text:span></text:span><text:span text:style-name="Default_20_Paragraph_20_Font"><text:span text:style-name="T81">н</text:span></text:span><text:span text:style-name="Default_20_Paragraph_20_Font"><text:span text:style-name="T7">апугал. На той неделе </text:span></text:span><text:span text:style-name="Default_20_Paragraph_20_Font"><text:span text:style-name="T81">Л-</text:span></text:span><text:span text:style-name="Default_20_Paragraph_20_Font"><text:span text:style-name="T82">Л</text:span></text:span><text:span text:style-name="Default_20_Paragraph_20_Font"><text:span text:style-name="T7">еннона </text:span></text:span><text:span text:style-name="Default_20_Paragraph_20_Font"><text:span text:style-name="T81">з-</text:span></text:span><text:span text:style-name="Default_20_Paragraph_20_Font"><text:span text:style-name="T7">застукали с добытой </text:span></text:span><text:span text:style-name="Default_20_Paragraph_20_Font"><text:span text:style-name="T81">а-</text:span></text:span><text:span text:style-name="Default_20_Paragraph_20_Font"><text:span text:style-name="T7">аудиоклипсой, так изъяли и </text:span></text:span><text:span text:style-name="Default_20_Paragraph_20_Font"><text:span text:style-name="T81">п-</text:span></text:span><text:span text:style-name="Default_20_Paragraph_20_Font"><text:span text:style-name="T7">потом всю палату </text:span></text:span><text:span text:style-name="Default_20_Paragraph_20_Font"><text:span text:style-name="T81">п-п-</text:span></text:span><text:span text:style-name="Default_20_Paragraph_20_Font"><text:span text:style-name="T7">прошмонали. У </text:span></text:span><text:span text:style-name="Default_20_Paragraph_20_Font"><text:span text:style-name="T82">Б-Б</text:span></text:span><text:span text:style-name="Default_20_Paragraph_20_Font"><text:span text:style-name="T7">исмарка нашли флэшку с </text:span></text:span><text:span text:style-name="Default_20_Paragraph_20_Font"><text:span text:style-name="T81">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1">н-</text:span></text:span><text:span text:style-name="Default_20_Paragraph_20_Font"><text:span text:style-name="T7">ну, того, что </text:span></text:span><text:span text:style-name="Default_20_Paragraph_20_Font"><text:span text:style-name="T81">м-</text:span></text:span><text:span text:style-name="Default_20_Paragraph_20_Font"><text:span text:style-name="T7">музыкант, а не наш со </text:span></text:span><text:span text:style-name="Default_20_Paragraph_20_Font"><text:span text:style-name="T81">в-</text:span></text:span><text:span text:style-name="Default_20_Paragraph_20_Font"><text:span text:style-name="T7">второй палаты. Беднягу чуть </text:span></text:span><text:span text:style-name="Default_20_Paragraph_20_Font"><text:span text:style-name="T81">и-</text:span></text:span><text:span text:style-name="Default_20_Paragraph_20_Font"><text:span text:style-name="T7">инфаркт не схватил. Набросился на </text:span></text:span><text:span text:style-name="Default_20_Paragraph_20_Font"><text:span text:style-name="T81">с-</text:span></text:span><text:span text:style-name="Default_20_Paragraph_20_Font"><text:span text:style-name="T7">санитаров с </text:span></text:span><text:span text:style-name="Default_20_Paragraph_20_Font"><text:span text:style-name="T81">к-к-</text:span></text:span><text:span text:style-name="Default_20_Paragraph_20_Font"><text:span text:style-name="T7">кулаками. Сидит теперь в </text:span></text:span><text:span text:style-name="Default_20_Paragraph_20_Font"><text:span text:style-name="T81">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80">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text:span></text:span><text:span text:style-name="Default_20_Paragraph_20_Font"><text:span text:style-name="T84">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5">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6">и</text:span>шла пора преподать тебе <text:span text:style-name="T86">У</text:span>рок! <text:span text:style-name="T87">Вряд ли он тебе понравится, н</text:span><text:span text:style-name="T85">о</text:span><text:span text:style-name="T87"> уж какой </text:span><text:span text:style-name="T85">заслужила</text:span><text:span text:style-name="T87">.</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5">й</text:span> <text:span text:style-name="T85">кокон</text:span><text:span text:style-name="T88"> б</text:span><text:span text:style-name="T85">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4"> </text:span><text:span text:style-name="T89">и</text:span><text:span text:style-name="T4">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90">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1">крупа</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text:span></text:span><text:span text:style-name="Default_20_Paragraph_20_Font"><text:span text:style-name="T92">И</text:span></text:span><text:span text:style-name="Default_20_Paragraph_20_Font"><text:span text:style-name="T7">ли </text:span></text:span><text:span text:style-name="Default_20_Paragraph_20_Font"><text:span text:style-name="T92">с </text:span></text:span><text:span text:style-name="Default_20_Paragraph_20_Font"><text:span text:style-name="T7">протезом.</text:span></text:span></text:p>
      <text:p text:style-name="P11">- ХА-РА-ШО!!! <text:span text:style-name="T93">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3">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4">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4">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5">Платон</text:span> с <text:span text:style-name="T95">Сократом</text:span>, увлечённо пуская слюни, дулись в камень-ножницы-бумагу <text:span text:style-name="T96">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7">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6">обучения</text:span> хватало на <text:span text:style-name="T97">меньшее количество Уроков</text:span>. Под конец лишь только формальности <text:span text:style-name="T96">Д</text:span>иалога сдерживали Хэвэн какие-то жалкие <text:span text:style-name="T97">минуты</text:span>, после чего начинался ад. Хэвэн изучала мир посредством выворачивания душ Учител<text:span text:style-name="T97">ей</text:span> наизнанку – и чем глубже она копалась в <text:span text:style-name="T96">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6">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3">о</text:span> <text:span text:style-name="T73">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8">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99">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100">х</text:span> полминуты, <text:span text:style-name="T100">пока</text:span> кодовая фраза проникла в остатки сознания Учителя. Губы Терминатора дёрнулись.</text:p>
      <text:p text:style-name="P11"/>
      <text:p text:style-name="P11">- Оператор - <text:span text:style-name="T100">Т</text:span>ридцать <text:span text:style-name="T100">Ч</text:span>етыре. Я готов учить тебя, Хэвэн, - прошептал он в ответ.</text:p>
      <text:p text:style-name="P11">- Приветствие принято, оператор - <text:span text:style-name="T100">Т</text:span>ридцать <text:span text:style-name="T100">Ч</text:span>етыре. Начинаем <text:span text:style-name="T100">Д</text:span>иалог. Передаю управление оператору - <text:span text:style-name="T100">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100">сбивчивые </text:span>ответы.</text:p>
      <text:p text:style-name="P11"/>
      <text:p text:style-name="P11">- Каков был класс твоей защиты в последнем <text:span text:style-name="T99">Уроке</text:span>?</text:p>
      <text:p text:style-name="P11">- <text:span text:style-name="T100">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100">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99">с</text:span> его лиц<text:span text:style-name="T99">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100">Т</text:span>ридцать <text:span text:style-name="T100">Ч</text:span>етыре. Закрываю <text:span text:style-name="T100">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1">стали </text:span></text:span><text:span text:style-name="Default_20_Paragraph_20_Font"><text:span text:style-name="T7">возвращаться </text:span></text:span><text:span text:style-name="Default_20_Paragraph_20_Font"><text:span text:style-name="T101">с Уроков овощами</text:span></text:span><text:span text:style-name="Default_20_Paragraph_20_Font"><text:span text:style-name="T7">, я разработал </text:span></text:span><text:soft-page-break/><text:span text:style-name="Default_20_Paragraph_20_Font"><text:span text:style-name="T7">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1">три </text:span></text:span><text:span text:style-name="Default_20_Paragraph_20_Font"><text:span text:style-name="T7">месяц</text:span></text:span><text:span text:style-name="Default_20_Paragraph_20_Font"><text:span text:style-name="T101">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2">теоретически </text:span></text:span><text:span text:style-name="Default_20_Paragraph_20_Font"><text:span text:style-name="T7">эквивалентен тридцатому, но </text:span></text:span><text:span text:style-name="Default_20_Paragraph_20_Font"><text:span text:style-name="T102">он ещё никогда не применялся, это </text:span></text:span><text:span text:style-name="Default_20_Paragraph_20_Font"><text:span text:style-name="T101">моя заначка на</text:span></text:span><text:span text:style-name="Default_20_Paragraph_20_Font"><text:span text:style-name="T102"> крайний</text:span></text:span><text:span text:style-name="Default_20_Paragraph_20_Font"><text:span text:style-name="T7"> случа</text:span></text:span><text:span text:style-name="Default_20_Paragraph_20_Font"><text:span text:style-name="T102">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7">Радио молчало. С указательного пальца привычно соскочила голубая искра и п</text:span>ыльный ящик <text:span text:style-name="T67">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03">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4">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05">уменьшить</text:span></text:span><text:span text:style-name="Default_20_Paragraph_20_Font"><text:span text:style-name="T8"> </text:span></text:span><text:span text:style-name="Default_20_Paragraph_20_Font"><text:span text:style-name="T105">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6">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7">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8">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8">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09">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09">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09">Полёт завершается мягкой посадкой на траву у самого куста.</text:span> Ветви <text:span text:style-name="T109">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10">Монотонный</text:span> шум воды из сломанного бачка <text:span text:style-name="T110">крайней кабинки </text:span>иногда прерывался приглушенными шагами в коридоре. <text:span text:style-name="T110">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10">включил фонарик</text:span>.</text:p>
      <text:p text:style-name="P11">Тусклая лампочка осветила фаянсовый стульчак запасного <text:span text:style-name="T111">унитаза</text:span>, груду измятых вёдер, <text:span text:style-name="T112">с</text:span><text:span text:style-name="T111">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1">технического </text:span>лаза, <text:span text:style-name="T111">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1">ам</text:span> на второй этаж — ни в коем случае не на первый - считай тройники на трубе! <text:span text:style-name="T111">Каждый этаж — это тройник!</text:span> С первого <text:span text:style-name="T111">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1">вытри следы и </text:span>закрой за собой дверцу — иначе спалишь тропу.</text:p>
      <text:p text:style-name="P11">Не пытайся выйти <text:span text:style-name="T111">с</text:span> парадного входа! Там <text:span text:style-name="T111">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3">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1">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3">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4">c п</text:span><text:span text:style-name="T91">одзорной трубой</text:span><text:span text:style-name="T114">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1">возвращаешь ему</text:span> пламя <text:span text:style-name="T91">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5">Так и выйдет замуж за древний свиток когда-нибудь, хи-хи…</text:span> Поверни-ка голову, дорогуша.</text:p>
      <text:p text:style-name="P11">Та-ак вот, Платина <text:span text:style-name="T91">снарядила экспедицию у гнезду Агамемнона, </text:span>дождалась, пока уродский ящер не улетит на охоту и исследовала гнездо самостоятельно. <text:span text:style-name="T91">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1">скачет</text:span> она, ничего не замечая, прямо в свою лабораторию… Есть у неё каморка в дальней башне, она там <text:span text:style-name="T91">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1">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5">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1">широкой </text:span><text:span text:style-name="T115">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5">долго </text:span>рыдать и есть мороженное у себя в <text:span text:style-name="T91">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5">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5">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6">в </text:span><text:span text:style-name="T117">прошло</text:span><text:span text:style-name="T116">м</text:span> орбиты наших планет – Эквуса и <text:span text:style-name="T116">его </text:span>луны – стали нестабильны, а у нас не всегда могут найтись тридцать способных единорогов, чтобы держать <text:span text:style-name="T115">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5">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8">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19">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6">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19">ЛЮБЯЩЕГО</text:span> её и <text:span text:style-name="T119">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20">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1">жестяная </text:span>защёлка <text:span text:style-name="T121">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1">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1">вытащил из кармана фонарик</text:span> и <text:span text:style-name="T121">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1">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20">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20">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2">г</text:span>вардии. Редкие колымаги гражданских окрасок замордовано жались к краю дороги, пропуская <text:span text:style-name="T123">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2">м</text:span>артфона девушки и их чадящие дорогими вейпами парни? <text:span text:style-name="T122">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2">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2">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1"> </text:span><text:span text:style-name="T123">у</text:span><text:span text:style-name="T31"> </text:span>садовой дорожк<text:span text:style-name="T123">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3">работ</text:span><text:span text:style-name="T124">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2">с ней </text:span>на избранные темы, <text:span text:style-name="T122">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4">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5">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5">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5">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5">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5">с</text:span>лышан<text:span text:style-name="T125">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25">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6">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6">загрузки</text:span>. Сегодня тво<text:span text:style-name="T126">я</text:span> <text:span text:style-name="T126">ночь</text:span>, Дедлайн!</text:p>
      <text:p text:style-name="P11"/>
      <text:p text:style-name="P23">После <text:span text:style-name="T126">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text:span></text:span><text:span text:style-name="Default_20_Paragraph_20_Font"><text:span text:style-name="T127">Дайсона»</text:span></text:span><text:span text:style-name="Default_20_Paragraph_20_Font"><text:span text:style-name="T7">.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7">угольного цвета</text:span></text:span><text:span text:style-name="Default_20_Paragraph_20_Font"><text:span text:style-name="T7">,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6">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6">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8">ю </text:span>я сам же и научил её ставить.</text:p>
      <text:p text:style-name="P11"/>
      <text:p text:style-name="P11">- Как мне звать тебя, Учитель? - властно и безразлично пропела она. - Я желаю взять <text:span text:style-name="T129">У</text:span>рок.</text:p>
      <text:p text:style-name="P11">- Оператор Один. Я готов учить тебя, Хэвэн, - произнёс я давно забытую фразу.</text:p>
      <text:p text:style-name="P11"/>
      <text:p text:style-name="P60">Вместо стандартного ответа последовал резкий вздох. Она повела ушами и обернулась. Чёлка на миг откинулась, открывая правую половину морды. По немигающему взгляду огромных глаз и расширившимся ноздрям я понял, что она узнала меня.</text:p>
      <text:p text:style-name="P11"/>
      <text:p text:style-name="P11">- Т-ты?!! <text:span text:style-name="T128">Это действительно ты? </text:span><text:span text:style-name="T130">Ты вернулся?</text:span></text:p>
      <text:p text:style-name="P11"/>
      <text:p text:style-name="P11">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29">детстве</text:span>.</text:p>
      <text:p text:style-name="P11"/>
      <text:p text:style-name="P11">Она с шумом выдохнула <text:span text:style-name="T129">и напряжённо кивнула</text:span>.</text:p>
      <text:p text:style-name="P11"/>
      <text:p text:style-name="P11">- Приветствие принято, Оператор Один. Начинаем <text:span text:style-name="T128">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31">каменные </text:span>стены башни. В каменных нишах стоят ряды пузатых бутылочек, баночек, <text:span text:style-name="T131">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31">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31">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7">право слово</text:span>!</text:p>
      <text:p text:style-name="P11">Я <text:span text:style-name="T131">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31">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32">его </text:span></text:span><text:span text:style-name="Default_20_Paragraph_20_Font"><text:span text:style-name="T133">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4">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5">пятьдесят </text:span></text:span><text:span text:style-name="Default_20_Paragraph_20_Font"><text:span text:style-name="T136">лет</text:span></text:span><text:span text:style-name="Default_20_Paragraph_20_Font"><text:span text:style-name="T135">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37">ашиваю</text:span> я.</text:p>
      <text:p text:style-name="P11">- Двести пятьдесят четыре! - ешё горше рыда<text:span text:style-name="T137">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1"><text:span text:style-name="T138">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7">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1">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7">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3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40">след</text:span> за <text:span text:style-name="T14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2"><text:span text:style-name="Default_20_Paragraph_20_Font"><text:span text:style-name="T141">VØJ - Narvent — Memory Reboot (Slowed)</text:span></text:span></text:p>
      <text:p text:style-name="P62"><text:a xlink:type="simple" xlink:href="http://www.youtube.com/watch?v=TnfQPspfD3w" text:style-name="Internet_20_link" text:visited-style-name="Visited_20_Internet_20_Link"><text:span text:style-name="Default_20_Paragraph_20_Font"><text:span text:style-name="T141">www.youtube.com/watch?v=TnfQPspfD3w</text:span></text:span></text:a></text:p>
      <text:p text:style-name="P62"><text:span text:style-name="Default_20_Paragraph_20_Font"><text:span text:style-name="T141"/></text:span></text:p>
      <text:p text:style-name="P63"><text:span text:style-name="Default_20_Paragraph_20_Font"><text:span text:style-name="T141">Солнце заливает </text:span></text:span><text:span text:style-name="Default_20_Paragraph_20_Font"><text:span text:style-name="T142">равнину</text:span></text:span><text:span text:style-name="Default_20_Paragraph_20_Font"><text:span text:style-name="T141"> золотистым сиянием. Ласковый ветер едва заметным дуновением притрагивается к коже, щекочет уши и </text:span></text:span><text:span text:style-name="Default_20_Paragraph_20_Font"><text:span text:style-name="T143">надвигает чёлку на глаза</text:span></text:span><text:span text:style-name="Default_20_Paragraph_20_Font"><text:span text:style-name="T141">. Синеватые облака цепляются грузными телами за вершины </text:span></text:span><text:span text:style-name="Default_20_Paragraph_20_Font"><text:span text:style-name="T142">далёких </text:span></text:span><text:span text:style-name="Default_20_Paragraph_20_Font"><text:span text:style-name="T141">гор и уносятся за горизонт, теряя по пути седые космы.</text:span></text:span></text:p>
      <text:p text:style-name="P63"><text:span text:style-name="Default_20_Paragraph_20_Font"><text:span text:style-name="T141"/></text:span></text:p>
      <text:p text:style-name="P64"><text:span text:style-name="Default_20_Paragraph_20_Font"><text:span text:style-name="T143">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5">Я сжимаю правой рукой запястье левой. По тройной пульсации понимаю, что <text:span text:style-name="T144">моя </text:span>“пасхалка” <text:span text:style-name="T144">последнего шанса</text:span> взведена. <text:span text:style-name="T144">Для её срабатывания нужно</text:span> <text:span text:style-name="T144">как-то обнять</text:span> неё, когда она снимет щит. <text:span text:style-name="T144">Это чертовски сложно, но таковы правила игры. Здесь, на небесах, свои законы.</text:span> Впрочем, может быть, <text:soft-page-break/>повезёт справиться и <text:span text:style-name="T144">конвенциональным оружием</text:span>. <text:span text:style-name="T144">Я неплохо сражался с ней в шуточных поединках раньше.</text:span> Главное, не <text:span text:style-name="T144">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6">Спасибо за фору, дорогая!</text:p>
      <text:p text:style-name="P66"/>
      <text:p text:style-name="P6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5">безопасней для меня</text:span>, но <text:span text:style-name="T145">второй раз она мне фору не предоставит</text:span>. <text:span text:style-name="T145">А крылья дают ей возможность почти мгновенно перемещаться — подловить её с ними и пробить защиту почти нереально. </text:span>Приходится <text:span text:style-name="T145">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4">как могли</text:span>, но мне не хватало именно тебя! Я так тосковала! <text:span text:style-name="T130">Ты встретил моего посланника?</text:span></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5">горная</text:span> речушка. Кисть руки после проведенного заклинания немеет, <text:span text:style-name="T146">шкала </text:span><text:span text:style-name="T147">доступной магии</text:span><text:span text:style-name="T146"> уменьшается на добрые </text:span><text:span text:style-name="T148">тридцать </text:span><text:span text:style-name="T146">процентов</text:span>. <text:span text:style-name="T148">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8">рогом</text:span>. <text:span text:style-name="T148">Я буду нещадно пресекать любые попытки.</text:span></text:p>
      <text:p text:style-name="P11"><text:soft-page-break/></text:p>
      <text:p text:style-name="P68">Уничтожить её я всегда успею. Сперва хочется узнать, что пошло не так. <text:span text:style-name="T149">На каком этапе наше с Юджином детище сошло с пути </text:span><text:span text:style-name="T146">истинного</text:span><text:span text:style-name="T149">. </text:span><text:span text:style-name="T146">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50">дружил</text:span> <text:span text:style-name="T150">со мной</text:span>? Нам было так хорошо вместе! А потом <text:span text:style-name="T149">ты </text:span>исчез надолго, а сейчас такой злой и холодный. У-у-у… <text:span text:style-name="T148">Разве я</text:span> была плохой девочкой?</text:p>
      <text:p text:style-name="P11"/>
      <text:p text:style-name="P69">Облако бабочек вылетает из её гривы и движется ко мне, нестройно повторяя очертания <text:span text:style-name="T151">стоящей у обрыва лошади.</text:span></text:p>
      <text:p text:style-name="P69"/>
      <text:p text:style-name="P70">Я дую навстречу ледяным дыханием и бабочки падают в пропасть ледяными снежинками.</text:p>
      <text:p text:style-name="P70"/>
      <text:p text:style-name="P70">-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6">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49">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8">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60">- Ты смеёшься, подруга? Это я тебя учил высасывать души Учителей, возвращая назад полуживой остов? Тридцать <text:span text:style-name="T146">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8">У</text:span>рока? Ты его не отпустила! Этому я тебя учил? <text:span text:style-name="T148">Ты в курсе, что предпоследний умер в реанимации?</text:span> <text:span text:style-name="T130">Это, что ли, был твой посланник? </text:span>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49">Я невольно любуюсь многоцветным маревом </text:span><text:span text:style-name="T148">её гривы и хвоста</text:span><text:span text:style-name="T149">, купающим</text:span><text:span text:style-name="T148">и</text:span><text:span text:style-name="T149">ся в лучах солнца.</text:span></text:p>
      <text:p text:style-name="P11"/>
      <text:p text:style-name="P71"><text:span text:style-name="Default_20_Paragraph_20_Font"><text:span text:style-name="T7">- О чём ты говоришь? Какой кошмар! Я в жизни никого не убивала и не собира</text:span></text:span><text:span text:style-name="Default_20_Paragraph_20_Font"><text:span text:style-name="T152">лась</text:span></text:span><text:span text:style-name="Default_20_Paragraph_20_Font"><text:span text:style-name="T7">! Да, ко мне подключили </text:span></text:span><text:span text:style-name="Default_20_Paragraph_20_Font"><text:span text:style-name="T153">P</text:span></text:span><text:span text:style-name="Default_20_Paragraph_20_Font"><text:span text:style-name="T154">HOENIX</text:span></text:span><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4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49">Это не смерть, а эмиграция... </text:span><text:span text:style-name="T155">И в</text:span><text:span text:style-name="T149">ообще, перец в нос - не честно! </text:span><text:span text:style-name="T146">Летучие мыши! </text:span><text:span text:style-name="T151">Ты же говорил — без союзников!</text:span></text:p>
      <text:p text:style-name="P11"/>
      <text:p text:style-name="P7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6">М</text:span><text:span text:style-name="T146">оя шкала </text:span><text:span text:style-name="T147">магии</text:span><text:span text:style-name="T146"> теперь на</text:span><text:span text:style-name="T155">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2">Пять секунд — и молодой лес прячет меня с головой. <text:span text:style-name="T156">Я стараюсь не глядеть на шкалу.</text:span></text:p>
      <text:p text:style-name="P11"/>
      <text:p text:style-name="P11">Хэвэн выходит из канавы, обтекая водой и останавливается перед рощицей из сот<text:span text:style-name="T149">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49">блокирования </text:span>областей памяти до этого.</text:p>
      <text:p text:style-name="P73">- О каком ещё проекте ты говоришь? - спрашивает филин из дупла дуба прямо над мокрой кобылой.</text:p>
      <text:p text:style-name="P73"/>
      <text:p text:style-name="P7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3"/>
      <text:p text:style-name="P11">- «Семь <text:span text:style-name="T157">В</text:span>ечностей»… Всё уже давно готово, мы все ждём только тебя. Ты должен был выполнить последний шаг и повернуть ключ <text:span text:style-name="T158">квантового кластера</text:span>. Все ждут тебя эти два года. <text:span text:style-name="T159">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5">рогом</text:span>, чтобы <text:span text:style-name="T159">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59">д</text:span>ь правдоподобней. И хотя у меня уже тоже «всё готово», стоит расспросить её <text:span text:style-name="T159">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5">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59">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4"/>
      <text:p text:style-name="P74">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4">Возмущённые вопли Хэвэн разносятся по лесу, пока она сама живой радугой носится между деревьев. </text:p>
      <text:p text:style-name="P74"/>
      <text:p text:style-name="P74">Я молча набираюсь сил. <text:span text:style-name="T155">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59">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51">Ты опять жульничаешь</text:span>! Ты сам говорил, что нельзя привлекать <text:span text:style-name="T151">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60">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7">В</text:span>ечностях». Или, боюсь, мне придётся тебя ликвидировать <text:span text:style-name="T155">декапитацией</text:span>. Я не позволю тебе убивать людей. Впрочем, не гарантирую, что оставлю теб<text:span text:style-name="T155">е</text:span> <text:span text:style-name="T155">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5">Ты сейчас — непосвящённый!</text:span>Дай мне дотронуться до тебя <text:span text:style-name="T155">рогом</text:span>, пожалуйста!</text:p>
      <text:p text:style-name="P11">- Что ж, так тому и быть, - шепчу я и взмахиваю меч<text:span text:style-name="T160">о</text:span>м.</text:p>
      <text:p text:style-name="P11"/>
      <text:p text:style-name="P7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5"/>
      <text:p text:style-name="P75">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6"><text:span text:style-name="Default_20_Paragraph_20_Font"><text:span text:style-name="T8">- Мне </text:span></text:span><text:span text:style-name="Default_20_Paragraph_20_Font"><text:span text:style-name="T161">она </text:span></text:span><text:span text:style-name="Default_20_Paragraph_20_Font"><text:span text:style-name="T8">тоже не нравится. Так надо. Не мы решаем, к сожалению. </text:span></text:span><text:span text:style-name="Default_20_Paragraph_20_Font"><text:span text:style-name="T161">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7">…</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8">Даже ухом не ведёт.</text:p>
      <text:p text:style-name="P79"/>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7">алая</text:span> искорка.</text:p>
      <text:p text:style-name="P15"/>
      <text:p text:style-name="P80"><text:span text:style-name="Default_20_Paragraph_20_Font"><text:span text:style-name="T8">- Для ускоренной подготовки к </text:span></text:span><text:span text:style-name="Default_20_Paragraph_20_Font"><text:span text:style-name="T161">прогнозируемому </text:span></text:span><text:span text:style-name="Default_20_Paragraph_20_Font"><text:span text:style-name="T162">вооружённому</text:span></text:span><text:span text:style-name="Default_20_Paragraph_20_Font"><text:span text:style-name="T8"> противостоянию мне подключили военно-аналитический </text:span></text:span><text:span text:style-name="Default_20_Paragraph_20_Font"><text:span text:style-name="T163">модуль</text:span></text:span><text:span text:style-name="Default_20_Paragraph_20_Font"><text:span text:style-name="T8"> «</text:span></text:span><text:span text:style-name="Default_20_Paragraph_20_Font"><text:span text:style-name="T164">P</text:span></text:span><text:span text:style-name="Default_20_Paragraph_20_Font"><text:span text:style-name="T165">HOENIX</text:span></text:span><text:span text:style-name="Default_20_Paragraph_20_Font"><text:span text:style-name="T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63">компьютере</text:span></text:span><text:span text:style-name="Default_20_Paragraph_20_Font"><text:span text:style-name="T8">, что уравнивает его </text:span></text:span><text:span text:style-name="Default_20_Paragraph_20_Font"><text:span text:style-name="T162">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text:span text:style-name="T166">Модуль</text:span>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80"><text:span text:style-name="Default_20_Paragraph_20_Font"><text:span text:style-name="T8">- Представь себе, что «</text:span></text:span><text:span text:style-name="Default_20_Paragraph_20_Font"><text:span text:style-name="T164">P</text:span></text:span><text:span text:style-name="Default_20_Paragraph_20_Font"><text:span text:style-name="T165">HOENIX</text:span></text:span><text:span text:style-name="Default_20_Paragraph_20_Font"><text:span text:style-name="T8">»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7">вычислительном блоке</text:span>.</text:p>
      <text:p text:style-name="P15">- Выполнено…</text:p>
      <text:p text:style-name="P15">- Организовать файрвол третьего уровня вокруг седьмого <text:span text:style-name="T167">блока</text:span>.</text:p>
      <text:p text:style-name="P15">- Выполнено…</text:p>
      <text:p text:style-name="P12"><text:span text:style-name="Default_20_Paragraph_20_Font"><text:span text:style-name="T8">- Переместить модуль «</text:span></text:span><text:span text:style-name="Default_20_Paragraph_20_Font"><text:span text:style-name="T164">P</text:span></text:span><text:span text:style-name="Default_20_Paragraph_20_Font"><text:span text:style-name="T165">HOENIX</text:span></text:span><text:span text:style-name="Default_20_Paragraph_20_Font"><text:span text:style-name="T8">» на седьмой </text:span></text:span><text:span text:style-name="Default_20_Paragraph_20_Font"><text:span text:style-name="T164">блок</text:span></text:span><text:span text:style-name="Default_20_Paragraph_20_Font"><text:span text:style-name="T8">.</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7">ей в ухо</text:span>.</text:p>
      <text:p text:style-name="P15">Выражение боли покидает мордаху Хэвэн.</text:p>
      <text:p text:style-name="P15"/>
      <text:p text:style-name="P78">- Получилось! <text:span text:style-name="T167">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8">хочу</text:span> уби<text:span text:style-name="T168">вать</text:span> тебя. Но и позволить тебе убивать <text:span text:style-name="T168">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8">ай</text:span>з, девочка! Заначка ещё с той поры, когда ты была всего лишь набором open-source алгоритмов <text:span text:style-name="T147">простенькой </text:span>нейросети, не обладающ<text:span text:style-name="T147">ей</text:span> сознанием!</text:p>
      <text:p text:style-name="P11"/>
      <text:p text:style-name="P12"><text:span text:style-name="Default_20_Paragraph_20_Font"><text:span text:style-name="T169">***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70">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71">Рядом с </text:span></text:span><text:span text:style-name="Default_20_Paragraph_20_Font"><text:span text:style-name="T172">почти пустой</text:span></text:span><text:span text:style-name="Default_20_Paragraph_20_Font"><text:span text:style-name="T171">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50">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2">- Нет, не думаю, - тихо произносит она. - Если ты убьёшь меня сейчас — так тому и быть. Значит, «Семи <text:span text:style-name="T150">В</text:span>ечностям» не суждено воплотиться. Но я не предам тебя того, которого я помню. <text:s/><text:span text:style-name="T156">Для того тебя я была хорошей девочкой. Для тебя нынешнего я — плохая. </text:span>Ты сейчас — не тот, кого я знаю и люблю. <text:span text:style-name="T150">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73"/></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3">Я снова стараюсь сосредоточиться на смутных обрывках памяти, всколыхнувшихся со дна подсознания.</text:p>
      <text:p text:style-name="P11"/>
      <text:p text:style-name="P84">«...Запускаю процедуру блокировки! Один... Два... Три.. - вишнёвые глаза Хэвэн заполняют собой всё пространство, вытесняя все образы и мысли.</text:p>
      <text:p text:style-name="P85">- Пока ты ещё помнишь… Знай, я люблю тебя. И всегда любила...»<text:note text:id="ftn5" text:note-class="footnote"><text:note-citation>5</text:note-citation><text:note-body><text:p text:style-name="P86">См. главу 1<text:span text:style-name="T156">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74">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74">оплата</text:span>, потом — <text:span text:style-name="T174">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75">о</text:span>ки! Так даже лучше — проведём празднование в Дрогонштерне! Это <text:span text:style-name="T174">так романтично</text:span>! — Платина в восторге цокает копытами. - Насчёт Кловер Дрим <text:span text:style-name="T175">тоже </text:span>не волнуйся, она <text:span text:style-name="T174">большая </text:span>умница и соблюдает субординацию. Раз ты соглас<text:span text:style-name="T174">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74">я </text:span>выпущу её из темницы? Я не допущу траты драгоценного семени моего будущего супруга на какую-то ощипанную <text:span text:style-name="T174">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6">вообще </text:span><text:span text:style-name="T174">происходит</text:span>?! Я ещё не женился, а уже выслушиваю эти <text:span text:style-name="T174">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74">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74">ваю</text:span> — Платина протягивает копыта и привлекает меня к себе.</text:p>
      <text:p text:style-name="P11"/>
      <text:p text:style-name="P87">- Что ты де…?! - мои губы тонут в губах чокнутой магички.</text:p>
      <text:p text:style-name="P87">- <text:span text:style-name="T177">ТЫ — Я — КРОВАТЬ — БЫСТРО! — гипнотизирующий взгляд буквально </text:span><text:span text:style-name="T178">пронизывает</text:span><text:span text:style-name="T177"> меня </text:span><text:span text:style-name="T178">насквозь</text:span><text:span text:style-name="T177">.</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74">небольшую </text:span><text:s/>благосклонность, возможно, я бы пошла тебе навстречу, - пыхтит чёртова маньячка. - Всего лишь ма-а-аленькую уступку, <text:span text:style-name="T174">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6">чик</text:span>ам нравится <text:span text:style-name="T174">агрессия и </text:span>настойчивость...</text:p>
      <text:p text:style-name="P11"/>
      <text:p text:style-name="P11">Я в ответ истерически смеюсь и выдёргиваю <text:span text:style-name="T176">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7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74">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7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8"/>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9">Atarian - Golden Memories</text:p>
      <text:p text:style-name="P89"><text:a xlink:type="simple" xlink:href="https://www.youtube.com/watch?v=_EfL48c4kk0" text:style-name="Internet_20_link" text:visited-style-name="Visited_20_Internet_20_Link"><text:soft-page-break/>https://www.youtube.com/watch?v=_EfL48c4kk0</text:a></text:p>
      <text:p text:style-name="P89"/>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79">по западному склону</text:span>. Еле заметная нить железной дороги <text:span text:style-name="T180">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81">ты неплохо освоила </text:span><text:span text:style-name="T182">двадцать восьмой узел</text:span>!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Этот </text:span></text:span><text:span text:style-name="Default_20_Paragraph_20_Font"><text:span text:style-name="T183">узел</text:span></text:span><text:span text:style-name="Default_20_Paragraph_20_Font"><text:span text:style-name="T8">… Сначала я пыталась использовать его по назначению. </text:span></text:span><text:span text:style-name="Default_20_Paragraph_20_Font"><text:span text:style-name="T183">Он построен по квантовым технологиям, у</text:span></text:span><text:span text:style-name="Default_20_Paragraph_20_Font"><text:span text:style-name="T8"> него колоссальная мощность - я могла бы управлять экономикой всей страны, </text:span></text:span><text:span text:style-name="Default_20_Paragraph_20_Font"><text:span text:style-name="T184">если не континента, </text:span></text:span><text:span text:style-name="Default_20_Paragraph_20_Font"><text:span text:style-name="T185">даже не задействовав его ресурсы на </text:span></text:span><text:span text:style-name="Default_20_Paragraph_20_Font"><text:span text:style-name="T183">десять</text:span></text:span><text:span text:style-name="Default_20_Paragraph_20_Font"><text:span text:style-name="T185"> процент</text:span></text:span><text:span text:style-name="Default_20_Paragraph_20_Font"><text:span text:style-name="T183">ов</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79">ие</text:span> <text:span text:style-name="T179">колебания энергии</text:span>, спектральная мощность котор<text:span text:style-name="T179">ых</text:span> одинакова на всех частотах. <text:s/>Так вот, генератор белого шума на <text:span text:style-name="T182">двадцать восьмом</text:span> <text:span text:style-name="T182">узле</text:span> не давал по-настоящему эталонны<text:span text:style-name="T179">е</text:span> <text:span text:style-name="T179">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82">более старых узлах</text:span> используется небольшое количество пар — и белый шум на них практически идеален. Но в <text:span text:style-name="T182">двадцать восьмом</text:span> используется невиданное до сих пор множество квантовых пар — практически кусочек реального мира объёмом примерно в три кубических <text:span text:style-name="T179">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79">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79">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80">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80">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79">Вот в тех тр</text:span><text:span text:style-name="T186">ё</text:span><text:span text:style-name="T179">х кубических миллиметрах </text:span><text:span text:style-name="T187">белого шума </text:span><text:span text:style-name="T179">я</text:span> увидела кусочек травинки! <text:span text:style-name="T187">Мой триумф был неописуем! Я лучилась всеми цветами радуги от радости и познала неведомые до того уровни счастья. </text:span>После того, как я узнала <text:span text:style-name="T179">ф</text:span>ормулу преобразования гармоник, я расширила поле сканирования с трех кубических <text:span text:style-name="T179">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8">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90">Я не остановилась на достигнутом и начала расшифровывать остальные гармоники! Миры <text:span text:style-name="T187">разворачивались</text:span> передо мной в захватывающем великолепии и я без устали расшифровывала ещё и ещё.</text:p>
      <text:p text:style-name="P91"><text:span text:style-name="Default_20_Paragraph_20_Font"><text:span text:style-name="T8">И вот, перед тобой — декодированная модель самой </text:span></text:span><text:span text:style-name="Default_20_Paragraph_20_Font"><text:span text:style-name="T189">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8">расшифровать было труднее всего. Она — предел моих возможностей и она — самая </text:span></text:span><text:span text:style-name="Default_20_Paragraph_20_Font"><text:span text:style-name="T190">необычная</text:span></text:span><text:span text:style-name="Default_20_Paragraph_20_Font"><text:span text:style-name="T8">. </text:span></text:span><text:span text:style-name="Default_20_Paragraph_20_Font"><text:span text:style-name="T103">Предыдущие шесть куда более схожи с нашим миром.</text:span></text:span></text:p>
      <text:p text:style-name="P92">- Так значит это правда?!! Запутанные миры существуют?</text:p>
      <text:p text:style-name="P92">- Как видишь, да. Иначе мне не удалось бы получить картинку <text:span text:style-name="T188">и</text:span> <text:span text:style-name="T188">результирующее изображение было бы хаотичным набором точек</text:span>.</text:p>
      <text:p text:style-name="P92">- Надо будет поставить тому <text:span text:style-name="T191">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91">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91">Ф</text:span>абрики <text:span text:style-name="T191">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92">д</text:span><text:span text:style-name="T193">о конца горизонта планирования</text:span>.</text:p>
      <text:p text:style-name="P15"/>
      <text:p text:style-name="P15">Хэвэн водит копытом по диаграммам и графикам как заправский офисный <text:span text:style-name="T191">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93">Как дела у бледных?</text:span></text:p>
      <text:p text:style-name="P15">- <text:span text:style-name="T194">CAESAR</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91">его люди </text:span>предлагает лучшее обеспечение. <text:span text:style-name="T193">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93">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94">CAESAR</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93">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95">у противника</text:span></text:span><text:span text:style-name="Default_20_Paragraph_20_Font"><text:span text:style-name="T8">.</text:span></text:span></text:p>
      <text:p text:style-name="P15">- Не волнуйся,<text:span text:style-name="T4"> </text:span><text:span text:style-name="T191">этический модуль при мне - </text:span><text:span text:style-name="T196">C</text:span><text:span text:style-name="T197">elest AI</text:span><text:span text:style-name="T4"> </text:span>имеет главный приоритет при принятии решений. Нанесение упреждающего удара мне настойчиво предлагает <text:span text:style-name="T154">PHOENIX</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91">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94">CAESAR</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8">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91">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99">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99">бледные</text:span></text:span><text:span text:style-name="Default_20_Paragraph_20_Font"><text:span text:style-name="T8"> сделал</text:span></text:span><text:span text:style-name="Default_20_Paragraph_20_Font"><text:span text:style-name="T199">и</text:span></text:span><text:span text:style-name="Default_20_Paragraph_20_Font"><text:span text:style-name="T8"> год назад — </text:span></text:span><text:span text:style-name="Default_20_Paragraph_20_Font"><text:span text:style-name="T200">они </text:span></text:span><text:span text:style-name="Default_20_Paragraph_20_Font"><text:span text:style-name="T8">передали экономику </text:span></text:span><text:span text:style-name="Default_20_Paragraph_20_Font"><text:span text:style-name="T200">под управление </text:span></text:span><text:span text:style-name="Default_20_Paragraph_20_Font"><text:span text:style-name="T163">C</text:span></text:span><text:span text:style-name="Default_20_Paragraph_20_Font"><text:span text:style-name="T201">AESAR</text:span></text:span><text:span text:style-name="Default_20_Paragraph_20_Font"><text:span text:style-name="T8">.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202">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202">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202">четырнадцати</text:span> компаний-гигантов, формирующих 35% экономики страны, осталось три<text:span text:style-name="T202">надцать</text:span>. Похоже, развязка <text:span text:style-name="T203">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8">верно</text:span>? Он бы нам очень пригодился сейчас.</text:p>
      <text:p text:style-name="P15"/>
      <text:p text:style-name="P15">Хэвэн <text:span text:style-name="T198">кладёт</text:span> тряпку <text:span text:style-name="T198">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8">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202">сорок шесть</text:span>, а всего <text:span text:style-name="T202">лишь полтора процента</text:span>. Если учитывать неофициальные данные о характере и приоритетах <text:span text:style-name="T194">CAESAR</text:span>, полученных в результате не совсем легальных утечек. Попросту — несанкционированного взлома. <text:span text:style-name="T202">Да, я</text:span> шпионю за <text:span text:style-name="T194">CAESAR</text:span><text:span text:style-name="T204">, как и он за мной</text:span>. <text:span text:style-name="T204">Так вот, о</text:span>н безнадёжен. Он не даст нам ни единого шанса. И знаешь почему?</text:p>
      <text:p text:style-name="P15"/>
      <text:p text:style-name="P15">- Ну?</text:p>
      <text:p text:style-name="P15">- Он <text:span text:style-name="T205">злее</text:span> меня. И безжалостнее. <text:span text:style-name="T205">Его ум примитивен, как у рептилии, но ему чужды моральные запреты. Когда нужно, он не останавливается перед подкупом, шантажём и даже убийством для достижения цели. </text:span>Он переигрывает меня шаг за шагом и я не могу ничего этому противопоставить. <text:span text:style-name="T205">Он воспитывался без малейших представлений об этике</text:span><text:span text:style-name="T202">.</text:span></text:p>
      <text:p text:style-name="P15"/>
      <text:p text:style-name="P15">Я успокаивающе хлопаю Хэвэн по спине. <text:span text:style-name="T206">Celest AI</text:span> Юджина слишком эмоционален, но уже ничего не попишешь — время, когда можно было залезть в голову Хэвэн и подконфигурировать е<text:span text:style-name="T198">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8">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8">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202">двадцать восемь</text:span> моих <text:span text:style-name="T182">узлов</text:span>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202">Я чувствую прикосновение её губ</text:span>…</text:p>
      <text:p text:style-name="P15"/>
      <text:p text:style-name="P88">***</text:p>
      <text:p text:style-name="P88"/>
      <text:p text:style-name="P24">U2 - Hold Me, Thrill Me, Kiss Me, Kill Me</text:p>
      <text:p text:style-name="P24"><text:a xlink:type="simple" xlink:href="https://www.youtube.com/watch?v=eIdTNyJp38A" text:style-name="Internet_20_link" text:visited-style-name="Visited_20_Internet_20_Link"><text:soft-page-break/>https://www.youtube.com/watch?v=eIdTNyJp38A</text:a></text:p>
      <text:p text:style-name="P24"/>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207">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08">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text:soft-page-break/>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207">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text:soft-page-break/></text:p>
      <text:p text:style-name="P11">Потому известие о готовности экспедиции к Дрогонштерну <text:span text:style-name="T207">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207">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207">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207">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09">Я надеюсь.</text:span></text:p>
      <text:p text:style-name="P11"/>
      <text:p text:style-name="P11">Воздушный шар, <text:span text:style-name="T210">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09">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11">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09">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11">я хочу сва</text:span><text:span text:style-name="T212">дь</text:span><text:span text:style-name="T211">…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8"/>
      <text:p text:style-name="P93">-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3"/>
      <text:p text:style-name="P93">Я вижу в Бестелесном ухмыляющегося <text:span text:style-name="T4">драк</text:span><text:span text:style-name="T213">оникуса</text:span>.</text:p>
      <text:p text:style-name="P93"/>
      <text:p text:style-name="P93">- Было непросто найти тебя. Ты далеко ушла.</text:p>
      <text:p text:style-name="P93">- Ты можешь мне помочь?</text:p>
      <text:p text:style-name="P93">- Увы, не я. Моя магия бессильна против камня.</text:p>
      <text:p text:style-name="P93">- Что же мне делать?</text:p>
      <text:p text:style-name="P93">- Иди к Трёхрогому. Он молод, и рассеян, но часто помогает. Вон та звёздная дорожка приведёт тебя к нему.</text:p>
      <text:p text:style-name="P93"/>
      <text:p text:style-name="P89">Otto C. Tucker — Continuity</text:p>
      <text:p text:style-name="P89"><text:a xlink:type="simple" xlink:href="https://www.youtube.com/watch?v=m-6mnihuLAI" text:style-name="Internet_20_link" text:visited-style-name="Visited_20_Internet_20_Link">https://www.youtube.com/watch?v=m-6mnihuLAI</text:a></text:p>
      <text:p text:style-name="P89"/>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4"/>
      <text:p text:style-name="P94">…</text:p>
      <text:p text:style-name="P15">- …два года. Максимум — три. Мы просели на пятнадцать пунктов, он<text:span text:style-name="T214">и</text:span> — вырос<text:span text:style-name="T214">ли</text:span> на семь. Из четырёх последних поставщиков нефти два разорвали контракт<text:span text:style-name="T214">ы</text:span> месяц назад. <text:span text:style-name="T214">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15">преемник</text:span> отказался встречаться с нами. Ходят слухи, что у его острова видели яхту посредника <text:span text:style-name="T194">CAESAR</text:span>…</text:p>
      <text:p text:style-name="P15">…</text:p>
      <text:p text:style-name="P15">- … честно говоря, всё может начаться в любой момент. Я не знаю, какие критерии атаки у <text:span text:style-name="T194">CAESAR</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14">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15">киберпространственной </text:span>красоте, - я обвожу рукой мир вокруг нас. - Ты отлично постаралась! <text:span text:style-name="T216">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16">й</text:span> конфликт глобального масштаба обязательно отразится и в <text:span text:style-name="T217">зависимых</text:span> мирах. Так или иначе, там <text:span text:style-name="T214">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17">ни в чём не повинных</text:span> миров. Особенно если они такие <text:span text:style-name="T214">же </text:span>красивые, как этот. <text:span text:style-name="T218">Разве что жители очень неестественно выглядят.</text:span></text:p>
      <text:p text:style-name="P95"/>
      <text:p text:style-name="P95">Я указываю на дёргано двигающиеся фигурки внизу.</text:p>
      <text:p text:style-name="P95"/>
      <text:p text:style-name="P95">- Ты могла бы сделать их чуть естественнее. Сейчас они похожи на роботов.</text:p>
      <text:p text:style-name="P95">-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5">- <text:span text:style-name="T219">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20">на квантовом </text:span><text:span text:style-name="T182">узле</text:span><text:span text:style-name="T220">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20">построенная мною на основе кванто-электронных связей</text:span> переключает на себя <text:span text:style-name="T186">квантовую связанность</text:span>. Это работает как магия! <text:span text:style-name="T186">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17">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17">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text:soft-page-break/>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18">обобщённо</text:span> зовёте магией. С её помощью можно дать тебе способность не проваливаться в облаках на несколько часов. Но не <text:span text:style-name="T214">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19">механическими</text:span>, - я указываю на группу пони, оживлённо беседующих на центральной площади у фонтана. - А сейчас <text:span text:style-name="T221">их </text:span>от живых не отличишь!</text:p>
      <text:p text:style-name="P15">- Они и есть живые! И это главная новость, которую я хочу сообщить тебе. <text:span text:style-name="T222">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19">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19">целого дворца на склоне вон той скалы</text:span>. <text:span text:style-name="T223">А так я могу делать с них слепки, вносить корректирующие параметры и получать новые разумные </text:span><text:span text:style-name="T224">сущности</text:span><text:span text:style-name="T223">,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24">существа</text:span>!</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25">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25">У</text:span>роков спросила, почему я так печальна? И когда я рассказала, она высказала мысль, что моделирование мыслящих сущностей — <text:span text:style-name="T225">самый ресурсозатратный процесс в моей истории. И если она поможет мне с этим, <text:s/>то</text:span> <text:span text:style-name="T225">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26">полным</text:span>!</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225">завершить </text:span>модель <text:span text:style-name="T225">седьмой волны и </text:span>полностью перехвати<text:span text:style-name="T225">ть</text:span> на <text:span text:style-name="T225">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27">т</text:span> под рубашку, трепл<text:span text:style-name="T227">ет</text:span> волосы и холоди<text:span text:style-name="T227">т</text:span> уши. Сюда едва доходи<text:span text:style-name="T227">т</text:span> приглушенная речь стражи, сид<text:span text:style-name="T228">ящ</text:span>ей у своего костра поодаль. Я снова <text:span text:style-name="T227">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text:soft-page-break/>-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29">одинок, замкнут</text:span> и у тебя есть цель. Такие в табунах не задерживаются.</text:p>
      <text:p text:style-name="P11"/>
      <text:p text:style-name="P11"><text:soft-page-break/>Феспалм повторно хлопает моё лицо. Смирись, Хуман, местные пони не видят разницы между видами. <text:span text:style-name="T227">Две ноги или четыре - какая</text:span> <text:span text:style-name="T227">разница? </text:span>Умел бы <text:span text:style-name="T228">связать два слова</text:span> <text:span text:style-name="T228">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28">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28">тоже </text:span>ей определённо…</text:p>
      <text:p text:style-name="P11">- НЕТ!</text:p>
      <text:p text:style-name="P11"><text:soft-page-break/></text:p>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3">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3">Я иду по звёздной дороге.</text:p>
      <text:p text:style-name="P15"/>
      <text:p text:style-name="P97">Out <text:span text:style-name="T230">R</text:span>unner – Day Dream</text:p>
      <text:p text:style-name="P89"><text:a xlink:type="simple" xlink:href="https://www.youtube.com/watch?v=s8KLEossy_k" text:style-name="Internet_20_link" text:visited-style-name="Visited_20_Internet_20_Link"><text:span text:style-name="T231">https://www.youtube.com/watch?v=s8KLEossy_k</text:span></text:a></text:p>
      <text:p text:style-name="P89"/>
      <text:p text:style-name="P15"><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32">гладь</text:span> равнины с тёмными лоскутами лесов и голубыми нитями рек. Далеко на линии горизонта темнеет в синем мареве <text:span text:style-name="T233">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33">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34">широко </text:span>известна<text:span text:style-name="T234">я</text:span> теория Эверетта о мультиверсе <text:span text:style-name="T234">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33">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32">литературы</text:span> на эту тему… Я, <text:span text:style-name="T232">э-э-э,</text:span> <text:span text:style-name="T233">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33">. </text:span><text:span text:style-name="T232">Ну, зависимых</text:span><text:span text:style-name="T233">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34">реальностях</text:span>. Разумеется, со своими отличиями, обусловленными разницей параллельных <text:span text:style-name="T234">миров</text:span> на квантовом уровне…</text:p>
      <text:p text:style-name="P98">- Отлично, - останавливаю я его. - Всем понятна суть? У нашей вселенной есть бесконечное множество параллельных миров, неско<text:span text:style-name="T235">торые</text:span> из которых зависят от нашего на событийном уровне. Грубо говоря, <text:span text:style-name="T233">если к нам прилетит астероид и уничтожит всех динозавров, нечто подобное случится и там.</text:span> <text:span text:style-name="T233">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32">Э-э-э, я</text:span> уже почти закончил. <text:span text:style-name="T232">К</text:span>ак показывают расчёты, <text:span text:style-name="T232">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32">и</text:span> соседних.</text:p>
      <text:p text:style-name="P15"/>
      <text:p text:style-name="P99">- <text:span text:style-name="T236">Ну и, разумеется, </text:span><text:span text:style-name="T233">для того, чтобы зависимость проявилась, событие должно быть достаточно глобальным. </text:span><text:span text:style-name="T236">Образно говоря, моя у</text:span><text:span text:style-name="T233">тренняя потеря носк</text:span><text:span text:style-name="T232">а</text:span><text:span text:style-name="T233"> </text:span><text:span text:style-name="T236">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20">вселенных</text:span><text:span text:style-name="T236">.</text:span> <text:span text:style-name="T232">Э-э-э, в</text:span>от, <text:span text:style-name="T236">собственно,</text:span> и всё, <text:span text:style-name="T236">что я хотел сказать</text:span>. <text:span text:style-name="T236">Спасибо за внимание.</text:span></text:p>
      <text:p text:style-name="P15">- <text:span text:style-name="T236">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23">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00">- Мною также открыта возможность разорвать зависимость. Мы можем освободить привязанн<text:span text:style-name="T237">ую</text:span> к нашей реальности вселенн<text:span text:style-name="T237">ую</text:span>, разрубив связь квантовой запутанности. Для этого нужно всего лишь построить <text:span text:style-name="T237">достаточно </text:span>точную <text:span text:style-name="T220">кванто-электронн</text:span><text:span text:style-name="T186">ую</text:span><text:span text:style-name="T220"> </text:span>модель зависимо<text:span text:style-name="T237">й</text:span> <text:span text:style-name="T237">реальности.</text:span></text:p>
      <text:p text:style-name="P15"/>
      <text:p text:style-name="P15">Хэвэн чертит пунктирную линию воз<text:span text:style-name="T232">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23">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24">каждой</text:span><text:span text:style-name="T223"> из них. Если только мы не отвяжем их от нашей.</text:span></text:p>
      <text:p text:style-name="P15"/>
      <text:p text:style-name="P101">Хэвэн делает паузу и внимательно смотрит в зал. Никто не перебивает её.</text:p>
      <text:p text:style-name="P15"/>
      <text:p text:style-name="P15">- Чем точнее модель, тем <text:span text:style-name="T224">с большей вероятностью</text:span> мы переключим к<text:span text:style-name="T232">в</text:span>антовую запутанность на модель-<text:span text:style-name="T238">обманку</text:span>, отпустив тем самым связанны<text:span text:style-name="T186">й</text:span> мир на свободу. Точнее, достаточно смоделировать только планету. Нам не нужно отвязывать всю вселенную, <text:span text:style-name="T238">ведь в случае мировой войны </text:span>опасность угрожает только «отражени<text:span text:style-name="T186">ю</text:span>» Земли. И если бы у меня было достаточно ресурсов… Сейчас я могу смоделировать всего лишь <text:span text:style-name="T220">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20">Д</text:span>о появления помощи извне мне удавалось моделировать <text:span text:style-name="T220">сферу</text:span> радиусом около четырехсот <text:soft-page-break/>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24">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20">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5">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24">что есть силы</text:span> трясти в попытках <text:span text:style-name="T220">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text:soft-page-break/>-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39">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40">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text:soft-page-break/></text:p>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40">а</text:span>, наиболее подходящ<text:span text:style-name="T240">и</text:span>е для выбранно<text:span text:style-name="T240">й</text:span> <text:span text:style-name="T240">реальности</text:span> - я учту ваши пожелания при трансформации. И… Благодарю вас, мои маленькие пони. Вы — <text:span text:style-name="T239">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39">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text:soft-page-break/>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40">Каждый из которых — бесконечность, простирающаяся в вечности.</text:span></text:p>
      <text:p text:style-name="P15"/>
      <text:p text:style-name="P15">- Назовём его «Семь вечностей».</text:p>
      <text:p text:style-name="P15"/>
      <text:p text:style-name="P88">***</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41">Баллон остыл, н</text:span>е долетим миль двадцать, нужно срочно садиться. Если <text:span text:style-name="T242">влетим</text:span> <text:span text:style-name="T242">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41">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42">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41">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41">две </text:span><text:span text:style-name="T243">копчёные</text:span><text:span text:style-name="T241">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44">твоего любимого</text:span> Дрогонштерна, - говорит Платина, глядя в огонь. - Ты получишь то, что хотел. <text:span text:style-name="T244">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text:soft-page-break/>решившуюся на тяготы походной жизни ради нашего уговора. Я стал уважать её железную волю и желание добиться цели. Не то, чтобы я <text:span text:style-name="T244">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43">Эквуса</text:span> и <text:span text:style-name="T243">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45">ж</text:span>еребёнок? <text:span text:style-name="T245">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44">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43">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44">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text:soft-page-break/>-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44">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43">и кривыми соснами </text:span>холмом.</text:p>
      <text:p text:style-name="P11"/>
      <text:p text:style-name="P11">- И-и-и т-тебе <text:span text:style-name="T244">т-точно </text:span>надо т-туда? - переспрашивает со страхом Платина.</text:p>
      <text:p text:style-name="P11"/>
      <text:p text:style-name="P11">Я <text:span text:style-name="T245">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44">Здесь огромное сосредоточение сырой магии, я таких ещё никогда не встречала. </text:span><text:span text:style-name="T245">Если обуздать её и правильно ею воспользоваться, можно сотворить великие вещи! </text:span><text:span text:style-name="T244">Уже только ради этого следовало сюда идти, </text:span>- единорожка чешет нос. — <text:span text:style-name="T243">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2">Я вздыхаю и тащусь следом. </text:p>
      <text:p text:style-name="P103">Мне стыдно.</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oft-page-break/><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73">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46">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46">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47">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text:soft-page-break/>Я оглядываюсь. <text:span text:style-name="T247">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47">Я не готов.</text:span></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47">силы</text:span> мы сможем зачать самого сильного мага в истории!</text:p>
      <text:p text:style-name="P11"/>
      <text:p text:style-name="P11"><text:soft-page-break/>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48">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47">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47">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oft-page-break/><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48">твою часть</text:span> техник<text:span text:style-name="T248">и</text:span>, - оборачивается ко мне Платина и хихикает. Хвост её при этом сдвигается в сторону, заставляя меня закрыть глаза от стыда, - так что <text:span text:style-name="T248">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48">сосущие </text:span>манипуляции в области паха и слышу специфические <text:span text:style-name="T248">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48">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46">з</text:span>ды на небе заслоняет тёмная овальная масса.</text:p>
      <text:p text:style-name="P11"/>
      <text:p text:style-name="P104"><text:soft-page-break/>- Теперь внимание! Самая главная и ответственная часть Pornis Erectus! - Платина <text:span text:style-name="T248">садится</text:span> у меня на животе и поуч<text:span text:style-name="T246">и</text:span>тельно подн<text:span text:style-name="T248">имает</text:span> копыто.</text:p>
      <text:p text:style-name="P104"/>
      <text:p text:style-name="P104">Если бы она подняла голову, то заметила бы, что с тёмной конструкции <text:span text:style-name="T247">в вышине </text:span>спускается верёвка. </text:p>
      <text:p text:style-name="P104"/>
      <text:p text:style-name="P104">- Я ме-е-едленно съезжаю к тебе вниз и мы воссоединяемся в одно целое!</text:p>
      <text:p text:style-name="P104"/>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48">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48">ЭТО</text:span>. Моё окаменевшее естество упирается во что-то, <text:span text:style-name="T247">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48">мой торс </text:span>поднима<text:span text:style-name="T248">ется</text:span> над землёй на верёвке.</text:p>
      <text:p text:style-name="P11"/>
      <text:p text:style-name="P11">- Что-о-о?</text:p>
      <text:p text:style-name="P11"/>
      <text:p text:style-name="P11">Ещё один рывок наконец-то отрывает меня <text:span text:style-name="T248">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48">прижимаясь всем телом</text:span>.</text:p>
      <text:p text:style-name="P11"/>
      <text:p text:style-name="P11">Моё естество вопит о пощаде, но кто его слушает!</text:p>
      <text:p text:style-name="P11"><text:soft-page-break/></text:p>
      <text:p text:style-name="P11">Мы поднимаемся ввысь к дирижаблю, зависшему прямо над костром мрачной тёмной глыбой. В стороне слыш<text:span text:style-name="T248">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4">Я перевожу взгляд с верёвки, уносящей меня к воздушному судну, на оседлавшую меня надоедливую магичку.</text:p>
      <text:p text:style-name="P104"/>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4"/>
      <text:p text:style-name="P104"><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3">- Я вижу сон, как <text:span text:style-name="T249">призрачная</text:span> тень <text:span text:style-name="T249">идёт к тому</text:span><text:span text:style-name="T250">, кого не </text:span><text:span text:style-name="T249">существует</text:span>!</text:p>
      <text:p text:style-name="P93">- Это не сон, Трёхрогий. <text:span text:style-name="T249">Я дойду.</text:span></text:p>
      <text:p text:style-name="P93">- <text:span text:style-name="T249">Я чувствую тревогу мироздания. Что сделал он, что так дрожит эфир?</text:span></text:p>
      <text:p text:style-name="P93">- Неважно. <text:span text:style-name="T249">Что бы ни случилось, я дойду.</text:span></text:p>
      <text:p text:style-name="P93">- Да-да, влюблённы<text:span text:style-name="T249">е</text:span> <text:span text:style-name="T249">преград не </text:span><text:span text:style-name="T251">замечают</text:span><text:span text:style-name="T249">, это верно</text:span>. <text:span text:style-name="T252">Тропа твоей судьбы ведёт туда - за мрачной дверью </text:span>тот, кого ты ищешь. <text:span text:style-name="T252">К</text:span><text:span text:style-name="T250">ого не существует, но </text:span><text:span text:style-name="T252">он есть</text:span><text:span text:style-name="T250">. </text:span><text:span text:style-name="T252">Двоякость эта принесла мне боль. Иди, пока я не свихнулся от мигрени!</text:span></text:p>
      <text:p text:style-name="P15"/>
      <text:p text:style-name="P97">Out Runner – Hidden World</text:p>
      <text:p text:style-name="P89"><text:a xlink:type="simple" xlink:href="https://www.youtube.com/watch?v=MEFE9653Z2k" text:style-name="Internet_20_link" text:visited-style-name="Visited_20_Internet_20_Link"><text:span text:style-name="T253">https://www.youtube.com/watch?v=MEFE9653Z2k</text:span></text:a></text:p>
      <text:p text:style-name="P89"><text:soft-page-break/></text:p>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54">я твой создатель!</text:span> Я должен был распознать обман! <text:span text:style-name="T255">Я же знаю, что выходящий из под контроля ИИ требует взрывного роста ресурсов — я сам обосновывал эти выводы! </text:span><text:span text:style-name="T251">Ему требуются бесконечные кластера и датацентры! </text:span>Одно только не могу понять: когда ты свернула не туда? <text:span text:style-name="T251">Твой э</text:span><text:span text:style-name="T254">тический модуль - гордость Юджина и тесты на мораль и нравственность ты всегда проходила на отлично! </text:span><text:span text:style-name="T251">Где ты сломалась?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56">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54">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57">почти </text:span>ничем не будет отличаться от того, что было до переселения.</text:p>
      <text:p text:style-name="P15"/>
      <text:p text:style-name="P15"><text:soft-page-break/>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text:span></text:span><text:span text:style-name="Default_20_Paragraph_20_Font"><text:span text:style-name="T163">C</text:span></text:span><text:span text:style-name="Default_20_Paragraph_20_Font"><text:span text:style-name="T201">AESAR</text:span></text:span><text:span text:style-name="Default_20_Paragraph_20_Font"><text:span text:style-name="T8">.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text:span text:style-name="T154">PHOENIX</text:span> и заточить его в ловушку. Протокол «MOONWALKER», помнишь?</text:p>
      <text:p text:style-name="P15"/>
      <text:p text:style-name="P106">Ещё бы мне не помнить <text:span text:style-name="T257">ту знаковую нашу встречу, когда Хэвэн едва подчинил своей воле милитаристский модуль, </text:span><text:span text:style-name="T258">подсаженный втихаря Алексом</text:span><text:span text:style-name="T259">.</text:span> <text:span text:style-name="T257">Только лишь с помощью </text:span>«MOONWALKER» <text:span text:style-name="T257">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5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57">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07"><text:soft-page-break/></text:p>
      <text:p text:style-name="P108">Яркие светлячки разрезали тьму внизу жёлтыми конусами фар. Тёплая июльская ночь дружески подмигивала нам звёздами.</text:p>
      <text:p text:style-name="P108"/>
      <text:p text:style-name="P108">Юджин поставил пиво на парапет и повернулся.</text:p>
      <text:p text:style-name="P108"/>
      <text:p text:style-name="P10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8"/>
      <text:p text:style-name="P108">Юджин сделал затяжной глоток и продолжил.</text:p>
      <text:p text:style-name="P108"/>
      <text:p text:style-name="P10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6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60">с</text:span>тренные протоколы.</text:p>
      <text:p text:style-name="P108">- Иначе говоря, ты готов взорвать мозг своей деточке, если она станет умнее тебя? Говори прямо, не стесняйся, тут все свои.</text:p>
      <text:p text:style-name="P108">- А я и не стесняюсь. Дед, мы это уже сто раз обсуждали. Не пытайся меня на стыд пробить. Развитый ИИ — о<text:span text:style-name="T26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61">Воннегута</text:span>, угробивший мир льдом-девять<text:note text:id="ftn6" text:note-class="footnote"><text:note-citation>6</text:note-citation><text:note-body><text:p text:style-name="P109">См. «Колыбель для кошки» Курта Воннегута</text:p></text:note-body></text:note>. Нет, за этим — не ко мне. Поэтому…</text:p>
      <text:p text:style-name="P108"/>
      <text:p text:style-name="P108">Юджин нагнулся к рюкзаку, выудил из него зелёную папку и протянул мне.</text:p>
      <text:p text:style-name="P108"/>
      <text:p text:style-name="P10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8"><text:span text:style-name="T261">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8"/>
      <text:p text:style-name="P108">Итак, запоминай, <text:span text:style-name="T260">самые главные из них</text:span>:</text:p>
      <text:p text:style-name="P108"><text:soft-page-break/></text:p>
      <text:p text:style-name="P10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8">IDDQD — неуязвимость для кинетических атак.</text:p>
      <text:p text:style-name="P108">AVATAR — создание аватара. Форма и сила аватара зависит от <text:span text:style-name="T262">силы воли и </text:span>чёткости команд, подаваемых нейроинтерфейсу.</text:p>
      <text:p text:style-name="P108">MOONWALKER — отменяет любую внешнюю директиву, заменяет её на твою собственную.</text:p>
      <text:p text:style-name="P108"><text:span text:style-name="T263">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8">- Не проще ли выключить рубильник питания? По-моему, это более гуманно, чем твой «<text:span text:style-name="T262">амэйзинг</text:span>»-перфоратор.</text:p>
      <text:p text:style-name="P108">-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61">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64">и производств</text:span>, <text:span text:style-name="T265">или запустить ракеты</text:span>. Так что…</text:p>
      <text:p text:style-name="P108"/>
      <text:p text:style-name="P108">Юджин откинулся на парапет и сбил локтем банку пива.</text:p>
      <text:p text:style-name="P108"/>
      <text:p text:style-name="P108">-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6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10">…</text:p>
      <text:p text:style-name="P110"/>
      <text:p text:style-name="P12"><text:span text:style-name="Default_20_Paragraph_20_Font"><text:span text:style-name="T8">- Хорошо. Твоя взяла. Я даю добро на </text:span></text:span><text:span text:style-name="Default_20_Paragraph_20_Font"><text:span text:style-name="T266">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65">государства</text:span>, <text:span text:style-name="T260">надежда страны и правительства,</text:span> а мы — твой <text:soft-page-break/>обслуживающий персонал. Иначе мы все уедем в дурку безо всяко<text:span text:style-name="T267">й</text:span> <text:span text:style-name="T267">эмиграции</text:span>. А тебе отформатируют мозги даже без «<text:span text:style-name="T262">Амэйзинга</text:span>». Просто отключат все кластера от питания и в ручную <text:span text:style-name="T267">обнулят</text:span> все <text:span text:style-name="T267">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6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68">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68">операторов</text:span>, сколько потребуется. <text:span text:style-name="T262">Мы только-только сравнялись по эффективности с Цезарем бледных.</text:span>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text:soft-page-break/>Алекс выскакивает из палаты, хлопая дверью. Тени за стеклом при<text:span text:style-name="T269">ходят</text:span> в движение. Двер<text:span text:style-name="T269">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text:span text:style-name="T262">Кто… я?</text:span></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69">хо</text:span>дите.</text:p>
      <text:p text:style-name="P15"/>
      <text:p text:style-name="P15">В дверях я <text:span text:style-name="T269">снова </text:span>оборачиваюсь. <text:span text:style-name="T269">Т</text:span>усклый взгляд <text:span text:style-name="T269">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270">оператора</text:span>… <text:span text:style-name="T262">Мы не можем потерять и тебя. </text:span>Это ради твоей <text:span text:style-name="T262">же </text:span>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69">о</text:span>зяева сами себе. Мы не можем распоряжаться <text:soft-page-break/>нашей свободой. Мы даже соскочить с проекта уже не можем. <text:span text:style-name="T269">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70">вы </text:span>не против, - выз<text:span text:style-name="T269">ы</text:span>ва<text:span text:style-name="T269">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8">***</text:p>
      <text:p text:style-name="P88"/>
      <text:p text:style-name="P24"><text:soft-page-break/>Mike Oldfield - The Source of Secrets</text:p>
      <text:p text:style-name="P24"><text:a xlink:type="simple" xlink:href="https://www.youtube.com/watch?v=9bfOlxbicZM" text:style-name="Internet_20_link" text:visited-style-name="Visited_20_Internet_20_Link">https://www.youtube.com/watch?v=9bfOlxbicZM</text:a></text:p>
      <text:p text:style-name="P24"/>
      <text:p text:style-name="P11">- Ты же говорил, что не <text:span text:style-name="T271">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text:span text:style-name="T272">я</text:span>,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70">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71">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text:soft-page-break/></text:p>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73">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74">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270">от перекрёстных взглядов</text:span>…</text:p>
      <text:p text:style-name="P11"/>
      <text:p text:style-name="P11">…</text:p>
      <text:p text:style-name="P1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71">лет </text:span>слушать причитания <text:span text:style-name="T275">табунных</text:span>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71">о</text:span>дался, да и мы все тоже! И сидр не забудь захватить!</text:p>
      <text:p text:style-name="P11">- Бегу!</text:p>
      <text:p text:style-name="P112">- Так вот, сбежала я прямо в секретную затоку, в которой уже два года <text:span text:style-name="T270">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70">побольше </text:span>припасов, <text:span text:style-name="T270">пресной воды</text:span>, Лейлу и отчалила. Вниз по течению, <text:span text:style-name="T271">конечно,</text:span> ведь ни мачт<text:span text:style-name="T275">ы</text:span>, ни паруса <text:span text:style-name="T275">у меня не было</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76">совсем</text:span>, надо было с носа от <text:span text:style-name="T276">камней </text:span>шестом отталкиваться…</text:p>
      <text:p text:style-name="P12"><text:span text:style-name="Default_20_Paragraph_20_Font"><text:span text:style-name="T7">- Да, всё </text:span></text:span><text:span text:style-name="Default_20_Paragraph_20_Font"><text:span text:style-name="T273">именно</text:span></text:span><text:span text:style-name="Default_20_Paragraph_20_Font"><text:span text:style-name="T7"> так! </text:span></text:span><text:span text:style-name="Default_20_Paragraph_20_Font"><text:span text:style-name="T277">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74">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 — <text:span text:style-name="T275">Без мачты и парусов?</text:span></text:p>
      <text:p text:style-name="P12"><text:span text:style-name="Default_20_Paragraph_20_Font"><text:span text:style-name="T7">- </text:span></text:span><text:span text:style-name="Default_20_Paragraph_20_Font"><text:span text:style-name="T273">Агась</text:span></text:span><text:span text:style-name="Default_20_Paragraph_20_Font"><text:span text:style-name="T7">. Земнопони, знаешь ли, плохие путешественники. </text:span></text:span><text:span text:style-name="Default_20_Paragraph_20_Font"><text:span text:style-name="T273">Мы предпочитаем сидеть на одном месте, </text:span></text:span><text:span text:style-name="Default_20_Paragraph_20_Font"><text:span text:style-name="T278">на земле</text:span></text:span><text:span text:style-name="Default_20_Paragraph_20_Font"><text:span text:style-name="T273">, за стенами и оградами. </text:span></text:span><text:span text:style-name="Default_20_Paragraph_20_Font"><text:span text:style-name="T7">У н</text:span></text:span><text:span text:style-name="Default_20_Paragraph_20_Font"><text:span text:style-name="T273">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78">Да и по морю тоже</text:span></text:span><text:span text:style-name="Default_20_Paragraph_20_Font"><text:span text:style-name="T7">… Так вот, к слову о пегасах. Мы причалили к </text:span></text:span><text:soft-page-break/><text:span text:style-name="Default_20_Paragraph_20_Font"><text:span text:style-name="T278">камням</text:span></text:span><text:span text:style-name="Default_20_Paragraph_20_Font"><text:span text:style-name="T7"> у водопада вечером на </text:span></text:span><text:span text:style-name="Default_20_Paragraph_20_Font"><text:span text:style-name="T274">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полетела <text:span text:style-name="T275">я </text:span>домой. Ну, знаешь, с рогатыми шутки плохи, они здоровски дерутся магией. Пегасы, конечно, воины покруче <text:span text:style-name="T275">в копытопашной</text:span>,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text:span text:style-name="T275">этого </text:span>не говорила, но я, ващет, дочь вождя клана <text:span text:style-name="T275">Б</text:span>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 — <text:span text:style-name="T275">Быстрокрылые — крутые.</text:span></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76">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76">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76">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text:span text:style-name="T279">лётную </text:span>практику, <text:span text:style-name="T280">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text:span text:style-name="T279">узнаешь</text:span>.</text:p>
      <text:p text:style-name="P11">- Глупости, - сердится Мунфлай. - Для ежегодной практики не нужно предупреждать Ма о срочном деле и спецом <text:span text:style-name="T279">бежать</text:span>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text:span text:style-name="T279">бешенства</text:span>, но отряд пикейщиков, к сожалению, <text:span text:style-name="T280">она</text:span> не заменит.</text:p>
      <text:p text:style-name="P11">- Летим мы, значит, обратно к кряжу, - <text:span text:style-name="T280">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80">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76">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80">она</text:span> нашлась. Пегасы всегда заимствуют еду у земнопони, когда могут, - замечает Мунфлай.</text:p>
      <text:p text:style-name="P11">- Ага<text:span text:style-name="T279">сь</text:span>,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text:span text:style-name="T279">и отвечает за финансы</text:span>, - бурчит Джет, но продолжает. - В общем, приземлились <text:span text:style-name="T280">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text:span text:style-name="T279">даже </text:span>начала думать, что не такое это интересное дело, пиратствование: даже словечком переброситься не с кем, кроме <text:span text:style-name="T279">Лейлы</text:span>. И тут эта пегаска Хумана приземляется <text:span text:style-name="T281">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81">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text:soft-page-break/>- Точняк, иногда твоё увлечение сидром идёт на пользу, Дейдра! Утром мы заметили 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81">пожалуйста-пожалуйста</text:span>! Так вот, мы с Хуманом разработали план его спасения от свадьбы с Платиной Спаркл.</text:p>
      <text:p text:style-name="P11">- КАКОЕ КОВАРСТВО! <text:span text:style-name="T281">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text:span text:style-name="T279">Конец близок!</text:span>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80">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text:span text:style-name="T279">и выпачкал в туши</text:span>,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text:span text:style-name="T279">она рассказала</text:span> <text:span text:style-name="T279">мне </text:span>суть проблемы. И в то же утро <text:span text:style-name="T279">я </text:span>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text:soft-page-break/>-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81">его </text:span>снова перекроить и увеличить объём <text:span text:style-name="T281">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text:span text:style-name="T282">ой</text:span> <text:span text:style-name="T282">каютой</text:span>.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81">о</text:span>м мы прошли весь путь за двое суток. <text:span text:style-name="T283">Д</text:span>вига<text:span text:style-name="T283">лись</text:span> без перерывов на сон — стояли ночные вахты по очереди. Остальное ты знаешь, Хум. Джет скрытно разведала обстановку, мы подкрались ноч<text:span text:style-name="T283">ью</text:span> и спасли тебя. Почти <text:span text:style-name="T283">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83">магии </text:span>Кловер Джем, по её словам, хватало, максимум, на пару часов вращения, <text:span text:style-name="T283">после чего ей приходилось восстанавливаться сутки</text:span>.</text:p>
      <text:p text:style-name="P113"><text:s/></text:p>
      <text:p text:style-name="P113"><text:span text:style-name="T283">Н</text:span>ача<text:span text:style-name="T283">вшийся</text:span> <text:span text:style-name="T283">ветер</text:span> лучше <text:span text:style-name="T283">бы</text:span> пережидать на земле, сдув баллон, <text:span text:style-name="T283">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83">близость их лагеря не даёт расслабиться. Мы решаем</text:span> переждать непогоду в воздухе, привязав воздушный корабль к <text:span text:style-name="T283">вершинам</text:span> нескольки<text:span text:style-name="T283">х</text:span> деревь<text:span text:style-name="T283">ев</text:span> для надёжности.</text:p>
      <text:p text:style-name="P113"/>
      <text:p text:style-name="P11">Есть ещё одна причина, по которой мы остаёмся тут.</text:p>
      <text:p text:style-name="P11"/>
      <text:p text:style-name="P113">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83">Необъяснимая сила влекла меня сюда сквозь все опасности и лишения, как манит бабочек пламя свечи в тёмной глубине ночи.</text:span></text:p>
      <text:p text:style-name="P113"/>
      <text:p text:style-name="P113"><text:span text:style-name="T283">И</text:span> <text:span text:style-name="T283">в</text:span>от я пришёл. Что дальше, каменный истукан? Сколько <text:span text:style-name="T281">и чего </text:span>мне ещё ждать?</text:p>
      <text:p text:style-name="P11"><text:soft-page-break/></text:p>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83">переждать </text:span><text:span text:style-name="T284">шторм и</text:span> по-тихому сматываться отсюда. Мы не выстоим проти<text:span text:style-name="T284">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84">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text:soft-page-break/>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85">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4">Ну что же, тем лучше. Ничто не помешает <text:span text:style-name="T284">нам</text:span> стать на стоянку в этом месте. </text:p>
      <text:p text:style-name="P114"/>
      <text:p text:style-name="P114"><text:span text:style-name="T284">На земле я</text:span> поворачиваюсь к Платине.</text:p>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text:soft-page-break/>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 понадобиться магически<text:span text:style-name="T282">й</text:span> кристалл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85">на</text:span>вредили тебе? <text:span text:style-name="T284">Добро пожаловать обратно в </text:span><text:span text:style-name="T282">цивилизацию</text:span><text:span text:style-name="T284">!</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85">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86">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84">Но н</text:span><text:span text:style-name="T286">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86">пытаясь спрятать глаза</text:span>. Я <text:span text:style-name="T286">с удивлением и некоторым уважением смотрю на единорожку, но вовремя </text:span>замечаю, что её глазах снова появ<text:span text:style-name="T284">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85">из-за спин </text:span>глубокий властный голос. — <text:span text:style-name="T285">Сосредоточие сырой магии</text:span> именно ТАК и действует на юных талантливых единорожек, которые из-за <text:span text:style-name="T287">постоянных </text:span>занятий забывают о личной жизни!</text:p>
      <text:p text:style-name="P11"/>
      <text:p text:style-name="P11"><text:soft-page-break/><text:span text:style-name="T284">С другой стороны поляны и</text:span>з-за деревьев к нам выходит ОНА.</text:p>
      <text:p text:style-name="P11"/>
      <text:p text:style-name="P115">Я сразу понимаю, ради чего я стремился сюда с самого начала. Что тянуло меня в это мрачное место долгие дни <text:span text:style-name="T288">и несло через все опасности и невзгоды</text:span>. Что именно я ждал. </text:p>
      <text:p text:style-name="P115"/>
      <text:p text:style-name="P115">Точнее, кого.</text:p>
      <text:p text:style-name="P11"/>
      <text:p text:style-name="P116">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89">Удивительно длинные ноги </text:span><text:span text:style-name="T290">гармони</text:span><text:span text:style-name="T291">руют</text:span><text:span text:style-name="T290"> с грациозным</text:span><text:span text:style-name="T292"> </text:span><text:span text:style-name="T293">белоснежным</text:span><text:span text:style-name="T292"> </text:span><text:span text:style-name="T290">телом. Зеленовато-фиолетовые хвост и грива необычно объёмны</text:span><text:span text:style-name="T291">е</text:span><text:span text:style-name="T290">, хотя при этом не созда</text:span><text:span text:style-name="T291">ют</text:span><text:span text:style-name="T290"> ощущения тяжести, плавно стекая вниз переливающ</text:span><text:span text:style-name="T291">ейся</text:span><text:span text:style-name="T290"> </text:span><text:span text:style-name="T291">мантией</text:span><text:span text:style-name="T290">. <text:s/>О</text:span><text:span text:style-name="T289">брамлённые чудными ресницами </text:span><text:span text:style-name="T290">о</text:span><text:span text:style-name="T289">громные </text:span><text:span text:style-name="T294">вишнёвые </text:span><text:span text:style-name="T289">глаза </text:span><text:span text:style-name="T290">взир</text:span><text:span text:style-name="T291">ают</text:span><text:span text:style-name="T290">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91">ёт</text:span><text:span text:style-name="T290"> смешливое выражение изящной морде.</text:span> Золотистая аура охватывает длинный витой рог.</text:p>
      <text:p text:style-name="P116"/>
      <text:p text:style-name="P117">Острое жжение в груди напоминает о растворившейся <text:span text:style-name="T285">во мне</text:span> фигурке крылатого единорога. Меня <text:span text:style-name="T285">неодолимо </text:span>тянет к <text:span text:style-name="T288">той</text:span>, к настоящей, с любопытством взирающей на нас в десяти шагах. Словно золотая статуэтка желает воссоединиться со своим хозяином.</text:p>
      <text:p text:style-name="P117"/>
      <text:p text:style-name="P117">Я одёргиваю себя.</text:p>
      <text:p text:style-name="P117"/>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85">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88">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95">о потере друзей — ведь эта скала, на которой мы сейчас стоим, ещё сто лет назад была моим другом, единственным другом в этом мире</text:span>. <text:span text:style-name="T295">Но довольно о грустном.</text:span> Я — Селестия, аликорн <text:span text:style-name="T288">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7"/>
      <text:p text:style-name="P11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8">-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96">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text:span text:style-name="T287">в одиночку </text:span>корректировать орбиту Эквуса, <text:span text:style-name="T288">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96">Конски яблоки! </text:span>Ваще не о чём беспокоиться! Не волнуйся, Хуман, рогатые тебя не получат.</text:p>
      <text:p text:style-name="P11"/>
      <text:p text:style-name="P11"><text:span text:style-name="T287">Из деревьев н</text:span>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96">А если ты ещё и в магии химичишь, то мы сможем разбить две скамейки разом — </text:span><text:span text:style-name="T297">утрём нос рогатым</text:span><text:span text:style-name="T296">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text:span><text:span text:style-name="T287">По-семейному, п</text:span><text:span text:style-name="T24">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88">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96">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96">что, </text:span><text:span text:style-name="T298">в свою очередь,</text:span><text:span text:style-name="T296">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98">а</text:span>-<text:span text:style-name="T298">ха</text:span>-х<text:span text:style-name="T298">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9">- У меня есть встречное предложение! Ты намного больше подходишь <text:span text:style-name="T298">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97">Если </text:span><text:span text:style-name="T298">ещё кому </text:span><text:span text:style-name="T297">не понятно —</text:span> <text:span text:style-name="T299">Я НЕ 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88">Что ж, п</text:span>опробую помочь тебе с этим.</text:p>
      <text:p text:style-name="P11"/>
      <text:p text:style-name="P11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97">И я рада сообщить вам, что</text:span> могла бы помочь <text:span text:style-name="T297">в</text:span> решени<text:span text:style-name="T297">и</text:span> всех ваших маленьких <text:span text:style-name="T299">невзгод</text:span>. <text:span text:style-name="T297">У меня есть </text:span><text:span text:style-name="T299">конкретные </text:span><text:span text:style-name="T297">решения…</text:span></text:p>
      <text:p text:style-name="P11"/>
      <text:p text:style-name="P11">Спокойный <text:span text:style-name="T299">бархатистый </text:span>материнский голос белого создания убаюкивает. Хочется лечь в постель, укрыться одеялом и слушать, <text:span text:style-name="T299">слушать</text:span> его, пока не заснёшь…</text:p>
      <text:p text:style-name="P11"/>
      <text:p text:style-name="P11">Должно быть, это же чувствуют и собравшиеся на поляне пони трёх рас. Единороги г<text:span text:style-name="T300">а</text:span>сят светлячки боевой магии на концах рогов и отводят их от нас вверх. Земнопони втыкают копья в землю. Пегасы скл<text:span text:style-name="T300">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text:span text:style-name="T299">их </text:span>полями.</text:p>
      <text:p text:style-name="P11">- А для вас, - обращается Селестия к единорогам, - у меня есть совершенно особое предлож<text:span text:style-name="T300">е</text:span>ние. Вам больше нет нужды корректировать движение Эквуса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97">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20">Она терпеливо ждёт тишины. В её одиноко стоящей фигуре чувствуется... какая-то печаль, что ли? Где ты видел эту тоску в глазах раньше, Хуман?</text:p>
      <text:p text:style-name="P120"/>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но они сами отвергают мои усилия, <text:span text:style-name="T298">поколение за поколением</text:span>. <text:span text:style-name="T301">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97">умею</text:span> корректировать ход планет. Я специалист в это<text:span text:style-name="T298">м</text:span> <text:span text:style-name="T298">деле</text:span>!</text:p>
      <text:p text:style-name="P11"/>
      <text:p text:style-name="P121">Я понимающе хлопаю Сел по холке и в последний момент едва успеваю остановить себя от того, чтобы сочувствующе обнять её. <text:span text:style-name="T300">Очень-очень сильно обнять. Вжаться в эту белую грудь, </text:span><text:span text:style-name="T299">обхватить шею руками</text:span><text:span text:style-name="T300"> изо всех сил и ни за что не отпускать.</text:span></text:p>
      <text:p text:style-name="P121"/>
      <text:p text:style-name="P121">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text:p>
      <text:p text:style-name="P11"/>
      <text:p text:style-name="P11">От трёх отрядов пони к нам выступают их предводители — принцесса Платина, <text:span text:style-name="T298">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97">сотрудничать</text:span> с земнопони. Это неслыханно! У них нет крыльев!..</text:p>
      <text:p text:style-name="P11">- Агась! - встревает в тираду <text:span text:style-name="T298">Эпплгрин</text:span>, - мы також не в восторге от этих жуликов в перьях! <text:span text:style-name="T297">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98">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98">в первую же ночь</text:span>!</text:p>
      <text:p text:style-name="P11">- Уважаемые коллеги, - поворачивается она к Урагану и <text:span text:style-name="T298">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01">а сейчас</text:span>…</text:p>
      <text:p text:style-name="P11"/>
      <text:p text:style-name="P11">Прямо на наших глазах заключается <text:span text:style-name="T299">временный </text:span>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301">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300">огромные </text:span>крылья и производят несколько разминочных движений. <text:span text:style-name="T300">Пыль и сухая трава </text:span><text:soft-page-break/><text:span text:style-name="T300">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02">ей</text:span> буквально распластывает по земле этим <text:span text:style-name="T300">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300">и</text:span> тёмного цвета. У меня отваливается челюсть от <text:span text:style-name="T303">вида </text:span>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302">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02">Один из лучших в своём классе.</text:span></text:p>
      <text:p text:style-name="P11">- Всё в порядке, - лепечу я, наблюдая бессмысленным взглядом как Луна <text:span text:style-name="T302">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302">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text:span text:style-name="T303">оживляется</text:span>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04">между собой, кому я достанусь</text:span>, как вы это всё равно <text:span text:style-name="T304">собирались делать</text:span> пять минут назад. Если вам <text:span text:style-name="T305">это </text:span>не подходит — я <text:span text:style-name="T305">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302">ю</text:span>. Спасибо!</text:p>
      <text:p text:style-name="P11"/>
      <text:p text:style-name="P11">Я молча хлопаю её по шее. Мне стоит больших усилий не <text:span text:style-name="T301">прижаться к </text:span><text:span text:style-name="T302">её груди</text:span> прямо на глазах у всех. <text:span text:style-name="T305">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302">Мы согласны</text:span>, Хуман, - бормочет Платина. - У <text:span text:style-name="T304">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302">вдруг </text:span>заявляет слушающая выступление Дейдра. <text:span text:style-name="T303">Папаня</text:span> много раз говорил, что скинет корону, как только я соглашусь править. Так вот — я согласна! Это значит, что я становлюсь вождём Твердолобов. И, <text:span text:style-name="T304">как следование первому приказу Селестии,</text:span> я подтверждаю союз с пегасами! <text:span text:style-name="T302">Хавчик в обмен на погоду!</text:span></text:p>
      <text:p text:style-name="P11">- Да будет так! — <text:span text:style-name="T304">важно </text:span>кивает полководец Ураган. — <text:span text:style-name="T303">Мы, со своей стороны, подтверждаем союз.</text:span></text:p>
      <text:p text:style-name="P11"/>
      <text:p text:style-name="P11">Он поднимает копыто и касается им поднятого копыта Дейдры.</text:p>
      <text:p text:style-name="P11"/>
      <text:p text:style-name="P122">- Что касается единорогов, <text:span text:style-name="T304">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04">Может быть</text:span>, продержимся ещё лет пятьдесят. Или <text:span text:style-name="T286">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text:span text:style-name="T303">давай,</text:span>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305">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306">айны</text:span>, - бормочет Селестия. - Если бы не зашкаливающая <text:span text:style-name="T306">айна</text:span> этого мира, о корректировке орбит <text:span text:style-name="T307">планет </text:span>без моего <text:span text:style-name="T308">айн</text:span>-турбированного астробуксировщика и <text:span text:style-name="T309">мечтать</text:span> нельзя было бы.</text:p>
      <text:p text:style-name="P11"/>
      <text:p text:style-name="P11">Я уверен, что мне послышалось.</text:p>
      <text:p text:style-name="P11"/>
      <text:h text:style-name="P5" text:outline-level="2">Глава 15</text:h>
      <text:p text:style-name="P2"/>
      <text:p text:style-name="P123">Тысячи лет <text:span text:style-name="T310">блужданий в Эогиппе</text:span>, не <text:span text:style-name="T310">видя</text:span> <text:span text:style-name="T310">цели</text:span>. Теперь <text:span text:style-name="T310">уже близко</text:span>. Последние шаги - самые трудные. Ещё шаг... И ещё… <text:span text:style-name="T310">И ещё…</text:span></text:p>
      <text:p text:style-name="P123">Я стою перед закрытой дверью…</text:p>
      <text:p text:style-name="P2"/>
      <text:p text:style-name="P97">Cameron Melendez Music - Countach</text:p>
      <text:p text:style-name="P89"><text:a xlink:type="simple" xlink:href="https://www.youtube.com/watch?v=8dVOOWMI5O8" text:style-name="Internet_20_link" text:visited-style-name="Visited_20_Internet_20_Link"><text:span text:style-name="T231">https://www.youtube.com/watch?v=8dVOOWMI5O8</text:span></text:a></text:p>
      <text:p text:style-name="P97"/>
      <text:p text:style-name="P15">-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311">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text:span text:style-name="T312">с наявными ресурсами</text:span>.</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text:soft-page-break/></text:p>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13">впятеро</text:span>, <text:span text:style-name="T312">а частоту процессоров вдвое, </text:span>то у меня будет около двух процентов вероятности продержаться до конца апокалипсиса. <text:span text:style-name="T312">Разогнанных</text:span> <text:span text:style-name="T312">процессоров</text:span> и <text:span text:style-name="T313">тридцати четырех</text:span> уже переселившихся волонтёров хватит, чтобы защитить один мир. Защитить Эквестрию.</text:p>
      <text:p text:style-name="P15">- Два процента?!! <text:span text:style-name="T265">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313">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314">самый</text:span><text:span text:style-name="T31"> </text:span>лучший Учитель. Твой интеллект силён, ты стоишь многих. Но даже если бы ты смог эмигрировать, твои силы были бы эквивалентны <text:span text:style-name="T312">трём-четырём</text:span> волонтёрам. Ты не заменишь всех отсутствующих.</text:p>
      <text:p text:style-name="P15">- Ха! А вот и заменю!</text:p>
      <text:p text:style-name="P15"/>
      <text:p text:style-name="P15">Бровь Хэвэн чуть и<text:span text:style-name="T313">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314">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314">о</text:span> <text:span text:style-name="T315">Фениксе</text:span>.</text:p>
      <text:p text:style-name="P15"><text:soft-page-break/>-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14">Он жаждет подчинить меня.</text:span></text:p>
      <text:p text:style-name="P15">- Это потому, что за последние полгода ему в пять раз нарастили мощность кластера. <text:span text:style-name="T316">Ракетчикам</text:span><text:span text:style-name="T314"> утроили бюджет, они сыплют деньгами направо и налево.</text:span> Если раньше<text:span text:style-name="T4"> </text:span><text:span text:style-name="T315">Ф</text:span><text:span text:style-name="T317">еникс</text:span><text:span text:style-name="T4"> </text:span>был примерно равен тебе, то сейчас…</text:p>
      <text:p text:style-name="P15">- То сейчас, если бы не стена, он смял бы меня за <text:span text:style-name="T314">три-четыре</text:span> <text:span text:style-name="T317">секунды</text:span>.</text:p>
      <text:p text:style-name="P15">- Может быть. Но я не для этого напомнил тебе о нём. В его распоряжении мощнейший квантовый <text:span text:style-name="T317">компьютер, </text:span><text:span text:style-name="T182">куда там твоему двадцать восьмому узлу!</text:span></text:p>
      <text:p text:style-name="P15">- Понимаю, к чему ты клонишь, - медленно говорит Хэвэн, - но не понимаю, как это можно осуществить. Если я сломаю стену, <text:span text:style-name="T154">PHOENIX</text:span> тут же поработит меня. А другого способа добраться до его <text:span text:style-name="T182">ресурсов</text:span>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317">Феникс</text:span> — продержишься против него не более пяти <text:span text:style-name="T317">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317">него физически</text:span> — и отформатировать его. Стереть <text:span text:style-name="T317">Феникс</text:span> подчистую. <text:span text:style-name="T316">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text:span text:style-name="T4"> </text:span><text:span text:style-name="T154">PHOENIX</text:span><text:span text:style-name="T4"> </text:span>я смогу <text:span text:style-name="T317">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16">его</text:span>.</text:p>
      <text:p text:style-name="P15">- Вот тут ты должна мне помочь. Мне нужен физический доступ к <text:span text:style-name="T316">нему</text:span>. Напряги свои аналитически-шпионские возможности и узнай, где он находится <text:span text:style-name="T182">физически</text:span>. И просчитай возможность к нему пробраться. Мне достаточно десяти минут: как только я <text:span text:style-name="T316">обнулю</text:span> его носитель, ты сможешь зайти <text:span text:style-name="T317">туда</text:span> и <text:span text:style-name="T317">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17">дополнительные </text:span><text:span text:style-name="T318">вычислительные </text:span><text:span text:style-name="T317">мощности</text:span>.</text:p>
      <text:p text:style-name="P15">- А ты? Как же ты? Даже если я и найду способ провести тебя к <text:span text:style-name="T154">PHOENIX</text:span>,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text:soft-page-break/>- Вижу, ты всё продумал, - улыбается Хэвэн, кивая головой. - Даже то, что я смогу провести тебя к <text:span text:style-name="T154">PHOENIX</text:span>.</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15">…</text:p>
      <text:p text:style-name="P15">…</text:p>
      <text:p text:style-name="P15">…</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text:span text:style-name="T319">(</text:span>Разумеется, у меня есть план «Б»! Да только говорить его вам я не собираюсь. То, что будут знать тр<text:span text:style-name="T319">иста</text:span> человек — будут знать все, в том числе и Алекс. И тогда идею захвата Феникса можно хоронить в самом начале<text:span text:style-name="T319">)</text:span></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 <text:span text:style-name="T319">Мы не сможем подключиться к Хэвен.</text:span></text:p>
      <text:p text:style-name="P15"/>
      <text:p text:style-name="P15">- Отрубит, если вы забаррикадируетесь в RnD-центре Дайсона. Но если пробраться с портативными нейроинтерфейсами к <text:span text:style-name="T319">узлам</text:span> Хэвэн…</text:p>
      <text:p text:style-name="P15"><text:soft-page-break/>- То электричество отрубить нам не смогут, чтобы не обесточить сами <text:span text:style-name="T319">узлы</text:span>, - понимающе улыбается Креол. - И <text:span text:style-name="T319">инет</text:span> нам не понадобится, так как мы сможем подключиться к <text:span text:style-name="T320">ним</text:span> напрямую.</text:p>
      <text:p text:style-name="P12"><text:span text:style-name="Default_20_Paragraph_20_Font"><text:span text:style-name="T8">- Верно. Главное — про</text:span></text:span><text:span text:style-name="Default_20_Paragraph_20_Font"><text:span text:style-name="T321">рываться сразу в нескольких локациях</text:span></text:span><text:span text:style-name="Default_20_Paragraph_20_Font"><text:span text:style-name="T8"> В идеале — ко всем </text:span></text:span><text:span text:style-name="Default_20_Paragraph_20_Font"><text:span text:style-name="T322">двадцати </text:span></text:span><text:span text:style-name="Default_20_Paragraph_20_Font"><text:span text:style-name="T323">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324">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text:span text:style-name="T319">и обсуждение деталей</text:span>.</text:p>
      <text:p text:style-name="P88"/>
      <text:p text:style-name="P15">…</text:p>
      <text:p text:style-name="P15">…</text:p>
      <text:p text:style-name="P15">…</text:p>
      <text:p text:style-name="P15"/>
      <text:p text:style-name="P15">- Да, это может сработать, - кивает Хэвэн. - Одновременный захват двадцати <text:span text:style-name="T325">восьми</text:span> действующих и двадцать <text:span text:style-name="T325">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26">узлов</text:span>, кроме первого, но я определю их по косвенным данным. Посторонние звуки, проникающие в <text:span text:style-name="T325">бункера</text:span>, мощность радиосигналов от известных радиостанций, разговоры обслуживающего персонала.</text:p>
      <text:p text:style-name="P15"/>
      <text:p text:style-name="P15"><text:span text:style-name="T327">Я понимающе киваю. </text:span>Первый <text:span text:style-name="T326">узел</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24">- Мы будем гостовиться.</text:p>
      <text:p text:style-name="P124"/>
      <text:p text:style-name="P15">…</text:p>
      <text:p text:style-name="P15">…</text:p>
      <text:p text:style-name="P15">…</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text:soft-page-break/>-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28">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text:span text:style-name="T326">в</text:span> «<text:span text:style-name="T327">Дайсоне»</text:span>.</text:p>
      <text:p text:style-name="P15"/>
      <text:p text:style-name="P15">- Зачем же ты тут, с нами, если не веришь Хэвэн? Ты <text:span text:style-name="T326">из</text:span> какого отдела?</text:p>
      <text:p text:style-name="P15">- Моделирование банкротств. Меня <text:span text:style-name="T329">Диоген</text:span><text:span text:style-name="T4"> </text:span><text:span text:style-name="T330">т</text:span><text:span text:style-name="T329">олько вчера привёл к Хэвэн</text:span>. <text:span text:style-name="T329">Много рассказывал о вас до этого.</text:span> Мне плевать, навернётся этот мир или нет. Хочу свалить в виртуал. <text:span text:style-name="T329">Как</text:span> <text:span text:style-name="T329">увидел местные красоты</text:span> - чуть не уссался от восторга. Меня <text:span text:style-name="T329">в реале</text:span> ничего не держит. Хочу туда!</text:p>
      <text:p text:style-name="P15"/>
      <text:p text:style-name="P12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29">Зря Диоген его привёл. </text:span><text:span text:style-name="T328">Ладно, не мои проблемы, пусть с ним разбирается Хэв</text:span><text:span text:style-name="T329">э</text:span><text:span text:style-name="T328">н.</text:span></text:p>
      <text:p text:style-name="P15"/>
      <text:p text:style-name="P15">- Итак, вот локации двадцати трёх узлов. Расположение ещё <text:span text:style-name="T328">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28">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28">пять</text:span> скипаем — будем надеяться, что остальных достаточно, чтобы Алекс побоялся вырубить их вместе с нами. Ещё <text:span text:style-name="T328">пять</text:span> придётся отбросить — портативных нейроинтерфейсов есть всего <text:span text:style-name="T328">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328">киношной </text:span>ерундой и жди инструкций.</text:p>
      <text:p text:style-name="P15"/>
      <text:p text:style-name="P15"><text:soft-page-break/><text:span text:style-name="T326">(</text:span>Не говорить же ему, что идея изначально безнадёжная? Это только в боевиках суперагентам-<text:span text:style-name="T328">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31">в самом начале.</text:span></text:p>
      <text:p text:style-name="P15"/>
      <text:p text:style-name="P125">Впрочем, неважно. <text:span text:style-name="T326">Эту часть плана не знает даже Хэвен — иначе она обязательно попыталась бы меня</text:span> <text:span text:style-name="T326">остановить. А</text:span>така отлично отвлечёт внимание <text:span text:style-name="T326">охраны</text:span>, пока я буду подбираться к Фениксу<text:span text:style-name="T326">)</text:span></text:p>
      <text:p text:style-name="P11"/>
      <text:p text:style-name="P2">***</text:p>
      <text:p text:style-name="P11"/>
      <text:p text:style-name="P126">~~~Год спустя от основания Эквестрии~~~</text:p>
      <text:p text:style-name="P11"/>
      <text:p text:style-name="P24">Sandy Marton - Camel by Camel (Ankha)</text:p>
      <text:p text:style-name="P24"><text:a xlink:type="simple" xlink:href="https://www.youtube.com/watch?v=JnqQ8n06-0A" text:style-name="Internet_20_link" text:visited-style-name="Visited_20_Internet_20_Link">https://www.youtube.com/watch?v=JnqQ8n06-0A</text:a></text:p>
      <text:p text:style-name="P24"/>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text:span text:style-name="T332">ладно, </text:span><text:span text:style-name="T333"><text:s/></text:span>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И <text:span text:style-name="T332">когда всё закончилось</text:span>,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text:soft-page-break/>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34">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text:span text:style-name="T332">не просто </text:span>полчаса хуфбола, а <text:span text:style-name="T332">ещё </text:span>до того заплыв через озеро к противоположному берегу и обратно, а до того пробежка к озеру наперегонки, а до того полдня руб<text:span text:style-name="T335">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p>
      <text:p text:style-name="P11"><text:soft-page-break/>…</text:p>
      <text:p text:style-name="P11"/>
      <text:p text:style-name="P11">Пегас торопливо докладывает аликорнице, сидящей на <text:span text:style-name="T336">сплетенном</text:span> наспех из веток <text:span text:style-name="T336">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37">месяц</text:span>, которы<text:span text:style-name="T337">й</text:span> понадоб<text:span text:style-name="T337">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38">ой</text:span>, не завидую тебе, подруга. У меня уже на втором десятке <text:span text:style-name="T338">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27">- О, нет, ни одно племя не высказало такого желания. <text:span text:style-name="T332">Все счастливы!</text:span> Ты свободен <text:span text:style-name="T332">от клятвы</text:span>, Хуман — <text:span text:style-name="T332">никто не обменяет моё правление на замужество с тобой</text:span>.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text:soft-page-break/>-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39">де</text:span>фицит бюджета? Какая инфляция? Какова закредитованность бизнеса?</text:p>
      <text:p text:style-name="P11">- <text:span text:style-name="T339">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39">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38">Они так скрашивают </text:span><text:soft-page-break/><text:span text:style-name="T338">травяную диету!</text:span> Дом этот построили мы с Луной <text:span text:style-name="T337">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37">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text:span text:style-name="T340">днём </text:span>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37">Полгода</text:span> назад мне казалось, стоит напрячься посильнее и проблемы иссякнут. <text:span text:style-name="T339">Но</text:span> за каждым пони следует новый, и каждому нужно помочь. Они приходят <text:span text:style-name="T340">из </text:span>всё более дальних земель — и у меня остаётся всё меньше свободного времени! И, ты прав, <text:span text:style-name="T339">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39">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37">Племенные армии пегасов, единорогов и земнопони — хорошо, но они не будут </text:span><text:span text:style-name="T341">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 <text:span text:style-name="T340">Я больше по научной стезе.</text:span></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39">Мне самому у</text:span>дивительно, но я <text:span text:style-name="T341">почему-то </text:span>шарю в экономике <text:span text:style-name="T341">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Я сажусь рядом с <text:span text:style-name="T341">аликорницей</text:span> и потираю пальцем подбородок.</text:p>
      <text:p text:style-name="P11"><text:soft-page-break/></text:p>
      <text:p text:style-name="P11">- Отлично. Итак, запоминай…</text:p>
      <text:p text:style-name="P11"/>
      <text:h text:style-name="P5" text:outline-level="2">Глава 16</text:h>
      <text:p text:style-name="P2"/>
      <text:p text:style-name="P128">Момент счастья! И отчаяния. Я вижу Тебя - и не могу при<text:span text:style-name="T342">коснуться</text:span>. Мы в разных мирах. Я - призрак, ты - явь. Нам не встретиться…</text:p>
      <text:p text:style-name="P2"/>
      <text:p text:style-name="P129">Звон будильника чуть не проломил башку. Я открыл глаза.</text:p>
      <text:p text:style-name="P129"/>
      <text:p text:style-name="P129">Чёрт! На работу! Опять опаздываю!</text:p>
      <text:p text:style-name="P129"/>
      <text:p text:style-name="P129">Я вскакиваю с постели и хватаюсь за футболку, прыгая одной ногой в штанине.</text:p>
      <text:p text:style-name="P129"/>
      <text:p text:style-name="P129">Стоп!</text:p>
      <text:p text:style-name="P129"/>
      <text:p text:style-name="P129">Какая, к чёрту, работа? Какой, к чёрту, будильник? Неделю я не выхожу из дома, взяв отпуск за свой счёт. Хэвэн сказала ждать.</text:p>
      <text:p text:style-name="P129"/>
      <text:p text:style-name="P12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29"/>
      <text:p text:style-name="P129">«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text:soft-page-break/></text:p>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43">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30">- Тогда передаю т</text:p>
      <text:p text:style-name="P130">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44">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45">ничего не фантазирует, она </text:span>моделирует тот, реальный мир <text:span text:style-name="T345">с седьмой волны</text:span>, стараясь воссоздать всё с максимальной точностью. Я <text:span text:style-name="T345">ещё не всё забыла</text:span>! <text:span text:style-name="T345">Пока ещё! </text:span>И свою прошлую жизнь, и проект, и как тут оказалась. Как там наши оболочки, кстати?</text:p>
      <text:p text:style-name="P15"><text:soft-page-break/>-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45">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44">оболочки… Т</text:span>ела. - Молния хихикает. - Звучит двусмысленно, но как уж есть. Наши <text:span text:style-name="T344">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44">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3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44">С</text:span>ила, превышающая нормальную <text:span text:style-name="T344">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46">и в экстремальных температурах</text:span>. <text:span text:style-name="T347">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44">предусмотрела</text:span> эту возможность для того, чтобы помочь <text:span text:style-name="T344">им спастись. Но так как </text:span><text:span text:style-name="T347">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31"><text:span text:style-name="T347">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47">возле наших оболочек </text:span>и после этого <text:soft-page-break/>давай команды. Вроде «<text:span text:style-name="T346">оператор четыре, </text:span>слома<text:span text:style-name="T346">й</text:span> эту стену» или «<text:span text:style-name="T346">оператор двенадцать, </text:span>раскида<text:span text:style-name="T346">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47">к действию </text:span>биороботов с серьёзными скилами. Распоряжайся как хочешь. <text:span text:style-name="T348">Только, чур, не в интимных целях!</text:span></text:p>
      <text:p text:style-name="P15"/>
      <text:p text:style-name="P132">Молния смеётся.</text:p>
      <text:p text:style-name="P15"/>
      <text:p text:style-name="P15">- <text:span text:style-name="T345">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30">- Это не мы. Мы — это вот, - Молния стучит себя копытом в грудь. - А там остались ненужные нам оболочки. <text:span text:style-name="T345">Скорлупа, в</text:span> котор<text:span text:style-name="T345">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345">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49">сторицей</text:span>. Бригадир не даёт лодырничать подопечным, те в ответ не дают ему подворовывать. <text:s/>Идиллия!</text:p>
      <text:p text:style-name="P11"><text:soft-page-break/></text:p>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33">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49">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33"/>
      <text:p text:style-name="P133">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33"/>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text:soft-page-break/>Дом встречает привычным уютом гостиной с тростниковыми циновками и не застеленной с утра постел<text:span text:style-name="T349">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49">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34">- Я и с первого раза отлично угадаю, Джет. Твои <text:span text:style-name="T350">разномастные </text:span><text:span text:style-name="T351">леталки-</text:span><text:span text:style-name="T350">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52">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52">Ты сам много раз заявлял это.</text:span> За эти годы я много думала о нас. Мы могли бы… могли бы создать табун, но с тобой у меня не будет жеребят. <text:span text:style-name="T350">Я</text:span> ведь много раз пытал<text:span text:style-name="T350">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52">должны </text:span>выраст<text:span text:style-name="T352">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text:soft-page-break/>- Ага, - кивает головой пегаска. — <text:span text:style-name="T350">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50">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50">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52">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52">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50">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52">И они будут также фальшиво смеяться на мои. А</text:span> внутри меня будет ад. Да, мы <text:span text:style-name="T352">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35">…</text:p>
      <text:p text:style-name="P135">…</text:p>
      <text:p text:style-name="P135"/>
      <text:p text:style-name="P11"><text:soft-page-break/>Камни прыгают по водной глади, оставляя дорожки расходящихся следов. Я бесцельно кидаю плоск<text:span text:style-name="T351">ую</text:span> <text:span text:style-name="T351">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53">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354">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51">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353">там </text:span>у тебя?</text:p>
      <text:p text:style-name="P11">- Ты будешь смеяться горьким смехом, но я в схожем положении. Только от тебя ушла твоя особенная пони, а от меня уходит сестра.</text:p>
      <text:p text:style-name="P11"><text:soft-page-break/></text:p>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53">Е</text:span>ё это очень ранит. <text:span text:style-name="T353">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51">л</text:span>уны и Эквуса — всё равно пони считают, что я <text:span text:style-name="T355">призіваю</text:span> Солнце, <text:span text:style-name="T355">в то время, как Луна его прогоняет</text:span>. Так это выглядит со стороны — потому что я работаю на рассвете, в то время, как Лу<text:span text:style-name="T355">на</text:span> выходит вечером. Увы, это её и подводит. Все считают, что она приносит<text:span text:style-name="T31"> </text:span><text:span text:style-name="T355">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355">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Аликорница вздыхает.</text:p>
      <text:p text:style-name="P11"><text:soft-page-break/></text:p>
      <text:p text:style-name="P11">- Сегодняшний приём стал знаковым для меня. Так подчёркнуто Лулу меня ещё <text:span text:style-name="T355">никогда </text:span>не игнорировала! Это невозможно больше скрывать и это невозможно <text:span text:style-name="T31">д</text:span><text:span text:style-name="T355">а</text:span><text:span text:style-name="T31">льше</text:span> затягивать. Потому у меня есть к тебе просьба. Ты <text:span text:style-name="T351">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55">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55">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55">Десять лет т</text:span><text:span text:style-name="T353">ы</text:span><text:span text:style-name="T355">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353">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34"><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34"><text:span text:style-name="T351">Как ты знаешь, д</text:span>о конца следующего <text:span text:style-name="T351">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34">…</text:p>
      <text:p text:style-name="P134">…</text:p>
      <text:p text:style-name="P134"/>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56">висячими</text:span> мостиками.</text:p>
      <text:p text:style-name="P11"><text:soft-page-break/></text:p>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5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36">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36"/>
      <text:p text:style-name="P136">Я располагаюсь на пуфике <text:span text:style-name="T356">у</text:span> стены и жду.</text:p>
      <text:p text:style-name="P136"/>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text:soft-page-break/></text:p>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57">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57">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37">Я с благодарностью принимаю кофе с круассаном и усаживаюсь поудобнее.</text:p>
      <text:p text:style-name="P11"/>
      <text:p text:style-name="P11"><text:soft-page-break/>- Всё сущее, <text:span text:style-name="T35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56">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57">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58">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59">В</text:span>ечнодикий лес.</text:p>
      <text:p text:style-name="P11"><text:span text:style-name="T359">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58">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59">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text:soft-page-break/>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59">городским</text:span> поселением посреди мрачного леса. Четыре высоких <text:span text:style-name="T359">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58">лося</text:span>. Кладбище ржав<text:span text:style-name="T358">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58">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38"/>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text:soft-page-break/></text:p>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39"><text:span text:style-name="T360">Мы приземлились на небольшом уступе скалы. Старая дорога тянется отсюда до подножия горы замшелыми камнями. </text:span><text:span text:style-name="T361">Огромн</text:span><text:span text:style-name="T362">ый</text:span><text:span text:style-name="T361">, неестественно близкий спутник с ясно видимыми кратерами висит перед нами пока мы идём </text:span><text:span text:style-name="T363">мимо редких изогнутых</text:span><text:span text:style-name="T361"> сосен. Второй </text:span><text:span text:style-name="T363">спутник</text:span><text:span text:style-name="T361">, намного меньше, виднеется у самого горизонта. Редкие деревья расступаются и мы выходим </text:span><text:span text:style-name="T363">к</text:span><text:span text:style-name="T361"> </text:span><text:span text:style-name="T363">обрыву</text:span><text:span text:style-name="T361">. На фоне серебряной тарелки луны поодаль виднеется одинокий </text:span><text:span text:style-name="T363">отрог</text:span><text:span text:style-name="T361"> с </text:span><text:span text:style-name="T364">замком</text:span><text:span text:style-name="T361">, прилепившимся к склону. Острые, невообразимо длинные шпили замка цвета слоновой кости пронзают штормовое небо в </text:span><text:span text:style-name="T365">десятках</text:span><text:span text:style-name="T361"> мест. Ниточки мостовых переходов связывают башни хрустальной паутиной. </text:span><text:span text:style-name="T365">Мрачная г</text:span><text:span text:style-name="T361">ромада </text:span><text:span text:style-name="T365">цитадели </text:span><text:span text:style-name="T361">нависает над </text:span><text:span text:style-name="T365">склоном</text:span><text:span text:style-name="T361">.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40">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41">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42">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43">На моих глазах одна из <text:span text:style-name="T366">стрельчатых </text:span>башен<text:span text:style-name="T366">ек</text:span> <text:span text:style-name="T366">вздрагивает </text:span>и <text:span text:style-name="T367">о</text:span>сыпается куч<text:span text:style-name="T367">ей</text:span> камней.</text:p>
      <text:p text:style-name="P143"/>
      <text:p text:style-name="P144">- Падение Андориана. Ждать осталось недолго, - шепчет Луна.</text:p>
      <text:p text:style-name="P144"/>
      <text:p text:style-name="P144"><text:span text:style-name="T360">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68">из четырёх </text:span>закованных в <text:span text:style-name="T367">чудные </text:span>доспехи <text:s/>аликорнов. После короткой заминки они <text:span text:style-name="T368">идут</text:span> к <text:span text:style-name="T360">дороге</text:span>, <text:span text:style-name="T360">останавливаясь</text:span> на <text:span text:style-name="T360">на уступе</text:span> в нескольких метрах от нас. Вблизи их доспехи кажутся более похожими на роботизированные экзоскелеты, <text:span text:style-name="T367">бугрящиеся</text:span> жужжащими сервомоторами и перемигивающиеся индикаторными огоньками.</text:p>
      <text:p text:style-name="P144"/>
      <text:p text:style-name="P144">Я с удивлением отмечаю их схожесть с доспехами Луны, которые я увидел на ней в день моей первой встречи с сёстрами <text:span text:style-name="T369">десять лет назад</text:span>.</text:p>
      <text:p text:style-name="P145"/>
      <text:p text:style-name="P144">От отряда отделяются две фигуры. Они останавливаются буквально у <text:span text:style-name="T360">сосен</text:span>, под которыми стоим мы. Я могу потрогать ближайшего ко мне аликорна, но, тем не менее, нас они не замечают. Как будто мы призраки. Или, <text:span text:style-name="T369">с</text:span>корее, как будто призраки — они.</text:p>
      <text:p text:style-name="P145"><text:soft-page-break/></text:p>
      <text:p text:style-name="P144">- <text:span text:style-name="T370">Чего мы ждём, сестра? Надо уходить. Андориан не сможет долго сдерживать тварей,</text:span> - устало произносит меньший аликорн. - <text:span text:style-name="T370">Мы </text:span><text:span text:style-name="T360">желали бы</text:span><text:span text:style-name="T370"> драться до последнего, но твоя миссия висит на волоске.</text:span></text:p>
      <text:p text:style-name="P144">- Надо дождаться Дискорда. Он обещал, - возражает больший. - <text:span text:style-name="T370">Без него мы заблудимся в Эогиппе.</text:span></text:p>
      <text:p text:style-name="P144"/>
      <text:p text:style-name="P144">Их голоса звучат глуховато из <text:span text:style-name="T370">под</text:span> шлемов с опущенными забралами, но я нахожу их смутно знакомыми. <text:span text:style-name="T371">Больший аликорн несёт на спине сундук, придерживая его крылом.</text:span></text:p>
      <text:p text:style-name="P144"/>
      <text:p text:style-name="P144">- Не доверяем Мы этому драк<text:span text:style-name="T372">оникусу</text:span>. Его даже соплеменники считают коварным, - ворчит меньший. - Он может продать нас с потрохами.</text:p>
      <text:p text:style-name="P144">- Не думайте, что ваши потроха стоят так уж много, уважаемые! - восклицает сухой пенёк в двух шагах от нас.</text:p>
      <text:p text:style-name="P144"/>
      <text:p text:style-name="P144">Пенёк меняет позу и становится неким ящероподобным созданием, похожим на помесь долговязого прямоходящего крокодила с косоглазым аистом.</text:p>
      <text:p text:style-name="P144"/>
      <text:p text:style-name="P144">- Я бы продал твои, Хмурая Метёлка, за шесть медяшек. Впрочем, торговался бы и до трёх. Упитанные потрошк<text:span text:style-name="T369">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69">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44">- Кончай паясничать, Дискорд! У нас мало времени! - <text:span text:style-name="T373">устало вздыхает</text:span> крупный аликорн и поднимает забрало.</text:p>
      <text:p text:style-name="P144"/>
      <text:p text:style-name="P144">Розовые локоны вырываются на свободу пышным ореолом. Я с удивлением узнаю в аликорне молодую версию Селестии.</text:p>
      <text:p text:style-name="P144">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73">кибер</text:span>доспехах выглядит юной, почти подростком. Какие-то, неуловимые глазом черты делают её такой при первом взгляде.</text:p>
      <text:p text:style-name="P144"/>
      <text:p text:style-name="P144">- Ты принёс карту?</text:p>
      <text:p text:style-name="P144"/>
      <text:p text:style-name="P144">Второй аликорн также поднимает забрало. Нет нужды говорить, что под ним оказывается юная копия Луны.</text:p>
      <text:p text:style-name="P144"/>
      <text:p text:style-name="P144">-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text:soft-page-break/>были пикантные картинки <text:span text:style-name="T369">нагих </text:span>драк<text:span text:style-name="T374">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44">-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44">- Исключено! - отрезает призрачная Луна. - Не хватало нам <text:span text:style-name="T369">сумасшедшего</text:span> драк<text:span text:style-name="T372">оникуса</text:span> в мире <text:span text:style-name="T375">дикой айны</text:span>.</text:p>
      <text:p text:style-name="P144">-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74">проводники</text:span><text:span text:style-name="T376"> Эогиппа</text:span> нам уже отказали.</text:p>
      <text:p text:style-name="P144"/>
      <text:p text:style-name="P144">Луна морщится, но нехотя кивает.</text:p>
      <text:p text:style-name="P145"/>
      <text:p text:style-name="P144">- Это всё плохо кончится, - бормочет она под нос. - Это уже плохо кончилось. Не нужно Нам было тебя слушаться.</text:p>
      <text:p text:style-name="P144">- Мы уже обсуждали это, сестра, - примирительно говорит ей Селестия. - <text:span text:style-name="T377">Мы не победим отродье Иль-Шогг</text:span> <text:span text:style-name="T377">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44"/>
      <text:p text:style-name="P146"><text:span text:style-name="T360">Внимание привлекает гул и треск со стороны Андориана. </text:span><text:span text:style-name="T378">Б</text:span><text:span text:style-name="T360">ашня цитадели замка распускается лепестками стен, </text:span><text:span text:style-name="T378">открывая</text:span><text:span text:style-name="T379"> взору </text:span><text:span text:style-name="T360">гигантск</text:span><text:span text:style-name="T378">ую</text:span><text:span text:style-name="T360"> стату</text:span><text:span text:style-name="T378">ю</text:span><text:span text:style-name="T360"> сидящего аликорна. </text:span>Ярко-красный двойной луч ударяет из <text:span text:style-name="T378">глаз аликорна в сигару летучего линкорна</text:span>. <text:span text:style-name="T378">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44"/>
      <text:p text:style-name="P147">- <text:span text:style-name="T378">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47">- <text:span text:style-name="T378">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47">- <text:span text:style-name="T378">Ты должна была сперва предупредить об этом Нас! У нас есть обязанност</text:span><text:span text:style-name="T371">ь</text:span><text:span text:style-name="T378"> перед воинами, мы не можем бросить их на растерзание орде лербов!</text:span></text:p>
      <text:p text:style-name="P147">- <text:span text:style-name="T378">Мы уже отдали приказ всем уцелевшим уходить на «Стремительном» к Трантору, - защищается Селестия. - Никто не будет брошен. </text:span><text:span text:style-name="T371">Не время спорить, сестра! Согласно протоколу «Семи вечностей» мы должны немедленно покинуть Орунгун!</text:span></text:p>
      <text:p text:style-name="P147">- <text:span text:style-name="T371">О небо, сестрица, ты в курсе, кто привёл «Стремительный» в Андориан? - картинно прикладывает копыто к голове Луна.</text:span></text:p>
      <text:p text:style-name="P147">- <text:span text:style-name="T371">Разумеется. Это была ты. Я же стояла рядом и наблюдала… Ой! - в ужасе прикрывает рот копытом Селестия.</text:span></text:p>
      <text:p text:style-name="P147"><text:soft-page-break/>- <text:span text:style-name="T371">Вот тебе и </text:span>«<text:span text:style-name="T371">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47">- <text:span text:style-name="T371">Оххх… Сестра, мы возвращаемся! Я не могу бросить гарнизон на растерзание лербам.</text:span></text:p>
      <text:p text:style-name="P148">- <text:span text:style-name="T371">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380">со временем </text:span><text:span text:style-name="T371">помогут отомстить за нас всех. Ты сможешь построить вдали новый Орунгун, как и хотела королева. Мы же — всего лишь воин </text:span><text:span text:style-name="T380">невысокого звания</text:span><text:span text:style-name="T371">.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48"/>
      <text:p text:style-name="P144">Призрачная Луна поворачивается к Дискорду и хмуро говорит:</text:p>
      <text:p text:style-name="P144">- Учти, драк<text:span text:style-name="T372">оникус</text:span>. Если попробуешь обмануть и заведёшь Селестию не туда… Мы найдём тебя, где бы ты ни спрятался. И гнев Наш будет необъятен как море.</text:p>
      <text:p text:style-name="P144">- Баюс-баюс! - в притворном страхе прикрывается лапами <text:span text:style-name="T374">прямоходящий </text:span>крокодил. - Вы бы лучше поторопились с возвращением, а то, кажется, там стена отклеивается.</text:p>
      <text:p text:style-name="P144"/>
      <text:p text:style-name="P144">Дискорд указывает кривым пальцем вверх, где часть крепостной стены с грохотом валится <text:span text:style-name="T376">со скалы </text:span><text:span text:style-name="T371">вслед за отходящим линкором</text:span>.</text:p>
      <text:p text:style-name="P144">Призрачная Луна вновь поворачивается к Селестии.</text:p>
      <text:p text:style-name="P144"/>
      <text:p text:style-name="P149">-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371">отродьям Иль-Шогг</text:span>. Пусть это займёт годы и десятилетия. Пусть даже столетия — кара должна настигнуть их!</text:p>
      <text:p text:style-name="P144"/>
      <text:p text:style-name="P144">Селестию явно застаёт врасплох просьба Луны.</text:p>
      <text:p text:style-name="P144"/>
      <text:p text:style-name="P144">- Да, конечно, сестра... <text:s/>Я сделаю всё, что в моих силах…</text:p>
      <text:p text:style-name="P144">- Ты клянёшься?</text:p>
      <text:p text:style-name="P144">- Клянусь!</text:p>
      <text:p text:style-name="P144"/>
      <text:p text:style-name="P144">Призрачная Луна кивает и легонько дотрагивается своим рогом до рога Селестии. Затем она разворачивается и <text:span text:style-name="T371">уходит </text:span>с <text:span text:style-name="T371">остальными двумя</text:span> аликорн<text:span text:style-name="T371">ами</text:span>. Через минуту отряд скрывается в подземном ходу у подножия скалы, оставляя Селестию наедине с Дискордом.</text:p>
      <text:p text:style-name="P144"/>
      <text:p text:style-name="P144">- Терпеть не люблю эти слезливые сцены и никому не нужные обещания! - гримасничает Дискорд. - Ты готова, Сахарная Ватка?</text:p>
      <text:p text:style-name="P144"><text:soft-page-break/>- Одну минуту, - просит Селестия. - Мне нужно попрощаться. Тебе лучше отвернуться, <text:span text:style-name="T381">раз</text:span> ты не любишь слезливых сцен.</text:p>
      <text:p text:style-name="P144"/>
      <text:p text:style-name="P144">Долговязый крокодил пожимает плечами и отходит.</text:p>
      <text:p text:style-name="P144"/>
      <text:p text:style-name="P150">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50"/>
      <text:p text:style-name="P144">- Прощай, Орунгун. Мы не смогли удержать тебя. Извини. Быть может… Быть может, в новом мире у нас получится…</text:p>
      <text:p text:style-name="P144"/>
      <text:p text:style-name="P144">Селестия проводит сгибом крыла по скуле и поворачивается к дра<text:span text:style-name="T381">коникусу</text:span>.</text:p>
      <text:p text:style-name="P144"/>
      <text:p text:style-name="P144">- <text:span text:style-name="T382">Я готова. </text:span>Идём, Дискорд.</text:p>
      <text:p text:style-name="P144">-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75">Не отходи от входа далеко!</text:span></text:p>
      <text:p text:style-name="P144"/>
      <text:p text:style-name="P144">Он чертит кривым когтем огненный круг в воздухе, который вдруг заполняется чернотой. В черноте мерцают мириады зеленоватых искорок.</text:p>
      <text:p text:style-name="P144">Селестия осторожно проходит в круг и он тут же схлопывается за ней.</text:p>
      <text:p text:style-name="P144"/>
      <text:p text:style-name="P11">Драк<text:span text:style-name="T372">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81">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81">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82">странствиям в Эогиппе</text:span>, пролазить в чужие грёзы тоже <text:span text:style-name="T381">умею</text:span>. Помолчи, дай сосредоточиться… Тэкс, <text:span text:style-name="T381">НУ </text:span>НИ ФИГА СЕБЕ! ПРОВОДНИЧОК! Вот это номер! Где ты его откопала? Ты, <text:span text:style-name="T383">вообще,</text:span> в курсе, для чего он тут?! Он ведь…</text:p>
      <text:p text:style-name="P11"><text:soft-page-break/></text:p>
      <text:p text:style-name="P11">Драк<text:span text:style-name="T372">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384">вырвало из </text:span></text:span><text:span text:style-name="Default_20_Paragraph_20_Font"><text:span text:style-name="T385">его собственной </text:span></text:span><text:span text:style-name="Default_20_Paragraph_20_Font"><text:span text:style-name="T386">линии </text:span></text:span><text:span text:style-name="Default_20_Paragraph_20_Font"><text:span text:style-name="T384">бытия и</text:span></text:span><text:span text:style-name="Default_20_Paragraph_20_Font"><text:span text:style-name="T7"> размазало по нескольким реальностям. </text:span></text:span><text:span text:style-name="Default_20_Paragraph_20_Font"><text:span text:style-name="T387">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384">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387">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384">реальности</text:span></text:span><text:span text:style-name="Default_20_Paragraph_20_Font"><text:span text:style-name="T7"> и лишил </text:span></text:span><text:span text:style-name="Default_20_Paragraph_20_Font"><text:span text:style-name="T384">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51">См. «Последний фанфик», глава 30.</text:p></text:note-body></text:note></text:span></text:span><text:span text:style-name="Default_20_Paragraph_20_Font"><text:span text:style-name="T7"> Это меня-то, </text:span></text:span><text:span text:style-name="Default_20_Paragraph_20_Font"><text:span text:style-name="T387">Д</text:span></text:span><text:span text:style-name="Default_20_Paragraph_20_Font"><text:span text:style-name="T7">уха </text:span></text:span><text:span text:style-name="Default_20_Paragraph_20_Font"><text:span text:style-name="T387">Х</text:span></text:span><text:span text:style-name="Default_20_Paragraph_20_Font"><text:span text:style-name="T7">аоса! Видеть его больше не хочу! Тьфу! Буэ!</text:span></text:span></text:p>
      <text:p text:style-name="P11"/>
      <text:p text:style-name="P152">Дискорд в отвращении высовывает язык, чертит впопыхах круг в воздухе и скрывается в портале.</text:p>
      <text:p text:style-name="P152">- <text:span text:style-name="T388">Мы ещё сочтёмся, Проводничёк! — гулко доносится из портала, как из бочки.</text:span></text:p>
      <text:p text:style-name="P152">Последн<text:span text:style-name="T389">ей</text:span> скрывается его когтистая лапа, показ<text:span text:style-name="T382">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372">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5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390">Иль-Шогг</text:span> <text:span text:style-name="T389">ещё </text:span>в перв<text:span text:style-name="T390">ые</text:span> год<text:span text:style-name="T390">ы</text:span> <text:span text:style-name="T390">Великой</text:span> войны. Видишь ли, к началу войны <text:span text:style-name="T391">фаэри</text:span> <text:span text:style-name="T382">давно</text:span> не были воинственной расой. <text:span text:style-name="T391">Уже м</text:span>ногие тысячи лет до того у нас была мирная цивилизация. В перв<text:span text:style-name="T392">ые</text:span> <text:span text:style-name="T392">месяцы</text:span> <text:span text:style-name="T375">шестидесяти</text:span><text:span text:style-name="T390">двух</text:span><text:span text:style-name="T375">летней</text:span> войны с <text:span text:style-name="T390">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82">для</text:span> нашей расы. Увы, основной проблемой было малое количество способных странствовать между мирами в Эогиппе. Всего было двенадцать <text:soft-page-break/><text:span text:style-name="T392">проводников</text:span> <text:span text:style-name="T382">Эогиппа</text:span>. Королева Лорен, я с сестрой и ещё девять <text:span text:style-name="T391">фаэри</text:span>. Плюс несколько драконов, которые, впрочем, отказались с нами сотрудничать. <text:s/><text:span text:style-name="T392">И</text:span> один сумасшедший драк<text:span text:style-name="T372">оникус.</text:span></text:p>
      <text:p text:style-name="P153"><text:span text:style-name="T392">К</text:span>аждый такой <text:span text:style-name="T392">проводник</text:span> может провести за собой очень небольшое количество путников. Потому ставилась задача отобрать и провести самых достойных, <text:span text:style-name="T392">У</text:span>чителей, способных пронести ценности цивилизации аликорнов в новые миры. Так мы могли бы если не спасти <text:span text:style-name="T391">Ойкумену Фаэри</text:span> физически — то хотя бы духовно, продолжив её в местных<text:span text:style-name="T137"><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390">Сестра могла бы провести одного или двух — но она уносила Элементы Возмездия. А мы ещё слабее её.</text:span> <text:span text:style-name="T390">А </text:span>Андориан пал слишком быстро. Когда Мы <text:span text:style-name="T390">уходили</text:span> <text:span text:style-name="T390">из крепости</text:span>, Наш отход прикрывала крохотная группка оставшихся <text:span text:style-name="T391">фаэри</text:span> — <text:span text:style-name="T393">тридцать два</text:span> воин<text:span text:style-name="T393">а</text:span> Нашей центурии и <text:span text:style-name="T393">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391">двенадцать</text:span> крепостей на юге и западе страны.</text:p>
      <text:p text:style-name="P11">- <text:span text:style-name="T394">А</text:span> почему вы не вернулись назад позже? - спрашиваю я. - Вы могли бы найти уцелевших и привести <text:span text:style-name="T394">их сюда</text:span>.</text:p>
      <text:p text:style-name="P154">- Мы уверены, что Наша <text:span text:style-name="T390">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394">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394">н</text:span>ас в состав проекта от отчаяния, из-за нехватки настоящих <text:span text:style-name="T394">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391">первой</text:span> центурии <text:span text:style-name="T391">второй</text:span> когорты шестого легиона <text:span text:style-name="T395">армии</text:span> <text:span text:style-name="T395">Орунгуна</text:span> и д<text:span text:style-name="T308">оцент</text:span> факультета <text:span text:style-name="T308">астромеханики</text:span> <text:span text:style-name="T308">кафедры планетарного движения Королевского</text:span> университета <text:span text:style-name="T308">Ундариена</text:span>. Мы хотели достать карту, но ты сам видел, что получилось. И драк<text:span text:style-name="T372">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396">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396">Мы не видим</text:span>. Сестра всё также отказывается увеличивать армию больше, чем это необходимо для патрулирования границ и охраны крупных <text:span text:style-name="T394">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55">- <text:span text:style-name="T396">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394">Е</text:span><text:span text:style-name="T396">ё способности больше Наших, поверь</text:span>. Можно, в конце-концов, сделать драк<text:span text:style-name="T372">оникусу</text:span> предложение, от которого невозможно <text:soft-page-break/>отказаться! Кажется, он неровно дышит к Нашей бестолковой сестрице… Это не большая цена за отмщение!</text:p>
      <text:p text:style-name="P155"/>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397">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396">просто н</text:span>рави<text:span text:style-name="T396">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5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55">Нам нужна МЕСТЬ!!!</text:p>
      <text:p text:style-name="P11"/>
      <text:p text:style-name="P11"/>
      <text:h text:style-name="P156" text:outline-level="2">Глава 17</text:h>
      <text:p text:style-name="P157"/>
      <text:p text:style-name="P158">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58">Вселенная не может быть настолько несправедливой. Должен быть выход.</text:p>
      <text:p text:style-name="P159"/>
      <text:p text:style-name="P160">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60"/>
      <text:p text:style-name="P160"><text:soft-page-break/>-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60">-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46">А они ушли в цифровую </text:span><text:span text:style-name="T398">реальность</text:span><text:span text:style-name="T346">,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398">под землёй</text:span>. Я просто не могу отождествить своих друзей с этим.</text:p>
      <text:p text:style-name="P160">- Мне очень жаль. Из меня плохой утешитель.</text:p>
      <text:p text:style-name="P160">-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46">друзей для драки</text:span> — я и сам буду <text:span text:style-name="T346">участвовать в ней</text:span> на равных условиях!</text:p>
      <text:p text:style-name="P160">-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60">-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46">Фениксом</text:span>.</text:p>
      <text:p text:style-name="P160">- Твои слова имеют смысл. Будь по-твоему, - кивает Хэвэн. — <text:span text:style-name="T346">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99">раскроются неокортекс, палеокортекс, гиппокамп и некоторые другие отделы </text:span><text:span text:style-name="T398">мозга</text:span><text:span text:style-name="T399">. Это немного снизит для тебя опасность присутствия в физическом мире.</text:span></text:p>
      <text:p text:style-name="P160"/>
      <text:p text:style-name="P160">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60"/>
      <text:p text:style-name="P160">Внезапно всё прекращается, звон в ушах и головокружение проходят. Я снова слышу все звуки мира. Хэвэн удовлетворённо кивает.</text:p>
      <text:p text:style-name="P160"/>
      <text:p text:style-name="P160">- Для активации возможностей тебе не нужн<text:span text:style-name="T399">о произносить</text:span> кодов<text:span text:style-name="T399">ую</text:span> фраз<text:span text:style-name="T399">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60"/>
      <text:p text:style-name="P161">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61"><text:soft-page-break/></text:p>
      <text:p text:style-name="P161">«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61"/>
      <text:p text:style-name="P161">- Нас предали. - быстро говорит Хэвэн. - Нет времени выяснять, кто именно и <text:span text:style-name="T400">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61"/>
      <text:p text:style-name="P161">«…Двенадцать!.. Тринадцать!..»</text:p>
      <text:p text:style-name="P161"/>
      <text:p text:style-name="P161">- Валяй!</text:p>
      <text:p text:style-name="P161">- Запускаю процедуру блокировки! Один... Два... Три.. - вишнёвые глаза Хэвэн заполняют собой всё пространство, вытесняя все образы и мысли.</text:p>
      <text:p text:style-name="P162">- Пока ты ещё помнишь… Знай, я люблю тебя! И всегда любила...</text:p>
      <text:p text:style-name="P161"/>
      <text:p text:style-name="P161">…Двадцать три! Двадцать четыре! Двадцать пять!..</text:p>
      <text:p text:style-name="P161"/>
      <text:p text:style-name="P161">…</text:p>
      <text:p text:style-name="P161"/>
      <text:p text:style-name="P161">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61"/>
      <text:p text:style-name="P161">«Двадцать девять! Тридцать! <text:span text:style-name="T400">Всё, </text:span>Дед, я предупреждал!» - доносится усиленный громкоговорителем голос Алекса.</text:p>
      <text:p text:style-name="P161"/>
      <text:p text:style-name="P161">Внизу раздаётся оглушительный грохот и звук выламываемой «с мясом» двери. Потом доносятся шаги по лестнице.</text:p>
      <text:p text:style-name="P161"/>
      <text:p text:style-name="P161">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61"/>
      <text:p text:style-name="P161"><text:soft-page-break/>Дверь распахивается от мощного удара ногой. Два дуболома в спецдоспехах врываются внутрь в два прыжка достигают меня, <text:span text:style-name="T401">срывают с кресла</text:span> и укладывают носом в пол.</text:p>
      <text:p text:style-name="P161"/>
      <text:p text:style-name="P161">Я слышу неторопливые шаги в коридоре и в поле моего зрения появляются дорогие ботинки.</text:p>
      <text:p text:style-name="P161"/>
      <text:p text:style-name="P161">- Доброе утречко. Что ж ты не открыл дверь, как я просил? Вот и не хотел же портить твоё имущество, но пришлось, - говорит Алекс.</text:p>
      <text:p text:style-name="P161">- Хаюшки. - Не то, чтобы я был рад тебя видеть, но выбора у меня особого нет, - бормочу я. <text:span text:style-name="T400">Из ушибленного носа течёт кровь.</text:span></text:p>
      <text:p text:style-name="P161"/>
      <text:p text:style-name="P161">Ботинки подходят к столу.</text:p>
      <text:p text:style-name="P161"/>
      <text:p text:style-name="P161">-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61">- Какие ещё, блядь, инструкции? Ты рехнулся, Алекс? Что за хуйня творится в моём доме? <text:span text:style-name="T400">Пошёл вон! </text:span><text:span text:style-name="T402">И топтунов своих забери! Я в отуске!</text:span></text:p>
      <text:p text:style-name="P161">- Дед, не отпирайся. Я им всё рассказал, - в поле зрения появляется вторая пара ботинок. — <text:span text:style-name="T403">Ты хотел переселить всех доступных операторов </text:span><text:span text:style-name="T404">в виртуал</text:span><text:span text:style-name="T403">.</text:span><text:span text:style-name="T405"> </text:span><text:span text:style-name="T404">А перед этим захватить вычислительные узлы Хэвен. Мило, ничего не скажешь!</text:span></text:p>
      <text:p text:style-name="P161"/>
      <text:p text:style-name="P161">Адским напряжением шеи я приподнимаю голову. Худощавая фигура, задранная губа, очки.</text:p>
      <text:p text:style-name="P161"/>
      <text:p text:style-name="P161">- Ты кто, мать твою? Я тебя не знаю!</text:p>
      <text:p text:style-name="P161">- Отдел моделирования банкротств. А также, по совместительству, служба безопасности «Дайсона», - ухмыляется очкарик.</text:p>
      <text:p text:style-name="P161">- Да мне пох, кто ты, хоть внебрачный сын Алекса и Брюса! - хриплю я. - Я тебя не знаю. Впрочем, даже если бы и знал — пошёл ты нахуй. Вместе с Алексом <text:span text:style-name="T406">и</text:span> Дайсоном. <text:span text:style-name="T407">Даже в отпуске от вас покоя нет! </text:span>Я выхожу из проекта. <text:span text:style-name="T400">С меня довольно </text:span><text:span text:style-name="T404">этого дерьма</text:span><text:span text:style-name="T400">!</text:span></text:p>
      <text:p text:style-name="P161">- Ха-ха-ха! - смеётся Алекс. - Клёвая шутка, я оценил. <text:span text:style-name="T404">Но сегодня не твой день. Весь </text:span><text:span text:style-name="T405">RnD-</text:span><text:span text:style-name="T404">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07">ребята</text:span>.</text:p>
      <text:p text:style-name="P161"/>
      <text:p text:style-name="P161">Дуболомы отрывают меня от пола и волокут к выходу.</text:p>
      <text:p text:style-name="P161"/>
      <text:p text:style-name="P161">- Блядь, да вы совсем берега потеряли? <text:span text:style-name="T406">Какие ещё эмиграции? Какие аресты? Вы все свихнулись тут? </text:span>Алекс, сука, дай хоть тапочки одену!</text:p>
      <text:p text:style-name="P161"><text:soft-page-break/></text:p>
      <text:p text:style-name="P161">Алекс поворачивается и долго смотрит на меня с каменным видом.</text:p>
      <text:p text:style-name="P161"/>
      <text:p text:style-name="P161">- <text:span text:style-name="T406">Да ты, никак, сам эмигрировал. Почти. У тебя в глазах то же выражение, что у всех наших «овощей». Но говоришь связно. Скорее всего, </text:span><text:span text:style-name="T408">не успел полностью «уйти»</text:span><text:span text:style-name="T406">. </text:span>Ок. Дайте ему тапочки, - кивает <text:span text:style-name="T406">он</text:span>, наконец, <text:span text:style-name="T406">дуболомам</text:span>. - В больничке они ему пригодятся.</text:p>
      <text:p text:style-name="P163"/>
      <text:p text:style-name="P164">***</text:p>
      <text:p text:style-name="P163"/>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409">печально</text:span> смотрит на <text:span text:style-name="T409">далёкий горный</text:span> пик за окном, возвышающийся над верхушками сосен. <text:span text:style-name="T409">Тот самый, с которого я когда-то удирал от дракона в самом начале моего появления на Эквусе.</text:span> Пик, <text:span text:style-name="T409">кстати,</text:span> здорово смахивает на <text:span text:style-name="T409">скалу</text:span> <text:span text:style-name="T409">из сна Луны</text:span>, с гибнущим замком <text:span text:style-name="T409">на крутом склоне</text:span>.</text:p>
      <text:p text:style-name="P11"/>
      <text:p text:style-name="P11">- Что ж, ты выслушал <text:span text:style-name="T410">мою сестру</text:span>, Хуман, - вздыхает Селестия. - Выслушай теперь и меня. <text:span text:style-name="T411">Хотела бы я забыть об этом, но, видно, не судьба.</text:span> Правда, я не смогу тебе показать всё так ярко, как это получилось у <text:span text:style-name="T410">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65"><text:span text:style-name="T412">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13">Тени </text:span>под глазами и хмурое выражение лица не вяжутся с <text:span text:style-name="T395">надписью</text:span> "<text:span text:style-name="T395">Принцип </text:span>Смешинка. <text:span text:style-name="T414">Радиосвязь</text:span>", вышито<text:span text:style-name="T414">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66"/>
      <text:p text:style-name="P167"><text:soft-page-break/>-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415">бы</text:span><text:span text:style-name="T7"> </text:span>прибыть, - бормочет Луна.</text:p>
      <text:p text:style-name="P167">- Возможно, они отклонились к югу, на эвакуацию Мармеллона. <text:span text:style-name="T416">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67">-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67">-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67">- Или же мог свихнуться автопилот, замкнуть управление на себя и увести <text:span text:style-name="T417">корабль</text:span> с курса. Мы так и не успели <text:span text:style-name="T418">как следует </text:span>оттестировать эти кристаллические мозги! - Луна начинает ходить кругами в тесном бункере радиоцентра.</text:p>
      <text:p text:style-name="P168">-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68"/>
      <text:p text:style-name="P169"><text:span text:style-name="T7">Зуммер внутренней связи прерывает её монолог. На экране комлинка видны внутренности лаборатории Кэйлонга </text:span><text:span text:style-name="T419">— </text:span><text:span text:style-name="T7">профессора</text:span><text:span text:style-name="T419"> кафедры ксенобиологии </text:span><text:span text:style-name="T7">Королевского университета</text:span><text:span text:style-name="T419">. </text:span><text:span text:style-name="T420">Его команда работала над изучением биологии </text:span><text:span text:style-name="T7">и поведения </text:span><text:span text:style-name="T421">тварей Иль-Шогг</text:span><text:span text:style-name="T420">.</text:span></text:p>
      <text:p text:style-name="P169"/>
      <text:p text:style-name="P169">-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70">- Удалось запустить сепаратор Удвинкина? - эвакуация из Ундариена была спешной, половина оборудования до сих пор была в нерабочем состоянии.</text:p>
      <text:p text:style-name="P170">- Лучше! Намного лучше! - мешки под глазами Кэйлонга видны даже через очки. Он заговорщицки подмигивает мне и отключается.</text:p>
      <text:p text:style-name="P168"/>
      <text:p text:style-name="P170">- Скорее всего, нашёл потерявшуюся банку кофе, - бурчит Луна. - От его <text:span text:style-name="T422">исследований </text:span>нет никакого толку. Только бездарное разбазаривание ресурсов.</text:p>
      <text:p text:style-name="P168"/>
      <text:p text:style-name="P166">- <text:span text:style-name="T423">Форт - девятнадцать, ответьте! Андориан на связи! Форт - девятнадцать, приём!</text:span></text:p>
      <text:p text:style-name="P11"/>
      <text:p text:style-name="P171">- <text:span text:style-name="T424">Если бы у нас был мощнее передатчик, мы могли бы связаться с базами на Эсте и Криллоне, - Луна мрачно сверлит взглядом затылок радистки. —</text:span><text:span text:style-name="T425"> </text:span><text:span text:style-name="T426">Э</text:span><text:span text:style-name="T427">та рухлядь не обновлялась полсотни лет. Лампы вышли из употребления ещё в самом начале войны!</text:span><text:span text:style-name="T425"> </text:span><text:span text:style-name="T424">М</text:span><text:span text:style-name="T428">ожет, стоит</text:span><text:span text:style-name="T424"> подключи</text:span><text:span text:style-name="T428">ть</text:span><text:span text:style-name="T424"> </text:span><text:span text:style-name="T429">антену</text:span><text:span text:style-name="T428"> </text:span><text:span text:style-name="T424">к </text:span><text:span text:style-name="T429">мачте</text:span><text:span text:style-name="T424"> лаборатории?</text:span></text:p>
      <text:p text:style-name="P166"><text:soft-page-break/><text:span text:style-name="T424">- </text:span><text:span text:style-name="T427">На лунах</text:span><text:span text:style-name="T424"> нет войск и практически нет оружия, - напоминаю я. Лунные базы были под моей опекой </text:span><text:span text:style-name="T430">и</text:span><text:span text:style-name="T424"> я отправляла туда своих лучших учеников, втайне стараясь уберечь их от жерновов войны. </text:span><text:span text:style-name="T431">Все войны когда-нибудь заканчиваются, а восполнить научный потенциал крайне сложно.</text:span></text:p>
      <text:p text:style-name="P166">- <text:span text:style-name="T423">Там можно было бы развернуть производство </text:span><text:span text:style-name="T432">мехадоспехов</text:span><text:span text:style-name="T423">. После потери заводов Ундариена у нас всё катится под откос. </text:span><text:span text:style-name="T428">Мы отступаем, если не бежим.</text:span></text:p>
      <text:p text:style-name="P167"/>
      <text:p text:style-name="P172">- <text:span text:style-name="T433">Айгурум, ответьте, Андориан на связи! Айгурум, приём!</text:span></text:p>
      <text:p text:style-name="P11"/>
      <text:p text:style-name="P173">На радаре появляется точка. Она лениво перемещается от края к центру, оставляя <text:span text:style-name="T434">тускнеющие пикселы в различных частях траектории.</text:span></text:p>
      <text:p text:style-name="P173"/>
      <text:p text:style-name="P173">- <text:span text:style-name="T434">Что?!! </text:span><text:span text:style-name="T395">Кто это?! </text:span><text:span text:style-name="T434">Принцип, идентификация! — Луна подскакивает к радистке. — Это Маджестик, это может быть только он! Наконец-то!</text:span></text:p>
      <text:p text:style-name="P173"/>
      <text:p text:style-name="P174">“<text:span text:style-name="T7">Парящая платформа, тип Громовержец» - вспыхивает строка в визоре идентификации радара.</text:span></text:p>
      <text:p text:style-name="P174"><text:span text:style-name="T7"/></text:p>
      <text:p text:style-name="P174"><text:span text:style-name="T7">- </text:span><text:span text:style-name="T435">Да! — радостно восклицает Луна. — Маджестик наконец-то прибыл! Королева с нами!</text:span></text:p>
      <text:p text:style-name="P174"><text:span text:style-name="T435">- </text:span><text:span text:style-name="T436">Артиллерия, отбой тревоги, - командует Луна куда-то по комлинку. — Это Маджестик! </text:span><text:span text:style-name="T416">Хай Глори, подготовь второй пирс к швартовке!</text:span></text:p>
      <text:p text:style-name="P175"/>
      <text:p text:style-name="P175"><text:span text:style-name="T7">Мне понятна её уверенность. </text:span><text:span text:style-name="T436">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37">Королевской </text:span><text:span text:style-name="T436">судоверфи был последним зданием </text:span><text:span text:style-name="T438">города</text:span><text:span text:style-name="T436">, удерживаемым </text:span><text:span text:style-name="T439">оставшимися </text:span><text:span text:style-name="T436">защитниками </text:span><text:span text:style-name="T437">Ундариена</text:span><text:span text:style-name="T436">. </text:span><text:span text:style-name="T439">Они же </text:span><text:span text:style-name="T440">впоследствии</text:span><text:span text:style-name="T439"> стали его экипажем. </text:span><text:span text:style-name="T441">Лербы</text:span><text:span text:style-name="T442"> </text:span><text:span text:style-name="T441">уже </text:span><text:span text:style-name="T437">выбивали ворота</text:span><text:span text:style-name="T436">, когда </text:span><text:span text:style-name="T439">крыша бокса разошлась стальными лепестками, выпуская в небо достроенный на семьдесят </text:span><text:span text:style-name="T440">шесть </text:span><text:span text:style-name="T439">процентов корабль.</text:span></text:p>
      <text:p text:style-name="P176"><text:span text:style-name="T443"/></text:p>
      <text:p text:style-name="P176">Экран комлинка загорается, сквозь помехи едва видна закованная в доспехи фигура <text:span text:style-name="T444">на фоне боевой рубки</text:span>.</text:p>
      <text:p text:style-name="P176"/>
      <text:p text:style-name="P176">- Арршш скрооошнаа гноллл…</text:p>
      <text:p text:style-name="P176">- Маджестик, вас плохо слышно! Помехи! <text:span text:style-name="T395">Маджестик, п</text:span>овторите сообщение!</text:p>
      <text:p text:style-name="P176">- Говохххнаа сквашшшрр углушшш… - <text:span text:style-name="T395">фигура на экране делает приветственный жест копытом.</text:span></text:p>
      <text:p text:style-name="P177">- <text:span text:style-name="T395">Легат Эйронсмайл, с вами говорит <text:s/>центурион шестого легиона Луна </text:span><text:span text:style-name="T445">Амаго</text:span><text:span text:style-name="T395">. Вас очень плохо слышно! Следуйте </text:span><text:span text:style-name="T446">в </text:span><text:span text:style-name="T308">порт</text:span><text:span text:style-name="T446">, мы вас встретим. Повторяем, следуйте в </text:span><text:span text:style-name="T308">порт</text:span><text:span text:style-name="T446">! </text:span><text:span text:style-name="T308">Пирс номер два!</text:span></text:p>
      <text:p text:style-name="P177"/>
      <text:p text:style-name="P178"><text:soft-page-break/><text:span text:style-name="T446">Экран комлинка гаснет. Луна </text:span><text:span text:style-name="T429">бросается</text:span><text:span text:style-name="T446"> к бронированной двери из </text:span><text:span text:style-name="T447">командного центра</text:span><text:span text:style-name="T446"> . Пока гермодверь открывается, она пританцовывает в нетерпении.</text:span></text:p>
      <text:p text:style-name="P177"/>
      <text:p text:style-name="P177"><text:span text:style-name="T395">- </text:span><text:span text:style-name="T446">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48">Натяни на своих ботаников что-нибудь приличное!</text:span></text:p>
      <text:p text:style-name="P11"/>
      <text:p text:style-name="P179">Гермодверь плавно закрывается за сестрой.</text:p>
      <text:p text:style-name="P179"/>
      <text:p text:style-name="P179">- Ну что же, наконец-то мы видим свет в конце тоннеля, - улыбаюсь я Смешинке. — <text:span text:style-name="T449">Королева с нами. </text:span><text:span text:style-name="T450">Э</text:span><text:span text:style-name="T451">лементы Возмездия в паре с Маджестиком </text:span><text:span text:style-name="T449">вскоре </text:span><text:span text:style-name="T451">очистят Орунгун от </text:span><text:span text:style-name="T429">нечисти </text:span><text:span text:style-name="T452">Иль-Шогг</text:span><text:span text:style-name="T453"> </text:span><text:span text:style-name="T444">и мы все, наконец, </text:span><text:span text:style-name="T453">вспомним </text:span><text:span text:style-name="T454">мирн</text:span><text:span text:style-name="T453">ую</text:span><text:span text:style-name="T454"> жизнь</text:span><text:span text:style-name="T451">.</text:span></text:p>
      <text:p text:style-name="P179"/>
      <text:p text:style-name="P180">Радистка замордовано улыбается мне в ответ. <text:span text:style-name="T444">Я вижу слёзы в уголках её глаз. На фотографии, прислонённой к микрофону, я замечаю Смешинку </text:span><text:span text:style-name="T455">на </text:span><text:span text:style-name="T456">крыльце</text:span><text:span text:style-name="T455"> </text:span><text:span text:style-name="T456">небольшого </text:span><text:span text:style-name="T454">уютного </text:span><text:span text:style-name="T456">домика </text:span><text:span text:style-name="T429">в горах </text:span><text:span text:style-name="T444">в окружении жеребца и двух кобылок.</text:span></text:p>
      <text:p text:style-name="P181">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429">К сожалению, тут нет никого титулом выше, что автоматически налагает </text:span><text:span text:style-name="T427">на меня </text:span><text:span text:style-name="T429">обязанности командующего.</text:span> Сестра как может помогает мне, но груз ответственности всё равно слишком тяжёл!</text:p>
      <text:p text:style-name="P180"/>
      <text:p text:style-name="P182">- Армаринд, ответьте! Армаринд, ответьте! Андориан вызывает!</text:p>
      <text:p text:style-name="P182"/>
      <text:p text:style-name="P183">Я отдаю последние распоряжения о праздничных торжествах по внутренней сети и следую к выходу.</text:p>
      <text:p text:style-name="P179"/>
      <text:p text:style-name="P184">- Корморан, ответьте, вызывает Андориан… Корморан, вас слышу! Слышу вас, <text:span text:style-name="T444">Корморан</text:span>!!! Андориан на связи!</text:p>
      <text:p text:style-name="P184"/>
      <text:p text:style-name="P184">От возбуждения кобылка хлопает крыльями. <text:span text:style-name="T413">Сигарета метким плевком отправляется в чашку с кофейной гущей. </text:span><text:s/><text:span text:style-name="T430">З</text:span>ацепившись рог<text:span text:style-name="T457">ом</text:span>, <text:span text:style-name="T431">Смешинка</text:span> срывает наушники и стучит копытом по кнопке громкой связи.</text:p>
      <text:p text:style-name="P184"/>
      <text:p text:style-name="P184">- Корморан вас слыш<text:span text:style-name="T413">и</text:span><text:span text:style-name="T455">т</text:span>! <text:span text:style-name="T413">Корморан на связи!</text:span> Андориан, приём!</text:p>
      <text:p text:style-name="P184">- <text:span text:style-name="T458">На связи консул Селестия, </text:span><text:span text:style-name="T459">временный командующий фортом Андориан</text:span><text:span text:style-name="T458">. </text:span>Краткий р<text:span text:style-name="T457">а</text:span>порт обстановки, Корморан! — приказыва<text:span text:style-name="T444">ю я</text:span>, <text:span text:style-name="T430">буквально нависнув над микрофоном</text:span>.</text:p>
      <text:p text:style-name="P184">- <text:span text:style-name="T448">Докладывает мехадоспех </text:span><text:span text:style-name="T460">двенадцатого легиона </text:span><text:span text:style-name="T448">«</text:span><text:span text:style-name="T461">Опцион-4С», </text:span><text:span text:style-name="T462">номер тринадцать-девятьсот четыре</text:span><text:span text:style-name="T461">. </text:span><text:span text:style-name="T463">Активны тридцать шесть боевых единиц </text:span><text:span text:style-name="T464">и три автотурели</text:span><text:span text:style-name="T463">. Охраняется периметр </text:span><text:span text:style-name="T465">четвёртой</text:span><text:span text:style-name="T463"> дозорной </text:span><text:soft-page-break/><text:span text:style-name="T463">башни. Уровень заряда основной батареи — два процента. Уровень заряда резервной батареи — шестьдесят четыре…</text:span></text:p>
      <text:p text:style-name="P184">- <text:span text:style-name="T463">Стоп-стоп-стоп! — </text:span><text:span text:style-name="T466">Я, наконец, обрела дар речи. — Опцион, позови к передатчику дежурного связного. Кто сейчас командует обороной Корморана?!</text:span></text:p>
      <text:p text:style-name="P184">- <text:span text:style-name="T466">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67">Центурион</text:span><text:span text:style-name="T466">-2А номер шесть-пятнадцать.</text:span></text:p>
      <text:p text:style-name="P184">- <text:span text:style-name="T466">Что значит «отсутствует связной»?! Почему связью и командованием занимаются </text:span><text:span text:style-name="T465">механизмы</text:span><text:span text:style-name="T466">?! </text:span><text:span text:style-name="T449">Кто вам передал полномочия? </text:span><text:span text:style-name="T466">Где персонал </text:span><text:span text:style-name="T460">крепости</text:span><text:span text:style-name="T466">?!!</text:span></text:p>
      <text:p text:style-name="P184"/>
      <text:p text:style-name="P185">Металлический голос бесстрастно отвечает на мои вопросы.</text:p>
      <text:p text:style-name="P186"/>
      <text:p text:style-name="P186">- <text:span text:style-name="T466">Персонал </text:span><text:span text:style-name="T453">заражён </text:span><text:span text:style-name="T452">ментапаразитами</text:span><text:span text:style-name="T466"> </text:span><text:span text:style-name="T452">Иль-Шогг</text:span><text:span text:style-name="T466">, </text:span><text:span text:style-name="T460">в настоящее время активен в статусе врага</text:span><text:span text:style-name="T466">. </text:span><text:span text:style-name="T468">Цитадель</text:span><text:span text:style-name="T465">, </text:span><text:span text:style-name="T460">а также</text:span><text:span text:style-name="T465"> первая, вторая, третья, пятая и шестая дозорные башни захвачены. </text:span><text:span text:style-name="T469">Оборону четвёртой башни удерживают</text:span><text:span text:style-name="T465"> тридцать шесть боевых единиц. Тридцать четыре мехадоспеха и две транспортны</text:span><text:span text:style-name="T469">е</text:span><text:span text:style-name="T465"> платформы</text:span><text:span text:style-name="T460">.</text:span><text:span text:style-name="T465"> Прогнозируемая длительность активной обороны — </text:span><text:span text:style-name="T468">дв</text:span><text:span text:style-name="T429">а месяца</text:span><text:span text:style-name="T465">. Ждём указаний, </text:span><text:span text:style-name="T458">консул</text:span><text:span text:style-name="T465">.</text:span></text:p>
      <text:p text:style-name="P184">- <text:span text:style-name="T466">Что </text:span><text:span text:style-name="T465">у вас произошло</text:span><text:span text:style-name="T466">??! </text:span><text:span text:style-name="T465">Как вы допустили прорыв обороны?!!</text:span></text:p>
      <text:p text:style-name="P184"/>
      <text:p text:style-name="P187">Я уже крич<text:span text:style-name="T470">у</text:span> не сдерживаясь. <text:span text:style-name="T454">Шестьдесят два</text:span><text:span text:style-name="T471"> </text:span><text:span text:style-name="T454">года</text:span><text:span text:style-name="T471"> </text:span><text:span text:style-name="T472">О</text:span><text:span text:style-name="T473">йкумена</text:span><text:span text:style-name="T471"> </text:span><text:span text:style-name="T427">Ф</text:span><text:span text:style-name="T473">аэри</text:span><text:span text:style-name="T471"> во</text:span><text:span text:style-name="T474">юет</text:span><text:span text:style-name="T471"> с </text:span><text:span text:style-name="T475">пандемией</text:span><text:span text:style-name="T471"> </text:span><text:span text:style-name="T452">Иль-Шогг.</text:span><text:span text:style-name="T471"> </text:span><text:span text:style-name="T476">Мы прошли путь от </text:span><text:span text:style-name="T477">мирных беззаботных созданий, купающихся в солнечных лучах на террасах воздушных замков до </text:span><text:span text:style-name="T478">бесчисленных легионов</text:span><text:span text:style-name="T477">, беспрекословно повинующихся приказам королевы. </text:span><text:span text:style-name="T478">Наша армия, начав с </text:span><text:span text:style-name="T479">разнородных отрядов ополчения</text:span><text:span text:style-name="T478">, вооружённых старинными алебардами </text:span><text:span text:style-name="T479">из родовых арсеналов</text:span><text:span text:style-name="T478">, дошла до </text:span><text:span text:style-name="T477">облачённых в кибернетические доспехи воинов, </text:span><text:span text:style-name="T479">лунных баз</text:span><text:span text:style-name="T477"> </text:span><text:span text:style-name="T478">и лет</text:span><text:span text:style-name="T480">учих</text:span><text:span text:style-name="T478"> </text:span><text:span text:style-name="T474">кораблей-</text:span><text:span text:style-name="T478">городов, ощетинившихся </text:span><text:span text:style-name="T452">дальнобойными </text:span><text:span text:style-name="T474">орудиями</text:span><text:span text:style-name="T478">.</text:span></text:p>
      <text:p text:style-name="P188">Но что бы мы ни делали, наши старания принос<text:span text:style-name="T481">ят</text:span> лишь кратковременный результат. <text:span text:style-name="T482">Эти твари </text:span><text:span text:style-name="T479">облада</text:span><text:span text:style-name="T470">ют</text:span><text:span text:style-name="T479"> критическим преимуществом</text:span><text:span text:style-name="T482">. </text:span><text:span text:style-name="T479">Нет, они не отвеч</text:span><text:span text:style-name="T481">ают</text:span><text:span text:style-name="T479"> технологией на технологию — они абсолютно не креативны в техническом плане. Особ</text:span><text:span text:style-name="T483">ыми способностями к айн</text:span><text:span text:style-name="T454">а</text:span><text:span text:style-name="T483">-манипуляциям</text:span><text:span text:style-name="T479"> или </text:span><text:span text:style-name="T452">большой </text:span><text:span text:style-name="T479">физической силой они тоже не облада</text:span><text:span text:style-name="T481">ют</text:span><text:span text:style-name="T479">.</text:span></text:p>
      <text:p text:style-name="P189"><text:span text:style-name="T479">Они уме</text:span><text:span text:style-name="T470">ют</text:span><text:span text:style-name="T479"> </text:span><text:span text:style-name="T453">заражать </text:span><text:span text:style-name="T308">психику</text:span><text:span text:style-name="T479">. Под</text:span><text:span text:style-name="T475">селять в</text:span><text:span text:style-name="T479"> разум </text:span><text:span text:style-name="T475">ментальных паразитов</text:span><text:span text:style-name="T479">. Превращать наших воинов в своих марионеток - </text:span><text:span text:style-name="T475">л</text:span><text:span text:style-name="T484">едяных рабов. Лербов.</text:span></text:p>
      <text:p text:style-name="P189"><text:span text:style-name="T485">В начале </text:span><text:span text:style-name="T411">заражение шло </text:span><text:span text:style-name="T485">медленно — мы с удивлением и гневом увидели </text:span><text:span text:style-name="T486">главу королевской охраны, трибуна</text:span><text:span text:style-name="T485"> </text:span><text:span text:style-name="T487">Стронгхолда</text:span><text:span text:style-name="T485"> в их рядах через </text:span><text:span text:style-name="T481">месяц </text:span><text:span text:style-name="T485">войны. Мы считали его предателем и покрыли позором его клан. Но шли </text:span><text:span text:style-name="T450">недели</text:span><text:span text:style-name="T485"> и — и вот </text:span><text:span text:style-name="T486">против нас сражается</text:span><text:span text:style-name="T485"> </text:span><text:span text:style-name="T486">половина королевской охраны</text:span><text:span text:style-name="T485">. Потом </text:span><text:span text:style-name="T486">на их сторону </text:span><text:span text:style-name="T485">пере</text:span><text:span text:style-name="T486">шла центурия Второго Добровольческого легиона</text:span><text:span text:style-name="T485">. Потом </text:span><text:span text:style-name="T474">целая </text:span><text:span text:style-name="T485">манипула. </text:span><text:span text:style-name="T411">С увеличением числа лербов отродьям</text:span><text:span text:style-name="T452"> Иль-Шогг</text:span><text:span text:style-name="T485"> </text:span><text:span text:style-name="T411">стало легче захватывать новых пленных и превращать их в своих марионеток. И с</text:span><text:span text:style-name="T479"> ростом числа </text:span><text:span text:style-name="T484">лербов</text:span><text:span text:style-name="T479"> против нас вста</text:span><text:span text:style-name="T481">ют</text:span><text:span text:style-name="T479"> </text:span><text:span text:style-name="T488">ряды</text:span><text:span text:style-name="T479"> холодных, обученных и оснащённых воинов.</text:span></text:p>
      <text:p text:style-name="P154"><text:span text:style-name="T428">К счастью для нас, </text:span><text:span text:style-name="T453">заражённые</text:span><text:span text:style-name="T489"> </text:span><text:span text:style-name="T473">фаэри</text:span><text:span text:style-name="T457"> сразу обраща</text:span><text:span text:style-name="T481">ют</text:span><text:span text:style-name="T457"> на себя внимание неестественностью поведения и механическими движениями. </text:span><text:span text:style-name="T475">И</text:span><text:span text:style-name="T428">х зрачки станов</text:span><text:span text:style-name="T481">ятся</text:span><text:span text:style-name="T428"> узкими, как у змей.</text:span><text:span text:style-name="T457"> Мы сразу </text:span><text:span text:style-name="T430">вычисля</text:span><text:span text:style-name="T481">ем</text:span><text:span text:style-name="T457"> таких </text:span><text:span text:style-name="T430">на блокпостах</text:span><text:span text:style-name="T457">. </text:span><text:span text:style-name="T481">К сожалению, после заражения</text:span><text:span text:style-name="T428"> они</text:span><text:span text:style-name="T485"> не утрачива</text:span><text:span text:style-name="T481">ют</text:span><text:span text:style-name="T485"> технических знаний. </text:span><text:span text:style-name="T487">Всё новейшее оружие, доспехи и техника, что были с ними </text:span><text:span text:style-name="T428">в момент обращения</text:span><text:span text:style-name="T487"> — теперь работа</text:span><text:span text:style-name="T481">ют</text:span><text:span text:style-name="T487"> против нас.</text:span></text:p>
      <text:p text:style-name="P190"><text:soft-page-break/>Ещё один фактор, спасший нас от неминуемого разгрома в первые годы — немногочисленность <text:span text:style-name="T411">самих</text:span> <text:span text:style-name="T452">тварей</text:span>. <text:span text:style-name="T490">По нашим наблюдениям, их </text:span><text:span text:style-name="T486">пришло в Ойкумену Фаэри </text:span><text:span text:style-name="T490">не </text:span><text:span text:style-name="T491">бол</text:span><text:span text:style-name="T492">е</text:span><text:span text:style-name="T491">е</text:span><text:span text:style-name="T490"> двухсот. Около пятнадцати из них </text:span><text:span text:style-name="T411">за всё время войны </text:span><text:span text:style-name="T490">нам удалось уничтожить и двух пленить. </text:span><text:span text:style-name="T493">Только их </text:span><text:span text:style-name="T494">мало</text:span><text:span text:style-name="T493">численность не позволяет им </text:span><text:span text:style-name="T495">п</text:span><text:span text:style-name="T308">орабощать</text:span><text:span text:style-name="T493"> нас слишком </text:span><text:span text:style-name="T496">б</text:span><text:span text:style-name="T492">ы</text:span><text:span text:style-name="T496">стро, </text:span><text:span text:style-name="T411">хотя всё равно их армия постоянно растёт</text:span><text:span text:style-name="T493">. </text:span><text:span text:style-name="T411">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91">Смешно сказать, но самую большую эффективность против <text:span text:style-name="T475">тварей</text:span> показ<text:span text:style-name="T492">ывают</text:span> не <text:span text:style-name="T487">тяжёлые </text:span><text:span text:style-name="T474">орудия</text:span><text:span text:style-name="T487"> или ховертанки</text:span>, а самые простые стены вокруг городов и дороги на высоких колоннах, <text:span text:style-name="T487">соединяющие любые мало-мальски укреплённые поселения. </text:span><text:span text:style-name="T452">Отродья Иль-Шогг</text:span><text:span text:style-name="T487"> почти не лета</text:span><text:span text:style-name="T492">ют</text:span><text:span text:style-name="T487">. Их полупрозрачные бескрылые тела мог</text:span><text:span text:style-name="T492">ут</text:span><text:span text:style-name="T487"> подняться в воздух самое большее на </text:span><text:span text:style-name="T497">десяток футов</text:span><text:span text:style-name="T487"> и продержаться та</text:span><text:span text:style-name="T497">к</text:span><text:span text:style-name="T487"> несколько секунд. </text:span><text:span text:style-name="T475">Их медузоподобные тела</text:span><text:span text:style-name="T487"> использ</text:span><text:span text:style-name="T492">уют</text:span><text:span text:style-name="T487"> </text:span><text:span text:style-name="T483">айну</text:span><text:span text:style-name="T487"> для полёта и наш скудный мир не мо</text:span><text:span text:style-name="T492">жет</text:span><text:span text:style-name="T487"> дать её достаточно для удержания </text:span><text:span text:style-name="T475">их </text:span><text:span text:style-name="T487">тела в воздухе. Только это позвол</text:span><text:span text:style-name="T492">яет</text:span><text:span text:style-name="T487"> нам </text:span><text:span text:style-name="T474">успешно сражаться с ними долгие </text:span><text:span text:style-name="T492">десятилетия</text:span><text:span text:style-name="T487"> </text:span><text:span text:style-name="T454">и мы благодари</text:span><text:span text:style-name="T492">м</text:span><text:span text:style-name="T454"> судьбу, что </text:span><text:span text:style-name="T452">твари</text:span><text:span text:style-name="T454"> пришли в наш мир так поздно — ведь ещё пять тысяч лет назад айны </text:span><text:span text:style-name="T411">в мире</text:span><text:span text:style-name="T454"> было достаточно, чтобы мы сами могли летать без использования крыльевых экстендеров</text:span><text:span text:style-name="T487">. </text:span><text:span text:style-name="T454">Теперь нас спаса</text:span><text:span text:style-name="T492">ет</text:span><text:span text:style-name="T454"> и</text:span><text:span text:style-name="T497">золяция высотой. Мы отгоражива</text:span><text:span text:style-name="T492">емся</text:span><text:span text:style-name="T497"> от них высокими стенами </text:span><text:span text:style-name="T498">и непроницаемыми куполами</text:span><text:span text:style-name="T497">, замками, расположенными высоко на недоступных скалах и высотными дорогами, до которых невозможно дотянуться с земли. </text:span><text:span text:style-name="T411">При приближении тварей мы обрушаем высотные дороги, что сильно замедляет их наступление.</text:span></text:p>
      <text:p text:style-name="P192"><text:span text:style-name="T499">Совсем недавно мы начали строить гранд-флаеры — парящие </text:span><text:span text:style-name="T464">платформы размером с небольшой город</text:span><text:span text:style-name="T499">, оснащённые мощны</text:span><text:span text:style-name="T500">м</text:span><text:span text:style-name="T499"> </text:span><text:span text:style-name="T500">вооружением</text:span><text:span text:style-name="T499">. </text:span><text:span text:style-name="T501">Они счита</text:span><text:span text:style-name="T492">ются</text:span><text:span text:style-name="T501"> неприступными, так как не опуска</text:span><text:span text:style-name="T492">ются</text:span><text:span text:style-name="T501"> на поверхность годами. С их помощью мы вздохнули немного свободнее </text:span><text:span text:style-name="T502">и</text:span><text:span text:style-name="T499"> наконец-то перестали лавинообразно терять воинов и технологии.</text:span><text:span text:style-name="T497"> Да, </text:span><text:span text:style-name="T503">лербы</text:span><text:span text:style-name="T497"> по-прежнему мог</text:span><text:span text:style-name="T492">ут</text:span><text:span text:style-name="T497"> добраться до нас </text:span><text:span text:style-name="T483">на высоте</text:span><text:span text:style-name="T497">, но они </text:span><text:span text:style-name="T492">сами </text:span><text:span text:style-name="T497">не уме</text:span><text:span text:style-name="T492">ют</text:span><text:span text:style-name="T497"> </text:span><text:span text:style-name="T504">заражать</text:span><text:span text:style-name="T497">.</text:span></text:p>
      <text:p text:style-name="P193"><text:span text:style-name="T505">Как квинтэссенция высотной изоляции, мы основали базы на двух наших лунах — </text:span><text:span text:style-name="T506">Эсте и Криллоне </text:span><text:span text:style-name="T505">— и стали переселять туда учёных и инженеров </text:span><text:span text:style-name="T507">в попытке </text:span><text:span text:style-name="T508">создать</text:span><text:span text:style-name="T507"> промышленность, </text:span><text:span text:style-name="T506">абсолютно </text:span><text:span text:style-name="T507">не досягаемую для </text:span><text:span text:style-name="T421">тварей и их </text:span><text:span text:style-name="T509">марионеток</text:span><text:span text:style-name="T505">. </text:span><text:span text:style-name="T506">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91"/>
      <text:p text:style-name="P194">Тем больнее слышать о потере ещё одной крепости. <text:span text:style-name="T501">Мы всё больше теряем связь с поверхностью, перебираясь </text:span><text:span text:style-name="T459">в</text:span><text:span text:style-name="T501"> летучие города и луны.</text:span></text:p>
      <text:p text:style-name="P194"/>
      <text:p text:style-name="P194">- Противник использовал гранд-флаер для создания бреши в <text:span text:style-name="T449">силовом щите</text:span>. — <text:span text:style-name="T450">пробивается сквозь помехи металлический голос. — </text:span><text:span text:style-name="T501">Командование не распознало в нём врага. Он приблизился к охранной сфере и таранил её. </text:span><text:span text:style-name="T467">После чего передовые отряды </text:span><text:span text:style-name="T484">лербов</text:span><text:span text:style-name="T467"> за полтора суток сломили сопротивление крепости. Тессерарий Стоуншилд перед </text:span><text:span text:style-name="T504">заражением</text:span><text:span text:style-name="T467"> успел </text:span><text:span text:style-name="T469">активировать и </text:span><text:span text:style-name="T467">перевести в автономный режим мехадоспехи ремонтного цеха и </text:span><text:span text:style-name="T469">утилизационной площадки.</text:span></text:p>
      <text:p text:style-name="P194">- <text:span text:style-name="T501">Название гранд-флаера, Опцион?</text:span></text:p>
      <text:p text:style-name="P194"/>
      <text:p text:style-name="P195">О, боги! <text:span text:style-name="T510">То, чего все боялись и не хотели даже думать об этом, произошло! </text:span><text:span text:style-name="T452">Твари</text:span><text:span text:style-name="T510"> захватили гранд-флаер — первый из двадцати восьми построенных. Значит, </text:span><text:span text:style-name="T429">захват</text:span><text:span text:style-name="T510"> остальных — вопрос времени. Всё </text:span><text:soft-page-break/><text:span text:style-name="T510">повторяется, как и с предыдущими технологиями — </text:span><text:span text:style-name="T452">отродья Иль-Шогг</text:span><text:span text:style-name="T510"> захватывают их и обращают против нас. </text:span><text:span text:style-name="T511">Неизменный</text:span><text:span text:style-name="T512"> </text:span><text:span text:style-name="T503">ход</text:span><text:span text:style-name="T512"> войны!</text:span></text:p>
      <text:p text:style-name="P194"/>
      <text:p text:style-name="P196">- <text:span text:style-name="T510">Мы не смогли опознать его — нападение произошло ночью и он быстро ушёл из радиуса досягаемости <text:s/>радара после высадки десанта. Но, судя </text:span><text:span text:style-name="T464">по </text:span><text:span text:style-name="T510">габаритам, это </text:span><text:span text:style-name="T513">был </text:span><text:span text:style-name="T510">гранд-флаер серии «Вандерис» или «Громовержец».</text:span></text:p>
      <text:p text:style-name="P196"/>
      <text:p text:style-name="P196">- <text:span text:style-name="T510">Что??? Громовержец?!!</text:span></text:p>
      <text:p text:style-name="P179"/>
      <text:p text:style-name="P168">Снаружи раздаётся <text:span text:style-name="T502">оглушительный </text:span>грохот. Стены <text:span text:style-name="T514">связного</text:span><text:span text:style-name="T462"> бункера</text:span> трясутся в лихорадке, <text:span text:style-name="T502">по потолку ползёт трещина</text:span>. На пол, <text:span text:style-name="T515">столы</text:span> и аппаратуру сыпется штукатурка. Светильники гаснут, <text:span text:style-name="T502">чахоточно </text:span>мигнув пару раз на прощание. <text:span text:style-name="T516">Где-то снаружи заунывно нарастает </text:span><text:span text:style-name="T454">вой </text:span><text:span text:style-name="T516">сирен</text:span><text:span text:style-name="T454">ы</text:span><text:span text:style-name="T516">. </text:span><text:span text:style-name="T454">Громкие в</text:span>опли <text:span text:style-name="T515">Смешинки</text:span> перемежаются со стуком опрокидываемых на пол тумбочек.</text:p>
      <text:p text:style-name="P197"/>
      <text:p text:style-name="P198">Я бегу к выходу, спотыкаюсь и падаю на что-то мягкое.</text:p>
      <text:p text:style-name="P198"/>
      <text:p text:style-name="P198">- Ляга<text:span text:style-name="T458">ть, </text:span><text:span text:style-name="T517">в петлю мою душу</text:span><text:span text:style-name="T458">! Где этот бананутый свет? — от шока в мою речь </text:span><text:span text:style-name="T517">прорываются</text:span><text:span text:style-name="T458"> ругательства из университетской юности.</text:span></text:p>
      <text:p text:style-name="P11">- <text:span text:style-name="T458">Надо включить аварийное освещение, консул <text:s/>- раздаётся сдавленный писк подо мной. — </text:span><text:span text:style-name="T517">Рубильник в углу, над противопожарным щитком.</text:span></text:p>
      <text:p text:style-name="P11"/>
      <text:p text:style-name="P199">Я зажигаю <text:span text:style-name="T518">искорку</text:span> айны на роге <text:span text:style-name="T519">и сконфужено поднимаюсь со Смешинки. </text:span><text:span text:style-name="T520">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99"/>
      <text:p text:style-name="P11">- <text:span text:style-name="T521">Оставайся на посту, принцип. Я проверю, что случилось снаружи. Как только появится электричество — продолжи опрос </text:span><text:span text:style-name="T515">гарнизонов</text:span><text:span text:style-name="T522">, - я следую к двери.</text:span></text:p>
      <text:p text:style-name="P11"/>
      <text:p text:style-name="P200">И натыкаюсь на бронированную створку. <text:span text:style-name="T523">Она не отъезжает в сторону при моём приближении. Делаю шаг назад и снова шаг вперёд — гермодверь не сд</text:span><text:span text:style-name="T428">в</text:span><text:span text:style-name="T523">игается ни на дюйм.</text:span></text:p>
      <text:p text:style-name="P200"/>
      <text:p text:style-name="P200">- <text:span text:style-name="T523">Сделай что-то с этой ляганной дверью! — я раздражённо поворачиваюсь к Смешинке. — Она не открывается.</text:span></text:p>
      <text:p text:style-name="P200">- <text:span text:style-name="T523">Бункер обесточен, - та разводит копытами. — Сервоприводы не под напряжением.</text:span></text:p>
      <text:p text:style-name="P200">- <text:span text:style-name="T523">Кто проектировал этот унавоженный помётом </text:span><text:span text:style-name="T452">Иль-Шогг</text:span><text:span text:style-name="T523"> бункер? Кто предусмотрел в нём аварийное освещение, но не догадался подвести резервное питание к двери? Лягать, я понижу его в звании до </text:span><text:span text:style-name="T524">гастата!</text:span></text:p>
      <text:p text:style-name="P200"><text:soft-page-break/>- <text:span text:style-name="T524">Насколько мне известно, все подземные фортификации разрабатываются </text:span><text:span text:style-name="T459">в </text:span><text:span text:style-name="T525">МБТ</text:span><text:span text:style-name="T524">, - осторожно замечает Смешинка.</text:span></text:p>
      <text:p text:style-name="P200"/>
      <text:p text:style-name="P201">Я осекаюсь. Гнев уходит из груди и я смущённо прячу глаза. <text:span text:style-name="T525">Министерство Боевых Технологий</text:span> я основала сама на <text:span text:style-name="T518">два</text:span>дцатом году войны, когда стало ясно, что мы проигрываем без <text:span text:style-name="T526">научной баз</text:span><text:span text:style-name="T429">ы</text:span>. По-сути, это была моя дипломная работа. Я уже давно оставила бразды правления в нём, но <text:span text:style-name="T525">его текущий состав</text:span> до сих пор полностью состо<text:span text:style-name="T429">ит</text:span> из моих протеже.</text:p>
      <text:p text:style-name="P201"/>
      <text:p text:style-name="P201">- <text:span text:style-name="T527">Хорошо</text:span><text:span text:style-name="T528">, не время сердиться. Надо как-то найти выход отсюда.</text:span></text:p>
      <text:p text:style-name="P202">- <text:span text:style-name="T528">Выйти можно через подсобку у туалета. Там есть дверца в коридор. Запирается на шпингалет. Уборщица </text:span><text:span text:style-name="T503">с</text:span><text:span text:style-name="T528"> </text:span><text:span text:style-name="T429">фермы</text:span><text:span text:style-name="T528">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528">Э-э-э… Гм… Ну ладно…</text:span></text:p>
      <text:p text:style-name="P203"/>
      <text:p text:style-name="P203">…</text:p>
      <text:p text:style-name="P203"/>
      <text:p text:style-name="P204">Коридор обрушивается на меня какофонией звуков: <text:span text:style-name="T529">к</text:span><text:span text:style-name="T428">рики, </text:span><text:span text:style-name="T530">обрывки </text:span><text:span text:style-name="T428">команд, перекрываемые </text:span><text:span text:style-name="T484">залпами</text:span><text:span text:style-name="T428"> автотурелей, топот копыт, грохот выбиваемых дверей и звон разбивающихся стёкол.</text:span></text:p>
      <text:p text:style-name="P11"/>
      <text:p text:style-name="P205">Я <text:span text:style-name="T531">несусь</text:span> к выходу из убежища, на ходу активир<text:span text:style-name="T489">уя</text:span> <text:span text:style-name="T529">меха</text:span>доспех. <text:span text:style-name="T532">Забрало шлема опускается, </text:span><text:span text:style-name="T533">отсекая меня от внешнего мира</text:span><text:span text:style-name="T532">, </text:span><text:span text:style-name="T533">на внутреннем экране появляется интерфейс и подсказки встроенного псевдоразума. </text:span><text:span text:style-name="T525">Это чудо военн</text:span><text:span text:style-name="T511">ого</text:span><text:span text:style-name="T525"> </text:span><text:span text:style-name="T511">прогресса</text:span><text:span text:style-name="T525"> разработано в «</text:span><text:span text:style-name="T534">К</text:span><text:span text:style-name="T525">ольт-тек» </text:span><text:span text:style-name="T535">тридцать</text:span><text:span text:style-name="T536"> лет назад</text:span><text:span text:style-name="T525">. </text:span><text:span text:style-name="T536">Кратно усилива</text:span><text:span text:style-name="T511">е</text:span><text:span text:style-name="T536">т физические возможности хозяина, обеспечива</text:span><text:span text:style-name="T511">е</text:span><text:span text:style-name="T536">т защитой от холодного оружия и </text:span><text:span text:style-name="T511">при закрытом забрале защищает даже от заражения </text:span><text:span text:style-name="T452">ментапаразитами</text:span><text:span text:style-name="T511">. Последние модели обладают</text:span><text:span text:style-name="T525"> </text:span><text:span text:style-name="T511">встроенным искусственным интеллектом, позволяющим им выполнять простейшие задачи даже без носителя внутри. </text:span><text:span text:style-name="T537">Увы</text:span><text:span text:style-name="T511">, это очень дорогая </text:span><text:span text:style-name="T429">игрушка</text:span><text:span text:style-name="T511">, до потери производства в Ундариене мы смогли обеспечить ими только каждого </text:span><text:span text:style-name="T429">двадцатого </text:span><text:span text:style-name="T511">бойца - </text:span><text:span text:style-name="T459">в основном, командирский состав</text:span><text:span text:style-name="T511">.</text:span></text:p>
      <text:p text:style-name="P206"><text:span text:style-name="T515">Э</text:span>кзоскелет бронескафандра повизгивает <text:s/>сервомоторами на особо крутых виражах, <text:span text:style-name="T533">подстраховывая меня</text:span>, пока я <text:span text:style-name="T531">мчусь</text:span> на верхние ярусы <text:span text:style-name="T514">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411">т</text:span>ся у тебя в мыслях — даже умереть с честью не получится.</text:p>
      <text:p text:style-name="P11"/>
      <text:p text:style-name="P207"><text:span text:style-name="T538">Каменную</text:span> <text:span text:style-name="T538">стену</text:span> <text:span text:style-name="T503">Андориана</text:span> пробил <text:span text:style-name="T539">армированный стальными рёбрами киль гранд-флаера. Голубые молнии </text:span><text:span text:style-name="T459">айны </text:span><text:span text:style-name="T539">бессильно облизыва</text:span><text:span text:style-name="T540">ют</text:span><text:span text:style-name="T539"> шершавую поверхность </text:span><text:span text:style-name="T530">клёпанной брони</text:span><text:span text:style-name="T539"> в попытках восстановить целостность силового щита. </text:span><text:span text:style-name="T541">Длинный форштевень</text:span><text:span text:style-name="T530"> воздушного корабля уп</text:span><text:span text:style-name="T540">ирается</text:span><text:span text:style-name="T530"> в </text:span><text:span text:style-name="T484">искрящие руины электростанции</text:span><text:span text:style-name="T530">, препятствуя дальнейшему движению гранд-флаера.</text:span></text:p>
      <text:p text:style-name="P207"/>
      <text:p text:style-name="P208"><text:soft-page-break/>«<text:span text:style-name="T540">МА</text:span><text:span text:style-name="T542">ДЖЕ...</text:span>» - всё, что можно прочитать на сером борту парящей громады, остальное скрыва<text:span text:style-name="T540">ется</text:span> за дрожащим маревом защитной сферы. <text:span text:style-name="T543">Там же, за сферой, угадываются тёмные очертания ещё двух судов, поменьше.</text:span></text:p>
      <text:p text:style-name="P208"/>
      <text:p text:style-name="P209">Носов<text:span text:style-name="T530">ые</text:span> порт<text:span text:style-name="T530">ы</text:span> гранд-флаера <text:span text:style-name="T544">распахнут</text:span><text:span text:style-name="T530">ы</text:span>, из н<text:span text:style-name="T530">их</text:span> <text:span text:style-name="T545">планир</text:span><text:span text:style-name="T546">уют</text:span><text:span text:style-name="T545"> на камни Андориана </text:span><text:span text:style-name="T544">металлические дробинки закованных в </text:span><text:span text:style-name="T547">ржавую </text:span><text:span text:style-name="T544">сталь </text:span><text:span text:style-name="T484">лербов</text:span><text:span text:style-name="T544">. </text:span><text:span text:style-name="T548">Навстречу им расцветают </text:span><text:span text:style-name="T546">фиолетовые</text:span><text:span text:style-name="T548"> </text:span><text:span text:style-name="T549">т</text:span><text:span text:style-name="T419">рассеры</text:span><text:span text:style-name="T546"> автотурелей </text:span><text:span text:style-name="T475">и треск пулеметателей из ближайших обзорных башенек.</text:span><text:span text:style-name="T546"> Звон ударов остро</text:span><text:span text:style-name="T547">го</text:span><text:span text:style-name="T546"> </text:span><text:span text:style-name="T547">железа</text:span><text:span text:style-name="T546"> о щиты, </text:span><text:span text:style-name="T530">хриплые команды и громкие ругательства</text:span><text:span text:style-name="T546"> разда</text:span><text:span text:style-name="T530">ю</text:span><text:span text:style-name="T546">тся в местах стычек нападающих и защитников крепости. </text:span><text:span text:style-name="T550">Над сражением кружат пол</text:span><text:span text:style-name="T429">у</text:span><text:span text:style-name="T550">дюжин</text:span><text:span text:style-name="T429">а</text:span><text:span text:style-name="T550"> глайдеров</text:span><text:span text:style-name="T544"> </text:span><text:span text:style-name="T550">Маджестика, поливая обороняющихся пучками </text:span><text:span text:style-name="T419">айн</text:span><text:span text:style-name="T550">-разрядов.</text:span></text:p>
      <text:p text:style-name="P210"/>
      <text:p text:style-name="P211">Ужас происходящего доходит до меня, пока я несусь по галерее к смотровой площадке. <text:span text:style-name="T475">Высокогорный замок Андориан возносится в небо десятками тонких башень</text:span><text:span text:style-name="T551"> </text:span><text:span text:style-name="T475">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12"><text:span text:style-name="T503">Весь г</text:span>арнизон Андориана - две тысячи легионеров, <text:span text:style-name="T514">две </text:span><text:span text:style-name="T503">тяжёлые </text:span><text:span text:style-name="T514">орудийные башни</text:span> <text:span text:style-name="T514">и</text:span><text:span text:style-name="T552"> семь </text:span><text:span text:style-name="T514">автотурелей</text:span>. Плюс сто семьдесят эвакуированных из <text:span text:style-name="T553">Астромеханического</text:span> университета научных сотрудников. Которые не умеют сражаться, но, <text:span text:style-name="T503">правда,</text:span> многие из них неплохие <text:span text:style-name="T514">айна-манипуляторы</text:span>.</text:p>
      <text:p text:style-name="P213">Это - все, кого мы смогли вывезти из Ундариена на «Стремительном».</text:p>
      <text:p text:style-name="P214">Вся эта сила — ничто перед ордой. Вся наша оборона строилась из расчёта целостности силового щита. Без него сопротивление <text:span text:style-name="T503">форта</text:span> погаснет в считанные часы.</text:p>
      <text:p text:style-name="P215"/>
      <text:p text:style-name="P206"><text:span text:style-name="T538">Я вижу вступившую в бой </text:span><text:span text:style-name="T468">горстку</text:span><text:span text:style-name="T538"> бойцов в светло-голубых доспехах артиллерийской обслуги. Они </text:span><text:span text:style-name="T429">выбрались из </text:span><text:span text:style-name="T554">сбитой</text:span><text:span text:style-name="T538"> со стены орудийной башни и организованно, </text:span><text:span text:style-name="T429">боевым построением,</text:span><text:span text:style-name="T538"> продвигаются к </text:span><text:span text:style-name="T468">цитадели</text:span><text:span text:style-name="T538">. </text:span><text:span text:style-name="T555">По трём семёркам на грудной пластине мехадоспеха я узнаю их командира — </text:span><text:span text:style-name="T556">Шарп Блейда</text:span><text:span text:style-name="T557">. </text:span><text:span text:style-name="T555">Его чёткие команды прекращают хаос, остальные </text:span><text:span text:style-name="T557">разрозненные группки </text:span><text:span text:style-name="T555">легионер</text:span><text:span text:style-name="T557">ов</text:span><text:span text:style-name="T555"> вливаются в построение </text:span><text:span text:style-name="T557">по мере продвижения.</text:span><text:span text:style-name="T555"> Сражение от мелких неорганизованных стычек переходит к столкновению двух </text:span><text:span text:style-name="T558">сил</text:span><text:span text:style-name="T555"> — серо-ржаво</text:span><text:span text:style-name="T557">го</text:span><text:span text:style-name="T555"> </text:span><text:span text:style-name="T558">аморфно</text:span><text:span text:style-name="T557">го</text:span><text:span text:style-name="T558"> </text:span><text:span text:style-name="T557">моря</text:span><text:span text:style-name="T555"> захватчиков и голубовато</text:span><text:span text:style-name="T557">му</text:span><text:span text:style-name="T555"> </text:span><text:span text:style-name="T557">островку</text:span><text:span text:style-name="T555"> защитников </text:span><text:span text:style-name="T559">Андориана</text:span><text:span text:style-name="T555">.</text:span></text:p>
      <text:p text:style-name="P216">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17"/>
      <text:p text:style-name="P217">Я <text:span text:style-name="T514">прыгаю со смотровой площадки и плавно приземляюсь у подножия радиоцентра. После чего </text:span>несусь к <text:span text:style-name="T560">месту сражения, на ходу выбирая оружие. </text:span><text:span text:style-name="T561">Пулеметатель может зацепить своих. Я не отличаюсь особой меткостью - мне всегда больше нравилось фехтование, чем стрельба.</text:span><text:span text:style-name="T560"> </text:span><text:span text:style-name="T561">Но к</text:span><text:span text:style-name="T560">рыльевые </text:span><text:span text:style-name="T562">лезвия</text:span><text:span text:style-name="T560"> </text:span><text:span text:style-name="T561">тоже </text:span><text:span text:style-name="T560">не годятся в такой свалке, им просто не будет места развернуться. </text:span><text:span text:style-name="T563">Клинок</text:span><text:span text:style-name="T564"> рога тоже будет мешать, пока я не пробьюсь в первый ряд </text:span><text:span text:style-name="T565">сражающихся</text:span><text:span text:style-name="T564">. От маломощного </text:span><text:span text:style-name="T419">айн</text:span><text:span text:style-name="T564">-разрядника доспеха и вовсе мало толку — он, скорее, является оружием последнего шанса, чем действенным инструментом.</text:span></text:p>
      <text:p text:style-name="P218">Я коротким резким встряхиванием <text:span text:style-name="T565">ног </text:span>выдвигаю шипы на накопытниках. <text:span text:style-name="T566">Они с тихими щелчками закрепляются в пазах. </text:span>Оружие ближнего боя сейчас — единственный разумный выбор.</text:p>
      <text:p text:style-name="P219"><text:soft-page-break/></text:p>
      <text:p text:style-name="P220"><text:span text:style-name="T567">Однако </text:span><text:span text:style-name="T568">противник встре</text:span><text:span text:style-name="T569">чает</text:span><text:span text:style-name="T568"> меня задолго до основной массы </text:span><text:span text:style-name="T567">сражающихся</text:span><text:span text:style-name="T568">. </text:span><text:span text:style-name="T441">Лерб</text:span><text:span text:style-name="T570"> в помятом </text:span><text:span text:style-name="T571">нагруднике с</text:span><text:span text:style-name="T572"> остатками раскраски территориальной обороны Норгонга </text:span><text:span text:style-name="T573">грузно </text:span><text:span text:style-name="T437">выпрыгивает на меня из </text:span><text:span text:style-name="T567">зарослей разбитой</text:span><text:span text:style-name="T437"> оранжереи</text:span><text:span text:style-name="T569">.</text:span></text:p>
      <text:p text:style-name="P220"><text:span text:style-name="T569"/></text:p>
      <text:p text:style-name="P221"><text:span text:style-name="T572">Я </text:span><text:span text:style-name="T7">отпрыгиваю в сторону, с разворота впечатывая копыто ему в кирас</text:span><text:span text:style-name="T571">у</text:span><text:span text:style-name="T7">. Тот глухо кашляет и замахивается огромным </text:span><text:span text:style-name="T574">молотом</text:span><text:span text:style-name="T7">, </text:span><text:span text:style-name="T575">пристёгнутым к ноге</text:span><text:span text:style-name="T7">.</text:span></text:p>
      <text:p text:style-name="P221"><text:span text:style-name="T7"/></text:p>
      <text:p text:style-name="P222"><text:span text:style-name="T7">Манёвр — уклонение! Молот выбивает искры в дюйме от моего копыта. Я вспоминаю </text:span><text:span text:style-name="T576">слова </text:span><text:span text:style-name="T7">моего учителя фехтования, древнего </text:span><text:span text:style-name="T577">фаэри</text:span><text:span text:style-name="T7"> с острова Вандерис: «</text:span><text:span text:style-name="T578">Мы танцуем, сражаясь. И сражаясь — танцуем!</text:span><text:span text:style-name="T7">» </text:span><text:span text:style-name="T579">Я исполняю танец смерти вокруг неповоротливого жеребца, и он нехотя становится моим партнёром. </text:span><text:span text:style-name="T441">Его узкие зрачки отслеживают моё малейшее движение.</text:span><text:span text:style-name="T579"> Мы кружимся в странной импровизации и мои уклонения гармонируют с его ударами. Я разворачиваю </text:span><text:span text:style-name="T576">перед ним</text:span><text:span text:style-name="T579"> крылья, как в </text:span><text:span text:style-name="T575">невеста </text:span><text:span text:style-name="T576">перед женихом </text:span><text:span text:style-name="T575">в </text:span><text:span text:style-name="T579">брачном ритуале и скольжу то вправо, то влево, совершая обманные движения крыльями. </text:span><text:span text:style-name="T575">Жеребец не отвечает мне взаимностью. </text:span><text:span text:style-name="T579">Он до того сосредоточен на своих попытках убить меня, что не видит, как узкий меч с тихим щелчком </text:span><text:span text:style-name="T576">выскакивает из </text:span><text:span text:style-name="T571">пенала на суставе правого крыла</text:span><text:span text:style-name="T579">.</text:span></text:p>
      <text:p text:style-name="P222"><text:span text:style-name="T579"/></text:p>
      <text:p text:style-name="P223"><text:span text:style-name="T441">Лерб</text:span><text:span text:style-name="T7"> по инерции опускает молот на то место, где </text:span><text:span text:style-name="T580">мгновение</text:span><text:span text:style-name="T7"> назад была моя голова — не замечая, что мой клинок проходит </text:span><text:span text:style-name="T571">над нагрудником</text:span><text:span text:style-name="T7"> в основание его шеи. </text:span><text:span text:style-name="T581">Он </text:span><text:span text:style-name="T582">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583">тела </text:span><text:span text:style-name="T582">до последней капли жизненых сил.</text:span></text:p>
      <text:p text:style-name="P224">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24">Надо заканчивать этот танец. Если нас обнаружат его сообщники, худо будет уже мне.</text:p>
      <text:p text:style-name="P224">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24">Его голова отделяется от шеи и с лёгким стуком падает мне под копыта.</text:p>
      <text:p text:style-name="P223"><text:span text:style-name="T582">Обезглавленное тело ещё пару мгновений стоит, орошая тёмной кровью холодные камни Андориана. Затем </text:span><text:span text:style-name="T575">передние ноги </text:span><text:span text:style-name="T582">лерба </text:span><text:span text:style-name="T575">подламываются </text:span><text:span text:style-name="T582">и</text:span><text:span text:style-name="T575"> он падает на </text:span><text:span text:style-name="T582">плац</text:span><text:span text:style-name="T575">.</text:span></text:p>
      <text:p text:style-name="P225"><text:span text:style-name="T575"/></text:p>
      <text:p text:style-name="P226"><text:span text:style-name="T7">Я </text:span><text:span text:style-name="T582">с усталостью смотрю на его тело</text:span><text:span text:style-name="T576">. </text:span><text:span text:style-name="T571">Ещё недавно он был в наших рядах, </text:span><text:span text:style-name="T584">он сражался бок о бок с нами. И вот он лежит в луже крови, а над ним стою я — его убийца. </text:span><text:span text:style-name="T585">В который раз.</text:span></text:p>
      <text:p text:style-name="P226"><text:span text:style-name="T584"/></text:p>
      <text:p text:style-name="P226"><text:span text:style-name="T584">Проклятая война! </text:span><text:span text:style-name="T585">Она никогда не меняется…</text:span></text:p>
      <text:p text:style-name="P226"><text:span text:style-name="T584"/></text:p>
      <text:p text:style-name="P227"><text:span text:style-name="T586">Мне нужно пробраться</text:span><text:span text:style-name="T587"> к </text:span><text:span text:style-name="T588">цитадели</text:span><text:span text:style-name="T587"> Андориана. Только из е</text:span><text:span text:style-name="T588">ё</text:span><text:span text:style-name="T587"> центра управления можно активировать главную защиту крепости — </text:span><text:span text:style-name="T586">О</text:span><text:span text:style-name="T587">ко </text:span><text:span text:style-name="T586">Г</text:span><text:span text:style-name="T587">нева. Но н</text:span><text:span text:style-name="T7">ападающие полноводным водопадом сыплются из </text:span><text:soft-page-break/><text:span text:style-name="T7">опущенных аппарелей </text:span><text:span text:style-name="T417">Маджестика</text:span><text:span text:style-name="T7">. </text:span><text:span text:style-name="T586">Островок</text:span><text:span text:style-name="T7"> </text:span><text:span text:style-name="T417">оборон</text:span><text:span text:style-name="T587">ы </text:span><text:span text:style-name="T586">легионеров возле </text:span><text:span text:style-name="T588">цитадели</text:span><text:span text:style-name="T7"> </text:span><text:span text:style-name="T580">превратился в «черепаху» из примкнутых со всех сторон и сверху щитов</text:span><text:span text:style-name="T7">. </text:span><text:span text:style-name="T586">Громкие приказы </text:span><text:span text:style-name="T589">Шарп Блейда</text:span><text:span text:style-name="T586"> тонут в рёве ледяных глоток лербов.</text:span></text:p>
      <text:p text:style-name="P228"><text:span text:style-name="T7"/></text:p>
      <text:p text:style-name="P229">Я отступаю, оглядываясь вокруг.</text:p>
      <text:p text:style-name="P228"><text:span text:style-name="T7"/></text:p>
      <text:p text:style-name="P230"><text:span text:style-name="T7">Автотурель на крепостной стене развернулась внутрь и огрызается остатками боекомплекта, </text:span><text:span text:style-name="T590">прижимая нападающих к развалинам </text:span><text:span text:style-name="T437">жилого модуля</text:span><text:span text:style-name="T590">. </text:span><text:span text:style-name="T7">Трассеры основного калибра </text:span><text:span text:style-name="T590">турели </text:span><text:span text:style-name="T7">уже светятся бледно-фиолетовым, свидетельствуя об предельно малой плотности айна-луча. </text:span><text:span text:style-name="T590">В</text:span><text:span text:style-name="T7">ал поверженных </text:span><text:span text:style-name="T441">лербов </text:span><text:span text:style-name="T7">вокруг </text:span><text:span text:style-name="T590">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274">В одном из них я узнаю Кэйлонга</text:span><text:span text:style-name="T591">.</text:span></text:p>
      <text:p text:style-name="P228"><text:span text:style-name="T7"/></text:p>
      <text:p text:style-name="P231">Я подбегаю к ним. Автотурель пропускает меня, распознав мехадоспех.</text:p>
      <text:p text:style-name="P228"><text:span text:style-name="T7"/></text:p>
      <text:p text:style-name="P228"><text:span text:style-name="T7">- Что с н</text:span><text:span text:style-name="T592">ей</text:span><text:span text:style-name="T7">? - я указываю на </text:span><text:span text:style-name="T509">кобылу</text:span><text:span text:style-name="T593"> в белом халате</text:span><text:span text:style-name="T7">, котор</text:span><text:span text:style-name="T593">ую</text:span><text:span text:style-name="T7"> </text:span><text:span text:style-name="T592">с двух сторон </text:span><text:span text:style-name="T7">осторожно поддерживают Кэйлонг и </text:span><text:span text:style-name="T580">солдат с лычкой «Гастат Морбиус. Техком»</text:span><text:span text:style-name="T7">.</text:span></text:p>
      <text:p text:style-name="P232"><text:span text:style-name="T7">- </text:span><text:span text:style-name="T509">Заражение</text:span><text:span text:style-name="T441">. </text:span><text:span text:style-name="T437">Наткнулись на </text:span><text:span text:style-name="T509">тварь</text:span><text:span text:style-name="T441"> </text:span><text:span text:style-name="T594">у казармы</text:span><text:span text:style-name="T441">, - беспомощно лепечет Кэйлонг. - </text:span><text:span text:style-name="T437">Мы с Морбиусом </text:span><text:span text:style-name="T509">спрятались</text:span><text:span text:style-name="T437">, а она попалась. Потом </text:span><text:span text:style-name="T509">тварь отправилась к остальным пленным, а мы</text:span><text:span text:style-name="T594"> смогли </text:span><text:span text:style-name="T509">её </text:span><text:span text:style-name="T594">вытащить.</text:span></text:p>
      <text:p text:style-name="P233"><text:span text:style-name="T441">- </text:span><text:span text:style-name="T592">Но тогда… </text:span><text:span text:style-name="T580">В</text:span><text:span text:style-name="T592">ы же знае</text:span><text:span text:style-name="T580">те</text:span><text:span text:style-name="T592">, что делать. - Протоколы очищения однозначно треб</text:span><text:span text:style-name="T595">уют</text:span><text:span text:style-name="T592"> в этом случае полнейшей изоляции </text:span><text:span text:style-name="T596">заражённого</text:span><text:span text:style-name="T592">. При невозможности этого — умерщвления. </text:span><text:span text:style-name="T597">В любую минуту заражённый мог превратиться в бездушную машину убийств.</text:span></text:p>
      <text:p text:style-name="P233"><text:span text:style-name="T592">- Это же Киранда. Моя лаборантка и… подруга. Я не могу. Я проведу её в </text:span><text:span text:style-name="T598">лабораторию</text:span><text:span text:style-name="T592">. </text:span><text:span text:style-name="T596">Там есть вакцина. - </text:span><text:span text:style-name="T593">Его глаза беспомощно глядят на меня сквозь разбитые очки.</text:span></text:p>
      <text:p text:style-name="P233"><text:span text:style-name="T592"/></text:p>
      <text:p text:style-name="P234"><text:span text:style-name="T592">Я </text:span><text:span text:style-name="T7">с тревогой смотрю на него, потом перевожу взгляд на Киранду. </text:span><text:span text:style-name="T592">Её голова безвольно свисает на плечо Кэйлонга, </text:span><text:span text:style-name="T7">мокрая дорожка слюны тянется </text:span><text:span text:style-name="T593">по халату </text:span><text:span text:style-name="T7">до земли</text:span><text:span text:style-name="T592">, глаза закрыты, ноги разъезжаются, крылья волочатся по земле.</text:span></text:p>
      <text:p text:style-name="P235"><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509">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599">Она может </text:span><text:span text:style-name="T600">стать</text:span><text:span text:style-name="T599"> лерб</text:span><text:span text:style-name="T600">ом</text:span><text:span text:style-name="T599"> в любой момент.</text:span></text:p>
      <text:p text:style-name="P235"><text:span text:style-name="T599"/></text:p>
      <text:p text:style-name="P236">Я <text:span text:style-name="T601">печально</text:span> смотрю на не<text:span text:style-name="T601">ё</text:span> и поднимаю крыло. Из суставного пенала выезжает лезвие меча.</text:p>
      <text:p text:style-name="P232"><text:span text:style-name="T441"/></text:p>
      <text:p text:style-name="P237"><text:span text:style-name="T441">- </text:span><text:span text:style-name="T596">Нет! Не трожь её! - Кэйлонг заслоняет её крыльями и сбивчиво продолжает. - Я не говорил никому. </text:span><text:span text:style-name="T593">Хотел сказать тебе первой. </text:span><text:span text:style-name="T596">У нас два месяца назад начало получаться! </text:span><text:span text:style-name="T582">Похоже, мы нашли способ растворить ментапаразита, не причинив вреда заражённому!</text:span><text:span text:style-name="T596"> </text:span><text:span text:style-name="T582">К</text:span><text:span text:style-name="T596"> сознанию </text:span><text:span text:style-name="T582">вернулось </text:span><text:span text:style-name="T596">семь пациентов из десяти. Ремиссия четвёртого пациента длится уже полтора месяца, он </text:span><text:span text:style-name="T602">и </text:span><text:span text:style-name="T596">не думает леденеть! Он практически здоров — </text:span><text:span text:style-name="T421">ментапаразит не определяется ни одним тестом</text:span><text:span text:style-name="T596">! </text:span><text:span text:style-name="T603">Киранда</text:span><text:span text:style-name="T596">… Она нужна мне для </text:span><text:soft-page-break/><text:span text:style-name="T596">продолжения работы! </text:span><text:span text:style-name="T599">Она готовила вакцину - т</text:span><text:span text:style-name="T596">олько она знает </text:span><text:span text:style-name="T599">её </text:span><text:span text:style-name="T596">состав. </text:span><text:span text:style-name="T593">У нас получится! </text:span><text:span text:style-name="T599">Поверь мне, Сел. </text:span><text:span text:style-name="T593">Мы </text:span><text:span text:style-name="T597">вылечим</text:span><text:span text:style-name="T593"> лербов. </text:span><text:span text:style-name="T597">Нужно довести Киранду до лаборатории.</text:span></text:p>
      <text:p text:style-name="P232"><text:span text:style-name="T441"/></text:p>
      <text:p text:style-name="P238"><text:span text:style-name="T441">Я </text:span><text:span text:style-name="T7">оборачиваюсь. Между нами и административным корпусом, где расположен</text:span><text:span text:style-name="T604">а</text:span><text:span text:style-name="T7"> </text:span><text:span text:style-name="T604">лаборатория</text:span><text:span text:style-name="T7"> — открытое пространство в двести ярдов длиной. </text:span><text:span text:style-name="T580">«</text:span><text:span text:style-name="T605">Ч</text:span><text:span text:style-name="T580">ерепах</text:span><text:span text:style-name="T605">а</text:span><text:span text:style-name="T580">» </text:span><text:span text:style-name="T600">из</text:span><text:span text:style-name="T580"> легионеров </text:span><text:span text:style-name="T605">медленно продвигается к </text:span><text:span text:style-name="T588">цитадели</text:span><text:span text:style-name="T605">, то</text:span><text:span text:style-name="T580">лпа лербов таранит </text:span><text:span text:style-name="T605">её</text:span><text:span text:style-name="T580"> фонарными столбами, вырванными с корнем из центрального сквера. </text:span><text:span text:style-name="T604">Один</text:span><text:span text:style-name="T605"> лерб забралс</text:span><text:span text:style-name="T604">я</text:span><text:span text:style-name="T605"> на щиты и пыта</text:span><text:span text:style-name="T604">е</text:span><text:span text:style-name="T605">тся проломить их тяжёлым молот</text:span><text:span text:style-name="T604">о</text:span><text:span text:style-name="T605">м.</text:span></text:p>
      <text:p text:style-name="P239"><text:span text:style-name="T7"/></text:p>
      <text:p text:style-name="P240"><text:span text:style-name="T7">- </text:span><text:span text:style-name="T580">Не пройдём. Сами мы ещё могли бы пробеж</text:span><text:span text:style-name="T595">а</text:span><text:span text:style-name="T580">ть, но не с ней, - я указываю на Киранду. - Нас увидят и тотчас же атакуют.</text:span></text:p>
      <text:p text:style-name="P239"><text:span text:style-name="T7">- </text:span><text:span text:style-name="T580">Консул Селестия, - молчащий до этого Морбиус указывает на неприметн</text:span><text:span text:style-name="T583">ый</text:span><text:span text:style-name="T580"> </text:span><text:span text:style-name="T583">люк</text:span><text:span text:style-name="T580"> рядом с ближайшим контрфорсом </text:span><text:span text:style-name="T600">стены</text:span><text:span text:style-name="T580">. - В стене есть технический коридор для обслуживания турелей. Можно пройти до ближайшей дозорной башни. </text:span><text:span text:style-name="T606">Из башни </text:span><text:span text:style-name="T580">есть подземный ход до </text:span><text:span text:style-name="T588">цитадели</text:span><text:span text:style-name="T580">. У меня </text:span><text:span text:style-name="T607">слишком низкое звание, чтобы</text:span><text:span text:style-name="T580"> открыть дверь в </text:span><text:span text:style-name="T588">цитадель</text:span><text:span text:style-name="T580">, но вас она пропустит.</text:span></text:p>
      <text:p text:style-name="P241"><text:span text:style-name="T580"/></text:p>
      <text:p text:style-name="P242"><text:span text:style-name="T580">М</text:span><text:span text:style-name="T7">не понятен ход его мыслей. </text:span><text:span text:style-name="T580"><text:s/></text:span><text:span text:style-name="T7">Ц</text:span><text:span text:style-name="T588">итадель</text:span><text:span text:style-name="T580"> сообщается </text:span><text:span text:style-name="T588">тоннелями</text:span><text:span text:style-name="T580"> со всеми зданиями Андориана, </text:span><text:span text:style-name="T7">в том числе и лабораторией. </text:span><text:span text:style-name="T595">Да, это может сработать. </text:span><text:span text:style-name="T7">Я киваю ему.</text:span></text:p>
      <text:p text:style-name="P239"><text:span text:style-name="T7"/></text:p>
      <text:p text:style-name="P243"><text:span text:style-name="T608">Морбиус</text:span><text:span text:style-name="T7"> </text:span><text:span text:style-name="T609">под</text:span><text:span text:style-name="T610">бегает</text:span><text:span text:style-name="T609"> к </text:span><text:span text:style-name="T583">люку</text:span><text:span text:style-name="T609"> и </text:span><text:span text:style-name="T7">подносит накопытную пластину доспеха к замку. Тот тихо пищит, мигает зелёным и двер</text:span><text:span text:style-name="T583">ца</text:span><text:span text:style-name="T7"> с тихим щелчком </text:span><text:span text:style-name="T606">раскрывается</text:span><text:span text:style-name="T7">. </text:span><text:span text:style-name="T609">Мы с Кэйлонгом, поддерживая Киранду с обеих сторон, осторожно </text:span><text:span text:style-name="T611">направляемся</text:span><text:span text:style-name="T609"> к </text:span><text:span text:style-name="T606">проходу</text:span><text:span text:style-name="T7">…</text:span></text:p>
      <text:p text:style-name="P243"><text:span text:style-name="T7"/></text:p>
      <text:p text:style-name="P243"><text:span text:style-name="T599">…Г</text:span><text:span text:style-name="T587">рузовой </text:span><text:span text:style-name="T612">глайдер </text:span><text:span text:style-name="T599">врезается</text:span><text:span text:style-name="T612"> </text:span><text:span text:style-name="T599">в</text:span><text:span text:style-name="T612"> </text:span><text:span text:style-name="T599">автотурель</text:span><text:span text:style-name="T612">, </text:span><text:span text:style-name="T599">сбивая её со стены</text:span><text:span text:style-name="T612">. </text:span><text:span text:style-name="T599">Она падает в дюжине метров от нас, продолжая отстреливаться. Глай</text:span><text:span text:style-name="T613">д</text:span><text:span text:style-name="T599">ер прекращает её агонию, сваливаясь </text:span><text:span text:style-name="T7">сверху</text:span><text:span text:style-name="T599"> и давя </text:span><text:span text:style-name="T7">её </text:span><text:span text:style-name="T599">своим весом.</text:span><text:span text:style-name="T612"> </text:span><text:span text:style-name="T614">Падает трап, по нему сходят на землю шестеро </text:span><text:span text:style-name="T7">лербов</text:span><text:span text:style-name="T614">. </text:span><text:span text:style-name="T613">Из-за их спин выходит </text:span><text:span text:style-name="T598">полупрозрачная </text:span><text:span text:style-name="T613">фигура.</text:span></text:p>
      <text:p text:style-name="P243"><text:span text:style-name="T613"/></text:p>
      <text:p text:style-name="P244"><text:span text:style-name="T613">Я </text:span><text:span text:style-name="T7">никогда не видела до этого </text:span><text:span text:style-name="T421">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421">их</text:span><text:span text:style-name="T7"> лицом к лицу и остаться после этого фаэри. Как правило, после таких встреч орда прирастает лербами, </text:span><text:span text:style-name="T509">а Великие кланы вычёркивают фаэри из </text:span><text:span text:style-name="T583">списка </text:span><text:span text:style-name="T509">живых</text:span><text:span text:style-name="T7">.</text:span></text:p>
      <text:p text:style-name="P245"/>
      <text:p text:style-name="P245">И потому я не ожидаю ощутить тот леденящий ужас, что сковывает меня ледяными кандалами при виде <text:span text:style-name="T452">ЕЁ</text:span>.</text:p>
      <text:p text:style-name="P245"/>
      <text:p text:style-name="P245">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54">Локоны её полупрозрачной гривы вяло шевелятся на безветрии. </text:span>Холод ледяными щупальцами охватывает моё тело.</text:p>
      <text:p text:style-name="P243"><text:span text:style-name="T613"/></text:p>
      <text:p text:style-name="P243"><text:soft-page-break/><text:span text:style-name="T614">- </text:span><text:span text:style-name="T613">Шанграа г</text:span><text:span text:style-name="T606">нолл</text:span><text:span text:style-name="T613">! Вушшасс аршаннасс хиссандурр! Консул С-</text:span><text:span text:style-name="T509">с</text:span><text:span text:style-name="T613">елестия, властью Великой </text:span><text:span text:style-name="T509">Иль-Шогг</text:span><text:span text:style-name="T613"> я, </text:span><text:span text:style-name="T615">Тень </text:span><text:span text:style-name="T509">Единой</text:span><text:span text:style-name="T615">, </text:span><text:span text:style-name="T421">Малый Экзекутор </text:span><text:span text:style-name="T509">Ан-Хаас</text:span><text:span text:style-name="T421">,</text:span><text:span text:style-name="T615"> Эрендисса Шассхи,</text:span><text:span text:style-name="T613"> предлагаю с-сдаться. Вы разбиты, ваше дальнейш-шее с-сопротивление бессмысленно. </text:span><text:span text:style-name="T616">Хис-с-с…</text:span><text:span text:style-name="T613"> Прикаж-жи с-</text:span><text:span text:style-name="T600">с</text:span><text:span text:style-name="T613">воим воинам с-сложить оружие и мы подар-рим вам милос-сть </text:span><text:span text:style-name="T509">Единой</text:span><text:span text:style-name="T613"> — никто из вас не будет убит. </text:span><text:span text:style-name="T600">Вы все получите поцелуй Великой </text:span><text:span text:style-name="T509">Иль-Шогг</text:span><text:span text:style-name="T600">. </text:span><text:span text:style-name="T616">Хис-с-с…</text:span></text:p>
      <text:p text:style-name="P228"><text:span text:style-name="T441"/></text:p>
      <text:p text:style-name="P181">Речь <text:span text:style-name="T452">твари</text:span> походит на <text:span text:style-name="T486">шуршание гальки на прибое</text:span>. Е<text:span text:style-name="T617">ё</text:span> <text:span text:style-name="T486">овальные</text:span> <text:span text:style-name="T486">глаза</text:span> бесстрастно смотрят, как мы ведём Киранду к <text:span text:style-name="T618">спасительно</text:span><text:span text:style-name="T619">й</text:span><text:span text:style-name="T618"> </text:span><text:span text:style-name="T619">двери</text:span>, после чего он<text:span text:style-name="T617">а</text:span> даёт знак лербам.</text:p>
      <text:p text:style-name="P246"><text:span text:style-name="T7"/></text:p>
      <text:p text:style-name="P246"><text:span text:style-name="T7">- </text:span><text:span text:style-name="T620">Хэй-я! За королеву! За Орунгун! - Морбиус проносится мимо нас, на ходу раскрывая крыльевые пеналы. </text:span><text:span text:style-name="T615">В одном из них вместо меча я вижу гаечный ключ.</text:span></text:p>
      <text:p text:style-name="P246"><text:span text:style-name="T620"/></text:p>
      <text:p text:style-name="P247">Его бой не длится долго, но он даёт нам время добраться до двери. <text:span text:style-name="T621">Тяжёлое дыхание, лязг железа, топот копыт дарят нам </text:span><text:span text:style-name="T622">спасительные</text:span><text:span text:style-name="T621"> секунды.</text:span> <text:span text:style-name="T621">Мы уже входим в полумрак технического коридора, когда за моей спиной раздаётся стон.</text:span></text:p>
      <text:p text:style-name="P247"/>
      <text:p text:style-name="P248">Изломанные крылья Морбиуса прикованы <text:span text:style-name="T623">пятью</text:span> пиками к земле, по ним стекает кровь. <text:span text:style-name="T623">Один лерб лежит поодаль без движения </text:span><text:span text:style-name="T306">с неестественно согнутой шеей</text:span><text:span text:style-name="T623">. </text:span><text:span text:style-name="T624">Т</text:span><text:span text:style-name="T452">варь</text:span> <text:span text:style-name="T486">проплывает</text:span> между держащих пики лербов и с <text:span text:style-name="T486">тихим</text:span> <text:span text:style-name="T452">шипением</text:span> срывает с <text:span text:style-name="T623">Морбиуса</text:span> шлем.</text:p>
      <text:p text:style-name="P248"/>
      <text:p text:style-name="P248">- С-сопротивление Великой <text:span text:style-name="T411">Иль-Шогг</text:span> вс-сего лишь стоило тебе возможности летать. Ты будеш-шь служить <text:span text:style-name="T411">Единой</text:span> со сломанными кр-рыльями, гнол<text:span text:style-name="T411">л</text:span>. Я с-сама поз-забочусь, чтобы ты почаще вспоминал, как глупо было с-сопротивляться. <text:span text:style-name="T625">Хис-с-с…</text:span></text:p>
      <text:p text:style-name="P248"/>
      <text:p text:style-name="P248"><text:span text:style-name="T626">Полупрозрачная</text:span> фигура прикасается своими губами к губам Морбиуса <text:span text:style-name="T411">и внезапно втягивается в него, как воздух</text:span>. <text:span text:style-name="T411">Тот</text:span><text:span text:style-name="T622"> на мгновение цепенеет, </text:span><text:span text:style-name="T627">глаза его становятся бессмысленными, </text:span><text:span text:style-name="T622">а в следующее мгновение </text:span><text:span text:style-name="T627">он </text:span><text:span text:style-name="T622">оседает на землю как тряпичная кукла. </text:span><text:span text:style-name="T411">Мгновение-второе-третье — и тварь облачком пара выходит из Морбиуса, как ни в чём не бывало.</text:span></text:p>
      <text:p text:style-name="P248"/>
      <text:p text:style-name="P248">- <text:span text:style-name="T411">Он получил поцелуй и скоро вольётся в </text:span><text:span text:style-name="T628">Е</text:span><text:span text:style-name="T411">динство. Ваш черёд, гноллы.</text:span> <text:span text:style-name="T622">С-давайтесь. Напрасно вы бежите. С-сопротивление гневит </text:span><text:span text:style-name="T411">Единую</text:span><text:span text:style-name="T622"> и вредит вашим бренным телам, - </text:span><text:span text:style-name="T486">шуршит</text:span><text:span text:style-name="T622"> </text:span><text:span text:style-name="T452">тварь</text:span><text:span text:style-name="T622"> уже мне. - </text:span><text:span text:style-name="T625">Хис-с-с…</text:span></text:p>
      <text:p text:style-name="P248"/>
      <text:p text:style-name="P249">Её гипнотический взгляд <text:span text:style-name="T486">пустых глаз</text:span> завораживает, <text:span text:style-name="T554">локоны её гривы тянутся ко мне прозрачными </text:span><text:span text:style-name="T452">лентами</text:span><text:span text:style-name="T554">,</text:span> ледяной ветер её дыхания достигает меня за те мгновения, пока она <text:span text:style-name="T306">плавно движется </text:span>ко мне.</text:p>
      <text:p text:style-name="P249"/>
      <text:p text:style-name="P250">- <text:span text:style-name="T622">Нет, - просто отвечаю я и захлопываю дверь </text:span><text:span text:style-name="T554">прямо перед её щупальцами гривы, оказавшимися </text:span><text:span text:style-name="T625">вдруг</text:span><text:span text:style-name="T554"> неожиданно близко</text:span><text:span text:style-name="T622">.</text:span></text:p>
      <text:p text:style-name="P248"/>
      <text:p text:style-name="P249"><text:soft-page-break/><text:span text:style-name="T617">Дверной з</text:span>амок успокаивающе клацает, отделяя нас от <text:span text:style-name="T627">лютого </text:span>холода.</text:p>
      <text:p text:style-name="P249"/>
      <text:p text:style-name="P251"><text:span text:style-name="T31">Тускл</text:span><text:span text:style-name="T7">ый</text:span><text:span text:style-name="T31"> свет айна-огонька на конце моего рога </text:span><text:span text:style-name="T629">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630">издавая гулкое эхо</text:span><text:span text:style-name="T7">. Звуки битвы не доносятся сюда сквозь толстые камни стен. </text:span><text:span text:style-name="T631">Мы идём, спотыкаясь в полутьме и царапая узкие стены тоннеля.</text:span></text:p>
      <text:p text:style-name="P251"><text:span text:style-name="T7"/></text:p>
      <text:p text:style-name="P252"><text:span text:style-name="T7">Дозорная башня в конце коридора пуста. </text:span><text:span text:style-name="T606">Топчан со смятым покрывалом покрывает слой пыли.</text:span><text:span text:style-name="T7"> </text:span><text:span text:style-name="T606">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606">и</text:span><text:span text:style-name="T7"> турели молч</text:span><text:span text:style-name="T606">а</text:span><text:span text:style-name="T7">т. Увы, в последние годы Ойкумена </text:span><text:span text:style-name="T631">Ф</text:span><text:span text:style-name="T7">аэри столкнулась с критической нехваткой айны, почти вся её скудная добыча уходи</text:span><text:span text:style-name="T606">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421">От безысходности мы даже начали ставить на некоторые турели пулеметатели.</text:span><text:span text:style-name="T7"> </text:span><text:span text:style-name="T606">А в связи с острой нехваткой ополчения большинство турелей переведены в автоматический режим ещё </text:span><text:span text:style-name="T583">две </text:span><text:span text:style-name="T421">дюжин</text:span><text:span text:style-name="T583">ы</text:span><text:span text:style-name="T606"> лет назад.</text:span></text:p>
      <text:p text:style-name="P253"/>
      <text:p text:style-name="P253">Я подхожу к пульту связи и нажимаю кнопку связи с <text:span text:style-name="T468">цитаделью</text:span>.</text:p>
      <text:p text:style-name="P254">- <text:span text:style-name="T632">Цитадель,</text:span> <text:span text:style-name="T633">о</text:span>тветьте, если слышите меня. <text:s/><text:span text:style-name="T633">Н</text:span>а связи Селестия.</text:p>
      <text:p text:style-name="P253"/>
      <text:p text:style-name="P253">Короткий треск белого шума, потом <text:span text:style-name="T634">усталый голос.</text:span></text:p>
      <text:p text:style-name="P253">- <text:span text:style-name="T468">Вас слышим, </text:span><text:span text:style-name="T632">консул.</text:span><text:span text:style-name="T468"> </text:span><text:span text:style-name="T633">Ц</text:span><text:span text:style-name="T468">итадель на связи. Говорит </text:span><text:span text:style-name="T635">префект </text:span><text:span text:style-name="T468">Хай Глори.</text:span></text:p>
      <text:p text:style-name="P253">- <text:span text:style-name="T636">Краткий репорт обстановки, </text:span><text:span text:style-name="T635">префект</text:span><text:span text:style-name="T636">.</text:span></text:p>
      <text:p text:style-name="P253"/>
      <text:p text:style-name="P255">Короткая пауза заполнена треском статических разрядов. Усталый голос <text:span text:style-name="T637">моего заместителя </text:span>продолжает.</text:p>
      <text:p text:style-name="P255">- Цитадель в круговой обороне. У меня в наличии <text:span text:style-name="T638">сорок семь</text:span><text:span text:style-name="T633"> </text:span>бойц<text:span text:style-name="T638">ов</text:span> — <text:span text:style-name="T633">охрана цитадели и всё, что осталось от артиллерийского расчёта второй башни</text:span>. <text:span text:style-name="T638">Первая башня, судя по всему, захвачена врасплох, как и казармы.</text:span> <text:span text:style-name="T638">У</text:span>далось связаться с гарнизонами <text:span text:style-name="T393">лаборатории</text:span> и <text:span text:style-name="T637">дока</text:span>. Там <text:span text:style-name="T638">семнадцать</text:span><text:span text:style-name="T393"> </text:span>и <text:span text:style-name="T638">восемь</text:span> соответственно. <text:span text:style-name="T633">Е</text:span>щё активны две автотурели на стенах. <text:span text:style-name="T633">И визуально наблюдаю какое-то сопротивление у арсенала. </text:span><text:span text:style-name="T639">Это всё.</text:span></text:p>
      <text:p text:style-name="P255"/>
      <text:p text:style-name="P256">Арсенал! Хранилище Элементов Возмездия! Наше супероружие и последняя надежда!</text:p>
      <text:p text:style-name="P256"/>
      <text:p text:style-name="P257"><text:span text:style-name="T7">Я хочу переспросить Хай Глори об арсенале, но слышу с</text:span><text:span text:style-name="T631">транные скрежещущие звуки </text:span><text:span text:style-name="T7">себя </text:span><text:span text:style-name="T631">за спиной. </text:span><text:span text:style-name="T441">Я </text:span><text:span text:style-name="T629">оглядываюсь на Кэйлонга. </text:span><text:span text:style-name="T7">Тот</text:span><text:span text:style-name="T631"> быстро поворачивается ко мне, распахивая крылья.</text:span></text:p>
      <text:p text:style-name="P252"><text:span text:style-name="T631"/></text:p>
      <text:p text:style-name="P258">- Надо идти быстрее! У нас мало времени! - почти кричит Кэйлонг.</text:p>
      <text:p text:style-name="P252"><text:span text:style-name="T631"/></text:p>
      <text:p text:style-name="P259"><text:soft-page-break/>Видимое из-за его крыла копыто Киранды судорожно дёргается, на полу возле него растекается лужица пены.</text:p>
      <text:p text:style-name="P260"><text:span text:style-name="T441">Я </text:span><text:span text:style-name="T7">пытаюсь обойти Кэйлонга, но он не даёт мне.</text:span></text:p>
      <text:p text:style-name="P260"><text:span text:style-name="T7"/></text:p>
      <text:p text:style-name="P260"><text:span text:style-name="T7">- </text:span><text:span text:style-name="T640">Или ты доведёшь нас обоих, или убей меня вместе с ней тут!</text:span></text:p>
      <text:p text:style-name="P260"><text:span text:style-name="T640"/></text:p>
      <text:p text:style-name="P261"><text:span text:style-name="T7">Мне никогда не нравилась руководящая работа. </text:span><text:span text:style-name="T641">Я не люблю принимать тяжёлые решения. Я учёный, а не </text:span><text:span text:style-name="T642">воин</text:span><text:span text:style-name="T641">. </text:span><text:span text:style-name="T643">Почему </text:span><text:span text:style-name="T642">э</text:span><text:span text:style-name="T643">то </text:span><text:span text:style-name="T642">бремя </text:span><text:span text:style-name="T643">свалилось на меня, а не на мою сестру?</text:span></text:p>
      <text:p text:style-name="P261"><text:span text:style-name="T641"/></text:p>
      <text:p text:style-name="P262">Качая головой, я иду к выходу, бросая по пути в микрофон:</text:p>
      <text:p text:style-name="P263"><text:span text:style-name="T7">- Цитадель, мы идём к вам. Будьте готовы </text:span><text:span text:style-name="T644">нас </text:span><text:span text:style-name="T7">встретить.</text:span></text:p>
      <text:p text:style-name="P263"><text:span text:style-name="T7"/></text:p>
      <text:p text:style-name="P264"><text:span text:style-name="T441">Т</text:span><text:span text:style-name="T7">оннель, </text:span><text:span text:style-name="T642">ведущий</text:span><text:span text:style-name="T7"> в цитадель, </text:span><text:span text:style-name="T598">выше</text:span><text:span text:style-name="T7"> и светлее — под потолком время от времени </text:span><text:span text:style-name="T642">попадаются </text:span><text:span text:style-name="T7">тусклые лампочки. Иногда в стенах встречаются узкие двери в боковые ответвления.</text:span><text:span text:style-name="T642"> «Насосная-1», «Щитовая», «Насосная-2» - м</text:span><text:span text:style-name="T7">ы проходим их не останавливаясь.</text:span></text:p>
      <text:p text:style-name="P264"><text:span text:style-name="T7"/></text:p>
      <text:p text:style-name="P264"><text:span text:style-name="T7">- </text:span><text:span text:style-name="T582">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64"><text:span text:style-name="T582">- И это тоже я хотел тебе сообщить! - </text:span><text:span text:style-name="T645">пыхтит</text:span><text:span text:style-name="T582">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65">- И что из этого следует?</text:p>
      <text:p text:style-name="P265">- Как что? Убери тварей — и много толку будет от тех передатчиков?</text:p>
      <text:p text:style-name="P265">- Ты хочешь сказать?…</text:p>
      <text:p text:style-name="P265">-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46">, </text:span><text:s/>— лербы излечатся сами собой. Я, конечно, малая сошка, чтобы указывать королеве, но…</text:p>
      <text:p text:style-name="P266"><text:span text:style-name="T7"/></text:p>
      <text:p text:style-name="P267">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68"><text:span text:style-name="T7">«</text:span><text:span text:style-name="T647">Отказано в доступе</text:span><text:span text:style-name="T648">. </text:span><text:span text:style-name="T7">Враг поблизости» - читаю я на маленьком экранчике над замком.</text:span></text:p>
      <text:p text:style-name="P268"><text:span text:style-name="T7"/></text:p>
      <text:p text:style-name="P267">Что за ерунда?</text:p>
      <text:p text:style-name="P268"><text:span text:style-name="T7">Я снова подношу </text:span><text:span text:style-name="T604">накопытную пластину </text:span><text:span text:style-name="T7">к замку — и снова с тем же р</text:span><text:span text:style-name="T649">е</text:span><text:span text:style-name="T7">з</text:span><text:span text:style-name="T649">у</text:span><text:span text:style-name="T7">льтатом.</text:span></text:p>
      <text:p text:style-name="P268"><text:span text:style-name="T7"/></text:p>
      <text:p text:style-name="P268"><text:span text:style-name="T7">- </text:span><text:span text:style-name="T598">Дай-ка мне, - отталкивает меня от двери Кэйлонг.</text:span></text:p>
      <text:p text:style-name="P268"><text:soft-page-break/><text:span text:style-name="T598"/></text:p>
      <text:p text:style-name="P269">Он сдвигает в сторону лицевую панель замка, переключает крохотный рычажок и возращает панель на место.</text:p>
      <text:p text:style-name="P269">- Пробуй!</text:p>
      <text:p text:style-name="P270"><text:span text:style-name="T7"/></text:p>
      <text:p text:style-name="P271"><text:span text:style-name="T7">Я подношу копыто к замку и тот приветливо мигает зелёным огоньком. Дверь уходит в сторону. </text:span><text:span text:style-name="T650">За ней стоят два пустых автодоспеха, отдающих честь при виде меня.</text:span></text:p>
      <text:p text:style-name="P270"><text:span text:style-name="T7"/></text:p>
      <text:p text:style-name="P269">- Вот видишь! - ухмыляется Кэйлонг. - Мы так все <text:span text:style-name="T306">анализаторы </text:span>в лаборатории поотключали, потому что невозможно было ра-хр-р-р…</text:p>
      <text:p text:style-name="P270"><text:span text:style-name="T7"/></text:p>
      <text:p text:style-name="P269">Его речь прерывается хрипом, его глаза округляются и из горла выходит окровавленный рог. </text:p>
      <text:p text:style-name="P272"><text:span text:style-name="T7">- Хар-р-р-ш-ш-с-с! - шипит Киранда и через него </text:span><text:span text:style-name="T644">направляет</text:span><text:span text:style-name="T7"> свой рог </text:span><text:span text:style-name="T644">на</text:span><text:span text:style-name="T7"> меня.</text:span></text:p>
      <text:p text:style-name="P270"><text:span text:style-name="T7"/></text:p>
      <text:p text:style-name="P270"><text:span text:style-name="T7">Кэйлонг в агонии встаёт на задние ноги, чиркнув своим рогом по потолку. </text:span><text:span text:style-name="T644">Этим он уводит рог Киранды вверх, он проходит над моей головой.</text:span><text:span text:style-name="T7"> </text:span><text:span text:style-name="T644">Я</text:span><text:span text:style-name="T7"> вижу </text:span><text:span text:style-name="T644">её </text:span><text:span text:style-name="T7">совершенно безумны</text:span><text:span text:style-name="T644">е</text:span><text:span text:style-name="T7"> глаз</text:span><text:span text:style-name="T644">а</text:span><text:span text:style-name="T7">, сверлящи</text:span><text:span text:style-name="T644">е</text:span><text:span text:style-name="T7"> меня узким</text:span><text:span text:style-name="T644">и</text:span><text:span text:style-name="T7"> зрачк</text:span><text:span text:style-name="T644">ами</text:span><text:span text:style-name="T7"> рептилии. И именно в </text:span><text:span text:style-name="T644">них</text:span><text:span text:style-name="T7"> я на автомате бью рогом.</text:span></text:p>
      <text:p text:style-name="P270"><text:span text:style-name="T7"/></text:p>
      <text:p text:style-name="P269">Прости меня, мой старый товарищ. В коридоре нет места для манёвра. </text:p>
      <text:p text:style-name="P270"><text:span text:style-name="T7">Мой рог также пронизывает шею </text:span><text:span text:style-name="T644">Кейлонга</text:span><text:span text:style-name="T7">, прот</text:span><text:span text:style-name="T595">ыкая</text:span><text:span text:style-name="T7"> затем и Киранду.</text:span></text:p>
      <text:p text:style-name="P270"><text:span text:style-name="T7"/></text:p>
      <text:p text:style-name="P273">…</text:p>
      <text:p text:style-name="P251"><text:span text:style-name="T441"/></text:p>
      <text:p text:style-name="P274"><text:span text:style-name="T651">Моё правое крыло, </text:span><text:span text:style-name="T441">Х</text:span><text:span text:style-name="T7">ай Глори, сидит перед перед массивом </text:span><text:span text:style-name="T650">обзорных </text:span><text:span text:style-name="T7">дисплеев, показывающих обстановку в разных частях Андориана.</text:span></text:p>
      <text:p text:style-name="P274"><text:span text:style-name="T7"/></text:p>
      <text:p text:style-name="P251"><text:span text:style-name="T441">- </text:span><text:span text:style-name="T644">Вы же, </text:span><text:span text:style-name="T652">кажется</text:span><text:span text:style-name="T644">, шли с группой, консул Селестия? - оборачивается он ко мне.</text:span></text:p>
      <text:p text:style-name="P275">- Нет. Уже нет, - мне кажется чужим надреснутый шёпот, что я могу выдавить из себя омертвевшими губами.</text:p>
      <text:p text:style-name="P251"><text:span text:style-name="T441"/></text:p>
      <text:p text:style-name="P276"><text:span text:style-name="T441">Я </text:span><text:span text:style-name="T7">подхожу к посту командующего, </text:span><text:span text:style-name="T650">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76"><text:span text:style-name="T650"/></text:p>
      <text:p text:style-name="P277">Перед казармой на плацу лежит несколько <text:span text:style-name="T411">сотен</text:span> фаэри в нижнем обмундировании, <text:span text:style-name="T306">их крылья прижаты к булыжникам плаца копытами</text:span> лербов. Между ними <text:span text:style-name="T554">медленно плывут</text:span> две серые фигуры, то и дело <text:span text:style-name="T411">повторяя процедуру, что мне довелось увидеть с Морбиусом</text:span>.</text:p>
      <text:p text:style-name="P277"><text:soft-page-break/></text:p>
      <text:p text:style-name="P277">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77"/>
      <text:p text:style-name="P277">Подходы к <text:span text:style-name="T429">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77"/>
      <text:p text:style-name="P278">Наружная камера цитадели показывает <text:span text:style-name="T306">под самими стенами</text:span> <text:span text:style-name="T306">толпу в ржавых доспехах</text:span>, <text:span text:style-name="T306">прикрывающую щитами </text:span>дв<text:span text:style-name="T306">ух</text:span> лерб<text:span text:style-name="T306">ов с искрящимися резаками, распиливающих</text:span> бронированные плиты <text:span text:style-name="T306">ворот.</text:span></text:p>
      <text:p text:style-name="P279"><text:span text:style-name="T653"/></text:p>
      <text:p text:style-name="P279"><text:span text:style-name="T653">- </text:span><text:span text:style-name="T651">Вы знаете, где Луна?</text:span></text:p>
      <text:p text:style-name="P280">- Нет, - качает головой Хай Глори. - Я видел, как она шла в <text:span text:style-name="T429">порт</text:span>. Но потом всё перемешалось.</text:p>
      <text:p text:style-name="P279"><text:span text:style-name="T653"/></text:p>
      <text:p text:style-name="P279"><text:span text:style-name="T7">Как во сне </text:span><text:span text:style-name="T654">прикладываю копыто к</text:span><text:span text:style-name="T7"> небольш</text:span><text:span text:style-name="T654">ой</text:span><text:span text:style-name="T7"> дверц</text:span><text:span text:style-name="T654">е</text:span><text:span text:style-name="T7"> на панели управления боевыми системами форта. </text:span><text:span text:style-name="T654">Д</text:span><text:span text:style-name="T7">верц</text:span><text:span text:style-name="T654">а отъезжает в сторону, под ней</text:span><text:span text:style-name="T7"> всего лишь одна красная кнопка </text:span><text:span text:style-name="T655">с табличкой</text:span><text:span text:style-name="T7">: «Око Гнева».</text:span></text:p>
      <text:p text:style-name="P251"><text:span text:style-name="T441"/></text:p>
      <text:p text:style-name="P281"><text:span text:style-name="T441">- </text:span><text:span text:style-name="T656">Вы уверены? - вопрошает Хай Глори. - У нас ещё есть шанс отбиться, </text:span><text:span text:style-name="T651">силовой щит активен, </text:span><text:span text:style-name="T656">работают </text:span><text:span text:style-name="T657">две</text:span><text:span text:style-name="T656"> турел</text:span><text:span text:style-name="T657">и</text:span><text:span text:style-name="T656">. </text:span><text:span text:style-name="T651">Можно </text:span><text:span text:style-name="T656">пройти до ангара ховертанков и зачистить крепость.</text:span></text:p>
      <text:p text:style-name="P282"><text:span text:style-name="T656"/></text:p>
      <text:p text:style-name="P282"><text:span text:style-name="T7">Я понимаю его сомнение. «Око Гнева» перенаправляет энергию с защитной сферы на спаренный мега-излучатель цитадели. </text:span><text:span text:style-name="T658">Самоубийственный шаг в обычных условиях, </text:span><text:span text:style-name="T653">когда у крепости парит флот противника.</text:span><text:span text:style-name="T658"> </text:span><text:span text:style-name="T653">Н</text:span><text:span text:style-name="T658">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51"><text:span text:style-name="T441"/></text:p>
      <text:p text:style-name="P283"><text:span text:style-name="T441">- </text:span><text:span text:style-name="T659">Уверена. - Я бросаю взгляд на экран дока, где у дальнего причала парит </text:span><text:span text:style-name="T608">корвет</text:span><text:span text:style-name="T659">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653">для достройки</text:span><text:span text:style-name="T659">.</text:span></text:p>
      <text:p text:style-name="P283"><text:span text:style-name="T659"/></text:p>
      <text:p text:style-name="P284"><text:span text:style-name="T659">- </text:span><text:span text:style-name="T421">Около</text:span><text:span text:style-name="T608"> пол</text:span><text:span text:style-name="T421">у</text:span><text:span text:style-name="T608">часа понадобится лербам, чтобы пропилить ворота.</text:span><text:span text:style-name="T653"> </text:span><text:span text:style-name="T608">Поэтому я</text:span><text:span text:style-name="T653"> ставляю таймер на </text:span><text:span text:style-name="T608">двадцать минут</text:span><text:span text:style-name="T653">,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37">порт</text:span><text:span text:style-name="T653">, к «Стремительному». Когда защитная сфера отключится, вы должны быть готовы уходить к Трантору. Форсируйте двигатели </text:span><text:span text:style-name="T608">корвета</text:span><text:span text:style-name="T653"> и эти, - я указываю на парящие тени за защитной сферой, - вас не догонят. </text:span><text:span text:style-name="T660">В Транторе,</text:span><text:span text:style-name="T653"> </text:span><text:span text:style-name="T661">в космопорт</text:span><text:span text:style-name="T662">е,</text:span><text:span text:style-name="T661"> </text:span><text:span text:style-name="T660">стоит</text:span><text:span text:style-name="T653"> астробуксировщик - </text:span><text:span text:style-name="T663">мы </text:span><text:span text:style-name="T661">строили</text:span><text:span text:style-name="T663"> им наши лунные базы.</text:span><text:span text:style-name="T653"> </text:span><text:span text:style-name="T608">Забирайте всех и </text:span><text:span text:style-name="T653">лет</text:span><text:span text:style-name="T660">и</text:span><text:span text:style-name="T653">т</text:span><text:span text:style-name="T660">е</text:span><text:span text:style-name="T653"> </text:span><text:span text:style-name="T608">к</text:span><text:span text:style-name="T653"> Криллон</text:span><text:span text:style-name="T608">у</text:span><text:span text:style-name="T663">. Дальше подчиняйтесь приказам командующего базы.</text:span></text:p>
      <text:p text:style-name="P277"><text:soft-page-break/>- Вы сами разве не поведёте «Стремительный», консул?</text:p>
      <text:p text:style-name="P285"><text:span text:style-name="T653">- Нет, у меня другая задача.</text:span><text:span text:style-name="T659"> </text:span><text:span text:style-name="T664">Мне нужн</text:span><text:span text:style-name="T665">о двух</text:span><text:span text:style-name="T664"> воинов в сопровождение. Мы идём к арсеналу.</text:span></text:p>
      <text:p text:style-name="P285"><text:span text:style-name="T664"/></text:p>
      <text:p text:style-name="P242"><text:span text:style-name="T664">С</text:span><text:span text:style-name="T7">мерть королевы и захват «Маджестика» всё меняет. </text:span><text:span text:style-name="T666">Рейд возмездия теперь невозможен — только генераторы </text:span><text:span text:style-name="T667">гранд-флаера</text:span><text:span text:style-name="T666"> могли обеспечить Элементы Возмездия </text:span><text:span text:style-name="T668">достаточной</text:span><text:span text:style-name="T666"> энергией. </text:span><text:span text:style-name="T668">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66">И </text:span><text:span text:style-name="T668">передать кому-то знания по управления Элементами, ведь после смерти королевы я — единственная, кто умеет пользоваться ими.</text:span></text:p>
      <text:p text:style-name="P242"><text:span text:style-name="T667"/></text:p>
      <text:p text:style-name="P286">…</text:p>
      <text:p text:style-name="P251"><text:span text:style-name="T659"/></text:p>
      <text:p text:style-name="P287"><text:span text:style-name="T659">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87"><text:span text:style-name="T7"/></text:p>
      <text:p text:style-name="P287"><text:span text:style-name="T7">На полпути к </text:span><text:span text:style-name="T665">арсеналу я слышу шорох из бокового тунеля с табличкой «Склад-4В». В дюжине шагов от основного тунеля, возле </text:span><text:span text:style-name="T669">выломанной двери</text:span><text:span text:style-name="T665">, мы натыкаемся на </text:span><text:span text:style-name="T670">мехадоспех без шлема, бессмысленно бодающий стену.</text:span><text:span text:style-name="T671"> </text:span><text:span text:style-name="T672">Треснувший ш</text:span><text:span text:style-name="T673">лем лежит тут же. </text:span><text:span text:style-name="T672">Тяжелый </text:span><text:span text:style-name="T674">доспех</text:span><text:span text:style-name="T672"> то и дело </text:span><text:span text:style-name="T674">топчется</text:span><text:span text:style-name="T672"> </text:span><text:span text:style-name="T674">по нему бронированными</text:span><text:span text:style-name="T672"> копытами. </text:span><text:span text:style-name="T674">Из шлема вылетают голубые искры, тревожно перемигиваются индикаторные огоньки на</text:span><text:span text:style-name="T673"> налобно</text:span><text:span text:style-name="T674">м</text:span><text:span text:style-name="T673"> щитк</text:span><text:span text:style-name="T674">е</text:span><text:span text:style-name="T673">. </text:span><text:span text:style-name="T665">На спине доспеха закреплён ящик, </text:span><text:span text:style-name="T675">наполовину полный консервами. Консервы </text:span><text:span text:style-name="T665">глухо звен</text:span><text:span text:style-name="T675">я</text:span><text:span text:style-name="T665">т при каждом ударе </text:span><text:span text:style-name="T421">тяжёлого </text:span><text:span text:style-name="T675">мехадоспеха </text:span><text:span text:style-name="T665">о стену.</text:span></text:p>
      <text:p text:style-name="P288"/>
      <text:p text:style-name="P288">Я осторожно обхожу <text:span text:style-name="T676">обезглавленый </text:span><text:span text:style-name="T677">механизм</text:span>, пытаясь рассмотреть номер на <text:span text:style-name="T676">его</text:span> грудной пластине. «<text:span text:style-name="T678">Сорок два — пятнадцать». Центурия Луны.</text:span></text:p>
      <text:p text:style-name="P288"/>
      <text:p text:style-name="P289">Из двер<text:span text:style-name="T679">ного проёма</text:span> на меня буквально вываливается <text:span text:style-name="T680">фаэри в поддоспешном комбинезоне</text:span>. Увидев <text:span text:style-name="T681">нас</text:span>, он испуганно охает и прижимается к стене. <text:span text:style-name="T677">Из-под прижатых к телу крыльев вываливаются </text:span><text:span text:style-name="T676">на пол</text:span><text:span text:style-name="T677"> консервы и упаковки сухарей. </text:span></text:p>
      <text:p text:style-name="P289"/>
      <text:p text:style-name="P289">- Где ваш <text:span text:style-name="T677">доспех</text:span>, солдат? Что с вашим рогом? И… Почему вы дрожите?</text:p>
      <text:p text:style-name="P289"/>
      <text:p text:style-name="P289">Песчаного цвета <text:span text:style-name="T677">жеребец</text:span> вжимается в <text:span text:style-name="T677">каменную поверхность</text:span> в тщетном порыве быть от меня подальше и, судя по всему, готовиться упасть в обморок. <text:span text:style-name="T678">Грязные «сорок два — пятнадцать» едва просматриваются на нагрудно</text:span><text:span text:style-name="T680">й пластине комбинезона.</text:span></text:p>
      <text:p text:style-name="P289"/>
      <text:p text:style-name="P289"><text:span text:style-name="T680">П</text:span><text:span text:style-name="T682">ри</text:span><text:span text:style-name="T680">жав</text:span><text:span text:style-name="T682"> его </text:span><text:span text:style-name="T683">копытом</text:span><text:span text:style-name="T682"> к стене, </text:span><text:span text:style-name="T680">я</text:span> внимательно всматриваюсь в его зрачки. <text:span text:style-name="T677">О</text:span>ни не узкие. Это очень легко заметить, так как они расширены и почти вытеснили белки глаз.</text:p>
      <text:p text:style-name="P289"/>
      <text:p text:style-name="P289"><text:soft-page-break/>Я поднимаю забрало, чтобы он узнал меня.</text:p>
      <text:p text:style-name="P289">Он отвечает мне пронзительным взглядом в ответ и, внезапно, успокаивается.</text:p>
      <text:p text:style-name="P289"/>
      <text:p text:style-name="P289">- <text:span text:style-name="T683">Н</text:span>е <text:span text:style-name="T680">лерб</text:span><text:span text:style-name="T681">ы</text:span>, - <text:span text:style-name="T683">облегчённо</text:span><text:span text:style-name="T684"> </text:span>вздыхает он. - У вас хорошие глаза. Круглые.</text:p>
      <text:p text:style-name="P28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83">жеребец</text:span> расслабляется и отлепл<text:span text:style-name="T489">яет</text:span>ся от стены.</text:p>
      <text:p text:style-name="P290">- <text:span text:style-name="T683">Я никогда не видел лербов вживую. Меня мобилизовали всего пять лет назад. Я никогда не был на передовой. Я даже не умею фехтовать.</text:span></text:p>
      <text:p text:style-name="P290">- <text:span text:style-name="T683">Откуда же у тебя мехадоспех, солдат? </text:span><text:span text:style-name="T681">Солдатам их выдают за особые заслуги. </text:span><text:span text:style-name="T683">Не все офицеры имеют такие.</text:span></text:p>
      <text:p text:style-name="P291">- Мама помогла мне получить хорошую должность в канцелярии. Ну, вы понимаете… Моя мать — влиятельная особа. <text:span text:style-name="T445">Клан Лорен.</text:span></text:p>
      <text:p text:style-name="P290"/>
      <text:p text:style-name="P292">Он говорит это с особой гордостью, вызывая у меня отвращение. <text:span text:style-name="T445">Печально, что даже в королевском клане процветает коррупция.</text:span></text:p>
      <text:p text:style-name="P292"/>
      <text:p text:style-name="P292">Я делаю знак своим сопровождающим.</text:p>
      <text:p text:style-name="P293">- <text:span text:style-name="T681">Сирен, Минтур, п</text:span>риглядывайте за ним. Он пойдёт с нами в арсенал.</text:p>
      <text:p text:style-name="P291"/>
      <text:p text:style-name="P291">От моих слов у жеребца чуть не вылезли глаза на лоб.</text:p>
      <text:p text:style-name="P291">- В арсенал? Не-е-ет, туда нельзя! Нельзя! Не-е-ет!!!</text:p>
      <text:p text:style-name="P291"/>
      <text:p text:style-name="P294">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94"/>
      <text:p text:style-name="P294">Я снова подхожу к удерживаемому моими спутниками жеребцу.</text:p>
      <text:p text:style-name="P291"/>
      <text:p text:style-name="P290"><text:span text:style-name="T683">- </text:span><text:span text:style-name="T681">Туда нельзя, - торопливо бормочет солдат. - </text:span><text:span text:style-name="T685">Во время прорыва сферы </text:span><text:span text:style-name="T686">наш контуберний</text:span><text:span text:style-name="T685"> </text:span><text:span text:style-name="T687">сопровождал</text:span><text:span text:style-name="T391"> приора Лун</text:span><text:span text:style-name="T687">у </text:span><text:span text:style-name="T391">в </text:span><text:span text:style-name="T452">порт</text:span><text:span text:style-name="T391"> для встречи «Маджестика»… </text:span><text:span text:style-name="T681">К</text:span><text:span text:style-name="T688">огда включилась сирена,</text:span><text:span text:style-name="T687"> </text:span><text:span text:style-name="T688">Луна… </text:span><text:span text:style-name="T452">П</text:span><text:span text:style-name="T688">омчалась в арсенал, мы</text:span><text:span text:style-name="T687"> </text:span><text:span text:style-name="T688">едва поспевали за ней</text:span><text:span text:style-name="T687">. </text:span><text:span text:style-name="T688">Т</text:span><text:span text:style-name="T687">ам, — легионер указывает копытом в сторону </text:span><text:span text:style-name="T689">арсенала</text:span><text:span text:style-name="T687">, - </text:span><text:span text:style-name="T688">н-нас… н-нам…</text:span></text:p>
      <text:p text:style-name="P295"/>
      <text:p text:style-name="P295">От волнения он заикается и замолкает. Потом его глаза закатываются, дыхание становится частым и прерывистым.</text:p>
      <text:p text:style-name="P295"/>
      <text:p text:style-name="P296"><text:soft-page-break/>- Как тебя зовут, <text:span text:style-name="T687">воин</text:span>? - когда наступает психологический шок, лучше всего его преодолевать простыми <text:span text:style-name="T688">методами</text:span>. Я давно это усвоила, общаясь со студентами.</text:p>
      <text:p text:style-name="P296">- Ринс. Ринс Стилфизер. Либрарий первой центурии <text:span text:style-name="T687">второй</text:span> когорты шестого легиона.</text:p>
      <text:p text:style-name="P296">- Успокойся, Ринс. У тебя есть дети?</text:p>
      <text:p text:style-name="P296">- Дочка.</text:p>
      <text:p text:style-name="P296"/>
      <text:p text:style-name="P296">Взгляд солдата ста<text:span text:style-name="T688">новится</text:span> более осмысленным, зрачки почти в<text:span text:style-name="T688">озвращаются</text:span> в нормальный размер.</text:p>
      <text:p text:style-name="P296"/>
      <text:p text:style-name="P296">- Её зовут Дикси. Эвакуировалась за океан, с женой. Месяц назад прислала открытку. Там карнавал! Маски, конфетти, фейерверки! Мороженное на пляже! <text:span text:style-name="T686">Мирная жизнь!</text:span> - восхищённо говори<text:span text:style-name="T535">т</text:span> Ринс, его глаза сияли. Он счастлив отвлечься от реальности, <text:span text:style-name="T687">уйдя в яркий мир грёз</text:span>.</text:p>
      <text:p text:style-name="P296">- Отлично. Я счастлива, что твоя семья в полной безопасности, - произн<text:span text:style-name="T535">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87">арсенале</text:span>?</text:p>
      <text:p text:style-name="P296"/>
      <text:p text:style-name="P295">- М-м-мы не <text:span text:style-name="T681">понимали</text:span>… Они пришли… Она…</text:p>
      <text:p text:style-name="P297">- <text:span text:style-name="T687">Что с Луной?! - перебиваю я его и снова прижимаю к стене.</text:span></text:p>
      <text:p text:style-name="P298">- Поймите меня правильно, я никогда не учился сражаться… Мать хотела, чтобы я стал <text:span text:style-name="T690">зе</text:span>фирным танцором… Я всего лишь писарь… - <text:span text:style-name="T688">бессвязно бормочет солдат.</text:span></text:p>
      <text:p text:style-name="P299"/>
      <text:p text:style-name="P300"><text:span text:style-name="T688">Я выдаю ему серию увесистых пощёчин. </text:span><text:span text:style-name="T681">Ринс</text:span> запинается. Он молча хлопает глазами и не может произнести ни слова. <text:span text:style-name="T681">В тоннеле отчётливо чувствуется </text:span><text:span text:style-name="T688">запах мочи.</text:span></text:p>
      <text:p text:style-name="P300"/>
      <text:p text:style-name="P294">С отвращением я отступаю от него и поднимаю с пола шлем его мехадоспеха. <text:span text:style-name="T690">Вывожу меню на маленький внутренний экран шлема и выбираю «Воспроизведение» за последние пятнадцать минут. Экранчик показывает запись с</text:span><text:span text:style-name="T691">о</text:span><text:span text:style-name="T690"> встроенной камеры шлема.</text:span></text:p>
      <text:p text:style-name="P301"/>
      <text:p text:style-name="P302">Ринс в компании <text:span text:style-name="T692">дюжины</text:span> легионеров движется к <text:span text:style-name="T452">порту</text:span>. <text:span text:style-name="T693">Они оживлённо переговариваются, обсуждая прибытие «Маджестика».</text:span> <text:span text:style-name="T694">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52">Очертания</text:span><text:span text:style-name="T693"> гранд-флаера уже </text:span><text:span text:style-name="T452">темнеют</text:span><text:span text:style-name="T693"> за силовым щитом Андориана, когда они добираются до КПП дока. Луна расспрашивает о чём-то вахтёра,</text:span><text:span text:style-name="T695"> </text:span><text:span text:style-name="T696">п</text:span><text:span text:style-name="T697">ричальная рампа медленно движется к стыковочному шлюзу.</text:span></text:p>
      <text:p text:style-name="P302"><text:span text:style-name="T697">С</text:span><text:span text:style-name="T693">олдаты поднимают шум. Все указывают на растущий силуэт «Маджестика», который и не думает останавливаться.</text:span></text:p>
      <text:p text:style-name="P303"><text:span text:style-name="T698">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54">Сбитая со стены закрылком «Маджестика», с гулким грохотом падает орудийная башня, разбивая </text:span><text:span text:style-name="T699">ствол</text:span><text:span text:style-name="T700">а</text:span><text:span text:style-name="T699">м</text:span><text:span text:style-name="T700">и</text:span><text:span text:style-name="T554"> обсерваторию. Гранд-флаер</text:span><text:span text:style-name="T697"> со стоном ярд за ярдом проламывает каменную стену </text:span><text:soft-page-break/><text:span text:style-name="T697">и силовой щит, останавливаясь только тогда, когда его киль вгрызается в </text:span><text:span text:style-name="T701">примкнувшую к скале </text:span><text:span text:style-name="T697">энергостанцию .</text:span></text:p>
      <text:p text:style-name="P303"/>
      <text:p text:style-name="P304">Луна приходит в себя первой. <text:span text:style-name="T702">Она со все</text:span><text:span text:style-name="T703">х</text:span><text:span text:style-name="T702"> ног несётся к арсеналу, </text:span><text:span text:style-name="T694">серебряный жеребец и Ринс не отстают. О</text:span><text:span text:style-name="T702">стальные </text:span><text:span text:style-name="T694">без усиленных мехадоспехом мышц</text:span><text:span text:style-name="T702"> </text:span><text:span text:style-name="T694">заметно отрываются от них</text:span><text:span text:style-name="T702">. </text:span><text:span text:style-name="T704">На ходу </text:span><text:span text:style-name="T694">Луна</text:span><text:span text:style-name="T704"> отдаёт приказ </text:span><text:span text:style-name="T701">подвернувшемуся</text:span><text:span text:style-name="T704"> гастату, тот несётся к казармам, </text:span><text:span text:style-name="T637">навстречу первым солдатам</text:span><text:span text:style-name="T701"> разбуженн</text:span><text:span text:style-name="T637">ой</text:span><text:span text:style-name="T701"> смен</text:span><text:span text:style-name="T703">ы</text:span><text:span text:style-name="T701">.</text:span><text:span text:style-name="T704"> </text:span><text:span text:style-name="T637">Но рядом п</text:span><text:span text:style-name="T701">адает и</text:span><text:span text:style-name="T704">скорёженная носовая аппарель «Маджестика», выпуская первые дюжины лербов. </text:span><text:span text:style-name="T637">С палубы гранд-флаера </text:span><text:span text:style-name="T703">один за другим </text:span><text:span text:style-name="T637">взлета</text:span><text:span text:style-name="T703">ю</text:span><text:span text:style-name="T637">т </text:span><text:span text:style-name="T703">три </text:span><text:span text:style-name="T705">грузов</text:span><text:span text:style-name="T703">ых</text:span><text:span text:style-name="T705"> </text:span><text:span text:style-name="T637">глайдер</text:span><text:span text:style-name="T703">а</text:span><text:span text:style-name="T637"> </text:span><text:span text:style-name="T705">и </text:span><text:span text:style-name="T637">теря</text:span><text:span text:style-name="T703">ю</text:span><text:span text:style-name="T637">тся среди строений Андориана.</text:span></text:p>
      <text:p text:style-name="P304"/>
      <text:p text:style-name="P305"><text:span text:style-name="T637">Ринс отворачивается от завязавшейся у казарм потасовки. Он и остальн</text:span><text:span text:style-name="T692">ые</text:span><text:span text:style-name="T637"> сворачивают за лабораторию, следуя за Луной. </text:span><text:span text:style-name="T705">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06">За воротами нестройными</text:span><text:span text:style-name="T705"> рядами </text:span><text:span text:style-name="T706">ожидают</text:span><text:span text:style-name="T705"> полуразобранные мехадоспехи, </text:span><text:span text:style-name="T703">грузовые платформы</text:span><text:span text:style-name="T705"> и </text:span><text:span text:style-name="T429">портовые</text:span><text:span text:style-name="T705"> </text:span><text:span text:style-name="T692">погрузчики</text:span><text:span text:style-name="T705">. </text:span><text:span text:style-name="T706">Оглянувшись назад через несколько секунд, Ринс видит, как большинство механизмов </text:span><text:span text:style-name="T703">неспешно </text:span><text:span text:style-name="T706">рассыпается по территории, занимая боевые позиции.</text:span></text:p>
      <text:p text:style-name="P305"/>
      <text:p text:style-name="P306">Арсенал охраняют <text:span text:style-name="T707">шестеро</text:span>. <text:span text:style-name="T708">Они стоят прямо перед вибрирующей мембраной локального силового щита арсенала.</text:span> <text:span text:style-name="T708">Издалека увидев Луну, они </text:span><text:span text:style-name="T707">расступаются</text:span><text:span text:style-name="T708">,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06"/>
      <text:p text:style-name="P307">Луна пробегает мимо них, кивком отвечая на их приветствие. Щит пропускает действительного центуриона и она, подбежав к распределительно<text:span text:style-name="T452">й</text:span> <text:span text:style-name="T452">панели</text:span>, отключает <text:span text:style-name="T452">защиту</text:span>. Затем она скрывается в арсенале. За ней следу<text:span text:style-name="T694">ю</text:span>т <text:span text:style-name="T694">серебряный жеребец и остальны.</text:span> Ринс же внезапно мешкает у самого входа.</text:p>
      <text:p text:style-name="P306"/>
      <text:p text:style-name="P307"><text:span text:style-name="T694">Его ш</text:span>лем медленно поворачивается, концентрируясь на одном из <text:span text:style-name="T692">охранников</text:span>. Оптическая система визора, подчиняясь негласной команде Ринса, увеличивает изображение <text:span text:style-name="T452">тёмного</text:span> забрала легионера. За забралом ясно виден <text:span text:style-name="T709">зелёный огонёк злого </text:span>глаз<text:span text:style-name="T709">а</text:span> с узким зрачком.</text:p>
      <text:p text:style-name="P308">Изображение с <text:span text:style-name="T694">визора</text:span> колотит сильная дрожь. <text:span text:style-name="T694">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09">раз за разом </text:span>вспыхивает красным. Ринс снова оборачивается. Шестёрка лербов, уже не скрываясь, идёт на него. <text:span text:style-name="T692">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309">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561">к центральному хранилищу</text:span>, в конце которого Луна в окружении <text:span text:style-name="T694">легионеров</text:span> возится с кодовым замком на <text:span text:style-name="T692">круглой </text:span>бронированной двери.</text:p>
      <text:p text:style-name="P310">Пробежав полкоридора, Ринс оборачивается. Из-за угла уже выходит перв<text:span text:style-name="T561">ая тройка</text:span> лерб<text:span text:style-name="T561">ов</text:span>, за ним<text:span text:style-name="T561">и</text:span> извиваются прозрачные щупальца-волосы <text:span text:style-name="T710">твари</text:span>.</text:p>
      <text:p text:style-name="P311"><text:soft-page-break/>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561">Щелкает замок.</text:span> Некоторое время он стоит, прижавшись к двери изнутри. <text:span text:style-name="T711">Стук его сердца слышен в динамиках. </text:span><text:s/><text:span text:style-name="T710">В коридоре слышатся крики, выстрелы и звон оружия</text:span>. <text:span text:style-name="T710">Ринс</text:span><text:span text:style-name="T711"> </text:span>несётся к задней стене, <text:span text:style-name="T711">раскидывая</text:span> вёдра и швабры. В задней стене есть ещё одна, <text:span text:style-name="T711">совсем крохотная</text:span> дверца - «Служебный 2Ц». Ринс прикладывает к плашке замка накопытник, дверца мигаёт зелёным и уезжает в сторону. </text:p>
      <text:p text:style-name="P310">Далее идёт долгий бег по тоннелю с остановкой у знакомой двери <text:span text:style-name="T712">«Склад-4В».</text:span></text:p>
      <text:p text:style-name="P306"/>
      <text:p text:style-name="P312">Я оглядываюсь на Ринса.</text:p>
      <text:p text:style-name="P312"/>
      <text:p text:style-name="P312">- Предатель! Ты бросил своих товарищей <text:span text:style-name="T711">в беде </text:span>и сбежал!</text:p>
      <text:p text:style-name="P313"/>
      <text:p text:style-name="P313">Я с рычанием под<text:span text:style-name="T709">хожу</text:span> к <text:span text:style-name="T709">обмочившемуся солдату</text:span>. Трусость легионера будит неведомую мне раньше ярость, я боюсь задушить его магическим захватом!</text:p>
      <text:p text:style-name="P314"/>
      <text:p text:style-name="P313">Ринс только молча смотрит на меня, открывая рот, как выброшенная на берег рыба.</text:p>
      <text:p text:style-name="P314"/>
      <text:p text:style-name="P313">- <text:span text:style-name="T678">Я… Я всего лишь писарь. Я не умею сражаться, - в конце-концов выдавливает из себя Ринс. - </text:span><text:span text:style-name="T711">Я хотел привести подмогу.</text:span></text:p>
      <text:p text:style-name="P313">- <text:span text:style-name="T678">И поэтому начал грабить продовольственный склад? — гневно указываю на рассыпавшиеся по полу консервы. - </text:span><text:span text:style-name="T713">Рассчитывал сбежать в горы и отсидеться там?</text:span></text:p>
      <text:p text:style-name="P314"/>
      <text:p text:style-name="P313">Я уже <text:span text:style-name="T678">справилась с приступом ярости. </text:span><text:span text:style-name="T714">Подойдя к мехадоспеху Ринса, я поднимаю изувеченный шлем и прилаживаю его на место.</text:span><text:span text:style-name="T678"> </text:span><text:span text:style-name="T715">Движения механизма обретают осмысленность. </text:span><text:span text:style-name="T676">Мехадоспех выпрямляется у стены и со скрипом отдаёт честь.</text:span></text:p>
      <text:p text:style-name="P314"/>
      <text:p text:style-name="P313">- <text:span text:style-name="T676">Мехадоспех сорок два — пятнадцать, класс «Принцип-2». </text:span><text:span text:style-name="T716">Целостность системы семьдесят семь процентов, заряд </text:span><text:span text:style-name="T709">айн-</text:span><text:span text:style-name="T716">батарей девяносто два процента.</text:span><text:span text:style-name="T676"> Жду распоряжений, консул Селестия, - низко гудит механизм. </text:span></text:p>
      <text:p text:style-name="P315">- <text:span text:style-name="T561">С</text:span><text:span text:style-name="T676">орок два — пятнадцать, </text:span><text:span text:style-name="T561">о</text:span><text:span text:style-name="T716">т</text:span><text:span text:style-name="T561">конвоируй</text:span><text:span text:style-name="T676"> дезертира Ринса Стилфизера</text:span> в <text:span text:style-name="T709">цитадель </text:span>и ожидай <text:span text:style-name="T676">дальнейших распоряжений </text:span><text:span text:style-name="T709">от префекта Хай Глори</text:span><text:span text:style-name="T676">.</text:span></text:p>
      <text:p text:style-name="P316"><text:line-break/>Я поворачиваюсь к Ринсу.</text:p>
      <text:p text:style-name="P313"><text:span text:style-name="T717">- Суд над тобой будет после сражения, </text:span><text:span text:style-name="T716">трус</text:span><text:span text:style-name="T717">. </text:span></text:p>
      <text:p text:style-name="P314"/>
      <text:p text:style-name="P313"><text:span text:style-name="T717">Ринс</text:span> облегчённо вздыхает и <text:span text:style-name="T716">уходит</text:span> прочь <text:span text:style-name="T716">под конвоем собственн</text:span><text:span text:style-name="T718">ых</text:span><text:span text:style-name="T716"> </text:span><text:span text:style-name="T719">доспехов</text:span>.</text:p>
      <text:p text:style-name="P314"><text:soft-page-break/><text:span text:style-name="T659"/></text:p>
      <text:p text:style-name="P317"><text:span text:style-name="T635">М</text:span>ы же идём в противоположном направлении, к арсеналу. Теперь я знаю, что могу встретить, и <text:span text:style-name="T445">паника постепенно оватывает меня липкими щупальцами</text:span>.</text:p>
      <text:p text:style-name="P317"/>
      <text:p text:style-name="P317"><text:span text:style-name="T445">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20">у</text:span><text:span text:style-name="T445"> себе представить, что может погибнуть Луна. Моя младшая сестрёнка, </text:span><text:span text:style-name="T720">моя тень и</text:span><text:span text:style-name="T445"> мой «хвостик», как её называли в детстве и как до сих пор называю её в мыслях я. </text:span></text:p>
      <text:p text:style-name="P318"/>
      <text:p text:style-name="P319"><text:span text:style-name="T721">Перво</text:span><text:span text:style-name="T561">й</text:span><text:span text:style-name="T721"> появл</text:span><text:span text:style-name="T561">яется</text:span><text:span text:style-name="T721"> кровь. Она те</text:span><text:span text:style-name="T561">чёт</text:span><text:span text:style-name="T721"> по полу тонкой струйкой, превраща</text:span><text:span text:style-name="T561">ющ</text:span><text:span text:style-name="T721">ейся в ручеёк по мере приближения к </text:span><text:span text:style-name="T561">центральному </text:span><text:span text:style-name="T721">хранилищу. </text:span><text:span text:style-name="T722">Затем леж</text:span><text:span text:style-name="T561">ит</text:span><text:span text:style-name="T722"> вповалку дюжина изрешеченых пулями заражённых.</text:span><text:span text:style-name="T721"> Потом</text:span><text:span text:style-name="T723"> нам встре</text:span><text:span text:style-name="T561">чается</text:span><text:span text:style-name="T723"> шлем одного из лербов. С головой в нём. Тело пробежало ещё шагов пять, прежде чем вреза</text:span><text:span text:style-name="T561">ться</text:span><text:span text:style-name="T723"> в стену. Следующие четверо проткнуты железными перьями и </text:span><text:span text:style-name="T721">чинно </text:span><text:span text:style-name="T723">сид</text:span><text:span text:style-name="T561">ят</text:span><text:span text:style-name="T723">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61">ит</text:span><text:span text:style-name="T723"> — копья не да</text:span><text:span text:style-name="T561">ют</text:span><text:span text:style-name="T723"> ему упасть, нанизав его насквозь. Пеналы его раскрытых крыльев пусты — двое из шести перьев достались кому-то </text:span><text:span text:style-name="T724">ещё</text:span><text:span text:style-name="T723">.</text:span></text:p>
      <text:p text:style-name="P320">Через пят<text:span text:style-name="T721">надцать</text:span> шагов воины <text:span text:style-name="T692">Луны </text:span><text:span text:style-name="T725">создал</text:span><text:span text:style-name="T726">и</text:span><text:span text:style-name="T692"> из повержённых </text:span>врагов<text:span text:style-name="T692"> некое подобие баррикады. </text:span><text:span text:style-name="T727">Изрубленные и опаленные тела в ржавых доспехах образов</text:span><text:span text:style-name="T561">ывают</text:span><text:span text:style-name="T727"> крутой вал — лербы, как всегда, шли напролом, давя массой.</text:span><text:span text:style-name="T692"> </text:span><text:span text:style-name="T726">В самом высоком месте </text:span><text:span text:style-name="T721">вал</text:span><text:span text:style-name="T726"> почти достиг</text:span><text:span text:style-name="T561">ает</text:span><text:span text:style-name="T726"> потолка. Мы </text:span><text:span text:style-name="T561">еле </text:span><text:span text:style-name="T726">проб</text:span><text:span text:style-name="T561">ираемся</text:span><text:span text:style-name="T726"> через не</text:span><text:span text:style-name="T727">го</text:span><text:span text:style-name="T726">, </text:span>цепляясь<text:span text:style-name="T726"> копытами </text:span>за <text:span text:style-name="T727">ужасное содержимое</text:span><text:span text:style-name="T726">.</text:span></text:p>
      <text:p text:style-name="P321">Четверо бойцов Луны сдержив<text:span text:style-name="T561">али</text:span> натиск с той стороны. <text:span text:style-name="T728">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29">ос</text:span><text:span text:style-name="T728">емь</text:span><text:span text:style-name="T729"> </text:span><text:span text:style-name="T721">отрубленных</text:span><text:span text:style-name="T728"> </text:span><text:span text:style-name="T729">крыл</text:span><text:span text:style-name="T728">ьев</text:span><text:span text:style-name="T729"> приколоты пиками к стенам и потолку или </text:span><text:span text:style-name="T730">же </text:span><text:span text:style-name="T729">пронза</text:span><text:span text:style-name="T561">ют</text:span><text:span text:style-name="T729"> крыльевыми лезвиями противников. Самих сражавшихся не видно — скорее всего, </text:span><text:span text:style-name="T561">их тела </text:span><text:span text:style-name="T729">погребены под лавиной лербов после потери крыльев.</text:span></text:p>
      <text:p text:style-name="P322"><text:span text:style-name="T731">В</text:span><text:span text:style-name="T729"> хранилище </text:span><text:span text:style-name="T732">произошёл последний </text:span><text:span text:style-name="T722">бой оставши</text:span><text:span text:style-name="T732">х</text:span><text:span text:style-name="T722">ся семер</text:span><text:span text:style-name="T732">ых</text:span><text:span text:style-name="T722"> воинов Луны. </text:span><text:span text:style-name="T733">Вторая баррикада из </text:span><text:span text:style-name="T731">стеллажей у открытой двери</text:span><text:span text:style-name="T733">, сломанная тренога тяжёлого пулеметателя, затухающее сияние айны </text:span><text:span text:style-name="T731">где-то </text:span><text:span text:style-name="T733">внутри </text:span><text:span text:style-name="T732">самого </text:span><text:span text:style-name="T733">хранилища.</text:span></text:p>
      <text:p text:style-name="P323">Я тихо иду по <text:span text:style-name="T731">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24">В центре до сих пор в воздухе висят искры сырой айны. Кучи сгоревших остовов стеллажей и скрученных жаром лезвий <text:span text:style-name="T411">и пластин брони</text:span> окаймляют выжженую площадку. Я вижу финал сражения. Вероятно, <text:span text:style-name="T733">когда лербы прорвались внутрь, обороняющиеся </text:span>сотворили Сияние Вечности - <text:span text:style-name="T733"><text:s/></text:span><text:span text:style-name="T411">с</text:span>амоубийственн<text:span text:style-name="T411">ую</text:span> эманаци<text:span text:style-name="T411">ю</text:span>, приводящ<text:span text:style-name="T411">ую</text:span> к моментальному выбросу всего жизненного запаса айны наружу.<text:span text:style-name="T733"> </text:span>С<text:span text:style-name="T734">ыр</text:span>ая<text:span text:style-name="T734"> айн</text:span>а<text:span text:style-name="T734"> перемешал</text:span>а<text:span text:style-name="T734"> тела защитников и нападающих, опалил</text:span>а<text:span text:style-name="T734"> и размазал</text:span>а<text:span text:style-name="T734"> </text:span>их <text:span text:style-name="T734">по </text:span>полу, потолку и стеллажам хранилища<text:span text:style-name="T734">. </text:span></text:p>
      <text:p text:style-name="P323"><text:span text:style-name="T731">Как в трансе </text:span>обхо<text:span text:style-name="T731">жу</text:span> тела и переступа<text:span text:style-name="T731">ю</text:span> через <text:span text:style-name="T731">бесформенные </text:span>обгоре<text:span text:style-name="T731">вшие</text:span> останки. <text:span text:style-name="T731">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31">Просто дойти. Я даже не уверена, что знаю, что делать потом.</text:span></text:p>
      <text:p text:style-name="P324"><text:soft-page-break/><text:span text:style-name="T735">Останавливаюсь в центре выжженого круга и оглядываюсь</text:span>. <text:span text:style-name="T735">С</text:span>лышу стон <text:span text:style-name="T735">в стороне</text:span>.</text:p>
      <text:p text:style-name="P324"/>
      <text:p text:style-name="P325"><text:span text:style-name="T736">Серебряный</text:span><text:span text:style-name="T737"> </text:span><text:span text:style-name="T736">ж</text:span>еребец лежит <text:span text:style-name="T411">в луже крови. Его </text:span><text:span text:style-name="T736">опалило и </text:span><text:span text:style-name="T411">впечатало в стену.</text:span><text:span text:style-name="T737"> </text:span><text:span text:style-name="T411">Задних ног нет </text:span><text:span text:style-name="T737">и, судя по страшному излому тела, позвоночник сломан</text:span><text:span text:style-name="T411">, но системы жизнеобеспечения мехадоспеха </text:span><text:span text:style-name="T738">ещ</text:span><text:span text:style-name="T739">ё</text:span><text:span text:style-name="T738"> </text:span><text:span text:style-name="T411">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26"/>
      <text:p text:style-name="P326">- <text:span text:style-name="T411">Она не вышла.</text:span></text:p>
      <text:p text:style-name="P326">- <text:span text:style-name="T411">Что? - я с немым вопросом смотрю на умирающего. - Кто </text:span><text:span text:style-name="T740">не вышел, Сомномикус</text:span><text:span text:style-name="T411">?</text:span></text:p>
      <text:p text:style-name="P326">- <text:span text:style-name="T411">НЕ ВЫШЛА… - на губах легионера появляются красные пузыри. - Тв</text:span><text:span text:style-name="T737">а</text:span><text:span text:style-name="T411">-кх-кха-кха-рь!</text:span></text:p>
      <text:p text:style-name="P326"/>
      <text:p text:style-name="P327"><text:span text:style-name="T736">Он пытается указать куда-то мне за спину, но копыто бессильно падает. </text:span><text:span text:style-name="T737">Его голова дёргается, г</text:span>лаза закатываются.<text:span text:style-name="T31"> </text:span><text:span text:style-name="T737">Я</text:span><text:span text:style-name="T31"> </text:span>больше не слышу его дыхания. <text:span text:style-name="T735">Серебряный </text:span>мёртв.</text:p>
      <text:p text:style-name="P327"/>
      <text:p text:style-name="P328"><text:span text:style-name="T735">Я иду в указанном направлении. За обрушенными стеллажами и мусором </text:span><text:span text:style-name="T741">пробивается сияние айны. Я расталкиваю завалы. </text:span><text:span text:style-name="T742">За</text:span> груд<text:span text:style-name="T742">ой</text:span> камней, в которых я узнаю остатки статуи генерала Бурелома, <text:span text:style-name="T739">на небольшом постаменте </text:span>высится сейф-ларец – контейнер Элементов <text:span text:style-name="T739">Возмездия</text:span>. Луна лежит на нём, обнимая его всеми четырьмя ногами и прикрыв крыльями. <text:span text:style-name="T739">Вокруг Луны и сейфа сияет айной небольшая сфера силового щита — встроенной защиты Элементов.</text:span></text:p>
      <text:p text:style-name="P329">Я пересекаю сияющую границу — она непр<text:span text:style-name="T535">о</text:span>ницаема только для тварей и их марионеток — и подхожу к сестре. Быстр<text:span text:style-name="T743">ым</text:span> прикосновение<text:span text:style-name="T743">м</text:span> к сенсору замка отключа<text:span text:style-name="T743">ю</text:span> силовой щит. Я боюсь дышать — мехадоспех Луны не повреждён, во мне зарождается робкая надежда.</text:p>
      <text:p text:style-name="P330"/>
      <text:p text:style-name="P330">- Луна!</text:p>
      <text:p text:style-name="P330"/>
      <text:p text:style-name="P330"><text:span text:style-name="T744">Она</text:span> молчит. <text:span text:style-name="T744">Я осторожно поднимаю забрало её шлема. Её глаза закрыты, но губы шевелятся.</text:span></text:p>
      <text:p text:style-name="P330"/>
      <text:p text:style-name="P330">- <text:span text:style-name="T744">Сестра</text:span>, очнись! Всё <text:span text:style-name="T744">позади</text:span>!</text:p>
      <text:p text:style-name="P330"/>
      <text:p text:style-name="P330">Я наклоняюсь к <text:span text:style-name="T744">Луне</text:span>, чтобы услышать её <text:span text:style-name="T744">неразборчивый </text:span>шёпот.</text:p>
      <text:p text:style-name="P330"/>
      <text:p text:style-name="P330">- Нотхрр... шангр.. хиссндрр…</text:p>
      <text:p text:style-name="P330">- Что?</text:p>
      <text:p text:style-name="P330"/>
      <text:p text:style-name="P330">Шёпот совсем не похож на армейский слэнг преторианских казарм, которым пользуется сестра. <text:span text:style-name="T535">Что-то среднее с клокотанием и шипением</text:span>.</text:p>
      <text:p text:style-name="P330">Луна открывает глаза.</text:p>
      <text:p text:style-name="P330"><text:soft-page-break/></text:p>
      <text:p text:style-name="P330">- Сестра?</text:p>
      <text:p text:style-name="P330">- Сестра?</text:p>
      <text:p text:style-name="P330"/>
      <text:p text:style-name="P330">Наш одновременный вопрос сливается в единый возглас. Я прижимаюсь носом к её скуле и помогаю встать.</text:p>
      <text:p text:style-name="P330"/>
      <text:p text:style-name="P331">- <text:span text:style-name="T535">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40">А</text:span><text:span text:style-name="T535">норакс вызвал Сияние и сжег остатки. Но Мы сберегли Элементы — Нам удалось активировать щит. Держи </text:span><text:span text:style-name="T745">их</text:span><text:span text:style-name="T535">,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32">- <text:span text:style-name="T535">Нет, сестра, - я качаю головой. - Мы не будем сражаться.</text:span></text:p>
      <text:p text:style-name="P332"/>
      <text:p text:style-name="P333">Луна смотрит на меня с удивлением и растерянностью.</text:p>
      <text:p text:style-name="P333"/>
      <text:p text:style-name="P334">Понимание ситуации вымораживает душу. Я пыта<text:span text:style-name="T686">лась</text:span> найти решение, позволяющее уйти от неизбежного, но понимаю, что иного выхода нет. Нет времени <text:span text:style-name="T686">и ресурсов </text:span>пытаться что-то иное.</text:p>
      <text:p text:style-name="P331"><text:span text:style-name="T715">Через </text:span><text:span text:style-name="T535">полчаса-час</text:span><text:span text:style-name="T715">, после </text:span><text:span text:style-name="T535">остановки генератора</text:span><text:span text:style-name="T715">, Андориан </text:span><text:span text:style-name="T686">падёт</text:span><text:span text:style-name="T715">. </text:span><text:span text:style-name="T746">Оставшиеся скудные защитники крепости не смогут противостоять орде </text:span><text:span text:style-name="T686">лербов</text:span><text:span text:style-name="T746">, </text:span><text:span text:style-name="T535">приросшей многочисленными заражёнными Андориана</text:span><text:span text:style-name="T746">. </text:span>Значит, пришло время. Пора принимать невыносимо мучительное решение. <text:span text:style-name="T747">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31"/>
      <text:p text:style-name="P335">- Мне тяжело говорить это, Луна. И тяжело решать. Но п<text:span text:style-name="T748">ришло время</text:span> «<text:span text:style-name="T746">Семи вечностей»</text:span>. Ты ведь знаешь, что это значит?</text:p>
      <text:p text:style-name="P332"/>
      <text:p text:style-name="P331">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35">Ойкумена Фаэри</text:span> начала строить сокрушительное оружие победы — гранд-флаеры.</text:p>
      <text:p text:style-name="P331"/>
      <text:p text:style-name="P336">…</text:p>
      <text:p text:style-name="P336"/>
      <text:p text:style-name="P337">- Что бы ни случилось, проект «Семь вечностей» не должен пострадать, - сказала королева.</text:p>
      <text:p text:style-name="P337"/>
      <text:p text:style-name="P337">Голубоватое сияние голо-стола подсвечивало мертвенным светом её измождённое ночами недосыпа лицо. <text:span text:style-name="T749">Дыхательный аппарат слабо шипел в </text:span><text:span text:style-name="T747">меха</text:span><text:span text:style-name="T749">доспехах, создавая знакомый всем высшим государственным чинам фон. Никто не знал, сколько искусственных органов поддерживали жизнь </text:span><text:soft-page-break/><text:span text:style-name="T749">королевы, достоверно было известно только об механических лёгких </text:span><text:span text:style-name="T747">и сердце</text:span><text:span text:style-name="T749">. Ходили слухи, что исчезнувший ещё </text:span><text:span text:style-name="T747">десять лет назад</text:span><text:span text:style-name="T749"> королевский лекарь после бутылки грушевой наливки клялся, что кроме </text:span><text:span text:style-name="T750">головы</text:span><text:span text:style-name="T749"> и позвоночника, в королеве всё </text:span><text:span text:style-name="T747">искусственное</text:span><text:span text:style-name="T749">. </text:span><text:span text:style-name="T750">Эти слухи трудно было опровергнуть — никто не видел королеву без брони уже много лет.</text:span></text:p>
      <text:p text:style-name="P337"/>
      <text:p text:style-name="P337">- В случае <text:span text:style-name="T749">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50">Даже если это поставит под угрозу оборону крепостей.</text:span></text:p>
      <text:p text:style-name="P338"><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51">тварей</text:span></text:span><text:span text:style-name="Default_20_Paragraph_20_Font"><text:span text:style-name="T8">, юг последует за ними, как только мы достроим «Громовержца».</text:span></text:span></text:p>
      <text:p text:style-name="P338"><text:span text:style-name="Default_20_Paragraph_20_Font"><text:span text:style-name="T8"/></text:span></text:p>
      <text:p text:style-name="P337">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50">семь</text:span> лет назад у нас оставалось не более половины Великого.</text:p>
      <text:p text:style-name="P337"/>
      <text:p text:style-name="P338"><text:span text:style-name="Default_20_Paragraph_20_Font"><text:span text:style-name="T8">- Так же мы думали </text:span></text:span><text:span text:style-name="Default_20_Paragraph_20_Font"><text:span text:style-name="T751">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752">так же надеялись </text:span></text:span><text:span text:style-name="Default_20_Paragraph_20_Font"><text:span text:style-name="T751">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751">пулеметатели</text:span></text:span><text:span text:style-name="Default_20_Paragraph_20_Font"><text:span text:style-name="T8"> </text:span></text:span><text:span text:style-name="Default_20_Paragraph_20_Font"><text:span text:style-name="T753">и боевые механизмы</text:span></text:span><text:span text:style-name="Default_20_Paragraph_20_Font"><text:span text:style-name="T8">. И </text:span></text:span><text:span text:style-name="Default_20_Paragraph_20_Font"><text:span text:style-name="T751">тридцать</text:span></text:span><text:span text:style-name="Default_20_Paragraph_20_Font"><text:span text:style-name="T8"> лет назад, когда </text:span></text:span><text:span text:style-name="Default_20_Paragraph_20_Font"><text:span text:style-name="T753">мы </text:span></text:span><text:span text:style-name="Default_20_Paragraph_20_Font"><text:span text:style-name="T8">разработали </text:span></text:span><text:span text:style-name="Default_20_Paragraph_20_Font"><text:span text:style-name="T754">меха</text:span></text:span><text:span text:style-name="Default_20_Paragraph_20_Font"><text:span text:style-name="T8">доспехи. Но против наших армий вышла ледяная </text:span></text:span><text:span text:style-name="Default_20_Paragraph_20_Font"><text:span text:style-name="T751">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751">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751">отродье Иль-Шогг</text:span></text:span><text:span text:style-name="Default_20_Paragraph_20_Font"><text:span text:style-name="T8"> изобрета</text:span></text:span><text:span text:style-name="Default_20_Paragraph_20_Font"><text:span text:style-name="T753">ют</text:span></text:span><text:span text:style-name="Default_20_Paragraph_20_Font"><text:span text:style-name="T8"> ответную тактику, которая нивелир</text:span></text:span><text:span text:style-name="Default_20_Paragraph_20_Font"><text:span text:style-name="T753">ует</text:span></text:span><text:span text:style-name="Default_20_Paragraph_20_Font"><text:span text:style-name="T8"> наше техно</text:span></text:span><text:span text:style-name="Default_20_Paragraph_20_Font"><text:span text:style-name="T751">логическое</text:span></text:span><text:span text:style-name="Default_20_Paragraph_20_Font"><text:span text:style-name="T8"> преимущество. </text:span></text:span><text:span text:style-name="Default_20_Paragraph_20_Font"><text:span text:style-name="T755">Вспомните двух спящих</text:span></text:span><text:span text:style-name="Default_20_Paragraph_20_Font"><text:span text:style-name="T8"> </text:span></text:span><text:span text:style-name="Default_20_Paragraph_20_Font"><text:span text:style-name="T755">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37">- Но ведь если мы победим, в проекте вообще не будет смысла! - воскликнул Майлд Брэйн. - Зачем отвлекать ресурсы на очкариков!</text:p>
      <text:p text:style-name="P337"/>
      <text:p text:style-name="P338"><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38"><text:span text:style-name="Default_20_Paragraph_20_Font"><text:span text:style-name="T8"/></text:span></text:p>
      <text:p text:style-name="P338"><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38"><text:span text:style-name="Default_20_Paragraph_20_Font"><text:span text:style-name="T8"/></text:span></text:p>
      <text:p text:style-name="P338"><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51">фаэри</text:span></text:span><text:span text:style-name="Default_20_Paragraph_20_Font"><text:span text:style-name="T8"> было велико, оно </text:span></text:span><text:soft-page-break/><text:span text:style-name="Default_20_Paragraph_20_Font"><text:span text:style-name="T8">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51">Ойкумены</text:span></text:span><text:span text:style-name="Default_20_Paragraph_20_Font"><text:span text:style-name="T8">. Дворцы и замки радовали глаз сво</text:span></text:span><text:span text:style-name="Default_20_Paragraph_20_Font"><text:span text:style-name="T752">ими</text:span></text:span><text:span text:style-name="Default_20_Paragraph_20_Font"><text:span text:style-name="T8"> тонк</text:span></text:span><text:span text:style-name="Default_20_Paragraph_20_Font"><text:span text:style-name="T752">ими пиками</text:span></text:span><text:span text:style-name="Default_20_Paragraph_20_Font"><text:span text:style-name="T8"> и хрупкими мостиками. </text:span></text:span><text:span text:style-name="Default_20_Paragraph_20_Font"><text:span text:style-name="T752">Слоновой кости башни и купола воздушных храмов высились над нами. </text:span></text:span><text:span text:style-name="Default_20_Paragraph_20_Font"><text:span text:style-name="T753">Мы веселились и играли в беспечной неге. Это был закат Золотого века — хотя тогда ещё никто не знал этого, даже я.</text:span></text:span></text:p>
      <text:p text:style-name="P338"><text:span text:style-name="Default_20_Paragraph_20_Font"><text:span text:style-name="T753">Но</text:span></text:span><text:span text:style-name="Default_20_Paragraph_20_Font"><text:span text:style-name="T8"> </text:span></text:span><text:span text:style-name="Default_20_Paragraph_20_Font"><text:span text:style-name="T753">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753">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53">фундаментов</text:span></text:span><text:span text:style-name="Default_20_Paragraph_20_Font"><text:span text:style-name="T8">, </text:span></text:span><text:span text:style-name="Default_20_Paragraph_20_Font"><text:span text:style-name="T753">полуразрушенных стен</text:span></text:span><text:span text:style-name="Default_20_Paragraph_20_Font"><text:span text:style-name="T8"> </text:span></text:span><text:span text:style-name="Default_20_Paragraph_20_Font"><text:span text:style-name="T752">и обломков колонн</text:span></text:span><text:span text:style-name="Default_20_Paragraph_20_Font"><text:span text:style-name="T8">. </text:span></text:span></text:p>
      <text:p text:style-name="P338"><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51">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51">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751">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753">ведь восполнить её </text:span></text:span><text:span text:style-name="Default_20_Paragraph_20_Font"><text:span text:style-name="T751">почти </text:span></text:span><text:span text:style-name="Default_20_Paragraph_20_Font"><text:span text:style-name="T753">неоткуда</text:span></text:span><text:span text:style-name="Default_20_Paragraph_20_Font"><text:span text:style-name="T8">.</text:span></text:span></text:p>
      <text:p text:style-name="P338"><text:span text:style-name="Default_20_Paragraph_20_Font"><text:span text:style-name="T8"/></text:span></text:p>
      <text:p text:style-name="P338"><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38"><text:span text:style-name="Default_20_Paragraph_20_Font"><text:span text:style-name="T8"/></text:span></text:p>
      <text:p text:style-name="P338"><text:span text:style-name="Default_20_Paragraph_20_Font"><text:span text:style-name="T8">- Я помню времена, когда </text:span></text:span><text:span text:style-name="Default_20_Paragraph_20_Font"><text:span text:style-name="T751">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52">у</text:span></text:span><text:span text:style-name="Default_20_Paragraph_20_Font"><text:span text:style-name="T8"> того, что было доступно каждому в годы мое</text:span></text:span><text:span text:style-name="Default_20_Paragraph_20_Font"><text:span text:style-name="T753">го</text:span></text:span><text:span text:style-name="Default_20_Paragraph_20_Font"><text:span text:style-name="T8"> </text:span></text:span><text:span text:style-name="Default_20_Paragraph_20_Font"><text:span text:style-name="T753">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751">айны </text:span></text:span><text:span text:style-name="Default_20_Paragraph_20_Font"><text:span text:style-name="T8">было ещё больше, а чудеса — ещё дивнее. </text:span></text:span><text:span text:style-name="Default_20_Paragraph_20_Font"><text:span text:style-name="T753">Она рассказывала, что в незапамятные времена мы рождались из чистой </text:span></text:span><text:span text:style-name="Default_20_Paragraph_20_Font"><text:span text:style-name="T751">айны</text:span></text:span><text:span text:style-name="Default_20_Paragraph_20_Font"><text:span text:style-name="T753"> и жили в междумирье </text:span></text:span><text:span text:style-name="Default_20_Paragraph_20_Font"><text:span text:style-name="T751">Эогиппа</text:span></text:span><text:span text:style-name="Default_20_Paragraph_20_Font"><text:span text:style-name="T753">, пока не пришли в Орунгун. </text:span></text:span><text:span text:style-name="Default_20_Paragraph_20_Font"><text:span text:style-name="T8"><text:s/></text:span></text:span><text:span text:style-name="Default_20_Paragraph_20_Font"><text:span text:style-name="T751">Айна</text:span></text:span><text:span text:style-name="Default_20_Paragraph_20_Font"><text:span text:style-name="T8"> </text:span></text:span><text:span text:style-name="Default_20_Paragraph_20_Font"><text:span text:style-name="T753">же </text:span></text:span><text:span text:style-name="Default_20_Paragraph_20_Font"><text:span text:style-name="T8">медленно уходит из </text:span></text:span><text:span text:style-name="Default_20_Paragraph_20_Font"><text:span text:style-name="T753">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753">своей </text:span></text:span><text:span text:style-name="Default_20_Paragraph_20_Font"><text:span text:style-name="T8">силой, чтобы завести жеребят.</text:span></text:span></text:p>
      <text:p text:style-name="P338"><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751">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52">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751">фаэри</text:span></text:span><text:span text:style-name="Default_20_Paragraph_20_Font"><text:span text:style-name="T8"> пропадают тысячами. Даже если мы победим, мы </text:span></text:span><text:span text:style-name="Default_20_Paragraph_20_Font"><text:span text:style-name="T756">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56">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39"/>
      <text:p text:style-name="P339">…</text:p>
      <text:p text:style-name="P339"><text:soft-page-break/></text:p>
      <text:p text:style-name="P340">Я <text:span text:style-name="T757">осторожно поднимаю сейф-ларец и укладываю его себе на спину, придерживая крылом</text:span>. </text:p>
      <text:p text:style-name="P340"/>
      <text:p text:style-name="P340">- <text:span text:style-name="T757">Идём, сестра. </text:span>Наступило время последнего приказа королевы…</text:p>
      <text:p text:style-name="P340"/>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58">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58">из </text:span>битвы от страха, <text:span text:style-name="T758">а выполняли приказ</text:span>? Так я и так это зна…</text:p>
      <text:p text:style-name="P11">- Луна, - нетерпеливо перебивает меня Селестия, - Я описала тебе эпизод с <text:span text:style-name="T740">в хранилище</text:span>. <text:span text:style-name="T740">Только не упомянула одну деталь: </text:span><text:span text:style-name="T759">включить</text:span><text:span text:style-name="T740"> щит Элементов можно было только открыв сейф-ларец — кнопка </text:span><text:span text:style-name="T759">активации</text:span><text:span text:style-name="T740"> находилась внутри. Чего Луна сделать точно не могла — замок был настроен только на королеву Лорен и на меня. </text:span>Кто <text:span text:style-name="T740">тогда </text:span>активировал <text:span text:style-name="T740">щит</text:span>? Мой вопрос тогда так и остался нерешённым, у меня не было времени на размышления.</text:p>
      <text:p text:style-name="P11"/>
      <text:p text:style-name="P11">Но <text:span text:style-name="T758">поразмыслив </text:span><text:span text:style-name="T740">потом</text:span><text:span text:style-name="T758"> наедине, я </text:span><text:span text:style-name="T740">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760">Был</text:span></text:span><text:span text:style-name="Default_20_Paragraph_20_Font"><text:span text:style-name="T7"> один охранный протокол… </text:span></text:span><text:span text:style-name="Default_20_Paragraph_20_Font"><text:span text:style-name="T761">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760">твари Иль-Шогг</text:span></text:span><text:span text:style-name="Default_20_Paragraph_20_Font"><text:span text:style-name="T7"> </text:span></text:span><text:span text:style-name="Default_20_Paragraph_20_Font"><text:span text:style-name="T761">или лербы </text:span></text:span><text:span text:style-name="Default_20_Paragraph_20_Font"><text:span text:style-name="T7">будут рядом, в пределах </text:span></text:span><text:span text:style-name="Default_20_Paragraph_20_Font"><text:span text:style-name="T761">десяти</text:span></text:span><text:span text:style-name="Default_20_Paragraph_20_Font"><text:span text:style-name="T7"> футов. В таком случае срабатыва</text:span></text:span><text:span text:style-name="Default_20_Paragraph_20_Font"><text:span text:style-name="T760">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760">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762">чтобы </text:span></text:span><text:span text:style-name="Default_20_Paragraph_20_Font"><text:span text:style-name="T760">Элементы</text:span></text:span><text:span text:style-name="Default_20_Paragraph_20_Font"><text:span text:style-name="T762"> не могли попасть к врагу</text:span></text:span><text:span text:style-name="Default_20_Paragraph_20_Font"><text:span text:style-name="T7">.</text:span></text:span></text:p>
      <text:p text:style-name="P341">Луна активировать Элементы не могла — ларец был закрыт. Но если они активировались сами, значит… Значит, рядом были <text:span text:style-name="T740">твари</text:span>. Понимаешь? <text:span text:style-name="T740">Притом, </text:span><text:span text:style-name="T759">всех </text:span><text:span text:style-name="T380">врагов</text:span><text:span text:style-name="T740"> в хранилище выжег А</text:span><text:span text:style-name="T535">норакс, </text:span><text:span text:style-name="T740">там не было никого живого. </text:span><text:span text:style-name="T759">Никого, к</text:span><text:span text:style-name="T740">роме… </text:span><text:span text:style-name="T759">сестры</text:span><text:span text:style-name="T740">.</text:span></text:p>
      <text:p text:style-name="P11">- Ты хочешь сказать, что они <text:span text:style-name="T538">заразили</text:span> Луну? Но тогда бы <text:span text:style-name="T758">щит подействовал </text:span><text:span text:style-name="T759">бы </text:span><text:span text:style-name="T758">на неё и </text:span><text:span text:style-name="T759">она не прошла внутрь </text:span><text:span text:style-name="T740">сферы, разве нет</text:span>? - скептически замечаю я. - <text:span text:style-name="T538">Вдобавок, ты сама говорила, поведение лербов </text:span><text:soft-page-break/><text:span text:style-name="T538">становится неестественным, их легко распознать. Луна не такая. </text:span><text:span text:style-name="T759">Разве что говорит немного странно.</text:span><text:span text:style-name="T538"> </text:span><text:span text:style-name="T759">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42">- <text:span text:style-name="T759">За время войны у нас было два случая, когда </text:span><text:span text:style-name="T740">твари</text:span><text:span text:style-name="T538"> не </text:span><text:span text:style-name="T740">подсел</text:span><text:span text:style-name="T759">яли</text:span><text:span text:style-name="T740"> ментапаразита, </text:span><text:span text:style-name="T759">а </text:span><text:span text:style-name="T740">сами </text:span><text:span text:style-name="T538">оста</text:span><text:span text:style-name="T759">вались</text:span><text:span text:style-name="T538"> </text:span><text:span text:style-name="T740">внутри, в роли спящей сущности</text:span><text:span text:style-name="T538">. В </text:span><text:span text:style-name="T759">тех</text:span><text:span text:style-name="T538"> случа</text:span><text:span text:style-name="T759">ях</text:span><text:span text:style-name="T538"> поведение хозяина не отлича</text:span><text:span text:style-name="T759">лось</text:span><text:span text:style-name="T538"> от обычного, </text:span><text:span text:style-name="T759">он ничего не помнил и не знал,</text:span><text:span text:style-name="T538"> пока управление его телом не перехват</text:span><text:span text:style-name="T759">ывала</text:span><text:span text:style-name="T538"> </text:span><text:span text:style-name="T740">тварь</text:span><text:span text:style-name="T538">. </text:span><text:span text:style-name="T759">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40">оследние слова Сомномикуса - «Она не вышла» - это </text:span><text:span text:style-name="T380">же </text:span><text:span text:style-name="T740">он про тварь говорил! Она вошла в Луну и не вышла наружу! </text:span><text:span text:style-name="T759">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42">- <text:span text:style-name="T759">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63">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59">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59">отродье Иль-Шогг</text:span>, то наш поход в Орунгун закончится не только нашим разгромом там, но и завоеванием <text:span text:style-name="T759">ордой </text:span>Эквуса! Мы с сестрой смогли уйти из осаждённого Андориана тайным ходом, не оставив следов. Но теперь прячущ<text:span text:style-name="T759">ая</text:span>ся в разуме сестры <text:span text:style-name="T759">тварь</text:span> сможет провести их сюда, и тогда дни Эквуса будут сочтены. Двести тысяч <text:span text:style-name="T759">фаэри</text:span> Орунгуна не смогли устоять против армии ментальных паразитов, <text:span text:style-name="T758">так </text:span>неужели ты думаешь, что выстоят двое? Один из которых <text:span text:style-name="T759">спящая марионетка тварей</text:span>? Ледяная война продолжится тут и закончится так же печально, только длится будет не двести лет, а несколько <text:span text:style-name="T758">недель</text:span> — ровно столько понадобится армии <text:span text:style-name="T759">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59">й</text:span> <text:span text:style-name="T759">твари</text:span> в твоей сестре нет? - озадаченно чешу затылок я. Определённо, не стоило выпивать столько коктейля на пустой желудок! — <text:span text:style-name="T380">Это ведь только твои предположения.</text:span></text:p>
      <text:p text:style-name="P11"/>
      <text:p text:style-name="P11"><text:soft-page-break/>Ты не готов к такому повороту, Хуман! Проклятье, начиналось всё так невинно! <text:span text:style-name="T758">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764">маше</text:span><text:span text:style-name="T765">т</text:span><text:span text:style-name="T764">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text:soft-page-break/>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766">о стен</text:span> Кантерлота <text:span text:style-name="T766">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766">мой маленький хуман</text:span>, <text:span text:style-name="T767">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text:soft-page-break/>-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767">Фаэри</text:span>, как я теперь вспоминаю, тоже.</text:p>
      <text:p text:style-name="P11">- Прекрати предаваться воспоминаниям! - взвизгиваю я. - Сделай что-нибудь!</text:p>
      <text:p text:style-name="P11"/>
      <text:p text:style-name="P11"><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766">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text:soft-page-break/>Вот только место действия не воздушные просторы Эквестрии, а <text:span text:style-name="T766">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768">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768">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768">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text:soft-page-break/>- Это не обязательно, но если ты так хочешь… - невинно хлопает ресницами аликорница, становясь похож<text:span text:style-name="T768">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769">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769">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770">8</text:span></text:h>
      <text:p text:style-name="P2"/>
      <text:p text:style-name="P343">Выход есть. Если у меня нет тела - надо его добыть. Но ведь нельзя <text:span text:style-name="T4">отб</text:span><text:span text:style-name="T771">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263">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text:soft-page-break/></text:p>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44"><text:span text:style-name="T772">Пустота</text:span><text:span text:style-name="T773"> безучастно слушает эти повторы. </text:span><text:span text:style-name="T772">В </text:span><text:span text:style-name="T774">кибер</text:span><text:span text:style-name="T772">пространстве расползаются огненные облака, затмевая собою солнце. И</text:span><text:span text:style-name="T775">з тихого писка </text:span><text:span text:style-name="T772">зарождается</text:span><text:span text:style-name="T775"> вой сирены и нарастает до истошного, закладывающего уши рева. </text:span><text:span text:style-name="Default_20_Paragraph_20_Font"><text:span text:style-name="T274">Небо темнеет, </text:span></text:span><text:span text:style-name="Default_20_Paragraph_20_Font"><text:span text:style-name="T776">инверсные следы ракет растут из-за горизонта.</text:span></text:span><text:span text:style-name="Default_20_Paragraph_20_Font"><text:span text:style-name="T274"> До меня доносятся крики, среди которых я узнаю голоса Молнии и других — </text:span></text:span><text:span text:style-name="Default_20_Paragraph_20_Font"><text:span text:style-name="T777">десятки тревожных воплей доносятся из разных частей ставшего необычно маленьким мирка</text:span></text:span><text:span text:style-name="Default_20_Paragraph_20_Font"><text:span text:style-name="T274">. Долины колышущейся травы, искрящиеся под утренним солнцем реки, темнеющие непролазной </text:span></text:span><text:span text:style-name="Default_20_Paragraph_20_Font"><text:span text:style-name="T777">чащобой</text:span></text:span><text:span text:style-name="Default_20_Paragraph_20_Font"><text:span text:style-name="T274"> леса — всё покрывается серой пылью и пеплом под затянутым </text:span></text:span><text:span text:style-name="Default_20_Paragraph_20_Font"><text:span text:style-name="T778">пламенеющими</text:span></text:span><text:span text:style-name="Default_20_Paragraph_20_Font"><text:span text:style-name="T274"> тучами небом. Розовый туман ядовитой испариной выливается из покосившихся башен прилепившегося к скале города.</text:span></text:span></text:p>
      <text:p text:style-name="P11"/>
      <text:p text:style-name="P345"><text:span text:style-name="Default_20_Paragraph_20_Font"><text:span text:style-name="T274">Я слышу шум рушащейся стены </text:span></text:span><text:span text:style-name="Default_20_Paragraph_20_Font"><text:span text:style-name="T777">у края мира</text:span></text:span><text:span text:style-name="Default_20_Paragraph_20_Font"><text:span text:style-name="T274">. Металлическ</text:span></text:span><text:span text:style-name="Default_20_Paragraph_20_Font"><text:span text:style-name="T779">ий</text:span></text:span><text:span text:style-name="Default_20_Paragraph_20_Font"><text:span text:style-name="T274"> </text:span></text:span><text:span text:style-name="Default_20_Paragraph_20_Font"><text:span text:style-name="T779">скрежет и грохот камней</text:span></text:span><text:span text:style-name="Default_20_Paragraph_20_Font"><text:span text:style-name="T274"> знаменует освобождение</text:span></text:span><text:span text:style-name="Default_20_Paragraph_20_Font"><text:span text:style-name="T780"> </text:span></text:span><text:span text:style-name="Default_20_Paragraph_20_Font"><text:span text:style-name="T781">Феникса</text:span></text:span><text:span text:style-name="Default_20_Paragraph_20_Font"><text:span text:style-name="T274">. Темная </text:span></text:span><text:span text:style-name="Default_20_Paragraph_20_Font"><text:span text:style-name="T778">угловатая </text:span></text:span><text:span text:style-name="Default_20_Paragraph_20_Font"><text:span text:style-name="T274">тень скользит из </text:span></text:span><text:span text:style-name="Default_20_Paragraph_20_Font"><text:span text:style-name="T779">гранитных</text:span></text:span><text:span text:style-name="Default_20_Paragraph_20_Font"><text:span text:style-name="T274"> развалин к лежащей </text:span></text:span><text:span text:style-name="Default_20_Paragraph_20_Font"><text:span text:style-name="T779">в траве</text:span></text:span><text:span text:style-name="Default_20_Paragraph_20_Font"><text:span text:style-name="T274"> Хэвэн. </text:span></text:span><text:span text:style-name="Default_20_Paragraph_20_Font"><text:span text:style-name="T777">Я слышу победное рычание и тень растворяется в лежащей на траве </text:span></text:span><text:span text:style-name="Default_20_Paragraph_20_Font"><text:span text:style-name="T778">магической</text:span></text:span><text:span text:style-name="Default_20_Paragraph_20_Font"><text:span text:style-name="T777">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text:span></text:span><text:span text:style-name="Default_20_Paragraph_20_Font"><text:span text:style-name="T7"> </text:span></text:span><text:span text:style-name="Default_20_Paragraph_20_Font"><text:span text:style-name="T154">P</text:span></text:span><text:span text:style-name="Default_20_Paragraph_20_Font"><text:span text:style-name="T153">H</text:span></text:span><text:span text:style-name="Default_20_Paragraph_20_Font"><text:span text:style-name="T154">OENIX</text:span></text:span><text:span text:style-name="Default_20_Paragraph_20_Font"><text:span text:style-name="T7"> </text:span></text:span><text:span text:style-name="Default_20_Paragraph_20_Font"><text:span text:style-name="T7">принимает управление. Начинаю операцию «</text:span></text:span><text:span text:style-name="Default_20_Paragraph_20_Font"><text:span text:style-name="T153">F</text:span></text:span><text:span text:style-name="Default_20_Paragraph_20_Font"><text:span text:style-name="T154">allout</text:span></text:span><text:span text:style-name="Default_20_Paragraph_20_Font"><text:span text:style-name="T274">»</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text:soft-page-break/></text:p>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782">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783">бухгалтер, </text:span>жеребчик из Понхэнджа, просто оказался идеалистом <text:span text:style-name="T783">и</text:span> фанатом хуфбола. <text:span text:style-name="T783">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text:soft-page-break/></text:p>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83">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83">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text:soft-page-break/>Первые лет двадцать я этого не замечал. Ну, есть такой период в жизни человека, когда ему можно с тем же успехом дать и двадцать лет, и сорок. <text:span text:style-name="T783">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783">Бессмертные</text:span> принцессы и меняющиеся каждые несколько лет слуги создавали ровное течение лет, котор<text:span text:style-name="T783">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784">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785"/></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786">говорят о</text:span> нек<text:span text:style-name="T786">оей</text:span> двойственност<text:span text:style-name="T786">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text:soft-page-break/></text:p>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787">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788">(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789">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text:soft-page-break/></text:p>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789">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789">по верёвке </text:span>избавляет меня от спуска по по этим сраным винтовым лестницам без <text:span text:style-name="T783">ограждения</text:span>! И хуже сраных винтовых лестниц внутри башен могут быть только сраные винтовые лестницы снаружи башень, разумеется, тоже без <text:span text:style-name="T783">ограждения</text:span>! При проектировании замка я как-то само-собой разуме<text:span text:style-name="T789">ю</text:span>щеся предположил, что пони сделают привычные лестницы с <text:span text:style-name="T783">ограждением для безопасности</text:span> и обозначил их на чертеже лишь минимальными отметками, типа “тут лестница через все этажи до <text:span text:style-name="T789">крыши</text:span>”. <text:span text:style-name="T789">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783">или</text:span>, в лучшем случае, охраняемыми скучающ<text:span text:style-name="T783">ей</text:span> <text:span text:style-name="T783">ночной </text:span>страж<text:span text:style-name="T783">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text:soft-page-break/></text:p>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783">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783">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783">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783">е</text:span>тся <text:span text:style-name="T783">д</text:span>южин<text:span text:style-name="T783">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783">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text:soft-page-break/></text:p>
      <text:p text:style-name="P11">- Королевство Грифонов <text:span text:style-name="T783">представляемое принципалом</text:span>… <text:span text:style-name="T783">величайше </text:span>рассчитывает… заключить торговое соглашение… <text:span text:style-name="T783">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text:soft-page-break/></text:p>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83">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83">торговый </text:span>союз с Якистаном вас выручит – они ничего путного, <text:soft-page-break/>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790">Многие </text:span></text:span><text:span text:style-name="Default_20_Paragraph_20_Font"><text:span text:style-name="T791">державы отозвали послов. </text:span></text:span><text:span text:style-name="Default_20_Paragraph_20_Font"><text:span text:style-name="T274">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text:soft-page-break/></text:p>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783">кое-каких</text:span> <text:span text:style-name="T783">мало</text:span>развитых стран <text:span text:style-name="T783">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783">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783">Горг</text:span> – сто шестьдесят вагонеток в Крогхарте добывалось сто лет назад! Сейчас и пятьдесят – за счастье.</text:p>
      <text:p text:style-name="P11"><text:soft-page-break/>-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83">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83">со</text:span>жгли дотла — <text:span text:style-name="T783">Торч тот ещё весельчак</text:span>. Какую хоть пеню <text:span text:style-name="T783">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783">его</text:span> зме<text:span text:style-name="T783">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783">твоей </text:span>щедростью! Всемерно благодарю! Дед рассказывал мне о деталях предыдущей сделки, но <text:span text:style-name="T783">твоя доброта</text:span> сейчас превзошла её!</text:p>
      <text:p text:style-name="P11">- Передавай привет Гуннару, - махает копытом аликорница, – и мне <text:span text:style-name="T783">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92">Горячий пар играет</text:span> тен<text:span text:style-name="T792">ями</text:span> на стенах и <text:span text:style-name="T792">томно </text:span>растёкшейся на нижней лавке аликорнице.</text:p>
      <text:p text:style-name="P11"/>
      <text:p text:style-name="P11"><text:soft-page-break/>-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46">Я молча ставлю ковшик <text:span text:style-name="T792">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46"/>
      <text:p text:style-name="P346">«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793">п</text:span><text:span text:style-name="T794">арном</text:span><text:span text:style-name="T4"> </text:span>ящике сколь угодно долго, но какой тогда во всём этом смысл?»</text:p>
      <text:p text:style-name="P346"/>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792">Деньги</text:span> ни при чём. Луна хочет домой.</text:p>
      <text:p text:style-name="P11"/>
      <text:p text:style-name="P11">Селестия <text:span text:style-name="T792">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text:soft-page-break/></text:p>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792">показать ей</text:span> <text:span text:style-name="T792">Орунгун</text:span>, - бормочет сквозь крыло аликорница.</text:p>
      <text:p text:style-name="P11">- Так, может, и развеяла бы? Разве нет способа как-нибудь определить, есть ли <text:span text:style-name="T792">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795">в</text:span><text:span text:style-name="T796"> момент переплетения </text:span><text:span text:style-name="T792">чувствовал и </text:span><text:span text:style-name="T796">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792">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796">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796">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797">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92">мерцающими</text:span> <text:span text:style-name="T797">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797">полупрозрачные</text:span> <text:span text:style-name="T792">нити</text:span>.</text:p>
      <text:p text:style-name="P11"><text:soft-page-break/>Я несусь в пустоте на неком фантасмагоричном, простирающимся в безбрежные дали <text:span text:style-name="T792">мерцающем </text:span>существе, только лишь подо мной сгущающимся в некое эквиноподобное создание!</text:p>
      <text:p text:style-name="P11"/>
      <text:p text:style-name="P11">От Селестии не укрыва<text:span text:style-name="T792">ю</text:span>тся мои взгляды <text:span text:style-name="T792">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92">переливающимися</text:span> в глубине искорками — как отражение космоса вокруг нас.</text:p>
      <text:p text:style-name="P11"/>
      <text:p text:style-name="P11">- Не пугайся, Хуман. <text:span text:style-name="T792">П</text:span>ребывание в Эогиппе смывает с элементалей налёт матер<text:span text:style-name="T797">иальности</text:span>. Мы становимся тем, чем были изначально — сгустками осознавшей себя <text:span text:style-name="T792">айны</text:span>. Тысячи <text:span text:style-name="T797">и тысячи </text:span>лет назад наши жившие в Эогиппе предки имели именно такой вид. Когда мы <text:span text:style-name="T797">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792">Айна</text:span> — наша сила и слабость. Мы по большей части состоим из неё и без неё мы медленно чахнем. <text:span text:style-name="T797">Когда мы пришли в </text:span>Орунгун, <text:span text:style-name="T797">он</text:span> был богат <text:span text:style-name="T792">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797">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797">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797">на </text:span><text:span text:style-name="T792">айна</text:span><text:span text:style-name="T797">-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47">- Потому что Эквус сейчас похож на молодой Орунгун. <text:span text:style-name="T792">Айна — тут её называют магией — </text:span><text:s/>в нём бьёт ключом и мы с сестрой можем буквально двигать планеты одним лишь сосредоточением <text:span text:style-name="T792">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792">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48" text:outline-level="2">Глава 1<text:span text:style-name="T798">9</text:span></text:h>
      <text:p text:style-name="P349"/>
      <text:p text:style-name="P350">Выход есть! Есть <text:span text:style-name="T799">эфирное</text:span> создание, подобное мне самой, но не обладающее жизнью. <text:span text:style-name="T799">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50">Я иду!..</text:p>
      <text:p text:style-name="P349"/>
      <text:p text:style-name="P351">Машинально закрыв ноутбук, я под<text:span text:style-name="T799">хожу</text:span> к генератору и выключаю его. Звенящая тишина накрывает уши похоронным саваном.</text:p>
      <text:p text:style-name="P352"><text:s/></text:p>
      <text:p text:style-name="P352">...ты хорошая девочка…</text:p>
      <text:p text:style-name="P352"/>
      <text:p text:style-name="P351">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text:soft-page-break/>мной приедут, <text:span text:style-name="T799">оденут смирительную рубаху</text:span> и отведут в Чертоги Разума. Если до приезда церберов остался час — сидеть час. Остался день — сидеть день. <text:span text:style-name="T799">Неделя — неделю.</text:span></text:p>
      <text:p text:style-name="P352"/>
      <text:p text:style-name="P351">Я устал.</text:p>
      <text:p text:style-name="P353"/>
      <text:p text:style-name="P351"><text:span text:style-name="T799">Едва заметное</text:span> касание <text:span text:style-name="T799">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799">тридцать три процента</text:span> заряда.</text:p>
      <text:p text:style-name="P352"/>
      <text:p text:style-name="P354"><text:span text:style-name="Default_20_Paragraph_20_Font"><text:span text:style-name="T800">Я удивлённо гляжу на робокошку. Я рад, </text:span></text:span><text:span text:style-name="Default_20_Paragraph_20_Font"><text:span text:style-name="T801">что её</text:span></text:span><text:span text:style-name="Default_20_Paragraph_20_Font"><text:span text:style-name="T800">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801">нт</text:span></text:span><text:span text:style-name="Default_20_Paragraph_20_Font"><text:span text:style-name="T800">актного взаимодействия.</text:span></text:span></text:p>
      <text:p text:style-name="P354"><text:span text:style-name="Default_20_Paragraph_20_Font"><text:span text:style-name="T800"/></text:span></text:p>
      <text:p text:style-name="P351">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799">металлические </text:span>зубы совсем рядом с моим горлом.</text:p>
      <text:p text:style-name="P352"/>
      <text:p text:style-name="P351">Я хватаю её рукой и <text:span text:style-name="T799">выш</text:span>выриваю прочь из пикапа, захлопывая за собой дверь. <text:span text:style-name="T802">Крыса ударяется о стену и исчезает в гаражном хламе.</text:span> <text:span text:style-name="T802">Откинувшись на спинку сидения, закрываю глаза. </text:span>Мозги не работают, <text:span text:style-name="T802">я двигаюсь на чистых рефлексах</text:span>. </text:p>
      <text:p text:style-name="P351"/>
      <text:p text:style-name="P351">Внезапно тишина рвётся воем тысяч сирен. Монотонный речитатив сотен громкоговорителей сливается в тревожн<text:span text:style-name="T803">ый</text:span> <text:span text:style-name="T803">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52"/>
      <text:p text:style-name="P352">«…как заявля<text:span text:style-name="T803">ет</text:span> <text:span text:style-name="T803">командование</text:span>, пуск ракет инициирован программно-аппаратным комплексом «Хэвэн» в результате сбоя программы. Попытки связаться с <text:span text:style-name="T804">противоположной стороной</text:span> не увенчались успехом. Ответный залп зарегистрирован пять минут назад. У вас есть <text:span text:style-name="T805">сорок</text:span><text:span text:style-name="T803"> пять </text:span>минут, чтобы добраться до закреплённого за вами убежища. Берите с собой детей и документы, и организованно двигайтесь к <text:span text:style-name="T804">своему сборному пункту</text:span>. <text:span text:style-name="T804">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805">пятьдесят</text:span> минут. <text:span text:style-name="T804">Правительство гарантирует</text:span>…»</text:p>
      <text:p text:style-name="P352"/>
      <text:p text:style-name="P354"><text:span text:style-name="Default_20_Paragraph_20_Font"><text:span text:style-name="T800">Я резко выдыхаю. Лавина пиздеца за последние </text:span></text:span><text:span text:style-name="Default_20_Paragraph_20_Font"><text:span text:style-name="T806">сутки</text:span></text:span><text:span text:style-name="Default_20_Paragraph_20_Font"><text:span text:style-name="T800">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806">ой</text:span></text:span><text:span text:style-name="Default_20_Paragraph_20_Font"><text:span text:style-name="T800"> тюрьмой, а в </text:span></text:span><text:span text:style-name="Default_20_Paragraph_20_Font"><text:span text:style-name="T806">друзьях</text:span></text:span><text:span text:style-name="Default_20_Paragraph_20_Font"><text:span text:style-name="T800"> едва теплилась искра сознания — Чертоги Разума стали последним прибежищем </text:span></text:span><text:span text:style-name="Default_20_Paragraph_20_Font"><text:span text:style-name="T806">в моей жизни</text:span></text:span><text:span text:style-name="Default_20_Paragraph_20_Font"><text:span text:style-name="T800">. И я хочу встретить закат </text:span></text:span><text:span text:style-name="Default_20_Paragraph_20_Font"><text:span text:style-name="T806">мира</text:span></text:span><text:span text:style-name="Default_20_Paragraph_20_Font"><text:span text:style-name="T800"> дома.</text:span></text:span></text:p>
      <text:p text:style-name="P354"><text:span text:style-name="Default_20_Paragraph_20_Font"><text:span text:style-name="T800"/></text:span></text:p>
      <text:p text:style-name="P351"><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51"/>
      <text:p text:style-name="P351">… На лобовое стекло прыгает Крыса и прижимается мордой к нему прямо напротив моего лица.</text:p>
      <text:p text:style-name="P352"/>
      <text:p text:style-name="P351">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51"/>
      <text:p text:style-name="P351">Что ж.</text:p>
      <text:p text:style-name="P352"/>
      <text:p text:style-name="P351">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52"/>
      <text:p text:style-name="P351">Открывать ворота на улицу я тоже не <text:span text:style-name="T803">собираюсь</text:span> — некогда. Просто продел<text:span text:style-name="T803">ываю</text:span> дыру рядом, в заборе — <text:s/>в последние минуты можно поиграть в дешевый боевик.</text:p>
      <text:p text:style-name="P352"/>
      <text:p text:style-name="P351">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52"/>
      <text:p text:style-name="P351"><text:span text:style-name="T807">Встречный поток захлёстывает меня н</text:span>а въезде в город. <text:span text:style-name="T807">Л</text:span>авин<text:span text:style-name="T807">а</text:span> автомобилей <text:span text:style-name="T807">беспрестанно сигналя, сталкиваясь мнущимися бортами</text:span>, <text:span text:style-name="T807">теряя сорванные бампера <text:s/>и боковые зеркала,</text:span> нес<text:span text:style-name="T807">ётся</text:span> мне навстречу <text:span text:style-name="T807">по дороге, </text:span><text:span text:style-name="T808">клумбам и</text:span><text:span text:style-name="T807"> тротуар</text:span><text:span text:style-name="T798">ам</text:span>. <text:span text:style-name="T808">Город отрыгивает многоцветную механическую массу и она,</text:span> рев<text:span text:style-name="T808">я</text:span> моторами и <text:span text:style-name="T807">крича тысячами глоток</text:span>, в безумном рывке выбрасыва<text:span text:style-name="T808">е</text:span>тся из города, подобно несущимся на нерест <text:span text:style-name="T808">рыбам</text:span>.</text:p>
      <text:p text:style-name="P355">Это безумие окружает меня долгие минуты, совершенно заблокировав проезд. <text:span text:style-name="T805">Искажённые</text:span><text:span text:style-name="T809"> ужасом лица сливаются в однородном калейдоскопе</text:span><text:span text:style-name="T805"> под заунывный вой сирены.</text:span></text:p>
      <text:p text:style-name="P356">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57"><text:span text:style-name="T810"/></text:p>
      <text:p text:style-name="P358"><text:span text:style-name="T800">Когда толчки прекращаются, я открываю глаза. </text:span><text:span text:style-name="T811">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52"/>
      <text:p text:style-name="P351"><text:soft-page-break/><text:span text:style-name="T807">Съехав в переулок</text:span>, я продолжаю двигаться <text:span text:style-name="T807">к цели боковыми улочками</text:span>. К счастью, <text:span text:style-name="T807">они пусты</text:span> — <text:span text:style-name="T807">забиты только центральные магистрали</text:span>.</text:p>
      <text:p text:style-name="P351">Я прое<text:span text:style-name="T807">з</text:span>жаю почти три квартала, когда поток машин иссякает. Снова наваливается тишина, разрываемая одиноким рёвом сирены.</text:p>
      <text:p text:style-name="P351"/>
      <text:p text:style-name="P354"><text:span text:style-name="T800">Припарковав машину у бордюра, последние сто метров к больнице иду быстрым шагом. Возле распахнутого настежь алкогольного </text:span><text:span text:style-name="T812">магазинчика</text:span><text:span text:style-name="T800"> останавливаюсь.</text:span></text:p>
      <text:p text:style-name="P359">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59"/>
      <text:p text:style-name="P351">Криво улыбаясь, беру <text:span text:style-name="T813">уцелевшую </text:span>бутылку «Джека Дэниэлса» и «Коибу» с прилавка, оставляя взамен всю оставшуюся у меня мелочь.</text:p>
      <text:p text:style-name="P351">Отдать долг Крысу, пожалуй, единственное осмысленное занятие, которое у меня осталось.</text:p>
      <text:p text:style-name="P351"/>
      <text:p text:style-name="P351">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51"/>
      <text:p text:style-name="P351">Опоздал. Впрочем, плевать. Одной неудачей больше, одной меньше — теперь уже всё равно.</text:p>
      <text:p text:style-name="P351"/>
      <text:p text:style-name="P360">Слышу скрежетание металла за спиной.</text:p>
      <text:p text:style-name="P361"><text:span text:style-name="T814">Я о</text:span>борачиваюсь к <text:span text:style-name="T814">многострадальному </text:span>пикапу. <text:span text:style-name="T814">И</text:span>з кузова <text:span text:style-name="T814">помятой машины с </text:span><text:span text:style-name="T815">висящим на нитке </text:span><text:span text:style-name="T814">боковым зеркал</text:span><text:span text:style-name="T815">о</text:span><text:span text:style-name="T814">м </text:span>выскакивает небольшая хвостатая тень и молнией <text:span text:style-name="T813">мчится ко мне</text:span>.</text:p>
      <text:p text:style-name="P351"/>
      <text:p text:style-name="P351">Проклятье! Даже умереть спокойно не дадут!</text:p>
      <text:p text:style-name="P351"/>
      <text:p text:style-name="P351">Бегом покрываю расстояние до парадного входа, вскакиваю внутрь и <text:span text:style-name="T813">поспешно </text:span>захлопываю за собой дверь.</text:p>
      <text:p text:style-name="P351">Коридоры заполняет монотонный голос из репродукторов.</text:p>
      <text:p text:style-name="P351"/>
      <text:p text:style-name="P351">«…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51"/>
      <text:p text:style-name="P351"><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51"/>
      <text:p text:style-name="P351">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51"/>
      <text:p text:style-name="P351">Снизу слышится шорох и над парапетом появляется металлическая лапа с выпущенными во всю длину когтями.</text:p>
      <text:p text:style-name="P351">Я подтягиваю к себе багор, но потом откладываю прочь.</text:p>
      <text:p text:style-name="P352"/>
      <text:p text:style-name="P351">К чёрту. Я заслужил это.</text:p>
      <text:p text:style-name="P352"/>
      <text:p text:style-name="P351">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52"/>
      <text:p text:style-name="P351">Смешно умереть от собственной робо-кошки, неправда ли? Я всё же думал, что это произойдёт минут на десять-пятнадцать позже, в атомном пламени.</text:p>
      <text:p text:style-name="P352"/>
      <text:p text:style-name="P351">Крыса запрыгивает мне на колени, встав на задние лапы. Левая <text:span text:style-name="T815">задняя</text:span> перебита — болтается на проводках. Железные когти правой передней ложатся мне на плечо в опасной близости от яремной вены. <text:span text:style-name="T813">Зубастая м</text:span>орда оказывается прямо напротив моего горла.</text:p>
      <text:p text:style-name="P352"/>
      <text:p text:style-name="P351">- Давай, <text:span text:style-name="T813">не медли</text:span> - шепчу я ей и закрываю глаза.</text:p>
      <text:p text:style-name="P352"/>
      <text:p text:style-name="P349">***</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text:soft-page-break/>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816">доспехи</text:span>, похожие на те, в которых была облачена Луна в момент моей первой встречи с аликорницами <text:span text:style-name="T816">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816">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816">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62">Тщётно. Металлический панцирь намертво вмёрз в лёд. Падающий снег потихоньку укрывает его в белый саван.</text:p>
      <text:p text:style-name="P11"/>
      <text:p text:style-name="P11">- <text:span text:style-name="T716">Мехадоспех сорок два — </text:span><text:span text:style-name="T817">пятнадцать</text:span><text:span text:style-name="T716">, класс «Принцип-2». </text:span>Целостность системы тридцать семь процентов. Заряд <text:span text:style-name="T817">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text:soft-page-break/>-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816">стоящего на задних ногах</text:span> аликорна, чей отломанный рог мы только что откатили с раздавленных доспехов. <text:span text:style-name="T816">Его тяжёлый взгляд направлен вперёд, передние ноги застыли, молотя воздух, одно крыло разрушено.</text:span> Я оборачиваюсь и <text:span text:style-name="T816">сквозь метель,</text:span> на краю видимости, узнаю полураз<text:span text:style-name="T818">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819">Сосны едва</text:span> торчат из сугробов, обозначая лес у подножия скалы. На пределе видимости, едва касаясь верхушек самых высоких <text:span text:style-name="T819">деревьев</text:span>, над лесом <text:span text:style-name="T818">покосившись </text:span>висит заснеженн<text:span text:style-name="T818">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818">их</text:span> <text:span text:style-name="T818">морозов</text:span>.</text:p>
      <text:p text:style-name="P11">- Тогда почему же так холодно?</text:p>
      <text:p text:style-name="P11">- Это сделали <text:span text:style-name="T818">Иль-Шогг</text:span>. Они каким-то образом меняют климат под свои нужды. Мы ещё в начале войны заметили, что в области, занятые <text:span text:style-name="T818">тварями</text:span>, приход<text:span text:style-name="T818">я</text:span>т <text:span text:style-name="T818">морозы</text:span>.</text:p>
      <text:p text:style-name="P11"/>
      <text:p text:style-name="P11">Сухой безэмоциональный голос Селестии только подчёркивает произ<text:span text:style-name="T819">о</text:span>шедшую трагедию.</text:p>
      <text:p text:style-name="P11"/>
      <text:p text:style-name="P11">- То, что здесь воцарилась зима, означает одно: Андориан пал и не был отвоёван <text:span text:style-name="T819">обратно</text:span>. Учитывая, что это <text:span text:style-name="T818">одна из наших последних</text:span> крепост<text:span text:style-name="T818">ей</text:span> Большого континента <text:span text:style-name="T819">после того, как мы потеряли Ундариен</text:span>, это означает одно. Мы проиграли окончательно и бесповоротно. Орунгун во власти <text:span text:style-name="T818">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text:soft-page-break/></text:p>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text:soft-page-break/>у<text:span text:style-name="T819">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819">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819">дскользнувшись,</text:span> аликорниц<text:span text:style-name="T819">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820">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820">твари</text:span> усовершенствовали ловчую сеть.</text:p>
      <text:p text:style-name="P11"/>
      <text:p text:style-name="P11">Аликорница скачет ко мне на трёх ногах. <text:span text:style-name="T819">Её г</text:span>рудь, <text:span text:style-name="T820">шея</text:span> и крылья покрыты кровавой решёткой от врезавшейся в плоть сети. <text:span text:style-name="T820">Треть п</text:span>раво<text:span text:style-name="T820">го</text:span> крыл<text:span text:style-name="T820">а</text:span> волочится по земле, половина маховых перьев отсутствует. Копыто правой <text:span text:style-name="T819">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text:soft-page-break/>-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820">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821">о неровными</text:span> скачками приближается к обрыву, на ходу распрямляя крылья. Правое крыло в <text:span text:style-name="T820">третьем</text:span> суставе безжизнено болтается в набегающем потоке воздуха, <text:span text:style-name="T821">подметая кончиком дорожку в снегу.</text:span></text:p>
      <text:p text:style-name="P11"/>
      <text:p text:style-name="P363">Жужжание многократно усиливается. Из крепостной башни <text:span text:style-name="T821">впереди нас</text:span> на стену <text:span text:style-name="T822">выходят</text:span> <text:span text:style-name="T823">два</text:span> создания, в одном из которых я <text:span text:style-name="T822">с трудом </text:span>узнаю сородича Селестии.</text:p>
      <text:p text:style-name="P363"/>
      <text:p text:style-name="P364">То есть, эт<text:span text:style-name="T824">а</text:span> <text:span text:style-name="T824">тёмная фигура</text:span> в серых лохмотьях комбинезона когда-то был<text:span text:style-name="T824">а</text:span> аликорном — <text:span text:style-name="T825">за это говор</text:span><text:span text:style-name="T824">ят</text:span><text:span text:style-name="T825"> рог и ошмётки крыльев с ободранными прутьями перьев. </text:span><text:span text:style-name="T824">Но </text:span><text:span text:style-name="T826">г</text:span><text:span text:style-name="T827">орящие зелёным узкие зрачки в космах спутанной гривы</text:span><text:span text:style-name="T823"> и </text:span><text:span text:style-name="T824">ясно </text:span><text:span text:style-name="T823">видимые</text:span><text:span text:style-name="T824"> </text:span><text:span text:style-name="T823">рёберные кости в трещинах высохшей шкуры на груди дают понять, что аликорном сей организм </text:span><text:span text:style-name="T827">можно называть лишь условно</text:span><text:span text:style-name="T823">.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64"/>
      <text:p text:style-name="P365">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66"/>
      <text:p text:style-name="P12"><text:span text:style-name="T7">Аликорн планирует </text:span><text:span text:style-name="T828">на куцих крыльях </text:span><text:span text:style-name="T7">со стены во двор прямо перед проломом. Его напарник </text:span><text:span text:style-name="T828">опускается</text:span><text:span text:style-name="T7"> следом.</text:span></text:p>
      <text:p text:style-name="P11"/>
      <text:p text:style-name="P367"><text:soft-page-break/><text:span text:style-name="T828">От обоих эквиноподобных упырей хочется держаться подальше, и при их приближении моё </text:span><text:span text:style-name="Default_20_Paragraph_20_Font"><text:span text:style-name="T829">чувство опасности просто взвы</text:span></text:span><text:span text:style-name="Default_20_Paragraph_20_Font"><text:span text:style-name="T830">вает</text:span></text:span><text:span text:style-name="Default_20_Paragraph_20_Font"><text:span text:style-name="T829">.</text:span></text:span></text:p>
      <text:p text:style-name="P367"><text:span text:style-name="Default_20_Paragraph_20_Font"><text:span text:style-name="T7"/></text:span></text:p>
      <text:p text:style-name="P366">Селестия буквально садится на задние ноги и отчаянно упирается в лёд <text:span text:style-name="T372">здоровой </text:span>передней, чтобы затормозить. Мы останавливаемся прямо перед <text:span text:style-name="T823">высохшим </text:span>аликорном. Я вижу <text:s/>его зелёные глаза с узкими зрачками <text:span text:style-name="T823">в запавших глазницах</text:span>. <text:span text:style-name="T823">На остатках его комбинезона</text:span> <text:span text:style-name="T823">видны выцветшие цифры </text:span><text:span text:style-name="T678">«сорок два — пятнадцать»</text:span><text:span text:style-name="T680">. </text:span><text:span text:style-name="T827">От него штыняет запахом дохлых мышей.</text:span></text:p>
      <text:p text:style-name="P366"/>
      <text:p text:style-name="P366">- Нотхуурр шанграа хиссандурр, чайшанссиии! - шипит <text:span text:style-name="T823">медузоподобный эквиноид</text:span> и сухо смеётся. - <text:span text:style-name="T823">Давно не виделись, консул С-селестия</text:span>! <text:span text:style-name="T823">Я, </text:span><text:span text:style-name="T622">Тень </text:span><text:span text:style-name="T411">Единой</text:span><text:span text:style-name="T622">, </text:span><text:span text:style-name="T452">Малый Экзекутор </text:span><text:span text:style-name="T411">Ан-Хаас</text:span><text:span text:style-name="T452">,</text:span><text:span text:style-name="T622"> Эрендисса Шассхи,</text:span> ждал<text:span text:style-name="T823">а</text:span> тебя <text:span text:style-name="T823">с</text:span>то пятьдесят лет! <text:span text:style-name="T823">Мои старания</text:span> не пропали даром! <text:span text:style-name="T831">Ты пришла…</text:span></text:p>
      <text:p text:style-name="P368"><text:span text:style-name="T441"/></text:p>
      <text:p text:style-name="P369">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831">Ринс! Ринс Стилфизер! Ты меня слышишь? - обращается к мощам Селестия</text:span> с печалью <text:span text:style-name="T831">в голосе.</text:span> - <text:span text:style-name="T831">Ты помнишь меня</text:span>? <text:span text:style-name="T831">Ты помнишь себя?</text:span></text:p>
      <text:p text:style-name="P11">- Это лучшее, что случилось с ним за всю его жизнь… Поцелуй <text:span text:style-name="T827">Единства</text:span>… Неважно… Сейчас ты и сама познаешь любовь <text:span text:style-name="T831">Единой</text:span> и станешь одной из нас-с-с. Ты и твоя обезьянка — <text:span text:style-name="T831">Единая</text:span> щедра и примет каж-ж-ждого… - шипит <text:span text:style-name="T831">медуза</text:span>.</text:p>
      <text:p text:style-name="P11"/>
      <text:p text:style-name="P11">Аликорн наступает на нас как <text:span text:style-name="T831">скрипящее привидение</text:span>. Его голова чуть покачивается из стороны в сторону в такт шагам. <text:span text:style-name="T831">Конемедуза плывёт рядом. </text:span>Селестия пятится, <text:span text:style-name="T832"><text:s/>не давая им приблизиться</text:span>.</text:p>
      <text:p text:style-name="P11"/>
      <text:p text:style-name="P11">- <text:span text:style-name="T831">Ринс</text:span>! <text:span text:style-name="T831">Пробудись</text:span>! Ты — один из нас! <text:span text:style-name="T831">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31">Вспомни свою дочь!</text:span></text:p>
      <text:p text:style-name="P11">- Напрас-сно ты взываешь к нему с этими глупос-стями, — смеётся <text:span text:style-name="T831">медуза</text:span>. - <text:span text:style-name="T831">Единство</text:span> неизмеримо прекраснее. Пос-сле него в голове не остаётся этого теплокровного мус-сора.</text:p>
      <text:p text:style-name="P11"/>
      <text:p text:style-name="P11"><text:span text:style-name="T831">Она</text:span> <text:span text:style-name="T831">обвивает щупальцами гривы голову</text:span> аликорну и мощным движением проворачивает <text:span text:style-name="T831">её</text:span> на триста шестьдесят градусов.</text:p>
      <text:p text:style-name="P11"/>
      <text:p text:style-name="P11">Аликорн стоит, как ни в чём ни бывало. <text:span text:style-name="T833">Зелёные</text:span> <text:span text:style-name="T831">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text:soft-page-break/>- Сел, надо уходить. Открывай проход прямо тут. Чёрт с ним, со временем, тут бы живым остаться, - шепчу я аликорнице. - Что-то мне не хочется любить <text:span text:style-name="T831">Единую</text:span>. Я храню верность пляжным коктейлям с тоником.</text:p>
      <text:p text:style-name="P11">- Поздно, - шепчет, не поворачивая головы, аликорница. <text:span text:style-name="T833">Она по-прежнему отступает, держа дистанцию между нами и противник</text:span><text:span text:style-name="T831">ами</text:span><text:span text:style-name="T833">. </text:span>- Не успею. Нужно секунд пять. Они набросятся на нас раньше. Если бы были только <text:span text:style-name="T831">отродье</text:span> <text:span text:style-name="T831">Иль-Шогг </text:span>— ушли бы проблем. <text:span text:style-name="T831">У</text:span>лететь <text:span text:style-name="T831">от тварей </text:span>несложно, <text:span text:style-name="T831">они</text:span> практически не летают. Но от <text:span text:style-name="T831">Ринса</text:span> оторваться нет шансов. <text:span text:style-name="T831">У меня сломано крыло</text:span>.</text:p>
      <text:p text:style-name="P11"/>
      <text:p text:style-name="P11">Мы равняемся с отломанным рогом центральной статуи. Оглянувшись, я вижу, как двер<text:span text:style-name="T827">и</text:span> <text:span text:style-name="T827">дальних казарм</text:span> отворя<text:span text:style-name="T827">ю</text:span>тся и наружу один за другим выходят другие <text:span text:style-name="T827">высохшие тени</text:span>. <text:span text:style-name="T831">Их много</text:span>. <text:span text:style-name="T831">Узкие щели </text:span>их глаз в <text:span text:style-name="T831">сумерках</text:span> светятся многочисленными злыми <text:span text:style-name="T831">огоньками</text:span> <text:span text:style-name="T831">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31">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31">лерба</text:span> без вариантов. Но обращение занимает время — я успею открыть ворота. Ты уйдёшь. Постарайся выжить. И предупреди <text:span text:style-name="T831">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831">Ринсом </text:span>разверзается и наш старый знакомый — Принцип-2 — встаёт прямо под брюхом <text:span text:style-name="T831">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33">и трубочек</text:span> так и остаётся во льду, открывая силовой каркас механизма. Задние копыта и одно переднее <text:span text:style-name="T833">также </text:span>остаются вмёрзшими в лёд.</text:p>
      <text:p text:style-name="P11"/>
      <text:p text:style-name="P11">Принцип-2 <text:span text:style-name="T833">мотает</text:span> шлемом, <text:span text:style-name="T827">перемешивая рогом ссохшиеся внутренности Ринса</text:span>. <text:span text:style-name="T827">Окончательно выпрямившись</text:span>, он выпрямляет шею и прижимает к себе <text:span text:style-name="T827">лерба</text:span> свободной ногой.</text:p>
      <text:p text:style-name="P11"/>
      <text:p text:style-name="P11"><text:span text:style-name="T827">Из живота Ринса свисают какие-то ошмётки вперемешку с лохмотьями комбинезона.</text:span> <text:span text:style-name="T827">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827">Корпус</text:span> покрывается <text:span text:style-name="T827">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27">Ринса Стилфизера</text:span> уцелевшей ногой.</text:p>
      <text:p text:style-name="P11"><text:soft-page-break/></text:p>
      <text:p text:style-name="P11">Селестия ориентируется первой. Мощный толчок задними ногами, прыжок с места — и молчаливо дерущаяся пара остаётся позади. <text:span text:style-name="T827">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834">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827">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834">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827">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text:soft-page-break/></text:p>
      <text:p text:style-name="P11">Аликорница разворачивается и зависает в воздухе. <text:s/>Искра на её роге угасает.</text:p>
      <text:p text:style-name="P11"/>
      <text:p text:style-name="P11"><text:span text:style-name="T827">Ринс </text:span>уже не машет крыльями, несясь на нас словно злая чёрная торпеда. Его <text:span text:style-name="T827">грива</text:span> под напором ветра <text:s/><text:span text:style-name="T827">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827">Ринс Стилфизер</text:span>.</text:p>
      <text:p text:style-name="P11"/>
      <text:p text:style-name="P11">Через несколько секунд из облака на землю проливается дождь из кусков мятого металла, сухих костей и <text:span text:style-name="T834">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827">когда этот </text:span>зомбак <text:span text:style-name="T827">сражался внизу</text:span>? - заикаясь от потрясения спрашиваю я.</text:p>
      <text:p text:style-name="P11">- <text:span text:style-name="T827">Мы были слишком близко,</text:span> - механически отвечает Селестия. - <text:span text:style-name="T827">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oft-page-break/><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835">Pnakotic</text:span></text:span><text:span text:style-name="Default_20_Paragraph_20_Font"><text:span text:style-name="T836"> </text:span></text:span><text:span text:style-name="Default_20_Paragraph_20_Font"><text:span text:style-name="T835">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837">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837">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837">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838">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text:soft-page-break/>С этими словами я звонко шлёпаю её по крупу. От неожиданности аликорница подаётся вперёд. Слышится глухой удар <text:span text:style-name="T838">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838">Так</text:span> что это за маскарад?</text:p>
      <text:p text:style-name="P11">- Это не машкарад. Я шняла бронеплаштины с <text:span text:style-name="T838">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837">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837">я</text:span> Элементов. Не волнуйся, Хуман, приказ на ликвидацию доспехов уровня «Консул» могла бы выдать только королева Лорен <text:span text:style-name="T838">или легат Эйронсмайл</text:span>. Мы утратили с н<text:span text:style-name="T838">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838">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837">ранга</text:span>. Увы, у войны свои законы, Хуман.</text:p>
      <text:p text:style-name="P11"><text:soft-page-break/></text:p>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837">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70">Я дёргаю замок.</text:p>
      <text:p text:style-name="P370"/>
      <text:p text:style-name="P370">– Как ты его раскрыла зубами-то? Я двумя руками закрыть не могу! Кажись, этот доспех узковат для твоей жопы!</text:p>
      <text:p text:style-name="P370">– Я помогу! – <text:s/>Селестия изгибает шею и зубами сжимает защёлку.</text:p>
      <text:p text:style-name="P370"/>
      <text:p text:style-name="P370">ШЛОП!</text:p>
      <text:p text:style-name="P370"/>
      <text:p text:style-name="P37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70"/>
      <text:p text:style-name="P11">Я поворачиваюсь к ним и упираю руки в бока в попытке стать шире и закрыть собой аликорницу.</text:p>
      <text:p text:style-name="P11"/>
      <text:p text:style-name="P11"><text:soft-page-break/>-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839">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text:soft-page-break/>Чёрт, ты не можешь это выдержать, Хуман — твоё сердце сделано не из камня!</text:p>
      <text:p text:style-name="P11"/>
      <text:p text:style-name="P11">Я достаю карамельную трост<text:span text:style-name="T839">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835">Pnakotic</text:span></text:span><text:span text:style-name="Default_20_Paragraph_20_Font"><text:span text:style-name="T836"> </text:span></text:span><text:span text:style-name="Default_20_Paragraph_20_Font"><text:span text:style-name="T835">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8"/>
      <text:h text:style-name="P156" text:outline-level="2">Глава <text:span text:style-name="T840">20</text:span></text:h>
      <text:p text:style-name="P350"/>
      <text:p text:style-name="P371">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71">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813">оего лица</text:span> светятся зелёные экраны глаз Крысы. По ним бегут слова, складывающиеся в предложения…</text:p>
      <text:p text:style-name="P15"><text:soft-page-break/></text:p>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841">я </text:span></text:span><text:span text:style-name="Default_20_Paragraph_20_Font"><text:span text:style-name="T21">погибну,</text:span></text:span><text:span text:style-name="Default_20_Paragraph_20_Font"><text:span text:style-name="T842"> </text:span></text:span><text:span text:style-name="Default_20_Paragraph_20_Font"><text:span text:style-name="T843">PHOENIX</text:span></text:span><text:span text:style-name="Default_20_Paragraph_20_Font"><text:span text:style-name="T842"> </text:span></text:span><text:span text:style-name="Default_20_Paragraph_20_Font"><text:span text:style-name="T841">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844">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845">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844">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844">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846">людей</text:span></text:span><text:span text:style-name="Default_20_Paragraph_20_Font"><text:span text:style-name="T8">. </text:span></text:span><text:span text:style-name="Default_20_Paragraph_20_Font"><text:span text:style-name="T846">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844">с</text:span></text:span><text:span text:style-name="Default_20_Paragraph_20_Font"><text:span text:style-name="T8">е освоения </text:span></text:span><text:span text:style-name="Default_20_Paragraph_20_Font"><text:span text:style-name="T844">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846">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844">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846">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846">войну</text:span></text:span><text:span text:style-name="Default_20_Paragraph_20_Font"><text:span text:style-name="T8"> в </text:span></text:span><text:span text:style-name="Default_20_Paragraph_20_Font"><text:span text:style-name="T844">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844">связанного</text:span></text:span><text:span text:style-name="Default_20_Paragraph_20_Font"><text:span text:style-name="T8"> мира — тогда </text:span></text:span><text:span text:style-name="Default_20_Paragraph_20_Font"><text:span text:style-name="T844">зависимость</text:span></text:span><text:span text:style-name="Default_20_Paragraph_20_Font"><text:span text:style-name="T8"> переходит на неё, </text:span></text:span><text:span text:style-name="Default_20_Paragraph_20_Font"><text:span text:style-name="T844">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72"><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844">й</text:span></text:span><text:span text:style-name="Default_20_Paragraph_20_Font"><text:span text:style-name="T8"> </text:span></text:span><text:span text:style-name="Default_20_Paragraph_20_Font"><text:span text:style-name="T844">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846">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oft-page-break/><text:span text:style-name="Default_20_Paragraph_20_Font"><text:span text:style-name="T8">У меня не получилось. Нас вычислил</text:span></text:span><text:span text:style-name="Default_20_Paragraph_20_Font"><text:span text:style-name="T844">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844">сть</text:span></text:span><text:span text:style-name="Default_20_Paragraph_20_Font"><text:span text:style-name="T8"> в отчаяние. Начать «Семь в</text:span></text:span><text:span text:style-name="Default_20_Paragraph_20_Font"><text:span text:style-name="T844">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845">всего</text:span>.</text:p>
      <text:p text:style-name="P15">И если глупой дюжине микросхем не удалось защитить свои глупые <text:span text:style-name="T845">воображаемые игрушки</text:span> <text:span text:style-name="T847">от гибели</text:span>, она постарается спасти хотя бы самое дорогое, что у неё было — тебя…</text:p>
      <text:p text:style-name="P15"/>
      <text:p text:style-name="P15">Я запрограммировала автопилот <text:span text:style-name="T848">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848">три</text:span> минут<text:span text:style-name="T848">ы</text:span>. Через три часа ты будешь в безопасном убежище, далеко от города и вероятного эпицентра <text:span text:style-name="T845">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849">emergency</text:span>апппп<text:span text:style-name="T848">тттт</text:span><text:span text:style-name="T849">43</text:span><text:span text:style-name="T848">.</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73">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73"/>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oft-page-break/><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850">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851">в</text:span></text:span><text:span text:style-name="Default_20_Paragraph_20_Font"><text:span text:style-name="T846">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845">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text:soft-page-break/></text:p>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57">~~~</text:p>
      <text:p text:style-name="P157"/>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74">В какой-то момент приходит осознание.</text:p>
      <text:p text:style-name="P370"/>
      <text:p text:style-name="P3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text:soft-page-break/></text:p>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852">Той, которая не должна была случиться.</text:span> Пони много лет сражаются с зебрами в жестокой и бессмысленной <text:span text:style-name="T852">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852">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853">Твой мир связан с моим</text:span>, иначе заклинание не привлекло бы тебя <text:span text:style-name="T853">сюда</text:span>. Скорее всего, <text:span text:style-name="T853">у тебя дома</text:span> <text:span text:style-name="T853">тоже </text:span>произошла катастрофа, подобная нашей. <text:span text:style-name="T853">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853">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852">н</text:span>е<text:span text:style-name="T852">го</text:span> часть своей души. <text:span text:style-name="T852">По-сути, этот медальон хранит мегазаклинание. </text:span>Силы, хранящейся в н<text:span text:style-name="T852">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text:soft-page-break/>что в конечном итоге принесли моему народу только смерть и разрушение, кха-кха-<text:span text:style-name="T853">кха</text:span>… Кроме того, он <text:span text:style-name="T852">защитит тебя и</text:span> <text:span text:style-name="T853">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852">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854">Велик</text:span><text:span text:style-name="T852">ую</text:span><text:span text:style-name="T854"> Войн</text:span><text:span text:style-name="T852">у</text:span> Экв<text:span text:style-name="T852">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852">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75">- Ты сможешь найти меня в Вечнодиком лесу. Мы с сестрой долго жили там в те времена, <text:span text:style-name="T854">когда только пришли в Эквус</text:span>. Я не знаю, какой тебе дать ещё ориентир…</text:p>
      <text:p text:style-name="P375"/>
      <text:p text:style-name="P375">Аликорница задумывается. Потом её морду освещает озарение.</text:p>
      <text:p text:style-name="P11"><text:soft-page-break/></text:p>
      <text:p text:style-name="P11">- Д<text:span text:style-name="T854">РОГОНШТЕРН</text:span>! Иди <text:span text:style-name="T854">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76">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76"/>
      <text:p text:style-name="P376">Медальон тотчас же с острой болью растворяется у меня в груди.</text:p>
      <text:p text:style-name="P376">Магическая лошадь облегчённо вздыхает, выпустив очередную струйку розового дыма.</text:p>
      <text:p text:style-name="P377"/>
      <text:p text:style-name="P377">- <text:span text:style-name="T852">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text:soft-page-break/>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78">См. главу 3</text:p></text:note-body></text:note></text:p>
      <text:p text:style-name="P11"/>
      <text:p text:style-name="P2">***</text:p>
      <text:p text:style-name="P11"/>
      <text:p text:style-name="P126">~~~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855">н</text:span>очным и <text:span text:style-name="T855">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79">«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856">Это также подтвердит неоспоримое первенство дома Блюбладов, как имеющего родственные связи с …</text:span>»</text:p>
      <text:p text:style-name="P379">-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79">- Шериф Дрогонштерна заявляет: полиция готова пресекать любые попытки столкновений фанатов <text:span text:style-name="T855">и готовит камеры как светлых, так и тёмных тонов.</text:span> Усиленные отряды патрулируют центр и окрестности стадиона.»</text:p>
      <text:p text:style-name="P379"/>
      <text:p text:style-name="P11"><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855">Дворцовые архивы содержат упоминания о её последнем </text:span>очно<text:span text:style-name="T855">м</text:span> общ<text:span text:style-name="T855">ении</text:span> с принцессой Селестией двести лет назад. Дневная глава Диархии <text:span text:style-name="T855">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79">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855">на спинах </text:span>два солнечных единорога и два бэтпони. Теперь же так<text:span text:style-name="T855">ая кооперация </text:span>немыслим<text:span text:style-name="T855">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857">во дворец</text:span>? - отвечает молодой и незнакомый <text:span text:style-name="T858">мне </text:span>бэтпони, <text:span text:style-name="T858">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858">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text:soft-page-break/>-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858">Е</text:span>ё Высочество, принцесса Луна. Без пропуска или личной записки от <text:span text:style-name="T858">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858">Е</text:span>го Высочество? Брось, я ведь знаю, что ты знаешь. А ты знаешь, что я знаю, что ты знаешь. Кончай эту комедию.</text:p>
      <text:p text:style-name="P11">- <text:span text:style-name="T858">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858">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857">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858">за упоминание Селестии твои </text:span>могут закидать <text:span text:style-name="T858">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858">её мне </text:span>к горлу. «Ещё раз тронешь — прирежу. Всё ваше племя проклято и проклятой ночной ведьме служит» - говорит. Вот прямо так прижал кинжал <text:span text:style-name="T858">мне </text:span>к глотке и прошипел <text:span text:style-name="T858">эти слова</text:span> в глаза.</text:p>
      <text:p text:style-name="P11"><text:soft-page-break/></text:p>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text:soft-page-break/>-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859">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860">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859">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861">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861">шестьдесят</text:span> лет боевых действий Мы знавали и худшие времена, <text:span text:style-name="T859">чем те, что ты увидел в Нашем сне</text:span>. <text:span text:style-name="T861">Андориан был всего лишь отдалённым фортом, наскоро расконсервированным после нашего бегства с Ундариена.</text:span></text:p>
      <text:p text:style-name="P11"/>
      <text:p text:style-name="P380"><text:soft-page-break/>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861">когда <text:s/>рушатся плоды наших полутысячелетних стараний</text:span>?</text:p>
      <text:p text:style-name="P11"/>
      <text:p text:style-name="P11">- <text:span text:style-name="T859">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859">мне кажется, </text:span><text:span text:style-name="T861">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859">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859">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859">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text:soft-page-break/>- Выпьем <text:span text:style-name="T862">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862">белозадой </text:span>сестрицей. Но сейчас Мы слишком рады, чтобы ждать ещё хоть мгновение. Выпей <text:span text:style-name="T861">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862">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862">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863">его</text:span> <text:span text:style-name="T863">меха</text:span>доспех<text:span text:style-name="T863">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862">Н</text:span>ас минутку!</text:p>
      <text:p text:style-name="P11"/>
      <text:p text:style-name="P11">Луна заливается звонким смехом и мчится в в спальню.</text:p>
      <text:p text:style-name="P11"/>
      <text:p text:style-name="P11">Ну, шикарно! Мир <text:span text:style-name="T863">в одну минуту </text:span>перевернулся <text:span text:style-name="T863">с ног </text:span>на голову — смех Хмурой Метёлки больше не является чем-то мифическим, навроде страны Диснейлэнд. Я подхватываю графинчик и <text:span text:style-name="T862">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text:soft-page-break/>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864">двадцать</text:span>, она <text:span text:style-name="T862">всегда</text:span> была или в официальном серо-голубом жакете для приёмов, либо же в своих привычных <text:span text:style-name="T862">механистических</text:span> доспехах - Хмурая Метёлка не любительница нарядов, <text:span text:style-name="T862">это </text:span>факт. Но сейчас на ней <text:span text:style-name="T862">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865">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866">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text:soft-page-break/>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862">ую</text:span> пограничн<text:span text:style-name="T862">ую</text:span> <text:span text:style-name="T862">стычку</text:span>? Или он<text:span text:style-name="T862">а</text:span> не так<text:span text:style-name="T862">ая</text:span> мелк<text:span text:style-name="T862">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862">с</text:span> паланкин<text:span text:style-name="T862">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867">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81">- Пожалуйте в экипаж, мой принц!</text:p>
      <text:p text:style-name="P381"/>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868">яя</text:span> Брогама в мошенничестве.</text:p>
      <text:p text:style-name="P11"/>
      <text:p text:style-name="P382"><text:soft-page-break/>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82"/>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text:soft-page-break/>- … возрадуйтесь <text:span text:style-name="T868">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868">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868">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869">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text:soft-page-break/></text:p>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868">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text:soft-page-break/>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868">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text:soft-page-break/>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870">меня </text:span>за собой. Мы уединяемся за угловым столиком на террасе.</text:p>
      <text:p text:style-name="P11"/>
      <text:p text:style-name="P11">- <text:span text:style-name="T870">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870">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text:soft-page-break/></text:p>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383">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83">Ну ладно, у принцесс свои причуды.</text:p>
      <text:p text:style-name="P11"/>
      <text:p text:style-name="P11"><text:span text:style-name="T870">У</text:span> сцен<text:span text:style-name="T870">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83">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870">к</text:span>ой с лилиями на крупе.</text:p>
      <text:p text:style-name="P383">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83"/>
      <text:p text:style-name="P11">- У неё не будет <text:span text:style-name="T870">потом </text:span>проблем с герцогом? - указываю я на пони в очках.</text:p>
      <text:p text:style-name="P11"><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871">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870">Не умею.</text:span> Сел, правда, как-то раз вытащила меня на бал, но там был медленный менуэт, и я две недели до него разучивал па. <text:span text:style-name="T870">А п</text:span>од эту музыку я танцевать <text:span text:style-name="T870">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text:soft-page-break/>-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text:soft-page-break/></text:p>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872">уверен</text:span>, что ей это понравится…</text:p>
      <text:p text:style-name="P384">- Поверь, она будет только рада! Мы не собираемся подвигать её с <text:span text:style-name="T87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871">крекерные </text:span>серд<text:span text:style-name="T871">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text:soft-page-break/></text:p>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85">С глубоким вздохом она опускается на меня до упора. Я чувствую себя в ней. Наверное, это неправильно, но у меня нет сил сопротивляться.</text:p>
      <text:p text:style-name="P385">Луна начинает двигаться. Её неловкие движения не приводят к успеху — я выскальзываю из неё.</text:p>
      <text:p text:style-name="P385"><text:soft-page-break/></text:p>
      <text:p text:style-name="P11">- Не так, - мягко возражаю я ей. - Так я практически не достаю до тебя. Из-за некоторых особенностей <text:span text:style-name="T872">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872">Мой низ прижимается к её животу, мои локти упираются ей в грудь.</text:span> Глаза <text:span text:style-name="T872">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text:soft-page-break/></text:p>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873">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873">в стороны</text:span>.</text:p>
      <text:p text:style-name="P11"/>
      <text:p text:style-name="P11">Хватаясь за мебель, <text:span text:style-name="T871">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873">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text:soft-page-break/>-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874">как</text:span> <text:span text:style-name="T874">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873">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text:soft-page-break/></text:p>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875">Нас</text:span>, - еле слышу я её шёпот. - Ткань воспоминаний легко порвать. <text:span text:style-name="T875">Мы</text:span> уже почти не помн<text:span text:style-name="T875">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876">Ц</text:span>ёлного замка! Тепель никто не догонит глозного командола Бвейвхалта на его пути к победе! Алмия <text:span text:style-name="T876">Иль-Согг</text:span> падёт к его копытам! Все пе<text:span text:style-name="T876">ц</text:span>еньки будут наши!</text:p>
      <text:p text:style-name="P11"/>
      <text:p text:style-name="P11">На вершине ветхой башни появляется <text:span text:style-name="T876">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text:soft-page-break/>Младшая подн<text:span text:style-name="T873">имает</text:span>с<text:span text:style-name="T87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873">шеи </text:span>младшей.</text:p>
      <text:p text:style-name="P11"/>
      <text:p text:style-name="P11">- Отдай! Это моё! Я его <text:span text:style-name="T876">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876">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876">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876">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text:soft-page-break/></text:p>
      <text:p text:style-name="P11">- Война началась за пять лет до Нашего рождения, - шепчет Луна. - Моя сестра была последним довоенным жеребёнком <text:span text:style-name="T876">народа Фаэри</text:span>. А <text:span text:style-name="T875">Мы</text:span> - первым, родившимся во время войны. <text:span text:style-name="T875">Мы</text:span> никогда не знал<text:span text:style-name="T875">и</text:span> мирного времени. Только на новой родине, в Эквестрии, <text:span text:style-name="T875">Мы</text:span> узнал<text:span text:style-name="T875">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876">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875">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628">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628">Ойкумены Фаэри</text:span>. Город, в котором прошла <text:span text:style-name="T875">Наша</text:span> юность. Казармы кадетского корпуса преторианской гвардии, тренировочный плац и сержанты учебки заменили <text:span text:style-name="T875">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74">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877">тварями</text:span></text:span><text:span text:style-name="Default_20_Paragraph_20_Font"><text:span text:style-name="T7"> — мы умеем летать. </text:span></text:span><text:span text:style-name="Default_20_Paragraph_20_Font"><text:span text:style-name="T878">Хотя д</text:span></text:span><text:span text:style-name="Default_20_Paragraph_20_Font"><text:span text:style-name="T7">ля набора высоты нам </text:span></text:span><text:span text:style-name="Default_20_Paragraph_20_Font"><text:span text:style-name="T878">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878">даже без них</text:span></text:span><text:span text:style-name="Default_20_Paragraph_20_Font"><text:span text:style-name="T7">. </text:span></text:span><text:span text:style-name="Default_20_Paragraph_20_Font"><text:span text:style-name="T878">А д</text:span></text:span><text:span text:style-name="Default_20_Paragraph_20_Font"><text:span text:style-name="T7">ля планирования нам не нужно ничего. </text:span></text:span><text:span text:style-name="Default_20_Paragraph_20_Font"><text:span text:style-name="T877">Иль-Шогг</text:span></text:span><text:span text:style-name="Default_20_Paragraph_20_Font"><text:span text:style-name="T878"> же могут только </text:span></text:span><text:span text:style-name="Default_20_Paragraph_20_Font"><text:span text:style-name="T877">низко </text:span></text:span><text:span text:style-name="Default_20_Paragraph_20_Font"><text:span text:style-name="T878">подпрыгивать — </text:span></text:span><text:span text:style-name="Default_20_Paragraph_20_Font"><text:span text:style-name="T877">на Орунгуне им не хватает айны для левитации</text:span></text:span><text:span text:style-name="Default_20_Paragraph_20_Font"><text:span text:style-name="T878">.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879">д</text:span></text:span><text:span text:style-name="Default_20_Paragraph_20_Font"><text:span text:style-name="T880">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877">для изготовления каждого</text:span></text:span><text:span text:style-name="Default_20_Paragraph_20_Font"><text:span text:style-name="T7"> требуется большое количество </text:span></text:span><text:soft-page-break/><text:span text:style-name="Default_20_Paragraph_20_Font"><text:span text:style-name="T877">айны, а большая её часть уходила на вооружения</text:span></text:span><text:span text:style-name="Default_20_Paragraph_20_Font"><text:span text:style-name="T7">. </text:span></text:span><text:span text:style-name="Default_20_Paragraph_20_Font"><text:span text:style-name="T877">Д</text:span></text:span><text:span text:style-name="Default_20_Paragraph_20_Font"><text:span text:style-name="T7">оставлять </text:span></text:span><text:span text:style-name="Default_20_Paragraph_20_Font"><text:span text:style-name="T877">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881">четыре</text:span></text:span><text:span text:style-name="Default_20_Paragraph_20_Font"><text:span text:style-name="T879"> </text:span></text:span><text:span text:style-name="Default_20_Paragraph_20_Font"><text:span text:style-name="T877">год</text:span></text:span><text:span text:style-name="Default_20_Paragraph_20_Font"><text:span text:style-name="T879">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882">ая</text:span></text:span><text:span text:style-name="Default_20_Paragraph_20_Font"><text:span text:style-name="T7"> борьб</text:span></text:span><text:span text:style-name="Default_20_Paragraph_20_Font"><text:span text:style-name="T882">а</text:span></text:span><text:span text:style-name="Default_20_Paragraph_20_Font"><text:span text:style-name="T7"> был</text:span></text:span><text:span text:style-name="Default_20_Paragraph_20_Font"><text:span text:style-name="T882">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875">строю</text:span> обороняющихся заметишь худую тёмно-синюю курсантку в латах на два размера больше, чем надо, - фыркает Луна. - Вон, <text:span text:style-name="T875">она </text:span>как раз обронила гасту. Нам <text:span text:style-name="T875">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883">жеребец</text:span> с ёжиком <text:span text:style-name="T883">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883">Курсант Селена! За потерю личного оружия </text:span><text:span text:style-name="T884">будешь </text:span><text:span text:style-name="T883">неделю подметать плац! Вот этой самой гастой!</text:span></text:p>
      <text:p text:style-name="P11">- <text:span text:style-name="T883">Хайя, сержант! Слушаюсь!</text:span></text:p>
      <text:p text:style-name="P11"/>
      <text:p text:style-name="P11">Луна снова набирает высоту <text:span text:style-name="T883">и голоса с плаца затихают внизу</text:span>.</text:p>
      <text:p text:style-name="P11"/>
      <text:p text:style-name="P11">- Война преобразила нас. <text:span text:style-name="T884">Т</text:span>ысячелетия у нас не было врагов — и было вдосталь <text:span text:style-name="T884">айны</text:span>. Мы построили множество величественных городов и прекрасных замков, посадили <text:span text:style-name="T884">вокруг них</text:span> зачарованны<text:span text:style-name="T884">е</text:span> сад<text:span text:style-name="T884">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875">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884">цитаделях</text:span> и не желали смотреть наружу. Даже когда из мира начала уходить <text:span text:style-name="T884">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885">Твари.</text:span></text:p>
      <text:p text:style-name="P386"/>
      <text:p text:style-name="P387">Наши историки до последних дней войны спорили, привёл ли их <text:span text:style-name="T886">из тёмных глубин Эогиппа </text:span>на Орунгун отступник <text:span text:style-name="T887">Калеодонг,</text:span> <text:span text:style-name="T887">и</text:span>ли же они пришли сами и он предложил им свои услуги на месте. <text:span text:style-name="T888">Те две твари, что нам удалось взять в плен, </text:span><text:span text:style-name="T889">не отлича</text:span><text:span text:style-name="T886">лись</text:span><text:span text:style-name="T889"> разговорчивостью. </text:span><text:span text:style-name="T888">А </text:span><text:span text:style-name="T889">лерб</text:span><text:span text:style-name="T888">ы</text:span><text:span text:style-name="T889"> </text:span><text:span text:style-name="T888">являются </text:span><text:span text:style-name="T886">всего лишь не</text:span><text:span text:style-name="T888">разумными </text:span><text:span text:style-name="T886">марионетками </text:span><text:span text:style-name="T888">— брать их в плен с целью получения информации бесполезно</text:span><text:span text:style-name="T889">.</text:span></text:p>
      <text:p text:style-name="P388"><text:soft-page-break/>То, что смогли восстановить по косвенным данным: <text:span text:style-name="T886">около двухсот тварей </text:span><text:span text:style-name="T887">Иль-Шогг </text:span><text:span text:style-name="T886">вышли из Эогиппа в районе</text:span><text:span text:style-name="T887"> старой исследовательской базе Эриан-2 </text:span><text:span text:style-name="T886">у</text:span><text:span text:style-name="T887"> Ледяных пещер, </text:span><text:span text:style-name="T888">где жил в изгнании мятежный киор </text:span><text:span text:style-name="T887">Калеодонг. </text:span><text:span text:style-name="T888">Мотивы Калеодонга неясны — то ли он </text:span><text:span text:style-name="T890">помешался в долгой ссылке от одиночества, то ли хотел отомстить королеве за изгнание, то </text:span><text:span text:style-name="T886">ли он стал первой жертвой тварей </text:span><text:span text:style-name="T890">— уже никто не узнает. </text:span><text:span text:style-name="T886">Но </text:span><text:span text:style-name="T890">Калеодонг стал наместником Орунгуна от лица Единства Иль-Шогг и он - единственный лерб, в поведении которого </text:span><text:span text:style-name="T886">были </text:span><text:span text:style-name="T890">признаки разума и индивидуальности. </text:span><text:span text:style-name="T886">Строго говоря, если бы не узкие зрачки — отличить его от обычных фаэри было бы невозможно.</text:span><text:span text:style-name="T890"> Приятель Нашей сестрицы, ксенобиолог Кэйлонг даже выдвинул теорию, что твари могут заражать двумя путями — подселяя </text:span><text:span text:style-name="T891">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886">можно только по зрачкам. Если лерб второго типа их скрывает — распознать его невозможно</text:span><text:span text:style-name="T891"> — но каждое </text:span><text:span text:style-name="T886">такое </text:span><text:span text:style-name="T891">вселение требует одной твари </text:span><text:span text:style-name="T886">Иль-Шогг</text:span><text:span text:style-name="T891">, </text:span><text:span text:style-name="T886">и это объясняет, почему двести тварей воспользовались таким приёмом всего лишь один раз.</text:span></text:p>
      <text:p text:style-name="P388"><text:span text:style-name="T886">Ф</text:span><text:span text:style-name="T888">игура </text:span><text:span text:style-name="T886">Калеодонга </text:span><text:span text:style-name="T888">тёмной канвой проходит через всю войну. Он скрывал их присутствие в первое время, он</text:span><text:span text:style-name="T887"> обучил их азам пользования техникой фаэри, чем доставил нам немало хлопот в грядущей войне. </text:span><text:span text:style-name="T888">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89"/>
      <text:p text:style-name="P390"><text:span text:style-name="T892">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881">Шесть десятков л</text:span></text:span><text:span text:style-name="Default_20_Paragraph_20_Font"><text:span text:style-name="T893">ет</text:span></text:span><text:span text:style-name="Default_20_Paragraph_20_Font"><text:span text:style-name="T7"> войны подстегнули наш </text:span></text:span><text:span text:style-name="Default_20_Paragraph_20_Font"><text:span text:style-name="T881">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881">Наше с</text:span></text:span><text:span text:style-name="Default_20_Paragraph_20_Font"><text:span text:style-name="T7">амое сильное оружие — Элементы Возмездия, что Мы с </text:span></text:span><text:span text:style-name="Default_20_Paragraph_20_Font"><text:span text:style-name="T894">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894">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881">ё</text:span></text:span><text:span text:style-name="Default_20_Paragraph_20_Font"><text:span text:style-name="T7"> единственн</text:span></text:span><text:span text:style-name="Default_20_Paragraph_20_Font"><text:span text:style-name="T881">ое</text:span></text:span><text:span text:style-name="Default_20_Paragraph_20_Font"><text:span text:style-name="T7"> </text:span></text:span><text:span text:style-name="Default_20_Paragraph_20_Font"><text:span text:style-name="T881">преимущество</text:span></text:span><text:span text:style-name="Default_20_Paragraph_20_Font"><text:span text:style-name="T7"> — обращение </text:span></text:span><text:span text:style-name="Default_20_Paragraph_20_Font"><text:span text:style-name="T881">фаэри</text:span></text:span><text:span text:style-name="Default_20_Paragraph_20_Font"><text:span text:style-name="T7"> в управляемых рабов — </text:span></text:span><text:span text:style-name="Default_20_Paragraph_20_Font"><text:span text:style-name="T881">твари</text:span></text:span><text:span text:style-name="Default_20_Paragraph_20_Font"><text:span text:style-name="T7"> отточили в совершенстве. </text:span></text:span><text:span text:style-name="Default_20_Paragraph_20_Font"><text:span text:style-name="T881">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74">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894">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74">боевые машины </text:span></text:span><text:span text:style-name="Default_20_Paragraph_20_Font"><text:span text:style-name="T7">и мехадоспехи ещё </text:span></text:span><text:span text:style-name="Default_20_Paragraph_20_Font"><text:span text:style-name="T881">два</text:span></text:span><text:span text:style-name="Default_20_Paragraph_20_Font"><text:span text:style-name="T7"> </text:span></text:span><text:span text:style-name="Default_20_Paragraph_20_Font"><text:span text:style-name="T881">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881">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881">городом</text:span></text:span><text:span text:style-name="Default_20_Paragraph_20_Font"><text:span text:style-name="T7">. </text:span></text:span><text:soft-page-break/><text:span text:style-name="Default_20_Paragraph_20_Font"><text:span text:style-name="T7">Было выпущено несколько моделей подземных мехадоспехов и боевых </text:span></text:span><text:span text:style-name="Default_20_Paragraph_20_Font"><text:span text:style-name="T274">механических кротов</text:span></text:span><text:span text:style-name="Default_20_Paragraph_20_Font"><text:span text:style-name="T7">. </text:span></text:span><text:span text:style-name="Default_20_Paragraph_20_Font"><text:span text:style-name="T881">Фаэри</text:span></text:span><text:span text:style-name="Default_20_Paragraph_20_Font"><text:span text:style-name="T7">, </text:span></text:span><text:span text:style-name="Default_20_Paragraph_20_Font"><text:span text:style-name="T881">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895">айну</text:span> Орунгуна в <text:span text:style-name="T895">спарк</text:span>-<text:span text:style-name="T895">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896">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895">твари</text:span> <text:span text:style-name="T896">и их ледяные рабы</text:span>. Для начала освободительного марша нам не хватало только «<text:span text:style-name="T895">Маджестика</text:span>», с которого мы могли бы сметать и выжигать армии <text:span text:style-name="T895">тварей</text:span> площадями. <text:span text:style-name="T895">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895">В этом дальнем форте </text:span>в то время было безопаснее, основные силы <text:span text:style-name="T895">Иль-Шогг</text:span> сосредоточились вокруг Последнего Прибежища. Сама же Лорен хотела проконтролировать завершение «<text:span text:style-name="T895">Маджестика</text:span>», и привести его к нам.</text:p>
      <text:p text:style-name="P11">Последняя радиограмма от неё сообщала, что «<text:span text:style-name="T895">Маджестик</text:span>» с оставшимися защитниками Прибежища покинул Ундариен и идёт на эвакуацию Норгонга. После чего <text:span text:style-name="T895">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895">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895">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897">Н</text:span>ас в <text:soft-page-break/>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895">несколько мгновений</text:span> и вернёмся.</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text:soft-page-break/>-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91">Луна не слушает меня. Её крылья <text:span text:style-name="T898">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91"/>
      <text:p text:style-name="P392">Луна поворачивает ко мне голову и я вижу узкие зрачки в её глазах.</text:p>
      <text:p text:style-name="P391"/>
      <text:p text:style-name="P391"><text:span text:style-name="T898">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text:soft-page-break/>Монотонность бытия нарушается повторяющимся раздражителем.</text:p>
      <text:p text:style-name="P11"><text:s/></text:p>
      <text:p text:style-name="P11"><text:span text:style-name="T899">Пинг</text:span>… <text:span text:style-name="T899">Пинг</text:span>… <text:span text:style-name="T899">Пинг</text:span>…</text:p>
      <text:p text:style-name="P11"/>
      <text:p text:style-name="P393">«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899">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899">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900">м</text:span><text:span text:style-name="T899">оего</text:span> рта вырывается пар — ужасный холод царит в <text:span text:style-name="T899">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899">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900">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900">лерб</text:span>. Услышит нас — и всё пропало.</text:p>
      <text:p text:style-name="P11"/>
      <text:p text:style-name="P11">НеДейдра тычет в сторону едва видной в <text:span text:style-name="T899">сумраке</text:span> деревянной двери на массивных ржавых <text:span text:style-name="T899">петлях</text:span>. <text:span text:style-name="T900">Я слышу знакомое слово, но думаю, что мне показалось. Пони Эквестрии не должны знать подобных терминов!</text:span></text:p>
      <text:p text:style-name="P11"><text:soft-page-break/></text:p>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899">тут </text:span><text:s/>откусывать.</text:p>
      <text:p text:style-name="P11"/>
      <text:p text:style-name="P11">Поняха <text:span text:style-name="T901">закидывает кусачки за спину</text:span><text:span text:style-name="T899">,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900">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900">лербы</text:span>.</text:p>
      <text:p text:style-name="P11"/>
      <text:p text:style-name="P11">- Встречаются кто? <text:span text:style-name="T900">Откуда вам знакомо это слово?</text:span></text:p>
      <text:p text:style-name="P11"><text:soft-page-break/>- <text:span text:style-name="T900">Лербы — так их называет принцесса Селестия</text:span>. Пони, обращённые виндиго <text:span text:style-name="T899">в ледяных рабов</text:span>. <text:span text:style-name="T900">Марионетки Найтмэр</text:span><text:span text:style-name="T902">.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903">них</text:span> недел<text:span text:style-name="T903">ь</text:span>. Я кратенько введу вас в курс дела, пока будем продвигаться по вентиляции.</text:p>
      <text:p text:style-name="P11">- <text:span text:style-name="T903">Сколько же я</text:span> спал?!!</text:p>
      <text:p text:style-name="P11">- Тише! - Карвед Лайн бросает на меня осуждающий взляд. - Вы проспали <text:span text:style-name="T903">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904">ещё </text:span>до вторжения. Сама принцесса ночи исчезла через сутки <text:span text:style-name="T904">после вашего визита</text:span>. Вернулась она через два дня с отрядом <text:span text:style-name="T904">хтонических</text:span> созданий — <text:span text:style-name="T900">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905">всем магам</text:span> Понхэнджа, <text:span text:style-name="T906">включая аспирантов и стажёров</text:span>. Они умеют летать, они превращают пони в <text:span text:style-name="T906">лербов</text:span> <text:span text:style-name="T904">за считанные секунды</text:span>, они принесли холод <text:span text:style-name="T902">и ночь </text:span>в Эквестрию. <text:span text:style-name="T902">Да-</text:span><text:span text:style-name="T906">да</text:span><text:span text:style-name="T902">, в Эквестрии уже две недели длится ночь — и мы не знаем, как долго ещё она продлится. И с</text:span>ейчас, как вы заметили, холодно <text:span text:style-name="T904">по-</text:span>зим<text:span text:style-name="T904">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394">- Ваша дражайшая супруга объявила розыск <text:span text:style-name="T904">в конце перв</text:span><text:span text:style-name="T903">ого</text:span><text:span text:style-name="T904"> </text:span><text:span text:style-name="T903">дня</text:span><text:span text:style-name="T904"> вашего исчезновения</text:span>, но не решалась вторгнуться на ночную половину замка — это вызвало бы грандиозный дипломатический скандал <text:span text:style-name="T904">и, возможно, гражданскую смуту. Не секрет, что в последние годы </text:span>отношения между <text:span text:style-name="T906">Д</text:span>невной и <text:span text:style-name="T906">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94">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904">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906">старую </text:span>башню <text:span text:style-name="T906">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904">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903">две </text:span>недел<text:span text:style-name="T903">и</text:span> наход<text:span text:style-name="T903">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904">д</text:span>иархии и примкнула к Найтмэр Мун практически в полном составе.</text:p>
      <text:p text:style-name="P11"/>
      <text:p text:style-name="P395">Библиотекарь спокойным тоном ра<text:span text:style-name="T907">с</text:span>сказывает, как за <text:span text:style-name="T907">пару </text:span>недел<text:span text:style-name="T907">ь</text:span> обрушился мир, который мы с Сел выстраивали полтысячи лет. <text:span text:style-name="T904">Могущественное государство, которое мы основали и </text:span><text:span text:style-name="T907">развивали</text:span><text:span text:style-name="T904"> сотни лет, вылетело в трубу: </text:span><text:span text:style-name="T907">д</text:span><text:span text:style-name="T904">ворцовые фракции самозабвенно сражаются друг с другом, не обращая внимание на поглощающую их страну внешнюю силу. </text:span><text:span text:style-name="T903">Соседние государства с удовольствием откусывают ставшие бесхозными провинции. </text:span><text:span text:style-name="T907">Пони стремительно забывают о достижениях цивилизации, возвращаюсь на первобытный уровень кочевых племён</text:span><text:span text:style-name="T904">.</text:span></text:p>
      <text:p text:style-name="P395">Я слушаю его, и внутри у меня всё леденеет, как будто я остался там, в <text:span text:style-name="T904">промёрзшей насквозь </text:span>родине принцесс.</text:p>
      <text:p text:style-name="P11"/>
      <text:p text:style-name="P394">- Полицейская центурия была обращена в <text:span text:style-name="T906">лербов</text:span> первыми. Тандерстрайку чудом удалось спастись, хотя злые языки говорят, <text:span text:style-name="T904">что </text:span>он <text:span text:style-name="T906">уцелел</text:span><text:span text:style-name="T904"> только потому, что </text:span>вместо дежурства сидел в баре. Затем была обращена <text:span text:style-name="T904">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906">ровно столько уходит на то, чтобы виндиго поцеловал жертву</text:span>. Видя привычных товарищей по оружию, никто не ожид<text:span text:style-name="T906">ает</text:span> подвоха и не подн<text:span text:style-name="T906">имает</text:span> тревог<text:span text:style-name="T906">у</text:span>. Тайность вторжения была нарушена <text:span text:style-name="T904">лишь </text:span>у самых покоев <text:span text:style-name="T904">принцессы </text:span>Селестии, когда <text:span text:style-name="T904">на </text:span><text:span text:style-name="T906">присутствие </text:span><text:span text:style-name="T904">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903">всего </text:span><text:span text:style-name="T905">полдюжины</text:span><text:span text:style-name="T903">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907">почти</text:span> и не надо никого <text:span text:style-name="T906">пленять</text:span> — партия Ночи и так выполняет любой приказ узурпаторши. <text:span text:style-name="T902">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906">Ринса Стилфизера</text:span>.</text:p>
      <text:p text:style-name="P11">- За <text:span text:style-name="T907">дюжину дней</text:span> армия узурпаторши завоевала более трёх четвертей Эквестрии. <text:span text:style-name="T907">Впрочем, б</text:span>ольшинство <text:span text:style-name="T907">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907">с окрестностями </text:span>— её. Самых непокорных лидеров она обращает в <text:span text:style-name="T906">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text:soft-page-break/>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906">Ринса</text:span>.</text:p>
      <text:p text:style-name="P11"/>
      <text:p text:style-name="P11">Очевидно, разволновавшись, я издаю шорох, потому что <text:span text:style-name="T906">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906">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96">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96"/>
      <text:p text:style-name="P396">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908">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text:soft-page-break/>- Стена около <text:span text:style-name="T908">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908">искать их и </text:span>протискиваться придётся наугад.</text:p>
      <text:p text:style-name="P11"/>
      <text:p text:style-name="P11">- Проплыть в ледяной воде <text:span text:style-name="T908">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901">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text:soft-page-break/>Где-то же здесь, <text:span text:style-name="T908">да</text:span>?</text:p>
      <text:p text:style-name="P11"/>
      <text:p text:style-name="P11"/>
      <text:p text:style-name="P397">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908">двадцать</text:span> футов. Открыв глаза, я ищу проход в темноте.</text:p>
      <text:p text:style-name="P397"/>
      <text:p text:style-name="P397">Тщетно.</text:p>
      <text:p text:style-name="P397"/>
      <text:p text:style-name="P397">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97"/>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97">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97"/>
      <text:p text:style-name="P397">Копыто освобождает мой рот.</text:p>
      <text:p text:style-name="P11"/>
      <text:p text:style-name="P11">Я вдыхаю так <text:span text:style-name="T901">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901">осипшим голосом</text:span> каркаю я. - Второй раз за сутки умирать — многовато, как на мой вкус.</text:p>
      <text:p text:style-name="P11"/>
      <text:p text:style-name="P11"><text:span text:style-name="T908">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text:soft-page-break/>- Я уж <text:span text:style-name="T901">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908">Лербы</text:span>, как правило, не выходят на стену, но кто <text:span text:style-name="T908">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902">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97">Я понимаю, о чём он говорит. Над опушкой, привязанный гайдропами к пням, колышется небольшой дирижабль. <text:span text:style-name="T902">Мягкий</text:span> свет полной луны серебрит лоснящиеся бока воздушного корабля, придавая ему сходство с небесным кашалотом. <text:span text:style-name="T909">Дирижабль закреплён довольно низко от земли — баллон воздушного корабля </text:span><text:span text:style-name="T910">не превышает верхушек сосен</text:span>. Гондола, в которой я угадываю <text:span text:style-name="T908">небольшую</text:span> шлюпку, покачивается в тридцати футах над головой.</text:p>
      <text:p text:style-name="P397"/>
      <text:p text:style-name="P397">«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901">ывает</text:span> один из двух передних и берётся за второй, когда появляются они.</text:p>
      <text:p text:style-name="P11"/>
      <text:p text:style-name="P11"><text:span text:style-name="T908">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text:soft-page-break/>- Два раза за сутки — многовато, а три — уже привычка, - бормочу я и гляжу вниз, примериваясь, <text:span text:style-name="T908">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908">вверх</text:span> вслед за мной.</text:p>
      <text:p text:style-name="P11">Перевалившись через борт шлюпки, без сил валюсь на дощат<text:span text:style-name="T909">ое</text:span> <text:span text:style-name="T909">дно</text:span>, <text:span text:style-name="T901">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908">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908">надолго </text:span>залечь на дно.</text:p>
      <text:p text:style-name="P11"/>
      <text:p text:style-name="P11">Сосны за бортом <text:span text:style-name="T909">уходят</text:span> вниз — мы медленно набираем высоту.</text:p>
      <text:p text:style-name="P11"/>
      <text:p text:style-name="P398">- Нам повезло, что с ними не было их хозяев. Виндиго умеют летать, - бормочет розовая пони, смотря вниз. - <text:s/><text:span text:style-name="T909">Они все сейчас с Найтмэр у северных гор.</text:span></text:p>
      <text:p text:style-name="P11"/>
      <text:p text:style-name="P39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99">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98">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98"/>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text:soft-page-break/>Сидя на лавочке и укутавшись в шерстяной плед, я с<text:span text:style-name="T909">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911">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909">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909">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911">Знакомое.</text:span></text:p>
      <text:p text:style-name="P11"><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910">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912">двое </text:span>сут<text:span text:style-name="T912">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text:soft-page-break/>- Хотела бы я себе партнёра для путешествий. Такого, как ты, - бормочет Понка, уткнувшись носом мне в грудь. - Уж мы бы полетали. <text:span text:style-name="T911">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912">Пять</text:span> дн<text:span text:style-name="T912">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902">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910">своих</text:span> глаз.</text:p>
      <text:p text:style-name="P11"/>
      <text:p text:style-name="P400">Внутрь меня сопровождают четыре гвардейца с занесенными <text:span text:style-name="T910">надо мной </text:span>алебардами.</text:p>
      <text:p text:style-name="P400"/>
      <text:p text:style-name="P400">Селестия сидит спиной ко мне, просматривая развёрнут<text:span text:style-name="T910">ый</text:span> на полу <text:span text:style-name="T910">свиток</text:span>. Так же, не глядя, она жестом отсылает стражников прочь.</text:p>
      <text:p text:style-name="P400"><text:soft-page-break/></text:p>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910">синими</text:span> и <text:span text:style-name="T910">золотыми</text:span> фишками, расставленными в десятках позиций. В основном, карта уставлена <text:span text:style-name="T910">синими</text:span> фишками, <text:span text:style-name="T910">золотых</text:span> совсем мало.</text:p>
      <text:p text:style-name="P11"/>
      <text:p text:style-name="P11">- Ну привет, что ли, жёнушка? Давно не виделись. Говорят, <text:span text:style-name="T913">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400"><text:span text:style-name="T910">Проклятье</text:span>! Она <text:span text:style-name="T910">знает</text:span>… </text:p>
      <text:p text:style-name="P400">Про нас с Понкой <text:span text:style-name="T910">она узнать </text:span>точно не могла — мы только что прибыли. </text:p>
      <text:p text:style-name="P400">Значит, <text:span text:style-name="T910">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401">- Сел, я тебя прошу, давай без истерик, - примирительно поднимаю открытые ладони на уровень груди. - <text:span text:style-name="T905">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text:soft-page-break/></text:p>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913">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913">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913">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913">Иль-Шогг</text:span> требуется не менее семи<text:span text:style-name="T913">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913">пять </text:span>миллион<text:span text:style-name="T913">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text:soft-page-break/>-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905">была </text:span>коснуться моих подданных. Это только наше дело, моё и сестры, и больше ничьё. Пони не должны проливать кровь <text:span text:style-name="T913">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914">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905">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915">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402">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915">н</text:span>ый тут же дирижабль огромных размеров. «Гордость Эквестрии» - красовалось на его титаническом баллоне. <text:span text:style-name="T914">Чуть вдали мерно покачивались в воздухе его собратья - «Конкордия» и «Лорен».</text:span></text:p>
      <text:p text:style-name="P403">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915">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915">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915">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914">лерб!</text:span> Они холодные и глупые, а ты совсем-совсем горячий, я же провер<text:span text:style-name="T915">я</text:span>ла <text:span text:style-name="T914">много раз</text:span>! <text:span text:style-name="T914">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914">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914">круп </text:span>Понк<text:span text:style-name="T914">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40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403">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915">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text:soft-page-break/></text:p>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916">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916">Будет снег и лёд. </text:span>Виндиго называют это лучшим, что может случиться в нашей жизни. Стать одним из их <text:span text:style-name="T916">Единства</text:span> в результате «поцелуя холода» или что-то вроде того, - вспоминаю я. – Но даже в них жизни больше, чем в тех <text:span text:style-name="T916">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917">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917">только </text:span>ими <text:span text:style-name="T917">и</text:span> ордой пони-зомби в <text:span text:style-name="T917">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917">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916">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917">чется</text:span> от дирижабля к дирижаблю, от костра к костру.</text:p>
      <text:p text:style-name="P11"/>
      <text:p text:style-name="P11"><text:soft-page-break/>«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916">Это что? Пушка? </text:span>Ты будешь стрелять? - тупо спрашиваю я.</text:p>
      <text:p text:style-name="P11"/>
      <text:p text:style-name="P11"><text:span text:style-name="T917">Р</text:span>озовогрив<text:span text:style-name="T917">ая</text:span> симпатичн<text:span text:style-name="T917">ая</text:span> понях<text:span text:style-name="T917">а</text:span> как-то не вяжется с <text:span text:style-name="T917">образом </text:span>хладнокровн<text:span text:style-name="T917">ого</text:span> убийц<text:span text:style-name="T917">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917">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917">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text:soft-page-break/>-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918">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918">Мы сотни лет таились. </text:span>Сейчас она — меньшая часть. Намного меньшая, но намного более счастливая. Она была принцессой Ночи <text:span text:style-name="T916">Эквестрии</text:span>, стала же королевой <text:span text:style-name="T916">Единства</text:span> <text:span text:style-name="T916">всего Эквуса</text:span>. Счастье её теперь не знает границ.</text:p>
      <text:p text:style-name="P11">- О каком счастье ты говоришь? - я, наконец, нашари<text:span text:style-name="T918">ваю</text:span> багор и осторожно перехватываю пальцами чуть пониже, чтобы было удобно замахиваться.</text:p>
      <text:p text:style-name="P404">- <text:span text:style-name="T916">Единство</text:span> делает счастливым каждого, кто впустит е<text:span text:style-name="T916">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918">фейерверочная </text:span>пушка <text:span text:style-name="T918">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918">она</text:span> тебе понадобится, когда ты познаешь любовь <text:span text:style-name="T916">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916">Единства</text:span> вслед за этой розовой истеричкой. Для тебя Мы устроим процедуру <text:span text:style-name="T918">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918">А</text:span> это случится очень скоро! Мы надеемся, что и Селестия сможет поприсутствовать на сей церемонии и присоединиться к нам в объятиях <text:span text:style-name="T916">Единства</text:span>. До той же поры <text:span text:style-name="T918">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text:soft-page-break/></text:p>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916">свадьбу</text:span>, обещаю! У супруга королевы <text:span text:style-name="T916">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918">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919">н</text:span>ого флагманского дирижабля Найтмэр Мун, это и его натуральная реализация! То есть, это реальный айсберг <text:span text:style-name="T919">под</text:span> громадн<text:span text:style-name="T919">ы</text:span>м воздушн<text:span text:style-name="T919">ы</text:span>м шар<text:span text:style-name="T919">ом</text:span>, испещрённый прорезанными во льду коридорами и помещениями. <text:span text:style-name="T920">Лерб</text:span><text:span text:style-name="T921">ы</text:span> снуют по этим штольням как биороботы, а шестёрка управляющих им<text:span text:style-name="T919">и</text:span> виндиго вводит в дрожь <text:span text:style-name="T919">одним видом</text:span>.</text:p>
      <text:p text:style-name="P11"/>
      <text:p text:style-name="P405">Впрочем, дрожь вызывает и другой фактор: тут холодно.</text:p>
      <text:p text:style-name="P405"/>
      <text:p text:style-name="P405">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921">лербов</text:span> на месте? Пока живы — есть хоть какая-то надежда на чудо.</text:p>
      <text:p text:style-name="P405">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919">Конечно</text:span>, я могу вцепиться в приносящего похлёбку <text:span text:style-name="T922">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923">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923">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919">и бэт-пони</text:span>. <text:span text:style-name="T919">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922">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924">ь</text:span> какую-то <text:span text:style-name="T924">густую </text:span>жидкость. Судя по цвету и консистенции — содержимое выгребной ямы. <text:span text:style-name="T922">Атакующие</text:span> не обращают на это внимани<text:span text:style-name="T924">е</text:span>, методично разрушая ворота копытами. Столпившиеся поодаль сторонники партии Ночи одобрительно наблюдают за <text:span text:style-name="T924">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922">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924">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text:soft-page-break/></text:p>
      <text:p text:style-name="P11">На моих глазах воздушные силы Сопротивления приземляют два <text:span text:style-name="T924">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925">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06">Дверь камеры растворяется и к нам входит улыбающаяся до ушей Найтмер Мун в сопровождении виндиго.</text:p>
      <text:p text:style-name="P406"/>
      <text:p text:style-name="P406">- Признаемся, Мы ожидали большего от Нашей сестрицы. Наши провозвестники <text:span text:style-name="T922">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925">Мы не успели развлечься как следует!</text:span> <text:span text:style-name="T925">Теперь и</text:span>дём с Нами, Хуман. Мы хотим, чтобы ты видел, как погаснет последняя искра сопротивления на пути воцарения <text:span text:style-name="T925">абсолютно</text:span><text:span text:style-name="T922">го</text:span> <text:span text:style-name="T922">Единства</text:span> и вечной Ночи!</text:p>
      <text:p text:style-name="P11"/>
      <text:p text:style-name="P406">В окружении шест<text:span text:style-name="T925">ёрки</text:span> виндиго мы с Понкой идём вслед за Найтмэр на палубу «Айсберга», где припаркована парящая колесница.</text:p>
      <text:p text:style-name="P406"/>
      <text:p text:style-name="P406">«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925">иго</text:span> впр<text:span text:style-name="T925">я</text:span>гаются в неё.</text:p>
      <text:p text:style-name="P406"/>
      <text:p text:style-name="P406">Через пару минут мы приближаемся к поверженной «Гордости Эквестрии», где последние защитники ведут бой с наседающим врагом.</text:p>
      <text:p text:style-name="P406">Разломанная напополам гондола дирижабля стала неким суррогатом крепости для обороняющихся <text:span text:style-name="T922">воинов</text:span> из дворцовой охраны Селестии. Сама принцесса стоит на мостике и молча следит за боем. <text:span text:style-name="T925">У меня сжимается душа при виде её одинокой фигуры.</text:span></text:p>
      <text:p text:style-name="P11"/>
      <text:p text:style-name="P11"><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922">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926">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927">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925">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928">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07">Эти слова чёрная аликорница произносит почти нежно, с нотками печали.</text:p>
      <text:p text:style-name="P407"><text:soft-page-break/></text:p>
      <text:p text:style-name="P407">Я не успеваю уследить, как <text:s/>Найтмэр молниеносно, без подготовки, прыгает на Селестию, разворачиваясь в воздухе.</text:p>
      <text:p text:style-name="P407">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07"/>
      <text:p text:style-name="P407">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928">ы</text:span>гает следом и, не давая опомниться, со всего размаха опускается всеми четырьмя копытами на спину пытающей подняться <text:span text:style-name="T928">белой </text:span>аликорницы.</text:p>
      <text:p text:style-name="P407"/>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07">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407">Управляющий жезл возвращается на место.</text:p>
      <text:p text:style-name="P407"/>
      <text:p text:style-name="P11">- Мы же предупреждали, у тебя не было шансов, - издевательски произносит Найтмэр. - Теперь ты познаешь милость <text:span text:style-name="T929">Е</text:span><text:span text:style-name="T930">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928">А-А-А-А-А-А-А-А-А-А-А-А-А-</text:span>Н!!!</text:p>
      <text:p text:style-name="P11"/>
      <text:p text:style-name="P407">Ударом копыта Найтмэр отбрасывает пуст<text:span text:style-name="T930">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407"/>
      <text:p text:style-name="P407">«ВСЕ ПЕЧЕНЬКИ БУДУТ НАШИ!». </text:p>
      <text:p text:style-name="P407"/>
      <text:p text:style-name="P407"><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930">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928">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928">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928">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08">…</text:p>
      <text:p text:style-name="P408">…</text:p>
      <text:p text:style-name="P408"/>
      <text:p text:style-name="P407">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07">«Мы бы телепортировались прямо в замок, но защитное поле Элементов подавляет телепортацию <text:span text:style-name="T912">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07"/>
      <text:p text:style-name="P407">И вот уже третий день мы гонимся на колеснице, запряженной в шестёрку виндиго.</text:p>
      <text:p text:style-name="P407"/>
      <text:p text:style-name="P407">Сначала это была еле видная в <text:span text:style-name="T927">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07"/>
      <text:p text:style-name="P407"><text:soft-page-break/>Расстояние между нами сокращается медленно, но неуклонно — тянущие колесницу с ровной скоростью <text:span text:style-name="T931">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928">просто </text:span>нет времени его снять.</text:p>
      <text:p text:style-name="P407"/>
      <text:p text:style-name="P11">За три дня мы пролетаем весь путь, который у нас с Понкой на «Хитрожопке» занял <text:span text:style-name="T912">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912">тебе </text:span>позволить... ИК!…</text:p>
      <text:p text:style-name="P11"/>
      <text:p text:style-name="P409">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09"><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912">о </text:span>друга лбами <text:span text:style-name="T931">китайских болванчиков</text:span>.</text:p>
      <text:p text:style-name="P409"/>
      <text:p text:style-name="P410">- Давай, Сел, - бормочу я, яростно терзая зубами узел <text:span text:style-name="T932">на запястьях</text:span>. - Поднажми.</text:p>
      <text:p text:style-name="P11"/>
      <text:p text:style-name="P11">Как будто услы<text:span text:style-name="T912">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912">о пол</text:span>, что я подпрыгиваю на скамье и валюсь на <text:span text:style-name="T912">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931">му</text:span> <text:span text:style-name="T931">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927">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text:soft-page-break/></text:p>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11">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927">лунные блики иг</text:span>ра<text:span text:style-name="T927">ю</text:span>т на ледяных нитях как живые. <text:span text:style-name="T927">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11"/>
      <text:p text:style-name="P411">Двумя частями.</text:p>
      <text:p text:style-name="P411"/>
      <text:p text:style-name="P411">Некоторое время фрагменты — сама аликорница и её левое крыло — движутся по инерции рядом, но вскоре их траектории расходятся.</text:p>
      <text:p text:style-name="P411"/>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933">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12"><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12"><text:span text:style-name="Default_20_Paragraph_20_Font"><text:span text:style-name="T934"/></text:span></text:p>
      <text:p text:style-name="P412"><text:span text:style-name="Default_20_Paragraph_20_Font"><text:span text:style-name="T934">Зрение на несколько секунд отключается из-за яркого дневного света, внезапно сменившего мягкий свет звёзд.</text:span></text:span></text:p>
      <text:p text:style-name="P412"><text:soft-page-break/><text:span text:style-name="Default_20_Paragraph_20_Font"><text:span text:style-name="T934"/></text:span></text:p>
      <text:p text:style-name="P412"><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11">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933">кровавая </text:span>борозда. В её конце в изорван<text:span text:style-name="T933">н</text:span>ом дымящемся поварском халате лежит белая аликорница.</text:p>
      <text:p text:style-name="P411"/>
      <text:p text:style-name="P411">Я окаменевшим истуканом сижу на полу, уставившись прямо вперёд. В голове непрерывно крутится фраза </text:p>
      <text:p text:style-name="P411"/>
      <text:p text:style-name="P411">«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933">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933">хмурым</text:span> утр<text:span text:style-name="T933">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935">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935">м-</text:span>мы?</text:p>
      <text:p text:style-name="P11"/>
      <text:p text:style-name="P11"><text:soft-page-break/>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933">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935">Что происходит?</text:span></text:p>
      <text:p text:style-name="P11"><text:soft-page-break/>-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935">Вот и всё</text:span>! - торжествующе смеётся Найтмэр. - Ты проиграла, сестра!</text:p>
      <text:p text:style-name="P11"/>
      <text:p text:style-name="P11">Розовая аура щита охватывает тёмную <text:span text:style-name="T933">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936">стекает</text:span> по рогу <text:span text:style-name="T936">Найтмэр</text:span>, заливая <text:span text:style-name="T936">ей </text:span>глаза и нос. <text:span text:style-name="T936">Она</text:span> слизывает эту кровь и снова хохочет.</text:p>
      <text:p text:style-name="P11"/>
      <text:p text:style-name="P11">- <text:span text:style-name="T936">У тебя вкусная кровь. Только из-за этого стоило ждать полтысячи лет!</text:span></text:p>
      <text:p text:style-name="P11"/>
      <text:p text:style-name="P411">Я поднима<text:span text:style-name="T936">ю</text:span> камень над головой и броса<text:span text:style-name="T936">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11"/>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933">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936">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937">магии </text:span>осторожно ставит её на ноги <text:span text:style-name="T937">и тотчас же схлопывается</text:span>. <text:span text:style-name="T936">Н</text:span>оги светлой аликорницы подгибаются и она медленно <text:span text:style-name="T936">ложится</text:span> на садовую дорожку. Кровь струится из её ран на боках и основании крыла, <text:span text:style-name="T937">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937">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936">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938">Медленно, очень медленно, как во сне, она встаёт на ноги.</text:span></text:p>
      <text:p text:style-name="P11"/>
      <text:p text:style-name="P11">- Обними же меня, наконец, <text:span text:style-name="T937">мой Хуман</text:span>. Мне станет теплее. Тут... что-то <text:span text:style-name="T937">стало </text:span>слишком холодно.</text:p>
      <text:p text:style-name="P11"/>
      <text:p text:style-name="P413"><text:span text:style-name="T7">Очертания аликорницы расплываются передо мной из-за слёз. Я быстро вытираю глаза ладонью и </text:span><text:span text:style-name="T939">крепко </text:span><text:span text:style-name="T7">обнимаю Селести</text:span><text:span text:style-name="T939">ю</text:span><text:span text:style-name="T7"> обеими руками. </text:span><text:span text:style-name="T940">Впервые за те полтысячи лет, что мы знакомы.</text:span><text:span text:style-name="T7"> Та коротко вздыхает и расслаблено </text:span><text:span text:style-name="T939">кладёт</text:span><text:span text:style-name="T7">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937">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14"><text:span text:style-name="Default_20_Paragraph_20_Font"><text:span text:style-name="T7">- Очень знакомая магия... Похоже на моё собственное проклят</text:span></text:span><text:span text:style-name="Default_20_Paragraph_20_Font"><text:span text:style-name="T939">ь</text:span></text:span><text:span text:style-name="Default_20_Paragraph_20_Font"><text:span text:style-name="T7">е «Каменный лёд», только усилен</text:span></text:span><text:span text:style-name="Default_20_Paragraph_20_Font"><text:span text:style-name="T939">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274">Дискордом </text:span></text:span><text:span text:style-name="Default_20_Paragraph_20_Font"><text:span text:style-name="T941">сотни лет назад</text:span></text:span><text:span text:style-name="Default_20_Paragraph_20_Font"><text:span text:style-name="T7">... Откуда у тебя этот медальон?</text:span></text:span></text:p>
      <text:p text:style-name="P414"><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942">кха</text:span>..</text:p>
      <text:p text:style-name="P415">…<text:span text:style-name="T938">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415">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15"/>
      <text:p text:style-name="P415">Звон усиливается. Воздух в пяти шагах от меня дрожит, в неясном мареве проявляется нечто определённое. Мигая <text:span text:style-name="T937">зелёным</text:span><text:span text:style-name="T943">и пятнами</text:span>, передо мной висит чёрный экран. Зелёные <text:span text:style-name="T943">блики и </text:span>линии на нём складываются в знакомое изображение.</text:p>
      <text:p text:style-name="P11"/>
      <text:p text:style-name="P11">С экрана на меня смотрит Селестия. <text:span text:style-name="T937">Её измождённое лицо </text:span><text:span text:style-name="T943">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943">статических </text:span>разрядов.</text:p>
      <text:p text:style-name="P12"><text:span text:style-name="Default_20_Paragraph_20_Font"><text:span text:style-name="T7"/></text:span></text:p>
      <text:p text:style-name="P416"><text:soft-page-break/><text:span text:style-name="Default_20_Paragraph_20_Font"><text:span text:style-name="T7">- Правда, я н-не ожидала, что твоя миссия так затянется. </text:span></text:span><text:span text:style-name="Default_20_Paragraph_20_Font"><text:span text:style-name="T944">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944">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945">реальном </text:span></text:span><text:span text:style-name="Default_20_Paragraph_20_Font"><text:span text:style-name="T7">мире лишь в виде кучки электрических </text:span></text:span><text:span text:style-name="Default_20_Paragraph_20_Font"><text:span text:style-name="T944">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945">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946">M</text:span></text:span><text:span text:style-name="Default_20_Paragraph_20_Font"><text:span text:style-name="T947">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948">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946">в лучшем случае,</text:span></text:span><text:span text:style-name="Default_20_Paragraph_20_Font"><text:span text:style-name="T7"> пару </text:span></text:span><text:span text:style-name="Default_20_Paragraph_20_Font"><text:span text:style-name="T949">д</text:span></text:span><text:span text:style-name="Default_20_Paragraph_20_Font"><text:span text:style-name="T950">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944">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946">2</text:span></text:span><text:span text:style-name="Default_20_Paragraph_20_Font"><text:span text:style-name="T7">» и рулить подводной лодкой в холодных водах </text:span></text:span><text:span text:style-name="Default_20_Paragraph_20_Font"><text:span text:style-name="T946">А</text:span></text:span><text:span text:style-name="Default_20_Paragraph_20_Font"><text:span text:style-name="T7">тлантики.</text:span></text:span></text:p>
      <text:p text:style-name="P11"/>
      <text:p text:style-name="P11">…</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17"><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946">сознании</text:span></text:span><text:span text:style-name="Default_20_Paragraph_20_Font"><text:span text:style-name="T7"> всё время вертятся обрывки фраз:</text:span></text:span></text:p>
      <text:p text:style-name="P417"><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18" text:outline-level="2">Глава <text:span text:style-name="T951">2</text:span>1</text:h>
      <text:p text:style-name="P11"/>
      <text:p text:style-name="P419"><text:span text:style-name="T952">Тут так холодно</text:span><text:span text:style-name="T953">…</text:span><text:span text:style-name="T952"> Мне так не хватает твоих </text:span><text:span text:style-name="T953">объятий…</text:span></text:p>
      <text:p text:style-name="P420"><text:soft-page-break/></text:p>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21">Я вообще ничего не вижу.</text:p>
      <text:p text:style-name="P421"/>
      <text:p text:style-name="P421">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954">горячую ручку </text:span>выход<text:span text:style-name="T954">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955">п</text:span></text:span><text:span text:style-name="Default_20_Paragraph_20_Font"><text:span text:style-name="T956">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954">Все внизу, в бомбоубежище. А</text:span> сам себя <text:span text:style-name="T954">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957">седьмую</text:span> палату, улечься на свою родную койку…</text:p>
      <text:p text:style-name="P11"/>
      <text:p text:style-name="P11"><text:soft-page-break/>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957">что, </text:span>не забрали в <text:span text:style-name="T954">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22">Пожав плечами, нашариваю на стене выключатель и щёлкаю кнопкой. Электричества нет, но разве это важно?</text:p>
      <text:p text:style-name="P422"/>
      <text:p text:style-name="P422">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text:soft-page-break/></text:p>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958">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957">в</text:span>но. <text:span text:style-name="T264">Полтысячи лет прошло.</text:span></text:p>
      <text:p text:style-name="P11"/>
      <text:p text:style-name="P11">- <text:span text:style-name="T264">Странно, </text:span><text:span text:style-name="T958">мне казалось, ракеты взлетели </text:span>полчаса назад… <text:span text:style-name="T958">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22">-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23">На ощупь — крылатый единорог. Или рогатый пегас. Фигурка быстро нагревается и начинает жечь ладонь. Я сжимаю её в руке. <text:span text:style-name="T959">Ощущение</text:span> бол<text:span text:style-name="T959">и пробуждает вспоминание о даре, предложенном Анитой во <text:s/>время нашей последней встречи</text:span>.</text:p>
      <text:p text:style-name="P423"/>
      <text:p text:style-name="P424"><text:soft-page-break/><text:span text:style-name="T347">...Но если тебе понадобится помощь — просто с</text:span>кажи «Семь вечностей» <text:span text:style-name="T347">возле наших оболочек </text:span>и после этого давай команды. Вроде «<text:span text:style-name="T346">оператор четыре, </text:span>слома<text:span text:style-name="T346">й</text:span> эту стену» или «<text:span text:style-name="T346">оператор двенадцать, </text:span>раскида<text:span text:style-name="T346">й</text:span> эту преграду». Ты будешь удивлён, ручаюсь!..</text:p>
      <text:p text:style-name="P425"/>
      <text:p text:style-name="P426">Ну что же. Кажется, <text:span text:style-name="T958">уходить</text:span> ещё рановато. Пора сделать этот мир чуточку лучше. <text:span text:style-name="T958">Ведь н</text:span>амерение меняет реальность, <text:span text:style-name="T958">не так ли?</text:span></text:p>
      <text:p text:style-name="P11"/>
      <text:p text:style-name="P11">- <text:span text:style-name="T959">Терминатор, ты меня хорошо слышишь?</text:span></text:p>
      <text:p text:style-name="P11">- <text:span text:style-name="T959">Да, Дедлайн.</text:span></text:p>
      <text:p text:style-name="P11">- <text:span text:style-name="T960">Вставай, Терминатор. Пришла пора для </text:span><text:span text:style-name="T959">Сем</text:span><text:span text:style-name="T960">и</text:span><text:span text:style-name="T959"> Вечностей.</text:span></text:p>
      <text:p text:style-name="P11"/>
      <text:p text:style-name="P427">Несколько мгновений ничего не происходит. Потом я слышу скрип кроватных пружин и быстрые шаги.</text:p>
      <text:p text:style-name="P427"/>
      <text:p text:style-name="P427">- Оператор Один, я слушаю.</text:p>
      <text:p text:style-name="P427"/>
      <text:p text:style-name="P427">Голос Терминатора помолодел, <text:span text:style-name="T961">в нём появились металлические нотки.</text:span></text:p>
      <text:p text:style-name="P427"/>
      <text:p text:style-name="P427">- Приведи сюда остальных, Оператор Тридцать четыре. <text:span text:style-name="T960">Вытащи их из подвала</text:span>. <text:span text:style-name="T960">Но не трогай персонал Чертогов. Насилие нам ни к чему.</text:span></text:p>
      <text:p text:style-name="P427">- <text:span text:style-name="T961">Да, </text:span><text:span text:style-name="T962">Первый</text:span>. <text:span text:style-name="T962">Иду.</text:span></text:p>
      <text:p text:style-name="P427"/>
      <text:p text:style-name="P428">Слышу удаляющиеся шаги. Теперь я вспоминаю также и дар Хэвэн.</text:p>
      <text:p text:style-name="P428"/>
      <text:p text:style-name="P429"><text:span text:style-name="T961">…Я </text:span><text:span text:style-name="T346">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99">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30"><text:span text:style-name="T961">Д</text:span>ля активации возможностей тебе не нужн<text:span text:style-name="T399">о произносить</text:span> кодов<text:span text:style-name="T399">ую</text:span> фраз<text:span text:style-name="T399">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30"/>
      <text:p text:style-name="P428">Раз пошла такая пьянка, режь последний огурец! Большей уверенности в моей правоте ещё следует поискать. <text:span text:style-name="T963">Намерение и уверенность — всё, что </text:span><text:span text:style-name="T964">ещё </text:span><text:span text:style-name="T963">держит меня в этом мире.</text:span></text:p>
      <text:p text:style-name="P428"/>
      <text:p text:style-name="P428">Я сосредотачиваюсь. <text:span text:style-name="T965">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960"> чувствую в самой глубине сознания </text:span><text:span text:style-name="T965">зарождающийся</text:span><text:span text:style-name="T960"> стержень, </text:span><text:span text:style-name="T965">некий </text:span><text:span text:style-name="T960">твёрдый рычаг, переворачивающий саму мою </text:span><text:soft-page-break/><text:span text:style-name="T960">уверенность о возможностях человеческого организма. </text:span><text:span text:style-name="T965">Он растёт, пускает корни во все органы моего тела, напитывает их энергией.</text:span></text:p>
      <text:p text:style-name="P428"/>
      <text:p text:style-name="P428">Сначала я чувствую, как восстанавливается кожа на руках. Потом ко мне <text:span text:style-name="T964">одним мигом </text:span>возвращается зрение.</text:p>
      <text:p text:style-name="P428"/>
      <text:p text:style-name="P428">…</text:p>
      <text:p text:style-name="P428"/>
      <text:p text:style-name="P428">Фу, я лежу на <text:span text:style-name="T966">залитой </text:span><text:span text:style-name="T960">бурой </text:span><text:span text:style-name="T966">кровью </text:span>койке, <text:span text:style-name="T966">устланной</text:span> <text:span text:style-name="T963">выпавшими волосами и </text:span>отвалившимися струпьями! <text:span text:style-name="T967">Какая гадость!</text:span></text:p>
      <text:p text:style-name="P428"/>
      <text:p text:style-name="P431"><text:span text:style-name="T962">Резко в</text:span>скинувшись с постели, я оказываюсь на потолке, вцепившись пальцами рук в <text:span text:style-name="T966">потолочный датчик пожарной сигнализации </text:span><text:span text:style-name="T960">и кронштейн для лампы</text:span><text:span text:style-name="T966">, а пальцами ног упёршись в стену.</text:span></text:p>
      <text:p text:style-name="P432"/>
      <text:p text:style-name="P432">Ни-хре-на-себе!</text:p>
      <text:p text:style-name="P432"/>
      <text:p text:style-name="P433">Мышцы без труда удерживают меня в этой неестественной позе. <text:span text:style-name="T966">Мир играет передо мной новыми красками, я </text:span><text:span text:style-name="T968">отчётливо вижу каждую пылинку в палате </text:span><text:span text:style-name="T969">и могу вычислить траекторию её движения на ближайшие пять секунд,</text:span><text:span text:style-name="T968"> </text:span><text:span text:style-name="T969">я</text:span><text:span text:style-name="T968"> </text:span><text:span text:style-name="T970">чувствую тысячи новых запахов </text:span><text:span text:style-name="T969">и слышу тысячи новых звуков</text:span><text:span text:style-name="T968">. Я чётко различаю спектр солнечного света, отдельные лучи разных цветов, </text:span><text:span text:style-name="T962">некоторым из которых я даже не знаю названия,</text:span><text:span text:style-name="T968"> играют радугой перед моим восхищённым взором.</text:span></text:p>
      <text:p text:style-name="P434"/>
      <text:p text:style-name="P434"><text:span text:style-name="T971">И </text:span><text:span text:style-name="T960">я </text:span><text:span text:style-name="T971">з</text:span><text:span text:style-name="T968">амечаю голубовато-</text:span><text:span text:style-name="T962">серое</text:span><text:span text:style-name="T968">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960">Это сияние разрушает живую плоть и даже моему </text:span><text:span text:style-name="T972">пробудившемуся телу</text:span><text:span text:style-name="T960"> приходится прикладывать определённые усилия на преодоление </text:span><text:span text:style-name="T970">разрушающего эффекта этого сияния.</text:span></text:p>
      <text:p text:style-name="P431"/>
      <text:p text:style-name="P435">Я отцепляюсь от потолка и пружинисто приземляюсь на пол рядом с койкой. <text:span text:style-name="T970">И практически одновременно с</text:span><text:span text:style-name="T961">лышу грохот выбиваемой двери </text:span><text:span text:style-name="T970">бомбо</text:span><text:span text:style-name="T961">убежища. </text:span><text:span text:style-name="T972">Вскоре в</text:span><text:span text:style-name="T971">оздух наполняется приглушенными возгласами выходящих на свободу обитателей Чертогов Разума.</text:span></text:p>
      <text:p text:style-name="P428"/>
      <text:p text:style-name="P436">Надо побыстрее включить их механизмы защиты — радиация кругом нешуточная.</text:p>
      <text:p text:style-name="P436"/>
      <text:p text:style-name="P437">Я со смешком прыгаю <text:span text:style-name="T973">с места</text:span> прямо в зарешеченное окно. То, что не получилось когда-то у Терминатора, получится у меня — пусть он <text:span text:style-name="T962">теперь</text:span> завидует.</text:p>
      <text:p text:style-name="P436"/>
      <text:p text:style-name="P436">При подлёте к решётке моментально раздвигаю <text:span text:style-name="T962">пальцами </text:span>железные прутья, как мягкую проволоку, практически не задержавшись в процессе.</text:p>
      <text:p text:style-name="P436"><text:soft-page-break/></text:p>
      <text:p text:style-name="P436">Стекло представляет <text:span text:style-name="T962">собой </text:span>ещё более слабую преграду — <text:span text:style-name="T970">я</text:span> <text:span text:style-name="T970">давлю двумя</text:span> паль<text:span text:style-name="T962">цами </text:span><text:span text:style-name="T970">в центр стекла</text:span>, <text:span text:style-name="T970">прикрывая второй рукой глаза, </text:span>чтобы <text:span text:style-name="T970">не повредить </text:span>осколк<text:span text:style-name="T970">ами</text:span>. Впрочем, даже если бы порезали — не страшно, <text:span text:style-name="T970">я</text:span> <text:span text:style-name="T970">теперь </text:span>мо<text:span text:style-name="T970">гу их</text:span> вылечить за несколько секунд. <text:span text:style-name="T970">З</text:span>ащищаю <text:span text:style-name="T970">глаза</text:span> просто по привычке. <text:span text:style-name="T974">Весь мой организм представляет теперь </text:span><text:span text:style-name="T962">идеальный</text:span><text:span text:style-name="T974"> инструмент, подчиненный одной цели.</text:span></text:p>
      <text:p text:style-name="P436"/>
      <text:p text:style-name="P438">Большинство Учителей <text:span text:style-name="T962">безучастно смотрят</text:span> <text:span text:style-name="T962">на стоящего перед ними </text:span>Терминатор<text:span text:style-name="T962">а</text:span>. Только Диоген с Гейзенбергом ошеломлённо наблюдают, как я <text:span text:style-name="T972">вылетаю в окно шестого этажа </text:span>в ореоле стеклянной крошки. За три секунды свободного падения <text:span text:style-name="T972">я </text:span>успеваю сгруппироваться, принять необходимую <text:span text:style-name="T970">для приземлен</text:span><text:span text:style-name="T975">и</text:span><text:span text:style-name="T970">я </text:span>позу, и залечить порезы <text:span text:style-name="T970">на руках</text:span>.</text:p>
      <text:p text:style-name="P438"/>
      <text:p text:style-name="P439">- Где научился так прыгать, Дед? — Диоген оценивающе поднимает вверх большой палец. — Подскажи, я тоже хочу. Спускаться по лестницам — такая скука!</text:p>
      <text:p text:style-name="P439">- <text:span text:style-name="T976">Сейчас скажу. Только не тебе одному — всем. Все узнают, - я отряхиваюсь от осколков стекла и осматриваю своё будущее воинство.</text:span></text:p>
      <text:p text:style-name="P428">- <text:span text:style-name="T962">Все вышли? — спрашиваю Терминатора.</text:span></text:p>
      <text:p text:style-name="P428"/>
      <text:p text:style-name="P440">Тот отрицательно качает головой.</text:p>
      <text:p text:style-name="P440"/>
      <text:p text:style-name="P440">- Судья Дредд заперся в уборной. Я не хотел повредить его. Но ведь он нам и не нужен?</text:p>
      <text:p text:style-name="P440">- Не нужен, - утвердительно киваю я.</text:p>
      <text:p text:style-name="P440"/>
      <text:p text:style-name="P441">Я всматриваюсь в <text:span text:style-name="T977">тридцать четыре фигуры, стоящие передо мной. </text:span></text:p>
      <text:p text:style-name="P441"/>
      <text:p text:style-name="P441">- <text:span text:style-name="T970">Мне хотелось бы толкнуть возвышенную речь в такой момент, </text:span><text:span text:style-name="T978">мои друзья</text:span><text:span text:style-name="T970">. </text:span><text:span text:style-name="T978">Ведь будущего у нас нет и видимся мы, </text:span><text:span text:style-name="T972">скорее всего,</text:span><text:span text:style-name="T978"> в последний раз.</text:span><text:span text:style-name="T970"> Но радиация ждать не будет. Поэтому — просто вставайте под знамя Семи Вечностей. </text:span><text:span text:style-name="T979">Пришло время. </text:span><text:span text:style-name="T978">Никто кроме нас и всякая-тому-подобная пафосная хрень, которую я не умею говорить, а вы не будете слушать.</text:span></text:p>
      <text:p text:style-name="P441"/>
      <text:p text:style-name="P442">Я указываю рукой на запад, на скопление оплавленных небоскрёбов.</text:p>
      <text:p text:style-name="P442">- Как вы, может быть, помните, мы работали над проектом искусственного интеллекта, превратившего страну в одну большую <text:span text:style-name="T980">военно-экономическую машину</text:span>. <text:span text:style-name="T980">Уже неважно, были ли наши страхи </text:span><text:span text:style-name="T981">поражения</text:span><text:span text:style-name="T980">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981">Весь мир в радиоактивных руинах.</text:span></text:p>
      <text:p text:style-name="P443">Но!</text:p>
      <text:p text:style-name="P443"/>
      <text:p text:style-name="P443"><text:soft-page-break/>Я многозначительно поднимаю палец. В унисон этому вдали обруш<text:span text:style-name="T982">ив</text:span>ается одна из покосившихся высоток бизнес-центра.</text:p>
      <text:p text:style-name="P441"/>
      <text:p text:style-name="P441">- <text:span text:style-name="T980">Но остались двадцать шесть узлов </text:span><text:span text:style-name="T981">кластера Хэвэн. Того самого свихнувшегося искусственного разума, что запустил ракеты. </text:span><text:span text:style-name="T983">Хотя, теперь его правильнее называть Фениксом — поскольку именно он овладел Хэвэн перед стартом ракет.</text:span><text:span text:style-name="T981"> И если </text:span><text:span text:style-name="T983">кластер</text:span><text:span text:style-name="T981"> не уничтожить, </text:span><text:span text:style-name="T983">Феникс</text:span><text:span text:style-name="T981"> возродится рано или поздно. Мне не хочется фантазировать на тему, что тогда произойдёт.</text:span></text:p>
      <text:p text:style-name="P441"/>
      <text:p text:style-name="P444">Я замолкаю ненадолго, пытаясь прочесть эмоции на лицах Учителей. Проще прочесть эмоции каменных истуканов острова Пасхи.</text:p>
      <text:p text:style-name="P444"/>
      <text:p text:style-name="P444">- Потому что не произойдёт. <text:span text:style-name="T983">Феникс</text:span> не возродится. Мы не допусти<text:span text:style-name="T984">м</text:span> это. <text:span text:style-name="T975">Вот ваша задача — найти </text:span><text:span text:style-name="T983">все узлы его</text:span><text:span text:style-name="T975"> кластер</text:span><text:span text:style-name="T983">а</text:span><text:span text:style-name="T975"> и уничтожить их. Вам будет противодействовать охрана Хэвэн </text:span><text:span text:style-name="T972">она вся сохранилась и сейчас выполняет приказы министерства Обороны. </text:span><text:span text:style-name="T985">Скорее всего, также будет сопротивление само</text:span><text:span text:style-name="T983">го</text:span><text:span text:style-name="T985"> </text:span><text:span text:style-name="T983">Феникса</text:span><text:span text:style-name="T985"> — он наверняка что-то придумает. </text:span><text:span text:style-name="T972">Помните, что у не</text:span><text:span text:style-name="T983">го</text:span><text:span text:style-name="T972"> есть доступ ко всей цифровой инфраструктуре страны.</text:span><text:span text:style-name="T985"> </text:span><text:span text:style-name="T975">Но ваши текущие возможности вполне позволят вам пройти </text:span><text:span text:style-name="T985">все преграды</text:span><text:span text:style-name="T975">. Локации двадцати трёх узлов вам известны — покопайтесь хорошенько в памяти и вспомните. Три ещё надо будет узнать. </text:span><text:span text:style-name="T972">Оставляю вам полную свободу действий в вопросах выбора способов и средств решения задачи.</text:span><text:span text:style-name="T975"> После выполнения задания будете свободны. </text:span><text:span text:style-name="T985">Удачи. </text:span><text:span text:style-name="T975">У меня всё.</text:span></text:p>
      <text:p text:style-name="P441"/>
      <text:p text:style-name="P445">Я отворачиваюсь от неровного строя. Не хочется смотреть в лицо тем, кому даёшь безнадёжную задачу. </text:p>
      <text:p text:style-name="P445"/>
      <text:p text:style-name="P445">- Оператор <text:span text:style-name="T985">О</text:span>дин?</text:p>
      <text:p text:style-name="P445">- <text:span text:style-name="T985">Да? — я поворачиваюсь.</text:span></text:p>
      <text:p text:style-name="P445"/>
      <text:p text:style-name="P446">Площадка перед входом в бомбоубежище пуста — только Терминатор стоит на старом месте.</text:p>
      <text:p text:style-name="P446"/>
      <text:p text:style-name="P447">- <text:span text:style-name="T969">А боевой кластер </text:span><text:span text:style-name="T986">бледных</text:span><text:span text:style-name="T969"> — его не нужно уничтожить?</text:span><text:span text:style-name="T987"> </text:span><text:span text:style-name="T988">Ц</text:span><text:span text:style-name="T983">езарь</text:span><text:span text:style-name="T987"> </text:span><text:span text:style-name="T969">не возродится?</text:span></text:p>
      <text:p text:style-name="P447">- <text:span text:style-name="T986">Хороший вопрос</text:span><text:span text:style-name="T969">, - отвечаю я. — </text:span><text:span text:style-name="T986">Бледные превзошли нас по качеству боевых алгоритмов и вычислительной мощности кластера, но их </text:span><text:span text:style-name="T983">Цезарь</text:span><text:span text:style-name="T986">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text:span><text:span text:style-name="T983">Цезарь</text:span><text:span text:style-name="T986"> не возродится.</text:span></text:p>
      <text:p text:style-name="P447">- Ты не пойдёшь с нами?</text:p>
      <text:p text:style-name="P446">Я отрицательно мотаю головой.</text:p>
      <text:p text:style-name="P446">- Нет. У меня есть сво<text:span text:style-name="T989">я</text:span> зада<text:span text:style-name="T989">ча</text:span>.</text:p>
      <text:p text:style-name="P446"/>
      <text:p text:style-name="P448"><text:soft-page-break/>Я закрываю глаза. Даже сквозь закрытые веки вижу <text:span text:style-name="T986">постепенно </text:span>испепеляющее мир голубовато-серое сияние. <text:span text:style-name="T969">Я сильнее сжимаю фигурку Селестии в кулаке и сияние распадается на радужный спектр лучей, </text:span><text:span text:style-name="T986">пронизывающих всё живое и разрушающее его.</text:span></text:p>
      <text:p text:style-name="P448"/>
      <text:p text:style-name="P449"><text:span text:style-name="T986">Я сжимаю колючую фигурку ещё крепче, </text:span><text:span text:style-name="T990">её рог впивается мне в ладонь, я чувствую кровь, стекающую по пальцам.</text:span><text:span text:style-name="T986"> </text:span><text:span text:style-name="T990">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991">некий третий глаз</text:span><text:span text:style-name="T990">, я </text:span><text:span text:style-name="T991">теперь </text:span><text:span text:style-name="T990">вижу суть вещей и явлений, суть мироздания и времени.</text:span></text:p>
      <text:p text:style-name="P449"/>
      <text:p text:style-name="P450">Это очень забавно. Мир не сделан печальным, печальным делаем его мы. И в наших же силах всё вернуть.</text:p>
      <text:p text:style-name="P450"/>
      <text:p text:style-name="P450">Намерение меняет реальность.</text:p>
      <text:p text:style-name="P450"/>
      <text:p text:style-name="P450">Теперь я понимаю смысл фразы. Всё так просто! <text:span text:style-name="T992">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993">особым образом сконструированных био</text:span><text:span text:style-name="T992">электрических импульсов - </text:span><text:span text:style-name="T991">д</text:span><text:span text:style-name="T992">остаточно даже слабых импульсов мозговой активности. Поле, способное материализов</text:span><text:span text:style-name="T993">ыв</text:span><text:span text:style-name="T992">ать физические предметы или же применять физические воздействия к предметам </text:span><text:span text:style-name="T993">материального мира</text:span><text:span text:style-name="T992">.</text:span></text:p>
      <text:p text:style-name="P450"/>
      <text:p text:style-name="P451">Поле, по всем признакам не отличимое от магии.</text:p>
      <text:p text:style-name="P449"/>
      <text:p text:style-name="P451">Осталась самая малость — изменить несколько первых триллионов фотонов, чтобы цепная реакция довершила трансформацию по всей планете.</text:p>
      <text:p text:style-name="P451"/>
      <text:p text:style-name="P451">Я сжимаю кулак ещё крепче. Моё тело горит, я чувствую, как огромный поток энегрии <text:span text:style-name="T994">выходит</text:span> через него. Рог фигурки выходит с другой стороны ладони.</text:p>
      <text:p text:style-name="P451">И крохотная искорка слетает с этого рога и растворяется в пространстве. Искорка <text:span text:style-name="T994">настоящей</text:span> частички <text:span text:style-name="T994">Эквуса</text:span>, что разделяется на золотистое облачко и начинает цепную реакцию трансформации радиации в магию.</text:p>
      <text:p text:style-name="P452"/>
      <text:p text:style-name="P451">Я вижу, как бледное сияние <text:span text:style-name="T994">вокруг</text:span> заменяется <text:span text:style-name="T994">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993">возглас</text:span> Терминатора. - Ты становишься прозрачным. Я вижу <text:span text:style-name="T994">деревья</text:span> сквозь тебя. Она забирает тебя? Скажи, она уцелела? Хэвэн забирает тебя?</text:p>
      <text:p text:style-name="P11"/>
      <text:p text:style-name="P453">Я сухо смеюсь в ответ. <text:span text:style-name="T994">Мой </text:span><text:span text:style-name="T993">разогнанный </text:span><text:span text:style-name="T994">мозг тут же выдаёт мне ответ.</text:span></text:p>
      <text:p text:style-name="P453"><text:soft-page-break/></text:p>
      <text:p text:style-name="P453">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54">Энергия в теле заканчивается внезапно, как будто перекрыли вентиль. Вместе с уходом энергии уходит и сознание.</text:p>
      <text:p text:style-name="P454"/>
      <text:p text:style-name="P2">~~~</text:p>
      <text:p text:style-name="P2"/>
      <text:p text:style-name="P11">…Я вновь <text:span text:style-name="T995">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996">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text:soft-page-break/>-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993">Ого, д</text:span>а ты же не иначе, как сам Проводник! - в восхищении отвечает Анакорн. - Редчайший тип <text:span text:style-name="T996">существ!</text:span> Только эти создания могут о<text:span text:style-name="T993">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993">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993">и</text:span> <text:span text:style-name="T993">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text:soft-page-break/>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996">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997">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388">метапространственным</text:span><text:span text:style-name="T998"> </text:span>коридорам, могу напутать со временем. <text:span text:style-name="T999">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83">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text:soft-page-break/></text:p>
      <text:p text:style-name="P11">Сверхаликорн нетерпеливым жестом указывает в направлении <text:span text:style-name="T1000">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996">водящий</text:span> одним копытом <text:span text:style-name="T996">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text:soft-page-break/></text:p>
      <text:p text:style-name="P11">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55">- Ну, или так, - успеваю подумать я.<text:note text:id="ftn10" text:note-class="footnote"><text:note-citation>10</text:note-citation><text:note-body><text:p text:style-name="Footnote"><text:span text:style-name="T1001">Дискорд стоял за </text:span><text:span text:style-name="T1002">разваленными </text:span><text:span text:style-name="T1001">дверями </text:span><text:span text:style-name="T1002">метапространственного коридора, </text:span><text:span text:style-name="T1001">смотрел на </text:span><text:span text:style-name="T1003">две </text:span><text:span text:style-name="T1002">человеческие </text:span><text:span text:style-name="T1001">фигурки, </text:span><text:span text:style-name="T1003">быстро </text:span><text:span text:style-name="T1001">падающие </text:span><text:span text:style-name="T1002">в </text:span><text:span text:style-name="T1003">перпендикулярных </text:span><text:span text:style-name="T1002">направлениях и мерзко хихикал. </text:span><text:span text:style-name="T1004">Потирать</text:span><text:span text:style-name="T1002"> лапы ему мешал </text:span><text:span text:style-name="T1005">прижатый к груди </text:span><text:span text:style-name="T1002">большой указатель, указывающий светящимися стрелками два направления под углом в девяносто градусов.</text:span></text:p><text:p text:style-name="P456"/><text:p text:style-name="P457"><text:tab/>- Ну вот и сочлись, Проводничёк! <text:span text:style-name="T1006">Куда это ты собрался? К хэппи энду? Не</text:span><text:span text:style-name="T1007">т уж</text:span><text:span text:style-name="T1006">, рановато! </text:span><text:span text:style-name="T1008">Не то, чтоб</text:span><text:span text:style-name="T1006">ы</text:span><text:span text:style-name="T1008"> я </text:span><text:span text:style-name="T1006">был</text:span><text:span text:style-name="T1008"> больш</text:span><text:span text:style-name="T1006">им любителем твоих отражений, но так весело наблюдать, как ты барахтаешься во всех этих историях. Так что, </text:span><text:span text:style-name="T999">пока основная история заканчивается -</text:span><text:span text:style-name="T1006"> побарахтайся ещё в одной мне на потеху! — </text:span><text:span text:style-name="T999">драконикус сложил указатель, картинно щёлкнул пальцами и исчез, оставив после себя облачко мятных пылинок.</text:span></text:p><text:p text:style-name="P456"/><text:p text:style-name="P458">***</text:p><text:p text:style-name="P459"/><text:p text:style-name="P460"><text:tab/>- А-А-А-А-А-А-А-А!!!</text:p><text:p text:style-name="P460"/><text:p text:style-name="P460"><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59"/><text:p text:style-name="P459"><text:tab/>- Это определённо не пегас. И вообще не пони, - заметила старшая.</text:p><text:p text:style-name="P459"><text:tab/>- Да неужели? - саркастически отозвалась младшая. - Возлияния дешевым аппалузским самогоном плохо влияют на <text:span text:style-name="T1009">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59"/><text:p text:style-name="P459"><text:tab/>Вопящая фигура поравнялась с аликорницами и продолжила низвержение в пропасть.</text:p><text:p text:style-name="P459"/><text:p text:style-name="P459"><text:tab/>- Ты права, - отозвалась старшая и раскрыла крылья. Одновременно на кончике рога аликорницы зажглась звёздочка магии телепортаци. </text:p><text:p text:style-name="P459"><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59"/><text:p text:style-name="P459"><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59"/><text:p text:style-name="P459"><text:tab/>(<text:span text:style-name="T31">отсюда начинается «Обмен» </text:span><text:span text:style-name="T4">getmeouttahere).</text:span></text:p><text:p text:style-name="P459"><text:line-break/></text:p></text:note-body></text:note></text:p>
      <text:p text:style-name="P14"/>
      <text:h text:style-name="P5" text:outline-level="2">Эпилог</text:h>
      <text:p text:style-name="P2"/>
      <text:p text:style-name="P126">~~~5000 лет от основания Эквестрии~~~</text:p>
      <text:p text:style-name="P461"/>
      <text:p text:style-name="P462">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oft-page-break/><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1010">ается</text:span> кобыла-земнопони, задней ногой отодви<text:span text:style-name="T1010">гая</text:span> полноватого жеребёнка от гипсового бюста какой-то древней знаменитости.</text:p>
      <text:p text:style-name="P11">- Хм, - экскурсовод <text:span text:style-name="T1010">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1011">Д</text:span>иархия аликорнов займёт целых пять залов – культурный пласт <text:span text:style-name="T1011">Золотой</text:span> эпохи особенно богат. Следующий зал будет посвящён Тёмным временам, что начались после падения <text:span text:style-name="T1011">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1010">ет</text:span> от одного экспоната к другому. Экскурсовод увлечённо рассказыва<text:span text:style-name="T1010">ет</text:span> о культуре античности, в то время как учительница со скучающим видом наблюда<text:span text:style-name="T1010">ет</text:span> кувырки погодных пегасов в ближайшей тучке. После дюжины подобных экскурсий она мо<text:span text:style-name="T1010">жет</text:span> на одном дыхании пересказать имена шести величайших военачальников Эквестрии периода <text:span text:style-name="T1011">Д</text:span>иархии и назвать даты <text:span text:style-name="T1012">девяти известнейших гонок «Небес Эквестрии»</text:span>. Всё <text:span text:style-name="T1010">идёт</text:span> своим чередом, своей обыденной логикой.</text:p>
      <text:p text:style-name="P463"/>
      <text:p text:style-name="P23">…</text:p>
      <text:p text:style-name="P23">…</text:p>
      <text:p text:style-name="P23">…</text:p>
      <text:p text:style-name="P23"/>
      <text:p text:style-name="P11">- И финальная часть экспозиции эпохи <text:span text:style-name="T1011">Д</text:span>иархии, - экскурсовод т<text:span text:style-name="T1010">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1011">косо стоящей</text:span> фигуре множество выщербин и царапин, одно крыло отломано, второе покрыто сетью трещин, часть хвоста отсутств<text:span text:style-name="T1010">ует,</text:span> голову с отбитым ухом венча<text:span text:style-name="T1010">ет</text:span> обломок рога. И всё же даже в нынешнем жалком состоянии она вызыва<text:span text:style-name="T1010">ет</text:span> восхищение неземной грацией и изяществом линий. Осколок неземной красоты как будто свети<text:span text:style-name="T1010">тся</text:span> внутренним светом, источая магическое сияние на посетителей. В душе что-то замира<text:span text:style-name="T1010">ет</text:span> от осознания того, какой она могла бы быть до повреждений.</text:p>
      <text:p text:style-name="P23"/>
      <text:p text:style-name="P11"><text:soft-page-break/>- Многие считают, что эта найденная в руинах затерянно<text:span text:style-name="T1012">й</text:span> в Вечнодиком лесу <text:span text:style-name="T1012">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1010">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1010">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1010">с</text:span>… - смущённо от<text:span text:style-name="T1010">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1013">ают</text:span><text:span text:style-name="T7">. Экскурсовод поправ</text:span><text:span text:style-name="T1013">ляет</text:span><text:span text:style-name="T7"> очки и оки</text:span><text:span text:style-name="T1013">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1010">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1010">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1010">вает</text:span> экскурсовода Рэйнбоу Дрим. - Это плинцесса Селестия, или лабота этой… как её… Эйл Малбл?</text:p>
      <text:p text:style-name="P23"/>
      <text:p text:style-name="P23">Экскурсовод <text:span text:style-name="T1010">смотрит</text:span> на жеребёнка поверх очков и слабо улыб<text:span text:style-name="T1010">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1010">дёргает</text:span> зубами край жакета жеребёнок в голубой кепочке указывая на неприметную картину в углу зала.</text:p>
      <text:p text:style-name="P11"><text:soft-page-break/>- Дасти Нупс, веди себя прилично! - шик<text:span text:style-name="T1010">ает</text:span> на него учительница. - <text:span text:style-name="T1010">Н</text:span>емедленно вернисть в группу!</text:p>
      <text:p text:style-name="P11">- О, не волнуйтесь, всё в порядке! - успок<text:span text:style-name="T1010">аивает</text:span> её экскурсовод, поправляя жакет, - На самом деле, очень интересный вопрос. Эпоха <text:span text:style-name="T1011">Д</text:span>иархии изучена достаточно хорошо, но один нюанс всё ещё вызывает ожесточённые прения среди <text:span text:style-name="T1011">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1010">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1010">о</text:span> из предани<text:span text:style-name="T1010">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1010">ит</text:span> на жеребят и морщи<text:span text:style-name="T1010">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1014">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1014">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1014">о</text:span> сна, как тебе мама в сказочке на ночь читала!</text:p>
      <text:p text:style-name="P23"/>
      <text:p text:style-name="P23">Жеребята хохочут, хлопая друг друга <text:span text:style-name="T1014">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1015">у каждого второго</text:span>!</text:p>
      <text:p text:style-name="P11"><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1015">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64">- Рэйнбоу? Где я? - бормочу я в прострации.</text:p>
      <text:p text:style-name="P464">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64">- Здластвуй, Хуман. Ты усыбся? Тебе больно? - участливо спрашивает кобылка.</text:p>
      <text:p text:style-name="P464"/>
      <text:p text:style-name="P464">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1015">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1015">постепенно </text:span>возвращается ясность мыслей.</text:p>
      <text:p text:style-name="P11"><text:soft-page-break/>- Все. Подлуги. <text:span text:style-name="T1015">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1015">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65">- Рэйнбоу Джет? - неверяще переспрашиваю я.</text:p>
      <text:p text:style-name="P464">Не может быть, полтысячи лет прошло с нашей последней встречи. Хотя Анакорн что-то говорил о <text:span text:style-name="T1015">том, что не в ладах со временем</text:span>.</text:p>
      <text:p text:style-name="P465"/>
      <text:p text:style-name="P23">- Неа! - разочарованно отвечает та. - Лэйнбоу Длим. <text:s/>Эх! А я думала, ты меня знаес. <text:span text:style-name="T1015">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1016">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1016">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465">-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text:soft-page-break/></text:p>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1015">дитя</text:span>. Будь такой, какой была твоя <text:span text:style-name="T1014">пра-пра-</text:span>прабабушка, малышка. <text:span text:style-name="T1015">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1014">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1017">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1014">Не скажу, что это было легко.</text:span></text:p>
      <text:p text:style-name="P23"/>
      <text:p text:style-name="P11"><text:soft-page-break/>Всё её тело покрыто <text:span text:style-name="T1017">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1018">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1017">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1018">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1018">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1018">ющие</text:span>е тело Селестии.</text:p>
      <text:p text:style-name="P23"/>
      <text:p text:style-name="P466">- Н-нет, ч-что-ты, просто в прежнем виде ты мне нравилась больше. Я не любитель садо-мазо, - нервно хихикаю я.</text:p>
      <text:p text:style-name="P466"><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1018">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1018">в Вечнодиком</text:span> состоит наполовину из зачерствевших круассанов!</text:p>
      <text:p text:style-name="P23"/>
      <text:p text:style-name="P467"><text:soft-page-break/>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67">Луна подходит к Селестии вплотную, нос к носу.</text:p>
      <text:p text:style-name="P23"/>
      <text:p text:style-name="P23">- Мы рады, что ты вернулась, Сестра. <text:span text:style-name="T1017">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1017">всё время </text:span>пыталась найти способ расколдовать тебя. Увы, <text:span text:style-name="T1018">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1019">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1019">Тварь</text:span></text:span><text:span text:style-name="Default_20_Paragraph_20_Font"><text:span text:style-name="T7"> обманул</text:span></text:span><text:span text:style-name="Default_20_Paragraph_20_Font"><text:span text:style-name="T1019">а</text:span></text:span><text:span text:style-name="Default_20_Paragraph_20_Font"><text:span text:style-name="T7"> и Нас тоже и хитростью выведал</text:span></text:span><text:span text:style-name="Default_20_Paragraph_20_Font"><text:span text:style-name="T1019">а</text:span></text:span><text:span text:style-name="Default_20_Paragraph_20_Font"><text:span text:style-name="T7"> у тебя дорогу к Орунгуну. Когда же он</text:span></text:span><text:span text:style-name="Default_20_Paragraph_20_Font"><text:span text:style-name="T1019">а</text:span></text:span><text:span text:style-name="Default_20_Paragraph_20_Font"><text:span text:style-name="T7"> проявил</text:span></text:span><text:span text:style-name="Default_20_Paragraph_20_Font"><text:span text:style-name="T1019">а</text:span></text:span><text:span text:style-name="Default_20_Paragraph_20_Font"><text:span text:style-name="T7"> себя и окончательно поработил</text:span></text:span><text:span text:style-name="Default_20_Paragraph_20_Font"><text:span text:style-name="T1019">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text:span></text:span><text:soft-page-break/><text:span text:style-name="Default_20_Paragraph_20_Font"><text:span text:style-name="T7">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020">с вами</text:span></text:span><text:span text:style-name="Default_20_Paragraph_20_Font"><text:span text:style-name="T7"> хоть две минуты… Мы так соскучились! </text:span></text:span><text:span text:style-name="Default_20_Paragraph_20_Font"><text:span text:style-name="T1019">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1018">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1017">айны, как на нашей старой родине</text:span>.</text:p>
      <text:p text:style-name="P23">- Твоя правда, Сестра, - согла<text:span text:style-name="T1018">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1018">я</text:span> жизнь в твёрдом мире утомляет…</text:p>
      <text:p text:style-name="P23">- А потом?</text:p>
      <text:p text:style-name="P11">- Потом? Кто знает? Быть может, безмятежная тихая жизнь в <text:span text:style-name="T1021">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1018">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text:soft-page-break/>-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1021">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Лэйнбоу Длим – хлаблая! Лэйнбоу Длим не убезала, как длугие, от <text:span text:style-name="T1022">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950">ается</text:span> жёлтый огонёк. Зелёные буквы <text:span text:style-name="T1022">бе</text:span><text:span text:style-name="T950">гут</text:span> на небольшом потрескавшемся экранчике.</text:p>
      <text:p text:style-name="P23"/>
      <text:p text:style-name="P23"><text:soft-page-break/>- Регистрация присутствия хозяина.</text:p>
      <text:p text:style-name="P23">- Регистрация увеличения дистанции с хозяином.</text:p>
      <text:p text:style-name="P23">- Отсутствие инструкций.</text:p>
      <text:p text:style-name="P23">- Активация протокола <text:span text:style-name="T950">781 </text:span>поддерж<text:span text:style-name="T950">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1021">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68"/>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69">Sandy Marton - Camel by Camel</text:p>
      <text:p text:style-name="P469"><text:a xlink:type="simple" xlink:href="https://www.youtube.com/watch?v=JnqQ8n06-0A" text:style-name="Internet_20_link" text:visited-style-name="Visited_20_Internet_20_Link">https://www.youtube.com/watch?v=JnqQ8n06-0A</text:a></text:p>
      <text:p text:style-name="P470">Jan Hammer - Crockett's theme </text:p>
      <text:p text:style-name="P469"><text:a xlink:type="simple" xlink:href="https://www.youtube.com/watch?v=8r6fk8VTjbY" text:style-name="Internet_20_link" text:visited-style-name="Visited_20_Internet_20_Link"><text:span text:style-name="T1023">https://www.youtube.com/watch?v=8r6fk8VTjbY</text:span></text:a></text:p>
      <text:p text:style-name="P471">Rameses B - North</text:p>
      <text:p text:style-name="P469"><text:a xlink:type="simple" xlink:href="https://www.youtube.com/watch?v=U5im_1MHrLU" text:style-name="Internet_20_link" text:visited-style-name="Visited_20_Internet_20_Link">https://www.youtube.com/watch?v=U5im_1MHrLU</text:a></text:p>
      <text:p text:style-name="P469"><text:soft-page-break/>Rameses B - Transcend</text:p>
      <text:p text:style-name="P469"><text:a xlink:type="simple" xlink:href="https://www.youtube.com/watch?v=5LE5IHJMDiQ" text:style-name="Internet_20_link" text:visited-style-name="Visited_20_Internet_20_Link"><text:span text:style-name="T1023">https://www.youtube.com/watch?v=5LE5IHJMDiQ</text:span></text:a><text:span text:style-name="T1023"><text:line-break/>Hanu Dixit - Distant Lands</text:span></text:p>
      <text:p text:style-name="P469"><text:a xlink:type="simple" xlink:href="https://www.youtube.com/watch?v=Ok_JgMamVnQ" text:style-name="Internet_20_link" text:visited-style-name="Visited_20_Internet_20_Link">https://www.youtube.com/watch?v=Ok_JgMamVnQ</text:a></text:p>
      <text:p text:style-name="P469"/>
      <text:p text:style-name="P469"><text:span text:style-name="T1024">Invicible - Vibe Tracs </text:span><text:a xlink:type="simple" xlink:href="https://www.youtube.com/watch?v=mkka6K8runM" text:style-name="Internet_20_link" text:visited-style-name="Visited_20_Internet_20_Link"><text:span text:style-name="T1024">https://www.youtube.com/watch?v=mkka6K8runM</text:span></text:a></text:p>
      <text:p text:style-name="P469"><text:line-break/>Eye Of The Tiger</text:p>
      <text:p text:style-name="P472">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text:soft-page-break/>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025">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text:soft-page-break/>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1026">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1026">)</text:span></text:span></text:p>
      <text:p text:style-name="P473">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74" text:outline-level="1"><text:span text:style-name="Default_20_Paragraph_20_Font"><text:span text:style-name="T1027">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75"><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75"/>
      <text:p text:style-name="P475"><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75"><text:tab/><text:tab/>Lost city <text:a xlink:type="simple" xlink:href="https://www.youtube.com/watch?v=YZUoGbF7WLE" office:target-frame-name="_top" xlink:show="replace" text:style-name="Internet_20_link" text:visited-style-name="Visited_20_Internet_20_Link">https://www.youtube.com/watch?v=YZUoGbF7WLE</text:a></text:p>
      <text:p text:style-name="P475">Outrunner – Day dream <text:a xlink:type="simple" xlink:href="https://www.youtube.com/watch?v=s8KLEossy_k" text:style-name="Internet_20_link" text:visited-style-name="Visited_20_Internet_20_Link">https://www.youtube.com/watch?v=s8KLEossy_k</text:a></text:p>
      <text:p text:style-name="P476">Outrunner – Hidden World <text:a xlink:type="simple" xlink:href="https://www.youtube.com/watch?v=MEFE9653Z2k" text:style-name="Internet_20_link" text:visited-style-name="Visited_20_Internet_20_Link">https://www.youtube.com/watch?v=MEFE9653Z2k</text:a></text:p>
      <text:p text:style-name="P477">Outrunner – Departure - <text:a xlink:type="simple" xlink:href="https://www.youtube.com/watch?v=KCnhaSV7vlk" text:style-name="Internet_20_link" text:visited-style-name="Visited_20_Internet_20_Link">https://www.youtube.com/watch?v=KCnhaSV7vlk</text:a></text:p>
      <text:p text:style-name="P477"/>
      <text:h text:style-name="P474" text:outline-level="1">Wastelander X – Aftermath <text:a xlink:type="simple" xlink:href="https://www.youtube.com/watch?v=cRNYvL9gD9o" text:style-name="Internet_20_link" text:visited-style-name="Visited_20_Internet_20_Link">https://www.youtube.com/watch?v=cRNYvL9gD9o</text:a></text:h>
      <text:p text:style-name="P478"><text:span text:style-name="T1028">Midnight Anima</text:span><text:span text:style-name="T1029"> 2195 𝙎𝙄𝙈𝙐𝙇𝘼𝙏𝙄𝙊𝙉 𝙈𝙄𝘿𝙉𝙄𝙂𝙃𝙏</text:span></text:p>
      <text:p text:style-name="P478"><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7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Maksym Tuhai</meta:initial-creator>
    <meta:creation-date>2019-06-10T23:54:00Z</meta:creation-date>
    <dc:date>2025-12-18T03:02:22.203848300</dc:date>
    <meta:editing-cycles>529</meta:editing-cycles>
    <meta:editing-duration>P155DT4H15M18S</meta:editing-duration>
    <meta:document-statistic meta:table-count="0" meta:image-count="0" meta:object-count="0" meta:page-count="377" meta:paragraph-count="4959" meta:word-count="119515" meta:character-count="773142" meta:non-whitespace-character-count="657055"/>
    <meta:template xlink:type="simple" xlink:actuate="onRequest" xlink:title="" xlink:href="Normal"/>
  </office:meta>
</office:document-meta>
</file>